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Calibri1" svg:font-family="Calibri"/>
    <style:font-face style:name="Times New Roman1" svg:font-family="'Times New Roman'"/>
    <style:font-face style:name="Courier" svg:font-family="Courier" style:font-family-generic="modern" style:font-pitch="fixed"/>
    <style:font-face style:name="Liberation Mono1" svg:font-family="'Liberation Mono'" style:font-family-generic="modern" style:font-pitch="fixed"/>
    <style:font-face style:name="Latin Modern Roman" svg:font-family="'Latin Modern 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882cm" fo:margin-left="-0.199cm" fo:margin-top="0cm" fo:margin-bottom="0cm" table:align="left" style:writing-mode="lr-tb"/>
    </style:style>
    <style:style style:name="Таблица1.A" style:family="table-column">
      <style:table-column-properties style:column-width="8.44cm"/>
    </style:style>
    <style:style style:name="Таблица1.B" style:family="table-column">
      <style:table-column-properties style:column-width="8.442cm"/>
    </style:style>
    <style:style style:name="Таблица1.1" style:family="table-row">
      <style:table-row-properties fo:keep-together="auto"/>
    </style:style>
    <style:style style:name="Таблица1.A1" style:family="table-cell">
      <style:table-cell-properties fo:background-color="#ffffff" fo:padding-left="0.191cm" fo:padding-right="0.191cm" fo:padding-top="0cm" fo:padding-bottom="0cm" fo:border="0.5pt solid #000001">
        <style:background-image/>
      </style:table-cell-properties>
    </style:style>
    <style:style style:name="Таблица2" style:family="table">
      <style:table-properties style:width="16.882cm" fo:margin-left="-0.199cm" fo:margin-top="0cm" fo:margin-bottom="0cm" table:align="left" style:writing-mode="lr-tb"/>
    </style:style>
    <style:style style:name="Таблица2.A" style:family="table-column">
      <style:table-column-properties style:column-width="3.399cm"/>
    </style:style>
    <style:style style:name="Таблица2.B" style:family="table-column">
      <style:table-column-properties style:column-width="2.693cm"/>
    </style:style>
    <style:style style:name="Таблица2.C" style:family="table-column">
      <style:table-column-properties style:column-width="2.715cm"/>
    </style:style>
    <style:style style:name="Таблица2.D" style:family="table-column">
      <style:table-column-properties style:column-width="2.662cm"/>
    </style:style>
    <style:style style:name="Таблица2.E" style:family="table-column">
      <style:table-column-properties style:column-width="2.63cm"/>
    </style:style>
    <style:style style:name="Таблица2.F" style:family="table-column">
      <style:table-column-properties style:column-width="2.783cm"/>
    </style:style>
    <style:style style:name="Таблица2.1" style:family="table-row">
      <style:table-row-properties fo:keep-together="auto"/>
    </style:style>
    <style:style style:name="Таблица2.A1" style:family="table-cell">
      <style:table-cell-properties fo:background-color="#ffffff" fo:padding-left="0.191cm" fo:padding-right="0.191cm" fo:padding-top="0cm" fo:padding-bottom="0cm" fo:border="0.5pt solid #000001">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5400f8"/>
    </style:style>
    <style:style style:name="P3" style:family="paragraph" style:parent-style-name="Standard">
      <style:text-properties fo:language="en" fo:country="US" officeooo:paragraph-rsid="005403c0"/>
    </style:style>
    <style:style style:name="P4" style:family="paragraph" style:parent-style-name="Standard">
      <style:text-properties fo:language="uk" fo:country="UA"/>
    </style:style>
    <style:style style:name="P5" style:family="paragraph" style:parent-style-name="Standard">
      <style:text-properties fo:language="uk" fo:country="UA" officeooo:paragraph-rsid="001ef1ea"/>
    </style:style>
    <style:style style:name="P6" style:family="paragraph" style:parent-style-name="Standard">
      <style:text-properties fo:language="uk" fo:country="UA" officeooo:paragraph-rsid="002bebca"/>
    </style:style>
    <style:style style:name="P7" style:family="paragraph" style:parent-style-name="Standard">
      <style:text-properties fo:language="uk" fo:country="UA" officeooo:paragraph-rsid="002da0ca"/>
    </style:style>
    <style:style style:name="P8" style:family="paragraph" style:parent-style-name="Standard">
      <style:text-properties fo:language="uk" fo:country="UA" officeooo:paragraph-rsid="0061d028"/>
    </style:style>
    <style:style style:name="P9" style:family="paragraph" style:parent-style-name="Standard">
      <style:text-properties fo:language="uk" fo:country="UA" officeooo:paragraph-rsid="006fd5bf"/>
    </style:style>
    <style:style style:name="P10" style:family="paragraph" style:parent-style-name="Standard">
      <style:text-properties fo:language="uk" fo:country="UA" officeooo:rsid="007435b7" officeooo:paragraph-rsid="007435b7"/>
    </style:style>
    <style:style style:name="P11" style:family="paragraph" style:parent-style-name="Standard">
      <style:text-properties fo:language="uk" fo:country="UA" officeooo:rsid="007435b7" officeooo:paragraph-rsid="0076236d"/>
    </style:style>
    <style:style style:name="P12" style:family="paragraph" style:parent-style-name="Standard">
      <style:text-properties style:font-name="Calibri" fo:language="en" fo:country="US"/>
    </style:style>
    <style:style style:name="P13" style:family="paragraph" style:parent-style-name="Standard">
      <style:text-properties style:font-name="Latin Modern Roman" fo:font-size="14pt" style:font-size-asian="14pt" style:font-size-complex="14pt"/>
    </style:style>
    <style:style style:name="P14" style:family="paragraph" style:parent-style-name="Standard">
      <style:text-properties style:font-name="Latin Modern Roman" fo:font-size="14pt" officeooo:paragraph-rsid="00419dd1" style:font-size-asian="14pt" style:font-size-complex="14pt"/>
    </style:style>
    <style:style style:name="P15" style:family="paragraph" style:parent-style-name="Standard">
      <style:text-properties style:font-name="Latin Modern Roman" fo:font-size="14pt" officeooo:paragraph-rsid="0043f2de" style:font-size-asian="14pt" style:font-size-complex="14pt"/>
    </style:style>
    <style:style style:name="P16" style:family="paragraph" style:parent-style-name="Standard">
      <style:text-properties style:font-name="Latin Modern Roman" fo:font-size="14pt" officeooo:paragraph-rsid="004858bb" style:font-size-asian="14pt" style:font-size-complex="14pt"/>
    </style:style>
    <style:style style:name="P17" style:family="paragraph" style:parent-style-name="Standard">
      <style:text-properties style:font-name="Latin Modern Roman" fo:font-size="14pt" officeooo:paragraph-rsid="007f3aac" style:font-size-asian="14pt" style:font-size-complex="14pt"/>
    </style:style>
    <style:style style:name="P18" style:family="paragraph" style:parent-style-name="Standard">
      <style:text-properties style:font-name="Latin Modern Roman" fo:font-size="14pt" style:font-size-asian="14pt" style:font-name-complex="Arial" style:font-size-complex="14pt"/>
    </style:style>
    <style:style style:name="P19" style:family="paragraph" style:parent-style-name="Standard">
      <style:text-properties style:font-name="Latin Modern Roman" fo:font-size="14pt" officeooo:paragraph-rsid="00419dd1" style:font-size-asian="14pt" style:font-name-complex="Arial" style:font-size-complex="14pt"/>
    </style:style>
    <style:style style:name="P20" style:family="paragraph" style:parent-style-name="Standard">
      <style:text-properties style:font-name="Latin Modern Roman" fo:font-size="14pt" officeooo:paragraph-rsid="004858bb" style:font-size-asian="14pt" style:font-name-complex="Arial" style:font-size-complex="14pt"/>
    </style:style>
    <style:style style:name="P21" style:family="paragraph" style:parent-style-name="Standard">
      <style:text-properties style:font-name="Latin Modern Roman" fo:font-size="14pt" officeooo:rsid="0043f2de" officeooo:paragraph-rsid="0043f2de" style:font-size-asian="14pt" style:font-name-complex="Arial" style:font-size-complex="14pt"/>
    </style:style>
    <style:style style:name="P22" style:family="paragraph" style:parent-style-name="Standard">
      <style:text-properties style:font-name="Latin Modern Roman" fo:font-size="14pt" officeooo:paragraph-rsid="004858bb" style:font-size-asian="14pt" style:font-name-complex="Courier New" style:font-size-complex="14pt"/>
    </style:style>
    <style:style style:name="P23" style:family="paragraph" style:parent-style-name="Standard">
      <style:text-properties style:font-name="Latin Modern Roman" fo:font-size="14pt" officeooo:rsid="007eb2bf" officeooo:paragraph-rsid="007eb2bf" style:font-size-asian="14pt" style:font-name-complex="Courier New" style:font-size-complex="14pt"/>
    </style:style>
    <style:style style:name="P24" style:family="paragraph" style:parent-style-name="Standard">
      <style:text-properties style:font-name="Latin Modern Roman" fo:font-size="14pt" fo:language="uk" fo:country="UA" style:font-size-asian="14pt" style:font-size-complex="14pt"/>
    </style:style>
    <style:style style:name="P25" style:family="paragraph" style:parent-style-name="Standard">
      <style:text-properties style:font-name="Latin Modern Roman" fo:font-size="14pt" fo:language="uk" fo:country="UA" officeooo:paragraph-rsid="001a1b7a" style:font-size-asian="14pt" style:font-size-complex="14pt"/>
    </style:style>
    <style:style style:name="P26" style:family="paragraph" style:parent-style-name="Standard">
      <style:text-properties style:font-name="Latin Modern Roman" fo:font-size="14pt" fo:language="uk" fo:country="UA" style:font-size-asian="14pt" style:font-name-complex="Arial" style:font-size-complex="14pt"/>
    </style:style>
    <style:style style:name="P27" style:family="paragraph" style:parent-style-name="Standard">
      <style:text-properties style:font-name="Latin Modern Roman" fo:font-size="14pt" fo:language="uk" fo:country="UA" officeooo:rsid="0046fe2a" officeooo:paragraph-rsid="0046fe2a" style:font-size-asian="14pt" style:font-name-complex="Arial" style:font-size-complex="14pt"/>
    </style:style>
    <style:style style:name="P28" style:family="paragraph" style:parent-style-name="Standard">
      <style:text-properties style:font-name="Latin Modern Roman" fo:font-size="14pt" fo:language="uk" fo:country="UA" officeooo:paragraph-rsid="004858bb" style:font-size-asian="14pt" style:font-name-complex="Arial" style:font-size-complex="14pt"/>
    </style:style>
    <style:style style:name="P29" style:family="paragraph" style:parent-style-name="Standard">
      <style:text-properties style:font-name="Latin Modern Roman" fo:font-size="14pt" fo:language="uk" fo:country="UA" officeooo:rsid="0048f652" officeooo:paragraph-rsid="0048f652" style:font-size-asian="14pt" style:font-name-complex="Arial" style:font-size-complex="14pt"/>
    </style:style>
    <style:style style:name="P30" style:family="paragraph" style:parent-style-name="Standard">
      <style:text-properties style:font-name="Latin Modern Roman" fo:font-size="14pt" fo:language="uk" fo:country="UA" officeooo:rsid="003c7bf0" officeooo:paragraph-rsid="003c7bf0" style:font-size-asian="14pt" style:font-name-complex="Arial" style:font-size-complex="14pt"/>
    </style:style>
    <style:style style:name="P31" style:family="paragraph" style:parent-style-name="Standard">
      <style:text-properties style:font-name="Latin Modern Roman" fo:font-size="14pt" fo:language="uk" fo:country="UA" officeooo:rsid="004e3948" officeooo:paragraph-rsid="004e3948" style:font-size-asian="14pt" style:font-name-complex="Arial" style:font-size-complex="14pt"/>
    </style:style>
    <style:style style:name="P32" style:family="paragraph" style:parent-style-name="Standard">
      <style:text-properties style:font-name="Latin Modern Roman" fo:font-size="14pt" fo:language="uk" fo:country="UA" officeooo:rsid="00599949" officeooo:paragraph-rsid="00599949" style:font-size-asian="14pt" style:font-name-complex="Arial" style:font-size-complex="14pt"/>
    </style:style>
    <style:style style:name="P33" style:family="paragraph" style:parent-style-name="Standard">
      <style:text-properties style:font-name="Latin Modern Roman" fo:font-size="14pt" fo:language="uk" fo:country="UA" officeooo:rsid="005aac44" officeooo:paragraph-rsid="005aac44" style:font-size-asian="14pt" style:font-name-complex="Arial" style:font-size-complex="14pt"/>
    </style:style>
    <style:style style:name="P34" style:family="paragraph" style:parent-style-name="Standard">
      <style:text-properties style:font-name="Latin Modern Roman" fo:font-size="14pt" fo:language="uk" fo:country="UA" officeooo:rsid="005ab3a8" officeooo:paragraph-rsid="005ab3a8" style:font-size-asian="14pt" style:font-name-complex="Arial" style:font-size-complex="14pt"/>
    </style:style>
    <style:style style:name="P35" style:family="paragraph" style:parent-style-name="Standard">
      <style:text-properties style:font-name="Latin Modern Roman" fo:font-size="14pt" fo:language="uk" fo:country="UA" officeooo:rsid="005ba045" officeooo:paragraph-rsid="005ba045" style:font-size-asian="14pt" style:font-name-complex="Arial" style:font-size-complex="14pt"/>
    </style:style>
    <style:style style:name="P36" style:family="paragraph" style:parent-style-name="Standard">
      <style:text-properties style:font-name="Latin Modern Roman" fo:font-size="14pt" fo:language="uk" fo:country="UA" officeooo:rsid="005e8d9a" officeooo:paragraph-rsid="005e8d9a" style:font-size-asian="14pt" style:font-name-complex="Arial" style:font-size-complex="14pt"/>
    </style:style>
    <style:style style:name="P37" style:family="paragraph" style:parent-style-name="Standard">
      <style:text-properties style:font-name="Latin Modern Roman" fo:font-size="14pt" fo:language="uk" fo:country="UA" officeooo:rsid="005e8d9a" officeooo:paragraph-rsid="0061d028" style:font-size-asian="14pt" style:font-name-complex="Arial" style:font-size-complex="14pt"/>
    </style:style>
    <style:style style:name="P38" style:family="paragraph" style:parent-style-name="Standard">
      <style:text-properties style:font-name="Latin Modern Roman" fo:font-size="14pt" fo:language="uk" fo:country="UA" officeooo:rsid="005e8d9a" officeooo:paragraph-rsid="00644882" style:font-size-asian="14pt" style:font-name-complex="Arial" style:font-size-complex="14pt"/>
    </style:style>
    <style:style style:name="P39" style:family="paragraph" style:parent-style-name="Standard">
      <style:text-properties style:font-name="Latin Modern Roman" fo:font-size="14pt" fo:language="uk" fo:country="UA" officeooo:rsid="005e8d9a" officeooo:paragraph-rsid="00670bff" style:font-size-asian="14pt" style:font-name-complex="Arial" style:font-size-complex="14pt"/>
    </style:style>
    <style:style style:name="P40" style:family="paragraph" style:parent-style-name="Standard">
      <style:text-properties style:font-name="Latin Modern Roman" fo:font-size="14pt" fo:language="uk" fo:country="UA" officeooo:rsid="005e8d9a" officeooo:paragraph-rsid="00684eb1" style:font-size-asian="14pt" style:font-name-complex="Arial" style:font-size-complex="14pt"/>
    </style:style>
    <style:style style:name="P41" style:family="paragraph" style:parent-style-name="Standard">
      <style:text-properties style:font-name="Latin Modern Roman" fo:font-size="14pt" fo:language="uk" fo:country="UA" officeooo:rsid="005e8d9a" officeooo:paragraph-rsid="0069d9b7" style:font-size-asian="14pt" style:font-name-complex="Arial" style:font-size-complex="14pt"/>
    </style:style>
    <style:style style:name="P42" style:family="paragraph" style:parent-style-name="Standard">
      <style:text-properties style:font-name="Latin Modern Roman" fo:font-size="14pt" fo:language="uk" fo:country="UA" officeooo:rsid="005e8d9a" officeooo:paragraph-rsid="006be5e1" style:font-size-asian="14pt" style:font-name-complex="Arial" style:font-size-complex="14pt"/>
    </style:style>
    <style:style style:name="P43" style:family="paragraph" style:parent-style-name="Standard">
      <style:text-properties style:font-name="Latin Modern Roman" fo:font-size="14pt" fo:language="uk" fo:country="UA" officeooo:rsid="005e8d9a" officeooo:paragraph-rsid="006f1973" style:font-size-asian="14pt" style:font-name-complex="Arial" style:font-size-complex="14pt"/>
    </style:style>
    <style:style style:name="P44" style:family="paragraph" style:parent-style-name="Standard">
      <style:text-properties style:font-name="Latin Modern Roman" fo:font-size="14pt" fo:language="uk" fo:country="UA" officeooo:rsid="005e8d9a" officeooo:paragraph-rsid="0076236d" style:font-size-asian="14pt" style:font-name-complex="Arial" style:font-size-complex="14pt"/>
    </style:style>
    <style:style style:name="P45" style:family="paragraph" style:parent-style-name="Standard">
      <style:text-properties style:font-name="Latin Modern Roman" fo:font-size="14pt" fo:language="uk" fo:country="UA" officeooo:rsid="005e8d9a" officeooo:paragraph-rsid="00782f89" style:font-size-asian="14pt" style:font-name-complex="Arial" style:font-size-complex="14pt"/>
    </style:style>
    <style:style style:name="P46" style:family="paragraph" style:parent-style-name="Standard">
      <style:text-properties style:font-name="Latin Modern Roman" fo:font-size="14pt" fo:language="uk" fo:country="UA" officeooo:rsid="005e8d9a" officeooo:paragraph-rsid="007a24d3" style:font-size-asian="14pt" style:font-name-complex="Arial" style:font-size-complex="14pt"/>
    </style:style>
    <style:style style:name="P47" style:family="paragraph" style:parent-style-name="Standard">
      <style:text-properties style:font-name="Latin Modern Roman" fo:font-size="14pt" fo:language="uk" fo:country="UA" officeooo:rsid="005e8d9a" officeooo:paragraph-rsid="007adc0c" style:font-size-asian="14pt" style:font-name-complex="Arial" style:font-size-complex="14pt"/>
    </style:style>
    <style:style style:name="P48" style:family="paragraph" style:parent-style-name="Standard">
      <style:text-properties style:font-name="Latin Modern Roman" fo:font-size="14pt" fo:language="uk" fo:country="UA" officeooo:rsid="005e8d9a" officeooo:paragraph-rsid="007f3aac" style:font-size-asian="14pt" style:font-name-complex="Arial" style:font-size-complex="14pt"/>
    </style:style>
    <style:style style:name="P49" style:family="paragraph" style:parent-style-name="Standard">
      <style:text-properties style:font-name="Latin Modern Roman" fo:font-size="14pt" fo:language="uk" fo:country="UA" officeooo:rsid="0061d028" officeooo:paragraph-rsid="0061d028" style:font-size-asian="14pt" style:font-name-complex="Arial" style:font-size-complex="14pt"/>
    </style:style>
    <style:style style:name="P50" style:family="paragraph" style:parent-style-name="Standard">
      <style:text-properties style:font-name="Latin Modern Roman" fo:font-size="14pt" fo:language="uk" fo:country="UA" officeooo:rsid="0063dce0" officeooo:paragraph-rsid="00670bff" style:font-size-asian="14pt" style:font-name-complex="Arial" style:font-size-complex="14pt"/>
    </style:style>
    <style:style style:name="P51" style:family="paragraph" style:parent-style-name="Standard">
      <style:text-properties style:font-name="Latin Modern Roman" fo:font-size="14pt" fo:language="uk" fo:country="UA" officeooo:rsid="0063dce0" officeooo:paragraph-rsid="0069d9b7" style:font-size-asian="14pt" style:font-name-complex="Arial" style:font-size-complex="14pt"/>
    </style:style>
    <style:style style:name="P52" style:family="paragraph" style:parent-style-name="Standard">
      <style:text-properties style:font-name="Latin Modern Roman" fo:font-size="14pt" fo:language="uk" fo:country="UA" officeooo:rsid="0063dce0" officeooo:paragraph-rsid="006f1973" style:font-size-asian="14pt" style:font-name-complex="Arial" style:font-size-complex="14pt"/>
    </style:style>
    <style:style style:name="P53" style:family="paragraph" style:parent-style-name="Standard">
      <style:text-properties style:font-name="Latin Modern Roman" fo:font-size="14pt" fo:language="uk" fo:country="UA" officeooo:rsid="0063dce0" officeooo:paragraph-rsid="0076236d" style:font-size-asian="14pt" style:font-name-complex="Arial" style:font-size-complex="14pt"/>
    </style:style>
    <style:style style:name="P54" style:family="paragraph" style:parent-style-name="Standard">
      <style:text-properties style:font-name="Latin Modern Roman" fo:font-size="14pt" fo:language="uk" fo:country="UA" officeooo:rsid="00644882" officeooo:paragraph-rsid="00644882" style:font-size-asian="14pt" style:font-name-complex="Arial" style:font-size-complex="14pt"/>
    </style:style>
    <style:style style:name="P55" style:family="paragraph" style:parent-style-name="Standard">
      <style:text-properties style:font-name="Latin Modern Roman" fo:font-size="14pt" fo:language="uk" fo:country="UA" officeooo:rsid="00644882" officeooo:paragraph-rsid="00670bff" style:font-size-asian="14pt" style:font-name-complex="Arial" style:font-size-complex="14pt"/>
    </style:style>
    <style:style style:name="P56" style:family="paragraph" style:parent-style-name="Standard">
      <style:text-properties style:font-name="Latin Modern Roman" fo:font-size="14pt" fo:language="uk" fo:country="UA" officeooo:rsid="00644882" officeooo:paragraph-rsid="006f1973" style:font-size-asian="14pt" style:font-name-complex="Arial" style:font-size-complex="14pt"/>
    </style:style>
    <style:style style:name="P57" style:family="paragraph" style:parent-style-name="Standard">
      <style:text-properties style:font-name="Latin Modern Roman" fo:font-size="14pt" fo:language="uk" fo:country="UA" officeooo:rsid="00644882" officeooo:paragraph-rsid="0076236d" style:font-size-asian="14pt" style:font-name-complex="Arial" style:font-size-complex="14pt"/>
    </style:style>
    <style:style style:name="P58" style:family="paragraph" style:parent-style-name="Standard">
      <style:text-properties style:font-name="Latin Modern Roman" fo:font-size="14pt" fo:language="uk" fo:country="UA" officeooo:rsid="006b27ce" officeooo:paragraph-rsid="006b27ce" style:font-size-asian="14pt" style:font-name-complex="Arial" style:font-size-complex="14pt"/>
    </style:style>
    <style:style style:name="P59" style:family="paragraph" style:parent-style-name="Standard">
      <style:text-properties style:font-name="Latin Modern Roman" fo:font-size="14pt" fo:language="uk" fo:country="UA" officeooo:rsid="006b27ce" officeooo:paragraph-rsid="006f1973" style:font-size-asian="14pt" style:font-name-complex="Arial" style:font-size-complex="14pt"/>
    </style:style>
    <style:style style:name="P60" style:family="paragraph" style:parent-style-name="Standard">
      <style:text-properties style:font-name="Latin Modern Roman" fo:font-size="14pt" fo:language="uk" fo:country="UA" officeooo:rsid="006be5e1" officeooo:paragraph-rsid="006be5e1" style:font-size-asian="14pt" style:font-name-complex="Arial" style:font-size-complex="14pt"/>
    </style:style>
    <style:style style:name="P61" style:family="paragraph" style:parent-style-name="Standard">
      <style:text-properties style:font-name="Latin Modern Roman" fo:font-size="14pt" fo:language="uk" fo:country="UA" officeooo:rsid="007165e7" officeooo:paragraph-rsid="007165e7" style:font-size-asian="14pt" style:font-name-complex="Arial" style:font-size-complex="14pt"/>
    </style:style>
    <style:style style:name="P62" style:family="paragraph" style:parent-style-name="Standard">
      <style:text-properties style:font-name="Latin Modern Roman" fo:font-size="14pt" fo:language="uk" fo:country="UA" officeooo:rsid="007297b5" officeooo:paragraph-rsid="007297b5" style:font-size-asian="14pt" style:font-name-complex="Arial" style:font-size-complex="14pt"/>
    </style:style>
    <style:style style:name="P63" style:family="paragraph" style:parent-style-name="Standard">
      <style:text-properties style:font-name="Latin Modern Roman" fo:font-size="14pt" fo:language="uk" fo:country="UA" officeooo:rsid="007435b7" officeooo:paragraph-rsid="007435b7" style:font-size-asian="14pt" style:font-name-complex="Arial" style:font-size-complex="14pt"/>
    </style:style>
    <style:style style:name="P64" style:family="paragraph" style:parent-style-name="Standard">
      <style:text-properties style:font-name="Latin Modern Roman" fo:font-size="14pt" fo:language="uk" fo:country="UA" officeooo:rsid="007adc0c" officeooo:paragraph-rsid="007adc0c" style:font-size-asian="14pt" style:font-name-complex="Arial" style:font-size-complex="14pt"/>
    </style:style>
    <style:style style:name="P65" style:family="paragraph" style:parent-style-name="Standard">
      <style:text-properties style:font-name="Latin Modern Roman" fo:font-size="14pt" fo:language="uk" fo:country="UA" officeooo:rsid="007cb605" officeooo:paragraph-rsid="007cb605" style:font-size-asian="14pt" style:font-name-complex="Arial" style:font-size-complex="14pt"/>
    </style:style>
    <style:style style:name="P66" style:family="paragraph" style:parent-style-name="Standard">
      <style:text-properties style:font-name="Latin Modern Roman" fo:font-size="14pt" fo:language="uk" fo:country="UA" officeooo:rsid="007dbd67" officeooo:paragraph-rsid="007dbd67" style:font-size-asian="14pt" style:font-name-complex="Arial" style:font-size-complex="14pt"/>
    </style:style>
    <style:style style:name="P67" style:family="paragraph" style:parent-style-name="Standard">
      <style:text-properties style:font-name="Latin Modern Roman" fo:font-size="14pt" fo:language="uk" fo:country="UA" officeooo:paragraph-rsid="0046fe2a" style:font-size-asian="14pt" style:font-name-complex="Arial" style:font-size-complex="14pt"/>
    </style:style>
    <style:style style:name="P68" style:family="paragraph" style:parent-style-name="Standard">
      <style:text-properties style:font-name="Latin Modern Roman" fo:font-size="14pt" fo:language="uk" fo:country="UA" officeooo:rsid="007f3aac" officeooo:paragraph-rsid="007f3aac" style:font-size-asian="14pt" style:font-name-complex="Arial" style:font-size-complex="14pt"/>
    </style:style>
    <style:style style:name="P69" style:family="paragraph" style:parent-style-name="Standard">
      <style:text-properties style:font-name="Latin Modern Roman" fo:font-size="14pt" fo:language="uk" fo:country="UA" officeooo:paragraph-rsid="0048e3ad" style:font-size-asian="14pt" style:font-name-complex="Arial" style:font-size-complex="14pt"/>
    </style:style>
    <style:style style:name="P70" style:family="paragraph" style:parent-style-name="Standard">
      <style:text-properties style:font-name="Latin Modern Roman" fo:font-size="14pt" fo:language="uk" fo:country="UA" style:font-size-asian="14pt" style:font-name-complex="Courier New" style:font-size-complex="14pt"/>
    </style:style>
    <style:style style:name="P71" style:family="paragraph" style:parent-style-name="Standard">
      <style:text-properties style:font-name="Latin Modern Roman" fo:font-size="14pt" fo:language="uk" fo:country="UA" officeooo:paragraph-rsid="0045b357" style:font-size-asian="14pt" style:font-name-complex="Courier New" style:font-size-complex="14pt"/>
    </style:style>
    <style:style style:name="P72" style:family="paragraph" style:parent-style-name="Standard">
      <style:text-properties style:font-name="Latin Modern Roman" fo:font-size="14pt" fo:language="uk" fo:country="UA" officeooo:rsid="0046fe2a" officeooo:paragraph-rsid="0046fe2a" style:font-size-asian="14pt" style:font-name-complex="Courier New" style:font-size-complex="14pt"/>
    </style:style>
    <style:style style:name="P73" style:family="paragraph" style:parent-style-name="Standard">
      <style:text-properties style:font-name="Latin Modern Roman" fo:font-size="14pt" fo:language="uk" fo:country="UA" officeooo:paragraph-rsid="007f3aac" style:font-size-asian="14pt" style:font-name-complex="Courier New" style:font-size-complex="14pt"/>
    </style:style>
    <style:style style:name="P74" style:family="paragraph" style:parent-style-name="Standard">
      <style:text-properties style:font-name="Latin Modern Roman" fo:font-size="14pt" fo:language="en" fo:country="US" style:font-size-asian="14pt" style:font-size-complex="14pt"/>
    </style:style>
    <style:style style:name="P75" style:family="paragraph" style:parent-style-name="Standard">
      <style:text-properties style:font-name="Latin Modern Roman" fo:font-size="14pt" fo:language="en" fo:country="US" style:font-size-asian="14pt" style:font-name-complex="Courier New" style:font-size-complex="14pt"/>
    </style:style>
    <style:style style:name="P76" style:family="paragraph" style:parent-style-name="Standard">
      <style:text-properties style:font-name="Latin Modern Roman" fo:font-size="14pt" fo:language="en" fo:country="US" officeooo:rsid="004439ae" officeooo:paragraph-rsid="004439ae" style:font-size-asian="14pt" style:font-name-complex="Courier New" style:font-size-complex="14pt"/>
    </style:style>
    <style:style style:name="P77" style:family="paragraph" style:parent-style-name="Standard">
      <style:text-properties style:font-name="Latin Modern Roman" fo:font-size="14pt" fo:language="en" fo:country="US" officeooo:rsid="0044ed97" officeooo:paragraph-rsid="0044ed97" style:font-size-asian="14pt" style:font-name-complex="Courier New" style:font-size-complex="14pt"/>
    </style:style>
    <style:style style:name="P78" style:family="paragraph" style:parent-style-name="Standard">
      <style:text-properties style:font-name="Latin Modern Roman" fo:font-size="14pt" fo:language="en" fo:country="US" officeooo:paragraph-rsid="0044ed97" style:font-size-asian="14pt" style:font-name-complex="Courier New" style:font-size-complex="14pt"/>
    </style:style>
    <style:style style:name="P79" style:family="paragraph" style:parent-style-name="Standard">
      <style:text-properties style:font-name="Latin Modern Roman" fo:font-size="14pt" fo:language="en" fo:country="US" officeooo:paragraph-rsid="004858bb" style:font-size-asian="14pt" style:font-name-complex="Courier New" style:font-size-complex="14pt"/>
    </style:style>
    <style:style style:name="P80" style:family="paragraph" style:parent-style-name="Standard">
      <style:text-properties style:font-name="Latin Modern Roman" fo:font-size="14pt" fo:language="en" fo:country="US" officeooo:rsid="004f07d9" officeooo:paragraph-rsid="004f07d9" style:font-size-asian="14pt" style:font-name-complex="Courier New" style:font-size-complex="14pt"/>
    </style:style>
    <style:style style:name="P81" style:family="paragraph" style:parent-style-name="Standard">
      <style:text-properties style:font-name="Latin Modern Roman" fo:font-size="14pt" fo:language="en" fo:country="US" officeooo:paragraph-rsid="005400f8" style:font-size-asian="14pt" style:font-name-complex="Courier New" style:font-size-complex="14pt"/>
    </style:style>
    <style:style style:name="P82" style:family="paragraph" style:parent-style-name="Standard">
      <style:text-properties style:font-name="Latin Modern Roman" fo:font-size="14pt" fo:language="en" fo:country="US" officeooo:paragraph-rsid="005403c0" style:font-size-asian="14pt" style:font-name-complex="Courier New" style:font-size-complex="14pt"/>
    </style:style>
    <style:style style:name="P83" style:family="paragraph" style:parent-style-name="Standard">
      <style:text-properties style:font-name="Latin Modern Roman" fo:font-size="14pt" fo:language="en" fo:country="US" officeooo:rsid="007eb2bf" officeooo:paragraph-rsid="007eb2bf" style:font-size-asian="14pt" style:font-name-complex="Courier New" style:font-size-complex="14pt"/>
    </style:style>
    <style:style style:name="P84" style:family="paragraph" style:parent-style-name="Standard">
      <style:text-properties style:font-name="Latin Modern Roman" fo:font-size="14pt" fo:language="en" fo:country="US" officeooo:paragraph-rsid="007f3aac" style:font-size-asian="14pt" style:font-name-complex="Courier New" style:font-size-complex="14pt"/>
    </style:style>
    <style:style style:name="P85" style:family="paragraph" style:parent-style-name="Standard">
      <style:text-properties style:font-name="Latin Modern Roman" fo:font-size="14pt" fo:language="en" fo:country="US" officeooo:paragraph-rsid="007f8b40" style:font-size-asian="14pt" style:font-name-complex="Arial" style:font-size-complex="14pt"/>
    </style:style>
    <style:style style:name="P86" style:family="paragraph" style:parent-style-name="Standard">
      <style:text-properties style:font-name="Latin Modern Roman" fo:font-size="14pt" fo:language="en" fo:country="US" officeooo:paragraph-rsid="004858bb" style:font-size-asian="14pt" style:font-name-complex="Arial" style:font-size-complex="14pt"/>
    </style:style>
    <style:style style:name="P87" style:family="paragraph" style:parent-style-name="Standard">
      <style:text-properties style:font-name="Latin Modern Roman" fo:font-size="14pt" fo:language="en" fo:country="US" officeooo:rsid="007f8b40" officeooo:paragraph-rsid="007f8b40" style:font-size-asian="14pt" style:font-name-complex="Arial" style:font-size-complex="14pt"/>
    </style:style>
    <style:style style:name="P88" style:family="paragraph" style:parent-style-name="Standard">
      <style:text-properties officeooo:paragraph-rsid="00301d64"/>
    </style:style>
    <style:style style:name="P89" style:family="paragraph" style:parent-style-name="Standard">
      <style:text-properties officeooo:paragraph-rsid="00357884"/>
    </style:style>
    <style:style style:name="P90" style:family="paragraph" style:parent-style-name="Standard">
      <style:text-properties officeooo:paragraph-rsid="00419dd1"/>
    </style:style>
    <style:style style:name="P91" style:family="paragraph" style:parent-style-name="Standard">
      <style:text-properties officeooo:paragraph-rsid="005aac44"/>
    </style:style>
    <style:style style:name="P92" style:family="paragraph" style:parent-style-name="Standard">
      <style:text-properties officeooo:paragraph-rsid="00684eb1"/>
    </style:style>
    <style:style style:name="P93" style:family="paragraph" style:parent-style-name="Standard">
      <style:text-properties officeooo:paragraph-rsid="006f1973"/>
    </style:style>
    <style:style style:name="P94" style:family="paragraph" style:parent-style-name="Standard">
      <style:text-properties officeooo:paragraph-rsid="0076236d"/>
    </style:style>
    <style:style style:name="P95" style:family="paragraph" style:parent-style-name="Table_20_Contents">
      <style:text-properties fo:language="en" fo:country="US"/>
    </style:style>
    <style:style style:name="P96" style:family="paragraph" style:parent-style-name="Table_20_Contents">
      <style:text-properties fo:language="en" fo:country="US" officeooo:paragraph-rsid="001d8b51"/>
    </style:style>
    <style:style style:name="P97" style:family="paragraph" style:parent-style-name="Table_20_Contents">
      <style:text-properties style:font-name="Calibri" fo:language="uk" fo:country="UA"/>
    </style:style>
    <style:style style:name="P98" style:family="paragraph" style:parent-style-name="Table_20_Contents">
      <style:text-properties style:font-name="Latin Modern Roman" fo:font-size="14pt" fo:language="en" fo:country="US" style:font-size-asian="14pt" style:font-size-complex="14pt"/>
    </style:style>
    <style:style style:name="P99" style:family="paragraph" style:parent-style-name="Table_20_Contents">
      <style:text-properties style:font-name="Latin Modern Roman" fo:font-size="14pt" fo:language="en" fo:country="US" officeooo:rsid="003812ff" officeooo:paragraph-rsid="003812ff" style:font-size-asian="14pt" style:font-size-complex="14pt"/>
    </style:style>
    <style:style style:name="P100" style:family="paragraph" style:parent-style-name="Table_20_Contents">
      <style:text-properties style:font-name="Latin Modern Roman" fo:font-size="14pt" fo:language="en" fo:country="US" officeooo:paragraph-rsid="00392f09" style:font-size-asian="14pt" style:font-size-complex="14pt"/>
    </style:style>
    <style:style style:name="P101" style:family="paragraph" style:parent-style-name="Table_20_Contents">
      <style:text-properties style:font-name="Latin Modern Roman" fo:font-size="14pt" fo:language="en" fo:country="US" officeooo:rsid="00392f09" officeooo:paragraph-rsid="00392f09" style:font-size-asian="14pt" style:font-size-complex="14pt"/>
    </style:style>
    <style:style style:name="P102" style:family="paragraph" style:parent-style-name="Table_20_Contents">
      <style:text-properties style:font-name="Latin Modern Roman" fo:font-size="14pt" fo:language="en" fo:country="US" officeooo:paragraph-rsid="003c7bf0" style:font-size-asian="14pt" style:font-size-complex="14pt"/>
    </style:style>
    <style:style style:name="P103" style:family="paragraph" style:parent-style-name="Table_20_Contents">
      <style:text-properties style:font-name="Latin Modern Roman" fo:font-size="14pt" fo:language="uk" fo:country="UA" style:font-size-asian="14pt" style:font-size-complex="14pt"/>
    </style:style>
    <style:style style:name="P104" style:family="paragraph" style:parent-style-name="Table_20_Contents">
      <style:text-properties officeooo:paragraph-rsid="001d8b51"/>
    </style:style>
    <style:style style:name="P105" style:family="paragraph" style:parent-style-name="Table_20_Contents">
      <style:text-properties officeooo:paragraph-rsid="003299b5"/>
    </style:style>
    <style:style style:name="P106" style:family="paragraph" style:parent-style-name="Table_20_Contents">
      <style:text-properties officeooo:paragraph-rsid="0037c77a"/>
    </style:style>
    <style:style style:name="P107" style:family="paragraph" style:parent-style-name="Table_20_Contents">
      <style:text-properties officeooo:paragraph-rsid="003812ff"/>
    </style:style>
    <style:style style:name="P108" style:family="paragraph" style:parent-style-name="Table_20_Contents">
      <style:text-properties officeooo:paragraph-rsid="003a7d7a"/>
    </style:style>
    <style:style style:name="P109" style:family="paragraph" style:parent-style-name="Table_20_Contents">
      <style:text-properties officeooo:paragraph-rsid="003c7bf0"/>
    </style:style>
    <style:style style:name="P110" style:family="paragraph" style:parent-style-name="Table_20_Contents">
      <style:text-properties officeooo:paragraph-rsid="004fb7f1"/>
    </style:style>
    <style:style style:name="P111" style:family="paragraph" style:parent-style-name="Preformatted_20_Text">
      <style:text-properties style:font-name="Latin Modern Roman" fo:font-size="14pt" fo:language="en" fo:country="US" style:font-size-asian="14pt" style:font-size-complex="14pt"/>
    </style:style>
    <style:style style:name="P112" style:family="paragraph" style:parent-style-name="Preformatted_20_Text">
      <style:text-properties style:font-name="Latin Modern Roman" fo:font-size="14pt" fo:language="uk" fo:country="UA" officeooo:paragraph-rsid="0045b357" style:font-size-asian="14pt" style:font-name-complex="Courier New" style:font-size-complex="14pt"/>
    </style:style>
    <style:style style:name="P113" style:family="paragraph" style:parent-style-name="Preformatted_20_Text">
      <style:text-properties style:font-name="Latin Modern Roman" fo:font-size="14pt" fo:language="uk" fo:country="UA" officeooo:rsid="00570342" officeooo:paragraph-rsid="00570342" style:font-size-asian="14pt" style:font-name-complex="Courier New" style:font-size-complex="14pt"/>
    </style:style>
    <style:style style:name="P114" style:family="paragraph" style:parent-style-name="Preformatted_20_Text">
      <style:text-properties style:font-name="Latin Modern Roman" fo:font-size="14pt" fo:language="uk" fo:country="UA" officeooo:rsid="00570342" officeooo:paragraph-rsid="00583692" style:font-size-asian="14pt" style:font-name-complex="Courier New" style:font-size-complex="14pt"/>
    </style:style>
    <style:style style:name="P115" style:family="paragraph" style:parent-style-name="Preformatted_20_Text">
      <style:text-properties style:font-name="Latin Modern Roman" fo:font-size="14pt" fo:language="uk" fo:country="UA" officeooo:rsid="0046fe2a" officeooo:paragraph-rsid="00570342" style:font-size-asian="14pt" style:font-name-complex="Courier New" style:font-size-complex="14pt"/>
    </style:style>
    <style:style style:name="P116" style:family="paragraph" style:parent-style-name="Preformatted_20_Text">
      <style:text-properties style:font-name="Latin Modern Roman" fo:font-size="14pt" fo:language="uk" fo:country="UA" officeooo:rsid="00583692" officeooo:paragraph-rsid="00583692" style:font-size-asian="14pt" style:font-name-complex="Courier New" style:font-size-complex="14pt"/>
    </style:style>
    <style:style style:name="P117" style:family="paragraph" style:parent-style-name="Text_20_Body">
      <style:paragraph-properties fo:margin-top="0cm" fo:margin-bottom="0.499cm" loext:contextual-spacing="false">
        <style:tab-stops>
          <style:tab-stop style:position="1.247cm"/>
        </style:tab-stops>
      </style:paragraph-properties>
    </style:style>
    <style:style style:name="P118" style:family="paragraph" style:parent-style-name="Preformatted_20_Text">
      <style:paragraph-properties fo:margin-top="0cm" fo:margin-bottom="0.499cm" loext:contextual-spacing="false"/>
      <style:text-properties style:font-name="Latin Modern Roman" fo:font-size="14pt" fo:language="en" fo:country="US" style:font-size-asian="14pt" style:font-size-complex="14pt"/>
    </style:style>
    <style:style style:name="P119" style:family="paragraph" style:parent-style-name="Preformatted_20_Text">
      <style:paragraph-properties fo:margin-top="0cm" fo:margin-bottom="0.499cm" loext:contextual-spacing="false"/>
      <style:text-properties style:font-name="Latin Modern Roman" fo:font-size="14pt" fo:language="en" fo:country="US" style:font-size-asian="14pt" style:font-size-complex="14pt" style:font-weight-complex="normal"/>
    </style:style>
    <style:style style:name="P120" style:family="paragraph" style:parent-style-name="Preformatted_20_Text">
      <style:paragraph-properties fo:margin-top="0cm" fo:margin-bottom="0.499cm" loext:contextual-spacing="false"/>
      <style:text-properties style:font-name="Latin Modern Roman" fo:font-size="14pt" fo:language="uk" fo:country="UA" style:font-size-asian="14pt" style:font-size-complex="14pt"/>
    </style:style>
    <style:style style:name="P121" style:family="paragraph" style:parent-style-name="Preformatted_20_Text">
      <style:paragraph-properties fo:margin-left="1.247cm" fo:margin-right="0cm" fo:margin-top="0cm" fo:margin-bottom="0.499cm" loext:contextual-spacing="false" fo:text-indent="0cm" style:auto-text-indent="false"/>
      <style:text-properties style:font-name="Latin Modern Roman" fo:font-size="14pt" style:font-size-asian="14pt" style:font-size-complex="14pt"/>
    </style:style>
    <style:style style:name="P122" style:family="paragraph" style:parent-style-name="Preformatted_20_Text">
      <style:paragraph-properties fo:margin-left="1.247cm" fo:margin-right="0cm" fo:margin-top="0cm" fo:margin-bottom="0.499cm" loext:contextual-spacing="false" fo:text-indent="0cm" style:auto-text-indent="false"/>
      <style:text-properties style:font-name="Latin Modern Roman" fo:font-size="14pt" fo:language="en" fo:country="US" style:font-size-asian="14pt" style:font-size-complex="14pt"/>
    </style:style>
    <style:style style:name="P123" style:family="paragraph" style:parent-style-name="Preformatted_20_Text">
      <style:paragraph-properties fo:margin-left="1.247cm" fo:margin-right="0cm" fo:margin-top="0cm" fo:margin-bottom="0.499cm" loext:contextual-spacing="false" fo:text-indent="0cm" style:auto-text-indent="false"/>
      <style:text-properties style:font-name="Latin Modern Roman" fo:font-size="14pt" fo:language="uk" fo:country="UA" style:font-size-asian="14pt" style:font-size-complex="14pt"/>
    </style:style>
    <style:style style:name="P124" style:family="paragraph" style:parent-style-name="Text_20_Body">
      <style:paragraph-properties fo:margin-left="1.247cm" fo:margin-right="0cm" fo:margin-top="0cm" fo:margin-bottom="0.499cm" loext:contextual-spacing="false" fo:text-indent="0cm" style:auto-text-indent="false">
        <style:tab-stops>
          <style:tab-stop style:position="1.247cm"/>
        </style:tab-stops>
      </style:paragraph-properties>
      <style:text-properties style:font-name="Calibri" fo:language="uk" fo:country="UA"/>
    </style:style>
    <style:style style:name="P125" style:family="paragraph" style:parent-style-name="Text_20_Body">
      <style:paragraph-properties fo:margin-left="1.247cm" fo:margin-right="0cm" fo:margin-top="0cm" fo:margin-bottom="0.499cm" loext:contextual-spacing="false" fo:text-indent="0cm" style:auto-text-indent="false">
        <style:tab-stops>
          <style:tab-stop style:position="1.247cm"/>
        </style:tab-stops>
      </style:paragraph-properties>
    </style:style>
    <style:style style:name="P126" style:family="paragraph" style:parent-style-name="Preformatted_20_Text">
      <style:paragraph-properties fo:margin-left="1.247cm" fo:margin-right="0cm" fo:text-indent="0cm" style:auto-text-indent="false"/>
      <style:text-properties style:font-name="Latin Modern Roman" fo:font-size="14pt" style:font-size-asian="14pt" style:font-size-complex="14pt"/>
    </style:style>
    <style:style style:name="P127" style:family="paragraph" style:parent-style-name="Preformatted_20_Text">
      <style:paragraph-properties fo:margin-left="1.247cm" fo:margin-right="0cm" fo:text-indent="0cm" style:auto-text-indent="false"/>
      <style:text-properties style:font-name="Latin Modern Roman" fo:font-size="14pt" fo:language="en" fo:country="US" style:font-size-asian="14pt" style:font-size-complex="14pt"/>
    </style:style>
    <style:style style:name="P128" style:family="paragraph" style:parent-style-name="Text_20_Body">
      <style:paragraph-properties fo:margin-left="1.247cm" fo:margin-right="0cm" fo:text-indent="0cm" style:auto-text-indent="false">
        <style:tab-stops>
          <style:tab-stop style:position="1.247cm"/>
        </style:tab-stops>
      </style:paragraph-properties>
      <style:text-properties style:font-name="Calibri" fo:language="en" fo:country="US"/>
    </style:style>
    <style:style style:name="P129" style:family="paragraph" style:parent-style-name="Text_20_Body">
      <style:paragraph-properties fo:margin-left="1.247cm" fo:margin-right="0cm" fo:text-indent="0cm" style:auto-text-indent="false">
        <style:tab-stops>
          <style:tab-stop style:position="1.247cm"/>
        </style:tab-stops>
      </style:paragraph-properties>
      <style:text-properties style:font-name="Latin Modern Roman" fo:font-size="14pt" fo:language="uk" fo:country="UA" style:font-size-asian="14pt" style:font-size-complex="14pt"/>
    </style:style>
    <style:style style:name="P130"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fo:language="en" fo:country="US" style:font-weight-complex="normal"/>
    </style:style>
    <style:style style:name="P131"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Latin Modern Roman" fo:font-size="14pt" fo:language="en" fo:country="US" officeooo:paragraph-rsid="00361a5f" style:font-size-asian="14pt" style:font-size-complex="14pt"/>
    </style:style>
    <style:style style:name="P132"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Latin Modern Roman" fo:font-size="14pt" fo:language="en" fo:country="US" officeooo:paragraph-rsid="003c7bf0" style:font-size-asian="14pt" style:font-size-complex="14pt"/>
    </style:style>
    <style:style style:name="P133"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Latin Modern Roman" fo:font-size="14pt" officeooo:paragraph-rsid="008088cd" style:font-size-asian="14pt" style:font-size-complex="14pt"/>
    </style:style>
    <style:style style:name="P134"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Latin Modern Roman" fo:font-size="14pt" officeooo:paragraph-rsid="00816030" style:font-size-asian="14pt" style:font-size-complex="14pt"/>
    </style:style>
    <style:style style:name="P135"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Latin Modern Roman" fo:font-size="14pt" officeooo:paragraph-rsid="0082c0fc" style:font-size-asian="14pt" style:font-size-complex="14pt"/>
    </style:style>
    <style:style style:name="P136"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Latin Modern Roman" fo:font-size="14pt" officeooo:paragraph-rsid="0083f93f" style:font-size-asian="14pt" style:font-size-complex="14pt"/>
    </style:style>
    <style:style style:name="P137"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Latin Modern Roman" fo:font-size="14pt" officeooo:paragraph-rsid="00844282" style:font-size-asian="14pt" style:font-size-complex="14pt"/>
    </style:style>
    <style:style style:name="P138"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fo:color="#000000" style:font-name="Latin Modern Roman" fo:font-size="14pt" fo:font-style="normal" style:text-underline-style="none" fo:font-weight="normal" officeooo:paragraph-rsid="00361a5f" style:font-size-asian="14pt" style:font-style-asian="normal" style:font-weight-asian="normal" style:font-size-complex="14pt" style:font-style-complex="normal" style:font-weight-complex="normal"/>
    </style:style>
    <style:style style:name="P139"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fo:color="#000000" style:font-name="Latin Modern Roman" fo:font-size="14pt" fo:font-style="normal" style:text-underline-style="none" fo:font-weight="normal" officeooo:rsid="003bb185" officeooo:paragraph-rsid="003bb185" style:font-size-asian="14pt" style:font-style-asian="normal" style:font-weight-asian="normal" style:font-size-complex="14pt" style:font-style-complex="normal" style:font-weight-complex="normal"/>
    </style:style>
    <style:style style:name="P140"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officeooo:paragraph-rsid="003c7bf0"/>
    </style:style>
    <style:style style:name="P141"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Calibri" fo:language="uk" fo:country="UA" officeooo:paragraph-rsid="003c7bf0"/>
    </style:style>
    <style:style style:name="P142" style:family="paragraph" style:parent-style-name="Standard">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fo:language="uk" fo:country="UA" officeooo:paragraph-rsid="00241b11"/>
    </style:style>
    <style:style style:name="P143" style:family="paragraph" style:parent-style-name="Standard">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rsid="0029bece" officeooo:paragraph-rsid="0029bece"/>
    </style:style>
    <style:style style:name="P144" style:family="paragraph" style:parent-style-name="Standard">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rsid="0029bece" officeooo:paragraph-rsid="0065d1c5"/>
    </style:style>
    <style:style style:name="P145" style:family="paragraph" style:parent-style-name="List_20_Heading">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293ded"/>
    </style:style>
    <style:style style:name="P146" style:family="paragraph" style:parent-style-name="List_20_Heading">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rsid="00293ded" officeooo:paragraph-rsid="00293ded"/>
    </style:style>
    <style:style style:name="P147"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20e733"/>
    </style:style>
    <style:style style:name="P148"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225cff"/>
    </style:style>
    <style:style style:name="P149"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1.247cm"/>
        </style:tab-stops>
      </style:paragraph-properties>
      <style:text-properties officeooo:paragraph-rsid="002ef3fd"/>
    </style:style>
    <style:style style:name="P150"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fo:language="en" fo:country="US" fo:font-weight="bold" officeooo:paragraph-rsid="0020e733" style:font-weight-asian="bold"/>
    </style:style>
    <style:style style:name="P151"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fo:language="uk" fo:country="UA" officeooo:paragraph-rsid="002bebca"/>
    </style:style>
    <style:style style:name="P152"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1.247cm"/>
        </style:tab-stops>
      </style:paragraph-properties>
      <style:text-properties fo:language="uk" fo:country="UA" officeooo:paragraph-rsid="002ef3fd"/>
    </style:style>
    <style:style style:name="P153"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fo:color="#000000" style:font-name="Latin Modern Roman" fo:font-size="14pt" fo:language="en" fo:country="US" style:text-underline-style="none" officeooo:paragraph-rsid="00241b11" style:font-size-asian="14pt" style:font-size-complex="14pt"/>
    </style:style>
    <style:style style:name="P154"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fo:color="#000000" style:font-name="Latin Modern Roman" fo:font-size="14pt" fo:language="en" fo:country="US" style:text-underline-style="none" officeooo:paragraph-rsid="00293ded" style:font-size-asian="14pt" style:font-size-complex="14pt"/>
    </style:style>
    <style:style style:name="P155" style:family="paragraph" style:parent-style-name="Preformatted_20_Text">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293ded"/>
    </style:style>
    <style:style style:name="P156" style:family="paragraph" style:parent-style-name="Preformatted_20_Text">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29bece"/>
    </style:style>
    <style:style style:name="P157" style:family="paragraph" style:parent-style-name="Preformatted_20_Text">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65d1c5"/>
    </style:style>
    <style:style style:name="P158" style:family="paragraph" style:parent-style-name="Preformatted_20_Text">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rsid="0029bece" officeooo:paragraph-rsid="0029bece"/>
    </style:style>
    <style:style style:name="P159" style:family="paragraph" style:parent-style-name="Preformatted_20_Text">
      <style:paragraph-properties fo:margin-left="2.494cm" fo:margin-right="0cm" fo:margin-top="0cm" fo:margin-bottom="0.499cm" loext:contextual-spacing="false" fo:text-indent="0cm" style:auto-text-indent="false"/>
      <style:text-properties style:font-name="Latin Modern Roman" fo:font-size="14pt" fo:language="en" fo:country="US" style:font-size-asian="14pt" style:font-size-complex="14pt"/>
    </style:style>
    <style:style style:name="P160" style:family="paragraph" style:parent-style-name="Text_20_Body">
      <style:paragraph-properties fo:margin-left="2.494cm" fo:margin-right="0cm" fo:text-indent="0cm" style:auto-text-indent="false">
        <style:tab-stops>
          <style:tab-stop style:position="2.494cm"/>
        </style:tab-stops>
      </style:paragraph-properties>
      <style:text-properties style:font-name="Latin Modern Roman" fo:font-size="14pt" fo:language="en" fo:country="US" officeooo:paragraph-rsid="003c7bf0" style:font-size-asian="14pt" style:font-name-complex="Arial" style:font-size-complex="14pt" style:font-weight-complex="normal"/>
    </style:style>
    <style:style style:name="P161" style:family="paragraph" style:parent-style-name="Text_20_Body">
      <style:paragraph-properties fo:margin-left="2.494cm" fo:margin-right="0cm" fo:text-indent="0cm" style:auto-text-indent="false">
        <style:tab-stops>
          <style:tab-stop style:position="2.494cm"/>
        </style:tab-stops>
      </style:paragraph-properties>
      <style:text-properties style:font-name="Latin Modern Roman" fo:font-size="14pt" fo:language="en" fo:country="US" officeooo:paragraph-rsid="003c7bf0" style:font-size-asian="14pt" style:font-size-complex="14pt"/>
    </style:style>
    <style:style style:name="P162" style:family="paragraph" style:parent-style-name="Text_20_Body">
      <style:paragraph-properties fo:margin-left="2.494cm" fo:margin-right="0cm" fo:text-indent="0cm" style:auto-text-indent="false">
        <style:tab-stops>
          <style:tab-stop style:position="2.494cm"/>
        </style:tab-stops>
      </style:paragraph-properties>
      <style:text-properties officeooo:paragraph-rsid="003c7bf0"/>
    </style:style>
    <style:style style:name="P163" style:family="paragraph" style:parent-style-name="Preformatted_20_Text">
      <style:paragraph-properties fo:margin-left="0cm" fo:margin-right="0cm" fo:margin-top="0cm" fo:margin-bottom="0.499cm" loext:contextual-spacing="false" fo:text-indent="0cm" style:auto-text-indent="false"/>
    </style:style>
    <style:style style:name="P164" style:family="paragraph" style:parent-style-name="Preformatted_20_Text">
      <style:paragraph-properties fo:margin-left="0cm" fo:margin-right="0cm" fo:margin-top="0cm" fo:margin-bottom="0.499cm" loext:contextual-spacing="false" fo:text-indent="0cm" style:auto-text-indent="false"/>
      <style:text-properties style:font-name="Latin Modern Roman" fo:font-size="14pt" style:font-size-asian="14pt" style:font-size-complex="14pt"/>
    </style:style>
    <style:style style:name="P165" style:family="paragraph" style:parent-style-name="Text_20_Body">
      <style:paragraph-properties fo:margin-left="0cm" fo:margin-right="0cm" fo:text-indent="0cm" style:auto-text-indent="false">
        <style:tab-stops>
          <style:tab-stop style:position="2.494cm"/>
        </style:tab-stops>
      </style:paragraph-properties>
    </style:style>
    <style:style style:name="P166" style:family="paragraph" style:parent-style-name="Text_20_Body">
      <style:paragraph-properties fo:margin-left="0cm" fo:margin-right="0cm" fo:text-indent="0cm" style:auto-text-indent="false">
        <style:tab-stops>
          <style:tab-stop style:position="2.494cm"/>
        </style:tab-stops>
      </style:paragraph-properties>
      <style:text-properties officeooo:paragraph-rsid="001d8b51"/>
    </style:style>
    <style:style style:name="P167"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63dce0" officeooo:paragraph-rsid="00644882" style:font-size-asian="14pt" style:font-name-complex="Arial" style:font-size-complex="14pt"/>
    </style:style>
    <style:style style:name="P168"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63dce0" officeooo:paragraph-rsid="006f1973" style:font-size-asian="14pt" style:font-name-complex="Arial" style:font-size-complex="14pt"/>
    </style:style>
    <style:style style:name="P169"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63dce0" officeooo:paragraph-rsid="0076236d" style:font-size-asian="14pt" style:font-name-complex="Arial" style:font-size-complex="14pt"/>
    </style:style>
    <style:style style:name="P170"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5e8d9a" officeooo:paragraph-rsid="00644882" style:font-size-asian="14pt" style:font-name-complex="Arial" style:font-size-complex="14pt"/>
    </style:style>
    <style:style style:name="P171"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5e8d9a" officeooo:paragraph-rsid="006f1973" style:font-size-asian="14pt" style:font-name-complex="Arial" style:font-size-complex="14pt"/>
    </style:style>
    <style:style style:name="P172"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5e8d9a" officeooo:paragraph-rsid="0076236d" style:font-size-asian="14pt" style:font-name-complex="Arial" style:font-size-complex="14pt"/>
    </style:style>
    <style:style style:name="P173" style:family="paragraph" style:parent-style-name="Preformatted_20_Text">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644882"/>
    </style:style>
    <style:style style:name="P174" style:family="paragraph" style:parent-style-name="Preformatted_20_Text">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6f1973"/>
    </style:style>
    <style:style style:name="P175" style:family="paragraph" style:parent-style-name="Preformatted_20_Text">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76236d"/>
    </style:style>
    <style:style style:name="P176" style:family="paragraph" style:parent-style-name="Preformatted_20_Text">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5e8d9a" officeooo:paragraph-rsid="0065d1c5" style:font-size-asian="14pt" style:font-name-complex="Arial" style:font-size-complex="14pt"/>
    </style:style>
    <style:style style:name="P177" style:family="paragraph" style:parent-style-name="Preformatted_20_Text">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63dce0" officeooo:paragraph-rsid="00644882" style:font-size-asian="14pt" style:font-name-complex="Arial" style:font-size-complex="14pt"/>
    </style:style>
    <style:style style:name="P178" style:family="paragraph" style:parent-style-name="Preformatted_20_Text">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63dce0" officeooo:paragraph-rsid="006f1973" style:font-size-asian="14pt" style:font-name-complex="Arial" style:font-size-complex="14pt"/>
    </style:style>
    <style:style style:name="P179" style:family="paragraph" style:parent-style-name="Preformatted_20_Text">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63dce0" officeooo:paragraph-rsid="0076236d" style:font-size-asian="14pt" style:font-name-complex="Arial" style:font-size-complex="14pt"/>
    </style:style>
    <style:style style:name="P180" style:family="paragraph" style:parent-style-name="Text_20_Body">
      <style:paragraph-properties>
        <style:tab-stops>
          <style:tab-stop style:position="1.247cm"/>
        </style:tab-stops>
      </style:paragraph-properties>
    </style:style>
    <style:style style:name="P181" style:family="paragraph" style:parent-style-name="Text_20_Body">
      <style:text-properties style:font-name="Latin Modern Roman" fo:font-size="14pt" style:font-size-asian="14pt" style:font-size-complex="14pt"/>
    </style:style>
    <style:style style:name="P182" style:family="paragraph" style:parent-style-name="Text_20_Body">
      <style:paragraph-properties>
        <style:tab-stops>
          <style:tab-stop style:position="1.247cm"/>
        </style:tab-stops>
      </style:paragraph-properties>
      <style:text-properties style:font-name="Latin Modern Roman" fo:font-size="14pt" style:font-size-asian="14pt" style:font-size-complex="14pt"/>
    </style:style>
    <style:style style:name="P183" style:family="paragraph" style:parent-style-name="Text_20_Body">
      <style:text-properties style:font-name="Latin Modern Roman" fo:font-size="14pt" officeooo:paragraph-rsid="001bf19b" style:font-size-asian="14pt" style:font-size-complex="14pt"/>
    </style:style>
    <style:style style:name="P184" style:family="paragraph" style:parent-style-name="Text_20_Body">
      <style:text-properties style:font-name="Latin Modern Roman" fo:font-size="14pt" officeooo:paragraph-rsid="001dd983" style:font-size-asian="14pt" style:font-size-complex="14pt"/>
    </style:style>
    <style:style style:name="P185" style:family="paragraph" style:parent-style-name="Text_20_Body">
      <style:text-properties style:font-name="Latin Modern Roman" fo:font-size="14pt" officeooo:paragraph-rsid="001de6b0" style:font-size-asian="14pt" style:font-size-complex="14pt"/>
    </style:style>
    <style:style style:name="P186" style:family="paragraph" style:parent-style-name="Text_20_Body">
      <style:text-properties style:font-name="Latin Modern Roman" fo:font-size="14pt" officeooo:paragraph-rsid="0027ca0f" style:font-size-asian="14pt" style:font-size-complex="14pt"/>
    </style:style>
    <style:style style:name="P187" style:family="paragraph" style:parent-style-name="Text_20_Body">
      <style:text-properties style:font-name="Latin Modern Roman" fo:font-size="14pt" fo:language="uk" fo:country="UA" style:font-size-asian="14pt" style:font-size-complex="14pt"/>
    </style:style>
    <style:style style:name="P188" style:family="paragraph" style:parent-style-name="Text_20_Body">
      <style:paragraph-properties>
        <style:tab-stops>
          <style:tab-stop style:position="1.247cm"/>
        </style:tab-stops>
      </style:paragraph-properties>
      <style:text-properties style:font-name="Latin Modern Roman" fo:font-size="14pt" fo:language="uk" fo:country="UA" style:font-size-asian="14pt" style:font-size-complex="14pt"/>
    </style:style>
    <style:style style:name="P189" style:family="paragraph" style:parent-style-name="Text_20_Body">
      <style:paragraph-properties fo:text-align="center" style:justify-single-word="false"/>
      <style:text-properties style:font-name="Latin Modern Roman" fo:font-size="14pt" fo:language="uk" fo:country="UA" fo:font-weight="bold" style:font-size-asian="14pt" style:font-weight-asian="bold" style:font-size-complex="14pt"/>
    </style:style>
    <style:style style:name="P190" style:family="paragraph" style:parent-style-name="Text_20_Body">
      <style:text-properties style:font-name="Latin Modern Roman" fo:font-size="14pt" fo:language="en" fo:country="US" style:font-size-asian="14pt" style:font-size-complex="14pt"/>
    </style:style>
    <style:style style:name="P191" style:family="paragraph" style:parent-style-name="Text_20_Body">
      <style:paragraph-properties>
        <style:tab-stops>
          <style:tab-stop style:position="1.247cm"/>
        </style:tab-stops>
      </style:paragraph-properties>
      <style:text-properties style:font-name="Latin Modern Roman" fo:font-size="14pt" fo:language="en" fo:country="US" style:font-size-asian="14pt" style:font-size-complex="14pt"/>
    </style:style>
    <style:style style:name="P192" style:family="paragraph" style:parent-style-name="Text_20_Body">
      <style:paragraph-properties>
        <style:tab-stops>
          <style:tab-stop style:position="1.247cm"/>
        </style:tab-stops>
      </style:paragraph-properties>
      <style:text-properties style:font-name="Latin Modern Roman" fo:font-size="14pt" fo:language="en" fo:country="US" style:font-size-asian="14pt" style:font-size-complex="14pt" style:font-weight-complex="normal"/>
    </style:style>
    <style:style style:name="P193" style:family="paragraph" style:parent-style-name="Text_20_Body">
      <style:paragraph-properties>
        <style:tab-stops>
          <style:tab-stop style:position="1.247cm"/>
        </style:tab-stops>
      </style:paragraph-properties>
      <style:text-properties style:font-name="Latin Modern Roman" fo:font-size="14pt" fo:language="en" fo:country="US" officeooo:rsid="002c7517" officeooo:paragraph-rsid="002c7517" style:font-size-asian="14pt" style:font-size-complex="14pt" style:font-weight-complex="normal"/>
    </style:style>
    <style:style style:name="P194" style:family="paragraph" style:parent-style-name="Text_20_Body">
      <style:text-properties style:font-name="Latin Modern Roman" fo:font-size="14pt" fo:language="en" fo:country="US" officeooo:paragraph-rsid="001dd983" style:font-size-asian="14pt" style:font-size-complex="14pt"/>
    </style:style>
    <style:style style:name="P195" style:family="paragraph" style:parent-style-name="Text_20_Body">
      <style:paragraph-properties>
        <style:tab-stops>
          <style:tab-stop style:position="1.247cm"/>
        </style:tab-stops>
      </style:paragraph-properties>
      <style:text-properties style:font-name="Latin Modern Roman" fo:font-size="14pt" fo:language="en" fo:country="US" fo:font-weight="normal" style:font-size-asian="14pt" style:font-weight-asian="normal" style:font-size-complex="14pt" style:font-weight-complex="normal"/>
    </style:style>
    <style:style style:name="P196" style:family="paragraph" style:parent-style-name="Text_20_Body">
      <style:text-properties fo:color="#000000" style:font-name="Latin Modern Roman" fo:font-size="14pt" fo:language="en" fo:country="US" fo:font-style="normal" style:text-underline-style="none" style:font-size-asian="14pt" style:font-style-asian="normal" style:font-size-complex="14pt" style:font-style-complex="normal"/>
    </style:style>
    <style:style style:name="P197" style:family="paragraph" style:parent-style-name="Text_20_Body">
      <style:text-properties fo:color="#000000" style:font-name="Latin Modern Roman" fo:font-size="14pt" fo:language="en" fo:country="US" fo:font-style="normal" style:text-underline-style="none" officeooo:paragraph-rsid="001bf19b" style:font-size-asian="14pt" style:font-style-asian="normal" style:font-size-complex="14pt" style:font-style-complex="normal"/>
    </style:style>
    <style:style style:name="P198" style:family="paragraph" style:parent-style-name="Text_20_Body">
      <style:text-properties fo:color="#000000" style:font-name="Latin Modern Roman" fo:font-size="14pt" fo:language="en" fo:country="US" fo:font-style="normal" style:text-underline-style="none" officeooo:paragraph-rsid="001dd983" style:font-size-asian="14pt" style:font-style-asian="normal" style:font-size-complex="14pt" style:font-style-complex="normal"/>
    </style:style>
    <style:style style:name="P199" style:family="paragraph" style:parent-style-name="Text_20_Body">
      <style:text-properties fo:color="#000000" style:font-name="Latin Modern Roman" fo:font-size="14pt" fo:language="en" fo:country="US" style:text-underline-style="none" style:font-size-asian="14pt" style:font-size-complex="14pt"/>
    </style:style>
    <style:style style:name="P200" style:family="paragraph" style:parent-style-name="Text_20_Body">
      <style:text-properties fo:color="#000000" style:font-name="Latin Modern Roman" fo:font-size="14pt" fo:language="en" fo:country="US" style:text-underline-style="none" officeooo:paragraph-rsid="001dd983" style:font-size-asian="14pt" style:font-size-complex="14pt"/>
    </style:style>
    <style:style style:name="P201" style:family="paragraph" style:parent-style-name="Text_20_Body">
      <style:text-properties officeooo:paragraph-rsid="00301d64"/>
    </style:style>
    <style:style style:name="P202" style:family="paragraph" style:parent-style-name="Text_20_Body">
      <style:text-properties officeooo:paragraph-rsid="0031a8ec"/>
    </style:style>
    <style:style style:name="P203" style:family="paragraph" style:parent-style-name="Text_20_Body">
      <style:text-properties officeooo:paragraph-rsid="003299b5"/>
    </style:style>
    <style:style style:name="P204" style:family="paragraph" style:parent-style-name="Text_20_Body">
      <style:text-properties officeooo:paragraph-rsid="00361a5f"/>
    </style:style>
    <style:style style:name="P205" style:family="paragraph" style:parent-style-name="Text_20_Body">
      <style:text-properties officeooo:paragraph-rsid="003bb185"/>
    </style:style>
    <style:style style:name="P206" style:family="paragraph" style:parent-style-name="Text_20_Body">
      <style:text-properties officeooo:paragraph-rsid="003c7bf0"/>
    </style:style>
    <style:style style:name="P207" style:family="paragraph" style:parent-style-name="Text_20_Body">
      <style:text-properties officeooo:paragraph-rsid="003e1f00"/>
    </style:style>
    <style:style style:name="P208" style:family="paragraph" style:parent-style-name="Text_20_Body">
      <style:text-properties officeooo:paragraph-rsid="003fd9e4"/>
    </style:style>
    <style:style style:name="P209" style:family="paragraph" style:parent-style-name="Text_20_Body">
      <style:text-properties officeooo:paragraph-rsid="00419dd1"/>
    </style:style>
    <style:style style:name="P210" style:family="paragraph" style:parent-style-name="Text_20_Body">
      <style:text-properties officeooo:paragraph-rsid="008086ae"/>
    </style:style>
    <style:style style:name="P211" style:family="paragraph" style:parent-style-name="Text_20_Body">
      <style:paragraph-properties fo:margin-top="0cm" fo:margin-bottom="0cm" loext:contextual-spacing="false">
        <style:tab-stops>
          <style:tab-stop style:position="1.247cm"/>
        </style:tab-stops>
      </style:paragraph-properties>
    </style:style>
    <style:style style:name="P212" style:family="paragraph" style:parent-style-name="Text_20_Body">
      <style:paragraph-properties fo:margin-top="0cm" fo:margin-bottom="0cm" loext:contextual-spacing="false">
        <style:tab-stops>
          <style:tab-stop style:position="1.247cm"/>
        </style:tab-stops>
      </style:paragraph-properties>
      <style:text-properties officeooo:paragraph-rsid="001ef1ea"/>
    </style:style>
    <style:style style:name="P213" style:family="paragraph" style:parent-style-name="Text_20_Body">
      <style:paragraph-properties fo:margin-top="0cm" fo:margin-bottom="0cm" loext:contextual-spacing="false">
        <style:tab-stops>
          <style:tab-stop style:position="1.247cm"/>
        </style:tab-stops>
      </style:paragraph-properties>
      <style:text-properties fo:language="en" fo:country="US" fo:font-style="normal" style:font-style-asian="normal" style:font-style-complex="normal" style:font-weight-complex="normal"/>
    </style:style>
    <style:style style:name="P214" style:family="paragraph" style:parent-style-name="Text_20_Body">
      <style:paragraph-properties fo:margin-top="0cm" fo:margin-bottom="0cm" loext:contextual-spacing="false">
        <style:tab-stops>
          <style:tab-stop style:position="1.247cm"/>
        </style:tab-stops>
      </style:paragraph-properties>
      <style:text-properties style:font-name="Latin Modern Roman" fo:font-size="14pt" style:font-size-asian="14pt" style:font-size-complex="14pt"/>
    </style:style>
    <style:style style:name="P215" style:family="paragraph" style:parent-style-name="Text_20_Body">
      <style:paragraph-properties fo:margin-top="0cm" fo:margin-bottom="0cm" loext:contextual-spacing="false">
        <style:tab-stops>
          <style:tab-stop style:position="1.247cm"/>
        </style:tab-stops>
      </style:paragraph-properties>
      <style:text-properties style:font-name="Latin Modern Roman" fo:font-size="14pt" fo:language="en" fo:country="US" style:font-size-asian="14pt" style:font-size-complex="14pt"/>
    </style:style>
    <style:style style:name="P216" style:family="paragraph" style:parent-style-name="Text_20_Body">
      <style:paragraph-properties fo:margin-top="0cm" fo:margin-bottom="0cm" loext:contextual-spacing="false">
        <style:tab-stops>
          <style:tab-stop style:position="1.247cm"/>
        </style:tab-stops>
      </style:paragraph-properties>
      <style:text-properties fo:color="#000000" style:font-name="Latin Modern Roman" fo:font-size="14pt" fo:language="en" fo:country="US" style:text-underline-style="none" style:font-size-asian="14pt" style:font-size-complex="14pt"/>
    </style:style>
    <style:style style:name="P217" style:family="paragraph" style:parent-style-name="Text_20_Body">
      <style:paragraph-properties fo:margin-top="0cm" fo:margin-bottom="0cm" loext:contextual-spacing="false">
        <style:tab-stops>
          <style:tab-stop style:position="1.247cm"/>
        </style:tab-stops>
      </style:paragraph-properties>
      <style:text-properties fo:color="#000000" style:font-name="Latin Modern Roman" fo:font-size="14pt" fo:language="en" fo:country="US" fo:font-style="normal" style:text-underline-style="none" style:font-size-asian="14pt" style:font-style-asian="normal" style:font-size-complex="14pt" style:font-style-complex="normal"/>
    </style:style>
    <style:style style:name="P218" style:family="paragraph" style:parent-style-name="Text_20_Body">
      <style:paragraph-properties fo:margin-top="0cm" fo:margin-bottom="0cm" loext:contextual-spacing="false">
        <style:tab-stops>
          <style:tab-stop style:position="1.247cm"/>
        </style:tab-stops>
      </style:paragraph-properties>
      <style:text-properties fo:language="uk" fo:country="UA" officeooo:paragraph-rsid="001ef1ea"/>
    </style:style>
    <style:style style:name="P219" style:family="paragraph" style:parent-style-name="Text_20_Body">
      <style:paragraph-properties fo:margin-top="0cm" fo:margin-bottom="0cm" loext:contextual-spacing="false">
        <style:tab-stops>
          <style:tab-stop style:position="1.247cm"/>
        </style:tab-stops>
      </style:paragraph-properties>
      <style:text-properties fo:language="uk" fo:country="UA" officeooo:paragraph-rsid="0020e733"/>
    </style:style>
    <style:style style:name="P220" style:family="paragraph" style:parent-style-name="Text_20_Body">
      <style:paragraph-properties fo:margin-top="0cm" fo:margin-bottom="0cm" loext:contextual-spacing="false"/>
      <style:text-properties fo:language="uk" fo:country="UA" officeooo:paragraph-rsid="003299b5"/>
    </style:style>
    <style:style style:name="P221" style:family="paragraph" style:parent-style-name="Text_20_Body">
      <style:paragraph-properties fo:margin-top="0cm" fo:margin-bottom="0cm" loext:contextual-spacing="false"/>
      <style:text-properties fo:language="uk" fo:country="UA" officeooo:paragraph-rsid="0043f2de"/>
    </style:style>
    <style:style style:name="P222" style:family="paragraph" style:parent-style-name="Text_20_Body">
      <style:paragraph-properties fo:margin-top="0cm" fo:margin-bottom="0cm" loext:contextual-spacing="false"/>
      <style:text-properties fo:language="uk" fo:country="UA" officeooo:paragraph-rsid="00301d64"/>
    </style:style>
    <style:style style:name="P223" style:family="paragraph" style:parent-style-name="Standard">
      <style:paragraph-properties fo:margin-top="0cm" fo:margin-bottom="0cm" loext:contextual-spacing="false"/>
      <style:text-properties fo:language="uk" fo:country="UA" officeooo:paragraph-rsid="0069d9b7"/>
    </style:style>
    <style:style style:name="P224" style:family="paragraph" style:parent-style-name="Standard">
      <style:paragraph-properties fo:margin-top="0cm" fo:margin-bottom="0cm" loext:contextual-spacing="false"/>
      <style:text-properties fo:language="uk" fo:country="UA" officeooo:paragraph-rsid="006f1973"/>
    </style:style>
    <style:style style:name="P225" style:family="paragraph" style:parent-style-name="Standard">
      <style:paragraph-properties fo:margin-top="0cm" fo:margin-bottom="0cm" loext:contextual-spacing="false"/>
      <style:text-properties style:font-name="Latin Modern Roman" fo:font-size="14pt" fo:language="uk" fo:country="UA" officeooo:rsid="0076236d" officeooo:paragraph-rsid="0076236d" style:font-size-asian="14pt" style:font-name-complex="Arial" style:font-size-complex="14pt"/>
    </style:style>
    <style:style style:name="P226" style:family="paragraph" style:parent-style-name="Заголовок_20_11">
      <style:text-properties style:font-name="Latin Modern Roman" fo:font-size="14pt" fo:language="en" fo:country="US" style:font-size-asian="14pt" style:font-size-complex="14pt" style:font-weight-complex="normal"/>
    </style:style>
    <style:style style:name="P227" style:family="paragraph" style:parent-style-name="Text_20_Body">
      <style:paragraph-properties fo:margin-left="1.247cm" fo:margin-right="0cm" fo:margin-top="0cm" fo:margin-bottom="0cm" loext:contextual-spacing="false" fo:line-height="115%" fo:text-align="start" style:justify-single-word="false" fo:orphans="0" fo:widows="0" fo:text-indent="-0.499cm" style:auto-text-indent="false" style:writing-mode="lr-tb">
        <style:tab-stops>
          <style:tab-stop style:position="1.247cm"/>
        </style:tab-stops>
      </style:paragraph-properties>
      <style:text-properties fo:language="en" fo:country="US" officeooo:paragraph-rsid="00241b11"/>
    </style:style>
    <style:style style:name="P228" style:family="paragraph" style:parent-style-name="Text_20_body">
      <style:text-properties style:font-name="Latin Modern Roman" fo:font-size="14pt" fo:language="en" fo:country="US" officeooo:rsid="004fb7f1" officeooo:paragraph-rsid="004fb7f1" style:font-size-asian="14pt" style:font-name-complex="Courier New" style:font-size-complex="14pt"/>
    </style:style>
    <style:style style:name="P229" style:family="paragraph" style:parent-style-name="Text_20_body">
      <style:text-properties style:font-name="Latin Modern Roman" fo:font-size="14pt" fo:language="uk" fo:country="UA" officeooo:paragraph-rsid="00550f7c" style:font-size-asian="14pt" style:font-name-complex="Courier New" style:font-size-complex="14pt"/>
    </style:style>
    <style:style style:name="P230" style:family="paragraph" style:parent-style-name="Text_20_body">
      <style:text-properties style:font-name="Latin Modern Roman" fo:font-size="14pt" officeooo:rsid="005182a7" officeooo:paragraph-rsid="005182a7" style:font-size-asian="14pt" style:font-size-complex="14pt"/>
    </style:style>
    <style:style style:name="P231" style:family="paragraph" style:parent-style-name="Text_20_body">
      <style:text-properties style:font-name="Latin Modern Roman" fo:font-size="14pt" officeooo:rsid="005182a7" officeooo:paragraph-rsid="005c1e7b" style:font-size-asian="14pt" style:font-size-complex="14pt"/>
    </style:style>
    <style:style style:name="P232" style:family="paragraph" style:parent-style-name="Text_20_body">
      <style:text-properties style:font-name="Latin Modern Roman" fo:font-size="14pt" officeooo:rsid="005182a7" officeooo:paragraph-rsid="00583692" style:font-size-asian="14pt" style:font-size-complex="14pt"/>
    </style:style>
    <style:style style:name="P233" style:family="paragraph" style:parent-style-name="Text_20_body">
      <style:text-properties officeooo:paragraph-rsid="004fb7f1"/>
    </style:style>
    <style:style style:name="P234" style:family="paragraph" style:parent-style-name="Text_20_body">
      <style:text-properties fo:language="en" fo:country="US" officeooo:paragraph-rsid="005182a7"/>
    </style:style>
    <style:style style:name="P235" style:family="paragraph" style:parent-style-name="Text_20_body">
      <style:text-properties fo:language="en" fo:country="US" officeooo:paragraph-rsid="00532c58"/>
    </style:style>
    <style:style style:name="P236" style:family="paragraph" style:parent-style-name="Text_20_body">
      <style:text-properties officeooo:paragraph-rsid="00550f7c"/>
    </style:style>
    <style:style style:name="P237" style:family="paragraph" style:parent-style-name="List_20_Heading">
      <style:text-properties officeooo:paragraph-rsid="00644882"/>
    </style:style>
    <style:style style:name="P238" style:family="paragraph" style:parent-style-name="List_20_Heading">
      <style:text-properties officeooo:paragraph-rsid="006f1973"/>
    </style:style>
    <style:style style:name="P239" style:family="paragraph" style:parent-style-name="List_20_Heading">
      <style:text-properties officeooo:paragraph-rsid="0076236d"/>
    </style:style>
    <style:style style:name="P240" style:family="paragraph" style:parent-style-name="Standard" style:master-page-name="Standard">
      <style:paragraph-properties style:page-number="auto"/>
    </style:style>
    <style:style style:name="P241" style:family="paragraph" style:parent-style-name="Standard">
      <style:text-properties officeooo:paragraph-rsid="0088eaa7"/>
    </style:style>
    <style:style style:name="P242" style:family="paragraph" style:parent-style-name="Standard">
      <style:text-properties style:font-name="Latin Modern Roman" fo:font-size="14pt" fo:language="uk" fo:country="UA" style:font-size-asian="14pt" style:font-size-complex="14pt"/>
    </style:style>
    <style:style style:name="P243" style:family="paragraph" style:parent-style-name="Text_20_body">
      <style:text-properties style:font-name="Latin Modern Roman" fo:font-size="14pt" officeooo:paragraph-rsid="005182a7" style:font-size-asian="14pt" style:font-size-complex="14pt"/>
    </style:style>
    <style:style style:name="P244" style:family="paragraph" style:parent-style-name="Text_20_Body" style:list-style-name="WWNum2">
      <style:paragraph-properties>
        <style:tab-stops>
          <style:tab-stop style:position="1.247cm"/>
        </style:tab-stops>
      </style:paragraph-properties>
      <style:text-properties style:font-name="Latin Modern Roman" fo:font-size="14pt" style:font-size-asian="14pt" style:font-size-complex="14pt"/>
    </style:style>
    <style:style style:name="P245" style:family="paragraph" style:parent-style-name="Text_20_Body" style:list-style-name="WWNum2">
      <style:paragraph-properties>
        <style:tab-stops>
          <style:tab-stop style:position="1.247cm"/>
        </style:tab-stops>
      </style:paragraph-properties>
      <style:text-properties style:font-name="Latin Modern Roman" fo:font-size="14pt" fo:language="en" fo:country="US" officeooo:paragraph-rsid="003299b5" style:font-size-asian="14pt" style:font-size-complex="14pt"/>
    </style:style>
    <style:style style:name="P246" style:family="paragraph" style:parent-style-name="Text_20_Body" style:list-style-name="WWNum2">
      <style:paragraph-properties>
        <style:tab-stops>
          <style:tab-stop style:position="1.247cm"/>
        </style:tab-stops>
      </style:paragraph-properties>
      <style:text-properties style:font-name="Latin Modern Roman" fo:font-size="14pt" fo:language="en" fo:country="US" officeooo:paragraph-rsid="0043f2de" style:font-size-asian="14pt" style:font-name-complex="Arial" style:font-size-complex="14pt"/>
    </style:style>
    <style:style style:name="P247" style:family="paragraph" style:parent-style-name="Text_20_Body" style:list-style-name="WWNum2">
      <style:paragraph-properties>
        <style:tab-stops>
          <style:tab-stop style:position="1.247cm"/>
        </style:tab-stops>
      </style:paragraph-properties>
      <style:text-properties style:font-name="Latin Modern Roman" fo:font-size="14pt" fo:language="uk" fo:country="UA" officeooo:rsid="0063dce0" officeooo:paragraph-rsid="0069d9b7" style:font-size-asian="14pt" style:font-name-complex="Arial" style:font-size-complex="14pt"/>
    </style:style>
    <style:style style:name="P248" style:family="paragraph" style:parent-style-name="Text_20_Body" style:list-style-name="WWNum2">
      <style:paragraph-properties>
        <style:tab-stops>
          <style:tab-stop style:position="1.247cm"/>
        </style:tab-stops>
      </style:paragraph-properties>
      <style:text-properties style:font-name="Latin Modern Roman" fo:font-size="14pt" fo:language="uk" fo:country="UA" officeooo:rsid="0063dce0" officeooo:paragraph-rsid="006f1973" style:font-size-asian="14pt" style:font-name-complex="Arial" style:font-size-complex="14pt"/>
    </style:style>
    <style:style style:name="P249" style:family="paragraph" style:parent-style-name="Text_20_Body" style:list-style-name="WWNum2">
      <style:paragraph-properties>
        <style:tab-stops>
          <style:tab-stop style:position="1.247cm"/>
        </style:tab-stops>
      </style:paragraph-properties>
      <style:text-properties officeooo:paragraph-rsid="004e5a4b"/>
    </style:style>
    <style:style style:name="P250" style:family="paragraph" style:parent-style-name="Text_20_Body" style:list-style-name="WWNum2">
      <style:paragraph-properties>
        <style:tab-stops>
          <style:tab-stop style:position="1.247cm"/>
        </style:tab-stops>
      </style:paragraph-properties>
      <style:text-properties officeooo:paragraph-rsid="00339c28"/>
    </style:style>
    <style:style style:name="P251" style:family="paragraph" style:parent-style-name="Text_20_Body" style:list-style-name="WWNum2">
      <style:paragraph-properties>
        <style:tab-stops>
          <style:tab-stop style:position="1.247cm"/>
        </style:tab-stops>
      </style:paragraph-properties>
      <style:text-properties officeooo:paragraph-rsid="0043f2de"/>
    </style:style>
    <style:style style:name="P252" style:family="paragraph" style:parent-style-name="Text_20_Body" style:list-style-name="WWNum5">
      <style:paragraph-properties>
        <style:tab-stops>
          <style:tab-stop style:position="1.247cm"/>
        </style:tab-stops>
      </style:paragraph-properties>
      <style:text-properties officeooo:paragraph-rsid="00301d64"/>
    </style:style>
    <style:style style:name="P253" style:family="paragraph" style:parent-style-name="Text_20_Body" style:list-style-name="WWNum4">
      <style:paragraph-properties>
        <style:tab-stops>
          <style:tab-stop style:position="1.247cm"/>
        </style:tab-stops>
      </style:paragraph-properties>
    </style:style>
    <style:style style:name="P254" style:family="paragraph" style:parent-style-name="Text_20_Body" style:list-style-name="WWNum3">
      <style:paragraph-properties>
        <style:tab-stops>
          <style:tab-stop style:position="1.247cm"/>
        </style:tab-stops>
      </style:paragraph-properties>
    </style:style>
    <style:style style:name="P255" style:family="paragraph" style:parent-style-name="Text_20_Body" style:list-style-name="WWNum1">
      <style:paragraph-properties>
        <style:tab-stops>
          <style:tab-stop style:position="2.494cm"/>
        </style:tab-stops>
      </style:paragraph-properties>
    </style:style>
    <style:style style:name="P256" style:family="paragraph" style:parent-style-name="Text_20_Body" style:list-style-name="WWNum8">
      <style:paragraph-properties>
        <style:tab-stops>
          <style:tab-stop style:position="1.247cm"/>
        </style:tab-stops>
      </style:paragraph-properties>
      <style:text-properties fo:color="#000000" style:font-name="Latin Modern Roman" fo:font-size="14pt" fo:font-style="normal" style:text-underline-style="none" fo:font-weight="normal" officeooo:rsid="00361a5f" officeooo:paragraph-rsid="00361a5f" style:font-size-asian="14pt" style:font-style-asian="normal" style:font-weight-asian="normal" style:font-size-complex="14pt" style:font-style-complex="normal" style:font-weight-complex="normal"/>
    </style:style>
    <style:style style:name="P257" style:family="paragraph" style:parent-style-name="Text_20_Body" style:list-style-name="WWNum8">
      <style:paragraph-properties>
        <style:tab-stops>
          <style:tab-stop style:position="1.247cm"/>
        </style:tab-stops>
      </style:paragraph-properties>
      <style:text-properties officeooo:rsid="00361a5f" officeooo:paragraph-rsid="00361a5f"/>
    </style:style>
    <style:style style:name="P258" style:family="paragraph" style:parent-style-name="Text_20_Body" style:list-style-name="WWNum2">
      <style:paragraph-properties fo:margin-top="0cm" fo:margin-bottom="0cm" loext:contextual-spacing="false">
        <style:tab-stops>
          <style:tab-stop style:position="1.247cm"/>
        </style:tab-stops>
      </style:paragraph-properties>
      <style:text-properties style:font-name="Latin Modern Roman" fo:font-size="14pt" style:font-size-asian="14pt" style:font-size-complex="14pt"/>
    </style:style>
    <style:style style:name="P259" style:family="paragraph" style:parent-style-name="Text_20_Body" style:list-style-name="WWNum8">
      <style:paragraph-properties fo:margin-top="0cm" fo:margin-bottom="0cm" loext:contextual-spacing="false">
        <style:tab-stops>
          <style:tab-stop style:position="1.247cm"/>
        </style:tab-stops>
      </style:paragraph-properties>
      <style:text-properties style:font-name="Latin Modern Roman" fo:font-size="14pt" officeooo:paragraph-rsid="003bb185" style:font-size-asian="14pt" style:font-size-complex="14pt"/>
    </style:style>
    <style:style style:name="P260" style:family="paragraph" style:parent-style-name="Text_20_Body" style:list-style-name="WWNum2">
      <style:paragraph-properties fo:margin-top="0cm" fo:margin-bottom="0cm" loext:contextual-spacing="false">
        <style:tab-stops>
          <style:tab-stop style:position="1.247cm"/>
        </style:tab-stops>
      </style:paragraph-properties>
      <style:text-properties style:font-name="Latin Modern Roman" fo:font-size="14pt" fo:language="uk" fo:country="UA" officeooo:rsid="003299b5" officeooo:paragraph-rsid="003299b5" style:font-size-asian="14pt" style:font-size-complex="14pt"/>
    </style:style>
    <style:style style:name="P261" style:family="paragraph" style:parent-style-name="Text_20_Body" style:list-style-name="WWNum2">
      <style:paragraph-properties fo:margin-top="0cm" fo:margin-bottom="0cm" loext:contextual-spacing="false">
        <style:tab-stops>
          <style:tab-stop style:position="1.247cm"/>
        </style:tab-stops>
      </style:paragraph-properties>
      <style:text-properties style:font-name="Latin Modern Roman" fo:font-size="14pt" fo:language="uk" fo:country="UA" officeooo:rsid="003299b5" officeooo:paragraph-rsid="0043f2de" style:font-size-asian="14pt" style:font-size-complex="14pt"/>
    </style:style>
    <style:style style:name="P262" style:family="paragraph" style:parent-style-name="Text_20_Body" style:list-style-name="WWNum2">
      <style:paragraph-properties fo:margin-top="0cm" fo:margin-bottom="0cm" loext:contextual-spacing="false">
        <style:tab-stops>
          <style:tab-stop style:position="1.247cm"/>
        </style:tab-stops>
      </style:paragraph-properties>
      <style:text-properties style:font-name="Latin Modern Roman" fo:font-size="14pt" fo:language="uk" fo:country="UA" officeooo:rsid="003299b5" officeooo:paragraph-rsid="0069d9b7" style:font-size-asian="14pt" style:font-size-complex="14pt"/>
    </style:style>
    <style:style style:name="P263" style:family="paragraph" style:parent-style-name="Text_20_Body" style:list-style-name="WWNum2">
      <style:paragraph-properties fo:margin-top="0cm" fo:margin-bottom="0cm" loext:contextual-spacing="false">
        <style:tab-stops>
          <style:tab-stop style:position="1.247cm"/>
        </style:tab-stops>
      </style:paragraph-properties>
      <style:text-properties style:font-name="Latin Modern Roman" fo:font-size="14pt" fo:language="uk" fo:country="UA" officeooo:rsid="003299b5" officeooo:paragraph-rsid="006f1973" style:font-size-asian="14pt" style:font-size-complex="14pt"/>
    </style:style>
    <style:style style:name="P264" style:family="paragraph" style:parent-style-name="Text_20_Body" style:list-style-name="WWNum8">
      <style:paragraph-properties fo:margin-top="0cm" fo:margin-bottom="0cm" loext:contextual-spacing="false">
        <style:tab-stops>
          <style:tab-stop style:position="1.247cm"/>
        </style:tab-stops>
      </style:paragraph-properties>
      <style:text-properties style:font-name="Latin Modern Roman" fo:font-size="14pt" fo:language="uk" fo:country="UA" officeooo:paragraph-rsid="003bb185" style:font-size-asian="14pt" style:font-size-complex="14pt"/>
    </style:style>
    <style:style style:name="P265" style:family="paragraph" style:parent-style-name="Text_20_Body" style:list-style-name="WWNum1">
      <style:paragraph-properties fo:margin-top="0cm" fo:margin-bottom="0cm" loext:contextual-spacing="false">
        <style:tab-stops>
          <style:tab-stop style:position="2.494cm"/>
        </style:tab-stops>
      </style:paragraph-properties>
    </style:style>
    <style:style style:name="P266" style:family="paragraph" style:parent-style-name="Text_20_Body" style:list-style-name="L1">
      <style:paragraph-properties fo:margin-top="0cm" fo:margin-bottom="0cm" loext:contextual-spacing="false"/>
      <style:text-properties fo:language="uk" fo:country="UA" officeooo:paragraph-rsid="00301d64"/>
    </style:style>
    <style:style style:name="P267" style:family="paragraph" style:parent-style-name="Text_20_Body" style:list-style-name="L1">
      <style:paragraph-properties fo:margin-top="0cm" fo:margin-bottom="0cm" loext:contextual-spacing="false"/>
      <style:text-properties fo:language="uk" fo:country="UA" officeooo:paragraph-rsid="003bb185"/>
    </style:style>
    <style:style style:name="P268" style:family="paragraph" style:parent-style-name="Text_20_Body" style:list-style-name="WWNum8">
      <style:paragraph-properties fo:margin-top="0cm" fo:margin-bottom="0cm" loext:contextual-spacing="false">
        <style:tab-stops>
          <style:tab-stop style:position="1.247cm"/>
        </style:tab-stops>
      </style:paragraph-properties>
      <style:text-properties fo:language="uk" fo:country="UA" officeooo:paragraph-rsid="003bb185"/>
    </style:style>
    <style:style style:name="P269" style:family="paragraph" style:parent-style-name="Text_20_Body" style:list-style-name="WWNum5">
      <style:paragraph-properties fo:margin-top="0cm" fo:margin-bottom="0cm" loext:contextual-spacing="false">
        <style:tab-stops>
          <style:tab-stop style:position="1.247cm"/>
        </style:tab-stops>
      </style:paragraph-properties>
    </style:style>
    <style:style style:name="P270" style:family="paragraph" style:parent-style-name="Text_20_Body" style:list-style-name="WWNum5">
      <style:paragraph-properties fo:margin-top="0cm" fo:margin-bottom="0cm" loext:contextual-spacing="false">
        <style:tab-stops>
          <style:tab-stop style:position="1.247cm"/>
        </style:tab-stops>
      </style:paragraph-properties>
      <style:text-properties officeooo:paragraph-rsid="00301d64"/>
    </style:style>
    <style:style style:name="P271" style:family="paragraph" style:parent-style-name="Text_20_Body" style:list-style-name="WWNum4">
      <style:paragraph-properties fo:margin-top="0cm" fo:margin-bottom="0cm" loext:contextual-spacing="false">
        <style:tab-stops>
          <style:tab-stop style:position="1.247cm"/>
        </style:tab-stops>
      </style:paragraph-properties>
    </style:style>
    <style:style style:name="P272" style:family="paragraph" style:parent-style-name="Text_20_Body" style:list-style-name="WWNum4">
      <style:paragraph-properties fo:margin-top="0cm" fo:margin-bottom="0cm" loext:contextual-spacing="false">
        <style:tab-stops>
          <style:tab-stop style:position="1.247cm"/>
        </style:tab-stops>
      </style:paragraph-properties>
      <style:text-properties officeooo:paragraph-rsid="0031a8ec"/>
    </style:style>
    <style:style style:name="P273" style:family="paragraph" style:parent-style-name="Text_20_Body" style:list-style-name="WWNum3">
      <style:paragraph-properties fo:margin-top="0cm" fo:margin-bottom="0cm" loext:contextual-spacing="false">
        <style:tab-stops>
          <style:tab-stop style:position="1.247cm"/>
        </style:tab-stops>
      </style:paragraph-properties>
    </style:style>
    <style:style style:name="P274" style:family="paragraph" style:parent-style-name="Text_20_Body" style:list-style-name="WWNum3">
      <style:paragraph-properties fo:margin-top="0cm" fo:margin-bottom="0cm" loext:contextual-spacing="false">
        <style:tab-stops>
          <style:tab-stop style:position="1.247cm"/>
        </style:tab-stops>
      </style:paragraph-properties>
      <style:text-properties officeooo:paragraph-rsid="003299b5"/>
    </style:style>
    <style:style style:name="P275" style:family="paragraph" style:parent-style-name="Text_20_Body" style:list-style-name="WWNum2">
      <style:paragraph-properties fo:margin-top="0cm" fo:margin-bottom="0cm" loext:contextual-spacing="false">
        <style:tab-stops>
          <style:tab-stop style:position="1.247cm"/>
        </style:tab-stops>
      </style:paragraph-properties>
    </style:style>
    <style:style style:name="P276" style:family="paragraph" style:parent-style-name="Text_20_Body" style:list-style-name="WWNum2">
      <style:paragraph-properties fo:margin-top="0cm" fo:margin-bottom="0cm" loext:contextual-spacing="false">
        <style:tab-stops>
          <style:tab-stop style:position="1.247cm"/>
        </style:tab-stops>
      </style:paragraph-properties>
      <style:text-properties officeooo:paragraph-rsid="0043f2de"/>
    </style:style>
    <style:style style:name="P277" style:family="paragraph" style:parent-style-name="Text_20_Body" style:list-style-name="WWNum2">
      <style:paragraph-properties fo:margin-top="0cm" fo:margin-bottom="0cm" loext:contextual-spacing="false">
        <style:tab-stops>
          <style:tab-stop style:position="1.247cm"/>
        </style:tab-stops>
      </style:paragraph-properties>
      <style:text-properties officeooo:paragraph-rsid="0069d9b7"/>
    </style:style>
    <style:style style:name="P278" style:family="paragraph" style:parent-style-name="Text_20_Body" style:list-style-name="WWNum2">
      <style:paragraph-properties fo:margin-top="0cm" fo:margin-bottom="0cm" loext:contextual-spacing="false">
        <style:tab-stops>
          <style:tab-stop style:position="1.247cm"/>
        </style:tab-stops>
      </style:paragraph-properties>
      <style:text-properties officeooo:paragraph-rsid="006f1973"/>
    </style:style>
    <style:style style:name="P279" style:family="paragraph" style:parent-style-name="Text_20_Body" style:list-style-name="WWNum8">
      <style:paragraph-properties fo:margin-top="0cm" fo:margin-bottom="0cm" loext:contextual-spacing="false">
        <style:tab-stops>
          <style:tab-stop style:position="1.247cm"/>
        </style:tab-stops>
      </style:paragraph-properties>
      <style:text-properties officeooo:paragraph-rsid="00361a5f"/>
    </style:style>
    <style:style style:name="P280" style:family="paragraph" style:parent-style-name="Text_20_Body" style:list-style-name="WWNum8">
      <style:paragraph-properties fo:margin-top="0cm" fo:margin-bottom="0cm" loext:contextual-spacing="false">
        <style:tab-stops>
          <style:tab-stop style:position="1.247cm"/>
        </style:tab-stops>
      </style:paragraph-properties>
      <style:text-properties officeooo:paragraph-rsid="003bb185"/>
    </style:style>
    <style:style style:name="P281" style:family="paragraph" style:parent-style-name="Text_20_Body" style:list-style-name="WWNum5">
      <style:paragraph-properties fo:margin-top="0cm" fo:margin-bottom="0cm" loext:contextual-spacing="false">
        <style:tab-stops>
          <style:tab-stop style:position="1.247cm"/>
        </style:tab-stops>
      </style:paragraph-properties>
      <style:text-properties fo:color="#000000" style:font-name="Latin Modern Roman" fo:font-size="14pt" style:text-underline-style="none" style:font-size-asian="14pt" style:font-size-complex="14pt"/>
    </style:style>
    <style:style style:name="P282" style:family="paragraph" style:parent-style-name="Text_20_Body" style:list-style-name="WWNum9">
      <style:paragraph-properties fo:margin-top="0cm" fo:margin-bottom="0cm" loext:contextual-spacing="false" fo:line-height="115%" fo:text-align="start" style:justify-single-word="false" fo:orphans="0" fo:widows="0" style:writing-mode="lr-tb">
        <style:tab-stops>
          <style:tab-stop style:position="1.247cm"/>
        </style:tab-stops>
      </style:paragraph-properties>
      <style:text-properties officeooo:paragraph-rsid="00241b11"/>
    </style:style>
    <style:style style:name="P283" style:family="paragraph" style:parent-style-name="Text_20_Body" style:list-style-name="WWNum9">
      <style:paragraph-properties fo:margin-left="1.247cm" fo:margin-right="0cm" fo:margin-top="0cm" fo:margin-bottom="0cm" loext:contextual-spacing="false" fo:line-height="115%" fo:text-align="start" style:justify-single-word="false" fo:orphans="0" fo:widows="0" fo:text-indent="-0.499cm" style:auto-text-indent="false" style:writing-mode="lr-tb">
        <style:tab-stops>
          <style:tab-stop style:position="1.247cm"/>
        </style:tab-stops>
      </style:paragraph-properties>
      <style:text-properties officeooo:paragraph-rsid="00241b11"/>
    </style:style>
    <style:style style:name="P284" style:family="paragraph" style:parent-style-name="Text_20_Body" style:list-style-name="WWNum9">
      <style:paragraph-properties fo:margin-left="1.247cm" fo:margin-right="0cm" fo:margin-top="0cm" fo:margin-bottom="0cm" loext:contextual-spacing="false" fo:line-height="115%" fo:text-align="start" style:justify-single-word="false" fo:orphans="0" fo:widows="0" fo:text-indent="-0.499cm" style:auto-text-indent="false" style:writing-mode="lr-tb">
        <style:tab-stops>
          <style:tab-stop style:position="1.247cm"/>
        </style:tab-stops>
      </style:paragraph-properties>
      <style:text-properties style:font-name="Calibri" fo:language="uk" fo:country="UA" officeooo:paragraph-rsid="00241b11"/>
    </style:style>
    <style:style style:name="P285" style:family="paragraph" style:parent-style-name="Table_20_Contents">
      <style:text-properties style:font-name="Latin Modern Roman" fo:font-size="14pt" fo:language="en" fo:country="US" officeooo:rsid="00892166" officeooo:paragraph-rsid="00892166" style:font-size-asian="14pt" style:font-size-complex="14pt"/>
    </style:style>
    <style:style style:name="P286" style:family="paragraph">
      <style:paragraph-properties fo:margin-top="0cm" fo:margin-bottom="0cm" fo:line-height="100%" fo:text-align="center"/>
    </style:style>
    <style:style style:name="P287" style:family="paragraph">
      <loext:graphic-properties draw:fill="solid" draw:fill-color="#ffffff"/>
      <style:paragraph-properties fo:margin-top="0cm" fo:margin-bottom="0cm" fo:line-height="100%" fo:text-align="center"/>
    </style:style>
    <style:style style:name="P288" style:family="paragraph">
      <loext:graphic-properties draw:fill="none"/>
      <style:paragraph-properties fo:text-align="start"/>
    </style:style>
    <style:style style:name="P289" style:family="paragraph">
      <style:paragraph-properties fo:margin-top="0cm" fo:margin-bottom="0cm" fo:line-height="100%" fo:text-align="start"/>
    </style:style>
    <style:style style:name="P290" style:family="paragraph">
      <loext:graphic-properties draw:fill="solid" draw:fill-color="#ffffff"/>
      <style:paragraph-properties fo:margin-top="0cm" fo:margin-bottom="0cm" fo:line-height="100%" fo:text-align="start"/>
    </style:style>
    <style:style style:name="T1" style:family="text">
      <style:text-properties fo:language="uk" fo:country="UA"/>
    </style:style>
    <style:style style:name="T2" style:family="text">
      <style:text-properties fo:language="uk" fo:country="UA" style:font-name-complex="Arial"/>
    </style:style>
    <style:style style:name="T3" style:family="text">
      <style:text-properties fo:language="uk" fo:country="UA" officeooo:rsid="00419dd1" style:font-name-complex="Arial"/>
    </style:style>
    <style:style style:name="T4" style:family="text">
      <style:text-properties fo:language="uk" fo:country="UA" style:font-name-complex="Courier New"/>
    </style:style>
    <style:style style:name="T5" style:family="text">
      <style:text-properties fo:language="uk" fo:country="UA" officeooo:rsid="00241b11"/>
    </style:style>
    <style:style style:name="T6" style:family="text">
      <style:text-properties fo:language="uk" fo:country="UA" officeooo:rsid="00301d64"/>
    </style:style>
    <style:style style:name="T7" style:family="text">
      <style:text-properties fo:language="uk" fo:country="UA" officeooo:rsid="00419dd1"/>
    </style:style>
    <style:style style:name="T8" style:family="text">
      <style:text-properties fo:language="en" fo:country="US"/>
    </style:style>
    <style:style style:name="T9" style:family="text">
      <style:text-properties fo:language="en" fo:country="US" fo:font-weight="bold" style:font-weight-asian="bold"/>
    </style:style>
    <style:style style:name="T10" style:family="text">
      <style:text-properties fo:language="en" fo:country="US" fo:font-weight="bold" officeooo:rsid="00225cff" style:font-weight-asian="bold"/>
    </style:style>
    <style:style style:name="T11" style:family="text">
      <style:text-properties fo:language="en" fo:country="US" style:font-name-complex="Arial"/>
    </style:style>
    <style:style style:name="T12" style:family="text">
      <style:text-properties fo:language="en" fo:country="US" style:font-name-complex="Courier New"/>
    </style:style>
    <style:style style:name="T13" style:family="text">
      <style:text-properties fo:language="en" fo:country="US" officeooo:rsid="001bf19b"/>
    </style:style>
    <style:style style:name="T14" style:family="text">
      <style:text-properties fo:language="en" fo:country="US" style:font-name-asian="0"/>
    </style:style>
    <style:style style:name="T15" style:family="text">
      <style:text-properties fo:language="en" fo:country="US" officeooo:rsid="00225cff"/>
    </style:style>
    <style:style style:name="T16" style:family="text">
      <style:text-properties fo:language="en" fo:country="US" officeooo:rsid="00339c28"/>
    </style:style>
    <style:style style:name="T17" style:family="text">
      <style:text-properties style:font-name="Calibri"/>
    </style:style>
    <style:style style:name="T18" style:family="text">
      <style:text-properties style:font-name="Calibri" fo:language="uk" fo:country="UA"/>
    </style:style>
    <style:style style:name="T19" style:family="text">
      <style:text-properties style:font-name="Calibri" fo:language="uk" fo:country="UA" officeooo:rsid="00225cff"/>
    </style:style>
    <style:style style:name="T20" style:family="text">
      <style:text-properties fo:font-weight="bold" style:font-weight-asian="bold"/>
    </style:style>
    <style:style style:name="T21" style:family="text">
      <style:text-properties fo:color="#000000" fo:language="en" fo:country="US" fo:font-style="normal" style:text-underline-style="none" style:font-style-asian="normal" style:font-style-complex="normal"/>
    </style:style>
    <style:style style:name="T22" style:family="text">
      <style:text-properties fo:color="#000000" fo:language="en" fo:country="US" fo:font-style="normal" style:text-underline-style="none" officeooo:rsid="001bf19b" style:font-style-asian="normal" style:font-style-complex="normal"/>
    </style:style>
    <style:style style:name="T23" style:family="text">
      <style:text-properties fo:color="#000000" fo:language="en" fo:country="US" fo:font-style="normal" style:text-underline-style="none" officeooo:rsid="0027ca0f" style:font-style-asian="normal" style:font-style-complex="normal"/>
    </style:style>
    <style:style style:name="T24" style:family="text">
      <style:text-properties fo:color="#000000" fo:language="en" fo:country="US" fo:font-style="normal" style:text-underline-style="none" officeooo:rsid="0084a18f" style:font-style-asian="normal" style:font-style-complex="normal"/>
    </style:style>
    <style:style style:name="T25" style:family="text">
      <style:text-properties fo:color="#000000" fo:language="en" fo:country="US" fo:font-style="normal" style:text-underline-style="none" fo:font-weight="normal" style:font-style-asian="normal" style:font-weight-asian="normal" style:font-style-complex="normal" style:font-weight-complex="normal"/>
    </style:style>
    <style:style style:name="T26" style:family="text">
      <style:text-properties fo:color="#000000" fo:language="en" fo:country="US" fo:font-style="normal" style:text-underline-style="none" fo:font-weight="normal" officeooo:rsid="00361a5f" style:font-style-asian="normal" style:font-weight-asian="normal" style:font-style-complex="normal" style:font-weight-complex="normal"/>
    </style:style>
    <style:style style:name="T27" style:family="text">
      <style:text-properties fo:color="#000000" fo:language="en" fo:country="US" style:text-underline-style="none"/>
    </style:style>
    <style:style style:name="T28" style:family="text">
      <style:text-properties fo:color="#000000" fo:language="en" fo:country="US" style:text-underline-style="none" officeooo:rsid="001bf19b"/>
    </style:style>
    <style:style style:name="T29" style:family="text">
      <style:text-properties fo:color="#000000" fo:language="en" fo:country="US" style:text-underline-style="none" officeooo:rsid="001dd983"/>
    </style:style>
    <style:style style:name="T30" style:family="text">
      <style:text-properties fo:color="#000000" fo:language="en" fo:country="US" style:text-underline-style="none" officeooo:rsid="001de6b0"/>
    </style:style>
    <style:style style:name="T31" style:family="text">
      <style:text-properties fo:color="#000000" fo:language="en" fo:country="US" style:text-underline-style="none" fo:font-weight="normal" style:font-weight-asian="normal"/>
    </style:style>
    <style:style style:name="T32" style:family="text">
      <style:text-properties fo:color="#000000" fo:language="en" fo:country="US" style:text-underline-style="none" fo:font-weight="normal" officeooo:rsid="00241b11" style:font-weight-asian="normal"/>
    </style:style>
    <style:style style:name="T33" style:family="text">
      <style:text-properties fo:color="#000000" style:font-name="Latin Modern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34" style:family="text">
      <style:text-properties fo:color="#000000" style:font-name="Latin Modern Roman" fo:font-size="14pt" fo:language="en" fo:country="US" fo:font-style="normal" style:text-underline-style="none" fo:font-weight="normal" officeooo:rsid="001de6b0" style:font-size-asian="14pt" style:font-style-asian="normal" style:font-weight-asian="normal" style:font-size-complex="14pt" style:font-style-complex="normal" style:font-weight-complex="normal"/>
    </style:style>
    <style:style style:name="T35" style:family="text">
      <style:text-properties fo:color="#000000" style:font-name="Latin Modern Roman" fo:font-size="14pt" fo:language="en" fo:country="US" fo:font-style="normal" style:text-underline-style="none" fo:font-weight="normal" officeooo:rsid="001ef1ea" style:font-size-asian="14pt" style:font-style-asian="normal" style:font-weight-asian="normal" style:font-size-complex="14pt" style:font-style-complex="normal" style:font-weight-complex="normal"/>
    </style:style>
    <style:style style:name="T36" style:family="text">
      <style:text-properties fo:color="#000000" style:font-name="Latin Modern Roman" fo:font-size="14pt" fo:language="en" fo:country="US" fo:font-style="normal" style:text-underline-style="none" fo:font-weight="normal" officeooo:rsid="0020e733" style:font-size-asian="14pt" style:font-style-asian="normal" style:font-weight-asian="normal" style:font-size-complex="14pt" style:font-style-complex="normal" style:font-weight-complex="normal"/>
    </style:style>
    <style:style style:name="T37" style:family="text">
      <style:text-properties fo:color="#000000" style:font-name="Latin Modern Roman" fo:font-size="14pt" fo:language="en" fo:country="US" fo:font-style="normal" style:text-underline-style="none" fo:font-weight="normal" officeooo:rsid="00225cff" style:font-size-asian="14pt" style:font-style-asian="normal" style:font-weight-asian="normal" style:font-size-complex="14pt" style:font-style-complex="normal" style:font-weight-complex="normal"/>
    </style:style>
    <style:style style:name="T38" style:family="text">
      <style:text-properties fo:color="#000000" style:font-name="Latin Modern Roman" fo:font-size="14pt" fo:language="en" fo:country="US" fo:font-style="normal" style:text-underline-style="none" fo:font-weight="normal" officeooo:rsid="00241b11" style:font-size-asian="14pt" style:font-style-asian="normal" style:font-weight-asian="normal" style:font-size-complex="14pt" style:font-style-complex="normal" style:font-weight-complex="normal"/>
    </style:style>
    <style:style style:name="T39" style:family="text">
      <style:text-properties fo:color="#000000" style:font-name="Latin Modern Roman" fo:font-size="14pt" fo:language="en" fo:country="US" fo:font-style="normal" style:text-underline-style="none" fo:font-weight="normal" officeooo:rsid="0037c77a" style:font-size-asian="14pt" style:font-style-asian="normal" style:font-weight-asian="normal" style:font-size-complex="14pt" style:font-style-complex="normal" style:font-weight-complex="normal"/>
    </style:style>
    <style:style style:name="T40" style:family="text">
      <style:text-properties fo:color="#000000" style:font-name="Latin Modern Roman" fo:font-size="14pt" fo:language="en" fo:country="US" fo:font-style="normal" style:text-underline-style="none" fo:font-weight="normal" officeooo:rsid="00361a5f" style:font-size-asian="14pt" style:font-style-asian="normal" style:font-weight-asian="normal" style:font-size-complex="14pt" style:font-style-complex="normal" style:font-weight-complex="normal"/>
    </style:style>
    <style:style style:name="T41" style:family="text">
      <style:text-properties fo:color="#000000" style:font-name="Latin Modern Roman" fo:font-size="14pt" fo:language="en" fo:country="US" fo:font-style="normal" style:text-underline-style="none" style:font-name-asian="0" style:font-size-asian="14pt" style:font-style-asian="normal" style:font-size-complex="14pt" style:font-style-complex="normal"/>
    </style:style>
    <style:style style:name="T42" style:family="text">
      <style:text-properties fo:color="#000000" style:font-name="Latin Modern Roman" fo:font-size="14pt" fo:language="en" fo:country="US" fo:font-style="normal" style:text-underline-style="none" officeooo:rsid="00293ded" style:font-name-asian="0" style:font-size-asian="14pt" style:font-style-asian="normal" style:font-size-complex="14pt" style:font-style-complex="normal"/>
    </style:style>
    <style:style style:name="T43" style:family="text">
      <style:text-properties fo:color="#000000" style:font-name="Latin Modern Roman" fo:font-size="14pt" fo:language="en" fo:country="US" fo:font-style="normal" style:text-underline-style="none" officeooo:rsid="0029bece" style:font-name-asian="0" style:font-size-asian="14pt" style:font-style-asian="normal" style:font-size-complex="14pt" style:font-style-complex="normal"/>
    </style:style>
    <style:style style:name="T44" style:family="text">
      <style:text-properties fo:color="#000000" style:font-name="Latin Modern Roman" fo:font-size="14pt" fo:language="en" fo:country="US" style:text-underline-style="none" style:font-name-asian="0" style:font-size-asian="14pt" style:font-size-complex="14pt"/>
    </style:style>
    <style:style style:name="T45" style:family="text">
      <style:text-properties fo:color="#000000" style:font-name="Latin Modern Roman" fo:font-size="14pt" fo:language="en" fo:country="US" style:text-underline-style="none" officeooo:rsid="00265151" style:font-name-asian="0" style:font-size-asian="14pt" style:font-size-complex="14pt"/>
    </style:style>
    <style:style style:name="T46" style:family="text">
      <style:text-properties fo:color="#000000" style:font-name="Latin Modern Roman" fo:font-size="14pt" fo:language="en" fo:country="US" style:text-underline-style="none" officeooo:rsid="002ef3fd" style:font-name-asian="0" style:font-size-asian="14pt" style:font-size-complex="14pt"/>
    </style:style>
    <style:style style:name="T47" style:family="text">
      <style:text-properties fo:color="#000000" style:font-name="Latin Modern Roman" fo:font-size="14pt" fo:language="en" fo:country="US" style:text-underline-style="none" style:font-size-asian="14pt" style:font-size-complex="14pt"/>
    </style:style>
    <style:style style:name="T48" style:family="text">
      <style:text-properties fo:color="#000000" style:font-name="Latin Modern Roman" fo:font-size="14pt" style:text-underline-style="none" style:font-size-asian="14pt" style:font-size-complex="14pt"/>
    </style:style>
    <style:style style:name="T49" style:family="text">
      <style:text-properties fo:color="#000000" style:font-name="Latin Modern Roman" fo:font-size="14pt" style:text-underline-style="none" officeooo:rsid="00301d64" style:font-size-asian="14pt" style:font-size-complex="14pt"/>
    </style:style>
    <style:style style:name="T50" style:family="text">
      <style:text-properties fo:color="#000000" style:font-name="Latin Modern Roman" fo:font-size="14pt" style:text-underline-style="none" officeooo:rsid="0037c77a" style:font-size-asian="14pt" style:font-size-complex="14pt"/>
    </style:style>
    <style:style style:name="T51" style:family="text">
      <style:text-properties fo:color="#000000" style:font-name="Latin Modern Roman" fo:font-size="14pt" fo:language="uk" fo:country="UA" style:text-underline-style="none" style:font-size-asian="14pt" style:font-size-complex="14pt"/>
    </style:style>
    <style:style style:name="T52" style:family="text">
      <style:text-properties fo:color="#000000" style:font-name="Latin Modern Roman" fo:font-size="14pt" fo:language="uk" fo:country="UA" style:text-underline-style="none" officeooo:rsid="00301d64" style:font-size-asian="14pt" style:font-size-complex="14pt"/>
    </style:style>
    <style:style style:name="T53" style:family="text">
      <style:text-properties fo:color="#000000" style:font-name="Latin Modern Roman" fo:font-size="14pt" fo:language="uk" fo:country="UA" style:text-underline-style="none" officeooo:rsid="0037c77a" style:font-size-asian="14pt" style:font-size-complex="14pt"/>
    </style:style>
    <style:style style:name="T54" style:family="text">
      <style:text-properties fo:color="#000000" style:font-name="Latin Modern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55" style:family="text">
      <style:text-properties fo:color="#000000" style:font-name="Latin Modern Roman" fo:font-size="14pt" fo:language="uk" fo:country="UA" fo:font-style="normal" style:text-underline-style="none" fo:font-weight="normal" officeooo:rsid="003299b5" style:font-size-asian="14pt" style:font-style-asian="normal" style:font-weight-asian="normal" style:font-size-complex="14pt" style:font-style-complex="normal" style:font-weight-complex="normal"/>
    </style:style>
    <style:style style:name="T56" style:family="text">
      <style:text-properties fo:color="#000000" style:font-name="Latin Modern Roman" fo:font-size="14pt" fo:language="uk" fo:country="UA" fo:font-style="normal" style:text-underline-style="none" fo:font-weight="normal" officeooo:rsid="0037c77a" style:font-size-asian="14pt" style:font-style-asian="normal" style:font-weight-asian="normal" style:font-size-complex="14pt" style:font-style-complex="normal" style:font-weight-complex="normal"/>
    </style:style>
    <style:style style:name="T57" style:family="text">
      <style:text-properties fo:color="#000000" style:font-name="Latin Modern Roman" fo:font-size="14pt" fo:language="uk" fo:country="UA" fo:font-style="normal" style:text-underline-style="none" fo:font-weight="normal" officeooo:rsid="00301d64" style:font-size-asian="14pt" style:font-style-asian="normal" style:font-weight-asian="normal" style:font-size-complex="14pt" style:font-style-complex="normal" style:font-weight-complex="normal"/>
    </style:style>
    <style:style style:name="T58" style:family="text">
      <style:text-properties fo:color="#000000" style:font-name="Latin Modern Roman" fo:font-size="14pt" fo:language="uk" fo:country="UA" fo:font-style="normal" style:text-underline-style="none" fo:font-weight="normal" officeooo:rsid="003bb185" style:font-size-asian="14pt" style:font-style-asian="normal" style:font-weight-asian="normal" style:font-size-complex="14pt" style:font-style-complex="normal" style:font-weight-complex="normal"/>
    </style:style>
    <style:style style:name="T59" style:family="text">
      <style:text-properties fo:color="#000000" style:font-name="Latin Modern Roman" fo:font-size="14pt" fo:language="uk" fo:country="UA" fo:font-style="normal" style:text-underline-style="none" fo:font-weight="normal" officeooo:rsid="00361a5f" style:font-size-asian="14pt" style:font-style-asian="normal" style:font-weight-asian="normal" style:font-size-complex="14pt" style:font-style-complex="normal" style:font-weight-complex="normal"/>
    </style:style>
    <style:style style:name="T60" style:family="text">
      <style:text-properties fo:color="#000000" style:font-name="Latin Modern Roman" fo:font-size="14pt" fo:language="uk" fo:country="UA" fo:font-style="normal" style:text-underline-style="none" fo:font-weight="normal" officeooo:rsid="007da086" style:font-size-asian="14pt" style:font-style-asian="normal" style:font-weight-asian="normal" style:font-size-complex="14pt" style:font-style-complex="normal" style:font-weight-complex="normal"/>
    </style:style>
    <style:style style:name="T61" style:family="text">
      <style:text-properties fo:color="#000000" style:font-name="Latin Modern Roman" fo:font-size="14pt" fo:font-style="normal" style:text-underline-style="none" fo:font-weight="normal" style:font-size-asian="14pt" style:font-style-asian="normal" style:font-weight-asian="normal" style:font-size-complex="14pt" style:font-style-complex="normal" style:font-weight-complex="normal"/>
    </style:style>
    <style:style style:name="T62" style:family="text">
      <style:text-properties fo:color="#000000" style:font-name="Latin Modern Roman" fo:font-size="14pt" fo:font-style="normal" style:text-underline-style="none" fo:font-weight="normal" officeooo:rsid="003299b5" style:font-size-asian="14pt" style:font-style-asian="normal" style:font-weight-asian="normal" style:font-size-complex="14pt" style:font-style-complex="normal" style:font-weight-complex="normal"/>
    </style:style>
    <style:style style:name="T63" style:family="text">
      <style:text-properties fo:color="#000000" style:font-name="Latin Modern Roman" fo:font-size="14pt" fo:font-style="normal" style:text-underline-style="none" fo:font-weight="normal" officeooo:rsid="0037c77a" style:font-size-asian="14pt" style:font-style-asian="normal" style:font-weight-asian="normal" style:font-size-complex="14pt" style:font-style-complex="normal" style:font-weight-complex="normal"/>
    </style:style>
    <style:style style:name="T64" style:family="text">
      <style:text-properties fo:color="#000000" style:font-name="Latin Modern Roman" fo:font-size="14pt" fo:font-style="normal" style:text-underline-style="none" fo:font-weight="normal" officeooo:rsid="00301d64" style:font-size-asian="14pt" style:font-style-asian="normal" style:font-weight-asian="normal" style:font-size-complex="14pt" style:font-style-complex="normal" style:font-weight-complex="normal"/>
    </style:style>
    <style:style style:name="T65" style:family="text">
      <style:text-properties fo:color="#000000" style:font-name="Latin Modern Roman" fo:font-size="14pt" fo:font-style="normal" style:text-underline-style="none" fo:font-weight="normal" officeooo:rsid="003bb185" style:font-size-asian="14pt" style:font-style-asian="normal" style:font-weight-asian="normal" style:font-size-complex="14pt" style:font-style-complex="normal" style:font-weight-complex="normal"/>
    </style:style>
    <style:style style:name="T66" style:family="text">
      <style:text-properties fo:color="#000000" style:font-name="Latin Modern Roman" fo:font-size="14pt" fo:font-style="normal" style:text-underline-style="none" fo:font-weight="normal" officeooo:rsid="00361a5f" style:font-size-asian="14pt" style:font-style-asian="normal" style:font-weight-asian="normal" style:font-size-complex="14pt" style:font-style-complex="normal" style:font-weight-complex="normal"/>
    </style:style>
    <style:style style:name="T67" style:family="text">
      <style:text-properties fo:color="#000000" style:font-name="Latin Modern Roman" fo:font-size="14pt" fo:font-style="normal" style:text-underline-style="none" style:font-size-asian="14pt" style:font-style-asian="normal" style:font-size-complex="14pt" style:font-style-complex="normal"/>
    </style:style>
    <style:style style:name="T68" style:family="text">
      <style:text-properties fo:color="#000000" style:text-underline-style="none"/>
    </style:style>
    <style:style style:name="T69" style:family="text">
      <style:text-properties fo:color="#000000" fo:font-style="normal" style:text-underline-style="none" style:font-style-asian="normal" style:font-style-complex="normal"/>
    </style:style>
    <style:style style:name="T70" style:family="text">
      <style:text-properties fo:color="#000000" fo:font-style="normal" style:text-underline-style="none" officeooo:rsid="001d8b51" style:font-style-asian="normal" style:font-style-complex="normal"/>
    </style:style>
    <style:style style:name="T71" style:family="text">
      <style:text-properties fo:color="#000000" fo:font-style="normal" style:text-underline-style="none" officeooo:rsid="00241b11" style:font-style-asian="normal" style:font-style-complex="normal"/>
    </style:style>
    <style:style style:name="T72" style:family="text">
      <style:text-properties fo:color="#000000" fo:font-style="normal" style:text-underline-style="none" fo:font-weight="normal" style:font-style-asian="normal" style:font-weight-asian="normal" style:font-style-complex="normal" style:font-weight-complex="normal"/>
    </style:style>
    <style:style style:name="T73" style:family="text">
      <style:text-properties fo:color="#000000" fo:font-style="normal" style:text-underline-style="none" fo:font-weight="normal" officeooo:rsid="00301d64" style:font-style-asian="normal" style:font-weight-asian="normal" style:font-style-complex="normal" style:font-weight-complex="normal"/>
    </style:style>
    <style:style style:name="T74" style:family="text">
      <style:text-properties fo:color="#000000" fo:font-style="normal" style:text-underline-style="none" fo:font-weight="normal" officeooo:rsid="003bb185" style:font-style-asian="normal" style:font-weight-asian="normal" style:font-style-complex="normal" style:font-weight-complex="normal"/>
    </style:style>
    <style:style style:name="T75" style:family="text">
      <style:text-properties fo:color="#000000" fo:font-style="normal" style:text-underline-style="none" fo:font-weight="normal" officeooo:rsid="00670bff" style:font-style-asian="normal" style:font-weight-asian="normal" style:font-style-complex="normal" style:font-weight-complex="normal"/>
    </style:style>
    <style:style style:name="T76" style:family="text">
      <style:text-properties fo:color="#000000" style:font-name="Calibri" fo:language="uk" fo:country="UA" style:text-underline-style="none"/>
    </style:style>
    <style:style style:name="T77" style:family="text">
      <style:text-properties fo:color="#000000" style:font-name="Calibri" fo:language="uk" fo:country="UA" style:text-underline-style="none" officeooo:rsid="00241b11"/>
    </style:style>
    <style:style style:name="T78" style:family="text">
      <style:text-properties fo:color="#000000" fo:font-size="14pt" fo:font-style="normal" style:text-underline-style="none" fo:font-weight="normal" officeooo:rsid="001ef1ea" style:font-size-asian="14pt" style:font-style-asian="normal" style:font-weight-asian="normal" style:font-size-complex="14pt" style:font-style-complex="normal" style:font-weight-complex="normal"/>
    </style:style>
    <style:style style:name="T79" style:family="text">
      <style:text-properties fo:color="#000000" fo:font-size="14pt" fo:language="en" fo:country="US" fo:font-style="normal" style:text-underline-style="none" fo:font-weight="normal" officeooo:rsid="001ef1ea" style:font-size-asian="14pt" style:font-style-asian="normal" style:font-weight-asian="normal" style:font-size-complex="14pt" style:font-style-complex="normal"/>
    </style:style>
    <style:style style:name="T80" style:family="text">
      <style:text-properties fo:color="#000000" fo:font-size="14pt" fo:language="en" fo:country="US" fo:font-style="normal" style:text-underline-style="none" fo:font-weight="normal" officeooo:rsid="001ef1ea" style:font-size-asian="14pt" style:font-style-asian="normal" style:font-weight-asian="normal" style:font-size-complex="14pt" style:font-style-complex="normal" style:font-weight-complex="normal"/>
    </style:style>
    <style:style style:name="T81" style:family="text">
      <style:text-properties fo:color="#000000" fo:language="uk" fo:country="UA" fo:font-style="normal" style:text-underline-style="none" fo:font-weight="normal" style:font-style-asian="normal" style:font-weight-asian="normal" style:font-style-complex="normal" style:font-weight-complex="normal"/>
    </style:style>
    <style:style style:name="T82" style:family="text">
      <style:text-properties fo:color="#000080" style:font-name="Latin Modern Roman" fo:font-size="14pt" fo:language="en" fo:country="US" style:text-underline-style="solid" style:text-underline-width="auto" style:text-underline-color="font-color" style:font-size-asian="14pt" style:font-size-complex="14pt"/>
    </style:style>
    <style:style style:name="T83" style:family="text">
      <style:text-properties fo:color="#000080" style:font-name="Latin Modern Roman" fo:font-size="14pt" fo:language="en" fo:country="US" style:text-underline-style="solid" style:text-underline-width="auto" style:text-underline-color="font-color" fo:font-weight="normal" style:font-size-asian="14pt" style:font-weight-asian="normal" style:font-size-complex="14pt" style:font-weight-complex="normal"/>
    </style:style>
    <style:style style:name="T84" style:family="text">
      <style:text-properties fo:color="#000080" style:font-name="Latin Modern Roman" fo:font-size="14pt" style:text-underline-style="solid" style:text-underline-width="auto" style:text-underline-color="font-color" style:font-size-asian="14pt" style:font-size-complex="14pt"/>
    </style:style>
    <style:style style:name="T85" style:family="text">
      <style:text-properties fo:color="#000080" style:font-name="Latin Modern Roman" fo:font-size="14pt" style:text-underline-style="solid" style:text-underline-width="auto" style:text-underline-color="font-color" officeooo:rsid="003299b5" style:font-size-asian="14pt" style:font-size-complex="14pt"/>
    </style:style>
    <style:style style:name="T86" style:family="text">
      <style:text-properties fo:color="#000080" fo:language="en" fo:country="US" style:text-underline-style="solid" style:text-underline-width="auto" style:text-underline-color="font-color"/>
    </style:style>
    <style:style style:name="T87" style:family="text">
      <style:text-properties style:font-name="Latin Modern Roman" fo:font-size="14pt" style:font-size-asian="14pt" style:font-size-complex="14pt"/>
    </style:style>
    <style:style style:name="T88" style:family="text">
      <style:text-properties style:font-name="Latin Modern Roman" fo:font-size="14pt" style:font-size-asian="14pt" style:font-size-complex="14pt" style:font-weight-complex="normal"/>
    </style:style>
    <style:style style:name="T89" style:family="text">
      <style:text-properties style:font-name="Latin Modern Roman" fo:font-size="14pt" officeooo:rsid="001d8b51" style:font-size-asian="14pt" style:font-size-complex="14pt"/>
    </style:style>
    <style:style style:name="T90" style:family="text">
      <style:text-properties style:font-name="Latin Modern Roman" fo:font-size="14pt" officeooo:rsid="001ef1ea" style:font-size-asian="14pt" style:font-size-complex="14pt"/>
    </style:style>
    <style:style style:name="T91" style:family="text">
      <style:text-properties style:font-name="Latin Modern Roman" fo:font-size="14pt" officeooo:rsid="002bebca" style:font-size-asian="14pt" style:font-size-complex="14pt"/>
    </style:style>
    <style:style style:name="T92" style:family="text">
      <style:text-properties style:font-name="Latin Modern Roman" fo:font-size="14pt" officeooo:rsid="002da0ca" style:font-size-asian="14pt" style:font-size-complex="14pt"/>
    </style:style>
    <style:style style:name="T93" style:family="text">
      <style:text-properties style:font-name="Latin Modern Roman" fo:font-size="14pt" officeooo:rsid="002f5f1e" style:font-size-asian="14pt" style:font-size-complex="14pt"/>
    </style:style>
    <style:style style:name="T94" style:family="text">
      <style:text-properties style:font-name="Latin Modern Roman" fo:font-size="14pt" officeooo:rsid="00301d64" style:font-size-asian="14pt" style:font-size-complex="14pt"/>
    </style:style>
    <style:style style:name="T95" style:family="text">
      <style:text-properties style:font-name="Latin Modern Roman" fo:font-size="14pt" officeooo:rsid="00339c28" style:font-size-asian="14pt" style:font-size-complex="14pt"/>
    </style:style>
    <style:style style:name="T96" style:family="text">
      <style:text-properties style:font-name="Latin Modern Roman" fo:font-size="14pt" officeooo:rsid="00357884" style:font-size-asian="14pt" style:font-size-complex="14pt"/>
    </style:style>
    <style:style style:name="T97" style:family="text">
      <style:text-properties style:font-name="Latin Modern Roman" fo:font-size="14pt" officeooo:rsid="003e1f00" style:font-size-asian="14pt" style:font-size-complex="14pt"/>
    </style:style>
    <style:style style:name="T98" style:family="text">
      <style:text-properties style:font-name="Latin Modern Roman" fo:font-size="14pt" officeooo:rsid="00419dd1" style:font-size-asian="14pt" style:font-size-complex="14pt"/>
    </style:style>
    <style:style style:name="T99" style:family="text">
      <style:text-properties style:font-name="Latin Modern Roman" fo:font-size="14pt" officeooo:rsid="004fb7f1" style:font-size-asian="14pt" style:font-size-complex="14pt"/>
    </style:style>
    <style:style style:name="T100" style:family="text">
      <style:text-properties style:font-name="Latin Modern Roman" fo:font-size="14pt" officeooo:rsid="005048d0" style:font-size-asian="14pt" style:font-size-complex="14pt"/>
    </style:style>
    <style:style style:name="T101" style:family="text">
      <style:text-properties style:font-name="Latin Modern Roman" fo:font-size="14pt" officeooo:rsid="005182a7" style:font-size-asian="14pt" style:font-size-complex="14pt"/>
    </style:style>
    <style:style style:name="T102" style:family="text">
      <style:text-properties style:font-name="Latin Modern Roman" fo:font-size="14pt" officeooo:rsid="00532c58" style:font-size-asian="14pt" style:font-size-complex="14pt"/>
    </style:style>
    <style:style style:name="T103" style:family="text">
      <style:text-properties style:font-name="Latin Modern Roman" fo:font-size="14pt" officeooo:rsid="005400f8" style:font-size-asian="14pt" style:font-size-complex="14pt"/>
    </style:style>
    <style:style style:name="T104" style:family="text">
      <style:text-properties style:font-name="Latin Modern Roman" fo:font-size="14pt" officeooo:rsid="005403c0" style:font-size-asian="14pt" style:font-size-complex="14pt"/>
    </style:style>
    <style:style style:name="T105" style:family="text">
      <style:text-properties style:font-name="Latin Modern Roman" fo:font-size="14pt" officeooo:rsid="00550f7c" style:font-size-asian="14pt" style:font-size-complex="14pt"/>
    </style:style>
    <style:style style:name="T106" style:family="text">
      <style:text-properties style:font-name="Latin Modern Roman" fo:font-size="14pt" officeooo:rsid="008c80a4" style:font-size-asian="14pt" style:font-size-complex="14pt"/>
    </style:style>
    <style:style style:name="T107" style:family="text">
      <style:text-properties style:font-name="Latin Modern Roman" fo:font-size="14pt" style:font-size-asian="14pt" style:font-name-complex="Arial" style:font-size-complex="14pt"/>
    </style:style>
    <style:style style:name="T108" style:family="text">
      <style:text-properties style:font-name="Latin Modern Roman" fo:font-size="14pt" officeooo:rsid="005e8d9a" style:font-size-asian="14pt" style:font-name-complex="Arial" style:font-size-complex="14pt"/>
    </style:style>
    <style:style style:name="T109" style:family="text">
      <style:text-properties style:font-name="Latin Modern Roman" fo:font-size="14pt" officeooo:rsid="006fd5bf" style:font-size-asian="14pt" style:font-name-complex="Arial" style:font-size-complex="14pt"/>
    </style:style>
    <style:style style:name="T110" style:family="text">
      <style:text-properties style:font-name="Latin Modern Roman" fo:font-size="14pt" officeooo:rsid="0076236d" style:font-size-asian="14pt" style:font-name-complex="Arial" style:font-size-complex="14pt"/>
    </style:style>
    <style:style style:name="T111" style:family="text">
      <style:text-properties style:font-name="Latin Modern Roman" fo:font-size="14pt" fo:language="uk" fo:country="UA" style:font-size-asian="14pt" style:font-size-complex="14pt"/>
    </style:style>
    <style:style style:name="T112" style:family="text">
      <style:text-properties style:font-name="Latin Modern Roman" fo:font-size="14pt" fo:language="uk" fo:country="UA" style:font-size-asian="14pt" style:font-size-complex="14pt" style:font-weight-complex="normal"/>
    </style:style>
    <style:style style:name="T113" style:family="text">
      <style:text-properties style:font-name="Latin Modern Roman" fo:font-size="14pt" fo:language="uk" fo:country="UA" officeooo:rsid="00301d64" style:font-size-asian="14pt" style:font-size-complex="14pt" style:font-weight-complex="normal"/>
    </style:style>
    <style:style style:name="T114" style:family="text">
      <style:text-properties style:font-name="Latin Modern Roman" fo:font-size="14pt" fo:language="uk" fo:country="UA" officeooo:rsid="001a1b7a" style:font-size-asian="14pt" style:font-size-complex="14pt"/>
    </style:style>
    <style:style style:name="T115" style:family="text">
      <style:text-properties style:font-name="Latin Modern Roman" fo:font-size="14pt" fo:language="uk" fo:country="UA" officeooo:rsid="00301d64" style:font-size-asian="14pt" style:font-size-complex="14pt"/>
    </style:style>
    <style:style style:name="T116" style:family="text">
      <style:text-properties style:font-name="Latin Modern Roman" fo:font-size="14pt" fo:language="uk" fo:country="UA" officeooo:rsid="0031a8ec" style:font-size-asian="14pt" style:font-size-complex="14pt"/>
    </style:style>
    <style:style style:name="T117" style:family="text">
      <style:text-properties style:font-name="Latin Modern Roman" fo:font-size="14pt" fo:language="uk" fo:country="UA" officeooo:rsid="003299b5" style:font-size-asian="14pt" style:font-size-complex="14pt"/>
    </style:style>
    <style:style style:name="T118" style:family="text">
      <style:text-properties style:font-name="Latin Modern Roman" fo:font-size="14pt" fo:language="uk" fo:country="UA" officeooo:rsid="00339c28" style:font-size-asian="14pt" style:font-size-complex="14pt"/>
    </style:style>
    <style:style style:name="T119" style:family="text">
      <style:text-properties style:font-name="Latin Modern Roman" fo:font-size="14pt" fo:language="uk" fo:country="UA" officeooo:rsid="00357884" style:font-size-asian="14pt" style:font-size-complex="14pt"/>
    </style:style>
    <style:style style:name="T120" style:family="text">
      <style:text-properties style:font-name="Latin Modern Roman" fo:font-size="14pt" fo:language="uk" fo:country="UA" officeooo:rsid="003e1f00" style:font-size-asian="14pt" style:font-size-complex="14pt"/>
    </style:style>
    <style:style style:name="T121" style:family="text">
      <style:text-properties style:font-name="Latin Modern Roman" fo:font-size="14pt" fo:language="uk" fo:country="UA" officeooo:rsid="003fd9e4" style:font-size-asian="14pt" style:font-size-complex="14pt"/>
    </style:style>
    <style:style style:name="T122" style:family="text">
      <style:text-properties style:font-name="Latin Modern Roman" fo:font-size="14pt" fo:language="uk" fo:country="UA" officeooo:rsid="00419dd1" style:font-size-asian="14pt" style:font-size-complex="14pt"/>
    </style:style>
    <style:style style:name="T123" style:family="text">
      <style:text-properties style:font-name="Latin Modern Roman" fo:font-size="14pt" fo:language="uk" fo:country="UA" officeooo:rsid="004e5a4b" style:font-size-asian="14pt" style:font-size-complex="14pt"/>
    </style:style>
    <style:style style:name="T124" style:family="text">
      <style:text-properties style:font-name="Latin Modern Roman" fo:font-size="14pt" fo:language="uk" fo:country="UA" officeooo:rsid="0069d9b7" style:font-size-asian="14pt" style:font-size-complex="14pt"/>
    </style:style>
    <style:style style:name="T125" style:family="text">
      <style:text-properties style:font-name="Latin Modern Roman" fo:font-size="14pt" fo:language="uk" fo:country="UA" style:font-size-asian="14pt" style:font-name-complex="Courier New" style:font-size-complex="14pt"/>
    </style:style>
    <style:style style:name="T126" style:family="text">
      <style:text-properties style:font-name="Latin Modern Roman" fo:font-size="14pt" fo:language="uk" fo:country="UA" officeooo:rsid="005aac44" style:font-size-asian="14pt" style:font-name-complex="Arial" style:font-size-complex="14pt"/>
    </style:style>
    <style:style style:name="T127" style:family="text">
      <style:text-properties style:font-name="Latin Modern Roman" fo:font-size="14pt" fo:language="uk" fo:country="UA" officeooo:rsid="00644882" style:font-size-asian="14pt" style:font-name-complex="Arial" style:font-size-complex="14pt"/>
    </style:style>
    <style:style style:name="T128" style:family="text">
      <style:text-properties style:font-name="Latin Modern Roman" fo:font-size="14pt" fo:language="uk" fo:country="UA" officeooo:rsid="005e8d9a" style:font-size-asian="14pt" style:font-name-complex="Arial" style:font-size-complex="14pt"/>
    </style:style>
    <style:style style:name="T129" style:family="text">
      <style:text-properties style:font-name="Latin Modern Roman" fo:font-size="14pt" fo:language="uk" fo:country="UA" officeooo:rsid="00684eb1" style:font-size-asian="14pt" style:font-name-complex="Arial" style:font-size-complex="14pt"/>
    </style:style>
    <style:style style:name="T130" style:family="text">
      <style:text-properties style:font-name="Latin Modern Roman" fo:font-size="14pt" fo:language="uk" fo:country="UA" officeooo:rsid="00691642" style:font-size-asian="14pt" style:font-name-complex="Arial" style:font-size-complex="14pt"/>
    </style:style>
    <style:style style:name="T131" style:family="text">
      <style:text-properties style:font-name="Latin Modern Roman" fo:font-size="14pt" fo:language="uk" fo:country="UA" fo:font-weight="bold" style:font-size-asian="14pt" style:font-weight-asian="bold" style:font-size-complex="14pt"/>
    </style:style>
    <style:style style:name="T132" style:family="text">
      <style:text-properties style:font-name="Latin Modern Roman" fo:font-size="14pt" fo:language="uk" fo:country="UA" style:font-name-asian="0" style:font-size-asian="14pt" style:font-size-complex="14pt"/>
    </style:style>
    <style:style style:name="T133" style:family="text">
      <style:text-properties style:font-name="Latin Modern Roman" fo:font-size="14pt" fo:language="uk" fo:country="UA" fo:font-weight="normal" style:font-size-asian="14pt" style:font-weight-asian="normal" style:font-size-complex="14pt" style:font-weight-complex="normal"/>
    </style:style>
    <style:style style:name="T134" style:family="text">
      <style:text-properties style:font-name="Latin Modern Roman" fo:font-size="14pt" fo:language="uk" fo:country="UA" fo:font-weight="normal" officeooo:rsid="00301d64" style:font-size-asian="14pt" style:font-weight-asian="normal" style:font-size-complex="14pt" style:font-weight-complex="normal"/>
    </style:style>
    <style:style style:name="T135" style:family="text">
      <style:text-properties style:font-name="Latin Modern Roman" fo:font-size="14pt" fo:language="en" fo:country="US" style:font-size-asian="14pt" style:font-size-complex="14pt"/>
    </style:style>
    <style:style style:name="T136" style:family="text">
      <style:text-properties style:font-name="Latin Modern Roman" fo:font-size="14pt" fo:language="en" fo:country="US" style:font-size-asian="14pt" style:font-size-complex="14pt" style:font-weight-complex="normal"/>
    </style:style>
    <style:style style:name="T137" style:family="text">
      <style:text-properties style:font-name="Latin Modern Roman" fo:font-size="14pt" fo:language="en" fo:country="US" officeooo:rsid="0037c77a" style:font-size-asian="14pt" style:font-size-complex="14pt" style:font-weight-complex="normal"/>
    </style:style>
    <style:style style:name="T138" style:family="text">
      <style:text-properties style:font-name="Latin Modern Roman" fo:font-size="14pt" fo:language="en" fo:country="US" style:font-size-asian="14pt" style:font-size-complex="14pt" style:font-weight-complex="bold"/>
    </style:style>
    <style:style style:name="T139" style:family="text">
      <style:text-properties style:font-name="Latin Modern Roman" fo:font-size="14pt" fo:language="en" fo:country="US" style:font-size-asian="14pt" style:font-size-complex="14pt" style:font-style-complex="normal"/>
    </style:style>
    <style:style style:name="T140" style:family="text">
      <style:text-properties style:font-name="Latin Modern Roman" fo:font-size="14pt" fo:language="en" fo:country="US" officeooo:rsid="001a1b7a" style:font-size-asian="14pt" style:font-size-complex="14pt"/>
    </style:style>
    <style:style style:name="T141" style:family="text">
      <style:text-properties style:font-name="Latin Modern Roman" fo:font-size="14pt" fo:language="en" fo:country="US" officeooo:rsid="001bf19b" style:font-size-asian="14pt" style:font-size-complex="14pt"/>
    </style:style>
    <style:style style:name="T142" style:family="text">
      <style:text-properties style:font-name="Latin Modern Roman" fo:font-size="14pt" fo:language="en" fo:country="US" officeooo:rsid="001d8b51" style:font-size-asian="14pt" style:font-size-complex="14pt"/>
    </style:style>
    <style:style style:name="T143" style:family="text">
      <style:text-properties style:font-name="Latin Modern Roman" fo:font-size="14pt" fo:language="en" fo:country="US" officeooo:rsid="003299b5" style:font-size-asian="14pt" style:font-size-complex="14pt"/>
    </style:style>
    <style:style style:name="T144" style:family="text">
      <style:text-properties style:font-name="Latin Modern Roman" fo:font-size="14pt" fo:language="en" fo:country="US" officeooo:rsid="00339c28" style:font-size-asian="14pt" style:font-size-complex="14pt"/>
    </style:style>
    <style:style style:name="T145" style:family="text">
      <style:text-properties style:font-name="Latin Modern Roman" fo:font-size="14pt" fo:language="en" fo:country="US" officeooo:rsid="0037c77a" style:font-size-asian="14pt" style:font-size-complex="14pt"/>
    </style:style>
    <style:style style:name="T146" style:family="text">
      <style:text-properties style:font-name="Latin Modern Roman" fo:font-size="14pt" fo:language="en" fo:country="US" officeooo:rsid="003812ff" style:font-size-asian="14pt" style:font-size-complex="14pt"/>
    </style:style>
    <style:style style:name="T147" style:family="text">
      <style:text-properties style:font-name="Latin Modern Roman" fo:font-size="14pt" fo:language="en" fo:country="US" officeooo:rsid="003a7d7a" style:font-size-asian="14pt" style:font-size-complex="14pt"/>
    </style:style>
    <style:style style:name="T148" style:family="text">
      <style:text-properties style:font-name="Latin Modern Roman" fo:font-size="14pt" fo:language="en" fo:country="US" officeooo:rsid="004e5a4b" style:font-size-asian="14pt" style:font-size-complex="14pt"/>
    </style:style>
    <style:style style:name="T149" style:family="text">
      <style:text-properties style:font-name="Latin Modern Roman" fo:font-size="14pt" fo:language="en" fo:country="US" officeooo:rsid="004fb7f1" style:font-size-asian="14pt" style:font-size-complex="14pt"/>
    </style:style>
    <style:style style:name="T150" style:family="text">
      <style:text-properties style:font-name="Latin Modern Roman" fo:font-size="14pt" fo:language="en" fo:country="US" officeooo:rsid="0065d1c5" style:font-size-asian="14pt" style:font-size-complex="14pt"/>
    </style:style>
    <style:style style:name="T151" style:family="text">
      <style:text-properties style:font-name="Latin Modern Roman" fo:font-size="14pt" fo:language="en" fo:country="US" officeooo:rsid="008086ae" style:font-size-asian="14pt" style:font-size-complex="14pt"/>
    </style:style>
    <style:style style:name="T152" style:family="text">
      <style:text-properties style:font-name="Latin Modern Roman" fo:font-size="14pt" fo:language="en" fo:country="US" officeooo:rsid="0088eaa7" style:font-size-asian="14pt" style:font-size-complex="14pt"/>
    </style:style>
    <style:style style:name="T153" style:family="text">
      <style:text-properties style:font-name="Latin Modern Roman" fo:font-size="14pt" fo:language="en" fo:country="US" fo:font-weight="bold" style:font-size-asian="14pt" style:font-weight-asian="bold" style:font-size-complex="14pt"/>
    </style:style>
    <style:style style:name="T154" style:family="text">
      <style:text-properties style:font-name="Latin Modern Roman" fo:font-size="14pt" fo:language="en" fo:country="US" fo:font-weight="normal" style:font-size-asian="14pt" style:font-weight-asian="normal" style:font-size-complex="14pt" style:font-weight-complex="normal"/>
    </style:style>
    <style:style style:name="T155" style:family="text">
      <style:text-properties style:font-name="Latin Modern Roman" fo:font-size="14pt" fo:language="en" fo:country="US" fo:font-weight="normal" officeooo:rsid="003bb185" style:font-size-asian="14pt" style:font-weight-asian="normal" style:font-size-complex="14pt" style:font-weight-complex="normal"/>
    </style:style>
    <style:style style:name="T156" style:family="text">
      <style:text-properties style:font-name="Latin Modern Roman" fo:font-size="14pt" fo:font-weight="normal" style:font-size-asian="14pt" style:font-weight-asian="normal" style:font-size-complex="14pt" style:font-weight-complex="normal"/>
    </style:style>
    <style:style style:name="T157" style:family="text">
      <style:text-properties style:font-name="Latin Modern Roman" fo:font-size="14pt" fo:font-weight="normal" officeooo:rsid="00301d64" style:font-size-asian="14pt" style:font-weight-asian="normal" style:font-size-complex="14pt" style:font-weight-complex="normal"/>
    </style:style>
    <style:style style:name="T158" style:family="text">
      <style:text-properties style:font-name="Latin Modern Roman" fo:font-size="14pt" fo:font-weight="normal" officeooo:rsid="003299b5" style:font-size-asian="14pt" style:font-weight-asian="normal" style:font-size-complex="14pt" style:font-weight-complex="normal"/>
    </style:style>
    <style:style style:name="T159" style:family="text">
      <style:text-properties style:font-name="Latin Modern Roman" fo:font-size="14pt" fo:font-weight="normal" officeooo:rsid="0043f2de" style:font-size-asian="14pt" style:font-weight-asian="normal" style:font-size-complex="14pt" style:font-weight-complex="normal"/>
    </style:style>
    <style:style style:name="T160" style:family="text">
      <style:text-properties style:font-name="Latin Modern Roman" officeooo:rsid="00392f09"/>
    </style:style>
    <style:style style:name="T161" style:family="text">
      <style:text-properties style:font-name="Latin Modern Roman" officeooo:rsid="005400f8"/>
    </style:style>
    <style:style style:name="T162" style:family="text">
      <style:text-properties style:font-name="Latin Modern Roman" officeooo:rsid="005403c0"/>
    </style:style>
    <style:style style:name="T163" style:family="text">
      <style:text-properties style:font-name="Latin Modern Roman" fo:language="uk" fo:country="UA"/>
    </style:style>
    <style:style style:name="T164" style:family="text">
      <style:text-properties style:font-name="Latin Modern Roman" fo:language="en" fo:country="US" officeooo:rsid="008088cd"/>
    </style:style>
    <style:style style:name="T165" style:family="text">
      <style:text-properties style:font-name="Latin Modern Roman" fo:language="en" fo:country="US" officeooo:rsid="00816030"/>
    </style:style>
    <style:style style:name="T166" style:family="text">
      <style:text-properties style:font-name="Latin Modern Roman" fo:language="en" fo:country="US" officeooo:rsid="0082c0fc"/>
    </style:style>
    <style:style style:name="T167" style:family="text">
      <style:text-properties style:font-name="Latin Modern Roman" fo:language="en" fo:country="US" officeooo:rsid="0083f93f"/>
    </style:style>
    <style:style style:name="T168" style:family="text">
      <style:text-properties style:font-name="Latin Modern Roman" fo:language="en" fo:country="US" officeooo:rsid="00844282"/>
    </style:style>
    <style:style style:name="T169" style:family="text">
      <style:text-properties style:font-name-complex="Arial"/>
    </style:style>
    <style:style style:name="T170" style:family="text">
      <style:text-properties officeooo:rsid="00419dd1" style:font-name-complex="Arial"/>
    </style:style>
    <style:style style:name="T171" style:family="text">
      <style:text-properties officeooo:rsid="0043f2de" style:font-name-complex="Arial"/>
    </style:style>
    <style:style style:name="T172" style:family="text">
      <style:text-properties officeooo:rsid="007eb2bf" style:font-name-complex="Arial"/>
    </style:style>
    <style:style style:name="T173" style:family="text">
      <style:text-properties officeooo:rsid="007f3aac" style:font-name-complex="Arial"/>
    </style:style>
    <style:style style:name="T174" style:family="text">
      <style:text-properties style:font-name-complex="Courier New"/>
    </style:style>
    <style:style style:name="T175" style:family="text">
      <style:text-properties officeooo:rsid="00419dd1" style:font-name-complex="Courier New"/>
    </style:style>
    <style:style style:name="T176" style:family="text">
      <style:text-properties officeooo:rsid="001a1b7a"/>
    </style:style>
    <style:style style:name="T177" style:family="text">
      <style:text-properties officeooo:rsid="001bf19b"/>
    </style:style>
    <style:style style:name="T178" style:family="text">
      <style:text-properties officeooo:rsid="001dd983"/>
    </style:style>
    <style:style style:name="T179" style:family="text">
      <style:text-properties fo:font-style="normal" style:font-style-asian="normal" style:font-style-complex="normal"/>
    </style:style>
    <style:style style:name="T180" style:family="text">
      <style:text-properties fo:font-style="normal" officeooo:rsid="00241b11" style:font-style-asian="normal" style:font-style-complex="normal"/>
    </style:style>
    <style:style style:name="T181" style:family="text">
      <style:text-properties fo:font-style="normal" style:font-name-asian="0" style:font-style-asian="normal" style:font-style-complex="normal"/>
    </style:style>
    <style:style style:name="T182" style:family="text">
      <style:text-properties fo:font-style="normal" officeooo:rsid="00241b11" style:font-name-asian="0" style:font-style-asian="normal" style:font-style-complex="normal"/>
    </style:style>
    <style:style style:name="T183" style:family="text">
      <style:text-properties fo:font-style="normal" officeooo:rsid="00293ded" style:font-name-asian="0" style:font-style-asian="normal" style:font-style-complex="normal"/>
    </style:style>
    <style:style style:name="T184" style:family="text">
      <style:text-properties fo:font-style="normal" fo:background-color="#ffffff" loext:char-shading-value="0" style:font-name-asian="0" style:font-style-asian="normal" style:font-style-complex="normal"/>
    </style:style>
    <style:style style:name="T185" style:family="text">
      <style:text-properties fo:font-style="normal" officeooo:rsid="002a0bb8" fo:background-color="#ffffff" loext:char-shading-value="0" style:font-name-asian="0" style:font-style-asian="normal" style:font-style-complex="normal"/>
    </style:style>
    <style:style style:name="T186" style:family="text">
      <style:text-properties officeooo:rsid="00225cff"/>
    </style:style>
    <style:style style:name="T187" style:family="text">
      <style:text-properties officeooo:rsid="00241b11"/>
    </style:style>
    <style:style style:name="T188" style:family="text">
      <style:text-properties officeooo:rsid="00293ded"/>
    </style:style>
    <style:style style:name="T189" style:family="text">
      <style:text-properties fo:font-style="italic"/>
    </style:style>
    <style:style style:name="T190" style:family="text">
      <style:text-properties officeooo:rsid="0029bece"/>
    </style:style>
    <style:style style:name="T191" style:family="text">
      <style:text-properties officeooo:rsid="0037c77a"/>
    </style:style>
    <style:style style:name="T192" style:family="text">
      <style:text-properties officeooo:rsid="00419dd1"/>
    </style:style>
    <style:style style:name="T193" style:family="text">
      <style:text-properties officeooo:rsid="0046fe2a"/>
    </style:style>
    <style:style style:name="T194" style:family="text">
      <style:text-properties officeooo:rsid="004439ae"/>
    </style:style>
    <style:style style:name="T195" style:family="text">
      <style:text-properties officeooo:rsid="005403c0"/>
    </style:style>
    <style:style style:name="T196" style:family="text">
      <style:text-properties officeooo:rsid="00570342"/>
    </style:style>
    <style:style style:name="T197" style:family="text">
      <style:text-properties officeooo:rsid="00583692"/>
    </style:style>
    <style:style style:name="T198" style:family="text">
      <style:text-properties officeooo:rsid="0061d028"/>
    </style:style>
    <style:style style:name="T199" style:family="text">
      <style:text-properties officeooo:rsid="00644882"/>
    </style:style>
    <style:style style:name="T200" style:family="text">
      <style:text-properties fo:font-weight="normal" style:font-weight-asian="normal" style:font-weight-complex="normal"/>
    </style:style>
    <style:style style:name="T201" style:family="text">
      <style:text-properties fo:font-weight="normal" officeooo:rsid="00644882" style:font-weight-asian="normal" style:font-weight-complex="normal"/>
    </style:style>
    <style:style style:name="T202" style:family="text">
      <style:text-properties fo:font-weight="normal" officeooo:rsid="00293ded" style:font-weight-asian="normal" style:font-weight-complex="normal"/>
    </style:style>
    <style:style style:name="T203" style:family="text">
      <style:text-properties fo:font-weight="normal" officeooo:rsid="0065d1c5" style:font-weight-asian="normal" style:font-weight-complex="normal"/>
    </style:style>
    <style:style style:name="T204" style:family="text">
      <style:text-properties fo:font-weight="normal" officeooo:rsid="00301d64" style:font-weight-asian="normal" style:font-weight-complex="normal"/>
    </style:style>
    <style:style style:name="T205" style:family="text">
      <style:text-properties fo:font-weight="normal" officeooo:rsid="003299b5" style:font-weight-asian="normal" style:font-weight-complex="normal"/>
    </style:style>
    <style:style style:name="T206" style:family="text">
      <style:text-properties fo:font-weight="normal" officeooo:rsid="00670bff" style:font-weight-asian="normal" style:font-weight-complex="normal"/>
    </style:style>
    <style:style style:name="T207" style:family="text">
      <style:text-properties officeooo:rsid="00670bff"/>
    </style:style>
    <style:style style:name="T208" style:family="text">
      <style:text-properties officeooo:rsid="00684eb1"/>
    </style:style>
    <style:style style:name="T209" style:family="text">
      <style:text-properties fo:font-size="14pt" fo:language="uk" fo:country="UA" officeooo:rsid="005e8d9a" style:font-size-asian="14pt" style:font-size-complex="14pt"/>
    </style:style>
    <style:style style:name="T210" style:family="text">
      <style:text-properties officeooo:rsid="00339c28"/>
    </style:style>
    <style:style style:name="T211" style:family="text">
      <style:text-properties officeooo:rsid="0069d9b7"/>
    </style:style>
    <style:style style:name="T212" style:family="text">
      <style:text-properties officeooo:rsid="005e8d9a"/>
    </style:style>
    <style:style style:name="T213" style:family="text">
      <style:text-properties officeooo:rsid="006be5e1"/>
    </style:style>
    <style:style style:name="T214" style:family="text">
      <style:text-properties officeooo:rsid="006fd5bf"/>
    </style:style>
    <style:style style:name="T215" style:family="text">
      <style:text-properties officeooo:rsid="007023ab"/>
    </style:style>
    <style:style style:name="T216" style:family="text">
      <style:text-properties officeooo:rsid="0076300e"/>
    </style:style>
    <style:style style:name="T217" style:family="text">
      <style:text-properties officeooo:rsid="00782f89"/>
    </style:style>
    <style:style style:name="T218" style:family="text">
      <style:text-properties officeooo:rsid="007a24d3"/>
    </style:style>
    <style:style style:name="T219" style:family="text">
      <style:text-properties officeooo:rsid="007cb605"/>
    </style:style>
    <style:style style:name="T220" style:family="text">
      <style:text-properties officeooo:rsid="007f3aac"/>
    </style:style>
    <style:style style:name="T221" style:family="text">
      <style:text-properties officeooo:rsid="0084a18f"/>
    </style:style>
    <style:style style:name="T222" style:family="text">
      <style:text-properties officeooo:rsid="00883b0e"/>
    </style:style>
    <style:style style:name="T223" style:family="text">
      <style:text-properties officeooo:rsid="005182a7"/>
    </style:style>
    <style:style style:name="T224" style:family="text">
      <style:text-properties officeooo:rsid="008b58ed"/>
    </style:style>
    <style:style style:name="T225" style:family="text">
      <style:text-properties fo:font-variant="normal" fo:text-transform="none" fo:color="#00b050" style:text-line-through-style="none" style:text-line-through-type="none" style:text-position="0% 100%" style:font-name="Calibri1"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226" style:family="text">
      <style:text-properties fo:font-variant="normal" fo:text-transform="none" fo:color="#00b050" style:text-line-through-style="none" style:text-line-through-type="none" style:text-position="0% 100%" style:font-name="Calibri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227" style:family="text">
      <style:text-properties fo:font-variant="normal" fo:text-transform="none" fo:color="#00b050" style:text-line-through-style="none" style:text-line-through-type="none" style:text-position="0% 100%" style:font-name="Times New Roman1" fo:font-size="10pt" fo:letter-spacing="normal" fo:font-style="normal" style:text-underline-style="none" fo:font-weight="bold" style:font-size-asian="10pt" style:font-style-asian="normal" style:font-weight-asian="bold" style:font-name-complex="Times New Roman1" style:font-size-complex="10pt" style:font-style-complex="normal" style:font-weight-complex="bold"/>
    </style:style>
    <style:style style:name="T228" style:family="text">
      <style:text-properties fo:font-variant="normal" fo:text-transform="none" fo:color="#00b050" style:text-line-through-style="none" style:text-line-through-type="none" style:text-position="0% 100%" style:font-name="Latin Modern Roman" fo:font-size="10pt" fo:letter-spacing="normal" fo:font-style="normal" style:text-underline-style="none" fo:font-weight="bold" style:font-size-asian="10pt" style:font-style-asian="normal" style:font-weight-asian="bold" style:font-name-complex="Times New Roman1" style:font-size-complex="10pt" style:font-style-complex="normal" style:font-weight-complex="bold"/>
    </style:style>
    <style:style style:name="T229" style:family="text">
      <style:text-properties fo:font-variant="normal" fo:text-transform="none" fo:color="#00b05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30" style:family="text">
      <style:text-properties fo:font-variant="normal" fo:text-transform="none" fo:color="#00b050" style:text-line-through-style="none" style:text-line-through-type="none" style:text-position="0% 100%" style:font-name="Latin Modern Roman"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3cm" fo:margin-right="0.363cm" fo:margin-top="0.012cm" fo:margin-bottom="0.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26cm" svg:stroke-color="#ffffff" draw:stroke-linejoin="miter" draw:fill="solid" draw:fill-color="#ffffff" draw:textarea-vertical-align="top" draw:auto-grow-height="false" draw:fit-to-size="false" fo:min-height="0.536cm" fo:min-width="13.252cm" fo:padding-top="0.125cm" fo:padding-bottom="0.125cm" fo:padding-left="0.25cm" fo:padding-right="0.25cm" fo:wrap-option="wrap" style:run-through="foreground"/>
    </style:style>
    <style:style style:name="gr4" style:family="graphic">
      <style:graphic-properties draw:stroke="solid" svg:stroke-width="0.026cm" svg:stroke-color="#ffffff" draw:stroke-linejoin="miter" draw:fill="solid" draw:fill-color="#ffffff" draw:textarea-vertical-align="top" draw:auto-grow-height="false" draw:fit-to-size="false" fo:min-height="0.459cm" fo:min-width="7.809cm" fo:padding-top="0.125cm" fo:padding-bottom="0.125cm" fo:padding-left="0.25cm" fo:padding-right="0.25cm" fo:wrap-option="wrap" style:run-through="foreground"/>
    </style:style>
    <style:style style:name="gr5" style:family="graphic">
      <style:graphic-properties draw:stroke="solid" svg:stroke-width="0.026cm" svg:stroke-color="#000000" draw:stroke-linejoin="round" draw:fill="none" draw:textarea-vertical-align="top" draw:auto-grow-height="false" draw:fit-to-size="false" fo:min-height="3.858cm" fo:min-width="15.603cm" fo:padding-top="0.125cm" fo:padding-bottom="0.125cm" fo:padding-left="0.25cm" fo:padding-right="0.25cm" fo:wrap-option="wrap" style:run-through="foreground"/>
    </style:style>
    <style:style style:name="gr6" style:family="graphic">
      <style:graphic-properties draw:stroke="solid" svg:stroke-width="0.026cm" svg:stroke-color="#000000" draw:stroke-linejoin="round" draw:fill="none" draw:textarea-vertical-align="top" draw:auto-grow-height="false" draw:fit-to-size="false" fo:min-height="2.678cm" fo:min-width="11.733cm" fo:padding-top="0.125cm" fo:padding-bottom="0.125cm" fo:padding-left="0.25cm" fo:padding-right="0.25cm" fo:wrap-option="wrap" style:run-through="foreground"/>
    </style:style>
    <style:style style:name="gr7" style:family="graphic">
      <style:graphic-properties draw:stroke="solid" svg:stroke-width="0.026cm" svg:stroke-color="#ffffff" draw:stroke-linejoin="miter" draw:fill="solid" draw:fill-color="#ffffff" draw:textarea-vertical-align="top" draw:auto-grow-height="false" draw:fit-to-size="false" fo:min-height="0.508cm" fo:min-width="5.099cm" fo:padding-top="0.125cm" fo:padding-bottom="0.125cm" fo:padding-left="0.25cm" fo:padding-right="0.25cm" fo:wrap-option="wrap" style:run-through="foreground"/>
    </style:style>
    <style:style style:name="gr8" style:family="graphic">
      <style:graphic-properties draw:stroke="solid" svg:stroke-width="0.026cm" svg:stroke-color="#ffffff" draw:stroke-linejoin="miter" draw:fill="solid" draw:fill-color="#ffffff" draw:textarea-vertical-align="top" draw:auto-grow-height="false" draw:fit-to-size="false" fo:min-height="0.801cm" fo:min-width="4.424cm" fo:padding-top="0.125cm" fo:padding-bottom="0.125cm" fo:padding-left="0.25cm" fo:padding-right="0.25cm" fo:wrap-option="wrap" style:run-through="foreground"/>
    </style:style>
    <style:style style:name="gr9" style:family="graphic">
      <style:graphic-properties draw:stroke="solid" svg:stroke-width="0.026cm" svg:stroke-color="#000000" draw:stroke-linejoin="round" draw:fill="none" draw:textarea-vertical-align="top" draw:auto-grow-height="false" draw:fit-to-size="false" fo:min-height="0.794cm" fo:min-width="3.023cm" fo:padding-top="0.125cm" fo:padding-bottom="0.125cm" fo:padding-left="0.25cm" fo:padding-right="0.25cm" fo:wrap-option="wrap" style:run-through="foreground"/>
    </style:style>
    <style:style style:name="gr10" style:family="graphic">
      <style:graphic-properties draw:stroke="solid" svg:stroke-width="0.026cm" svg:stroke-color="#ffffff" draw:stroke-linejoin="miter" draw:fill="solid" draw:fill-color="#ffffff" draw:textarea-vertical-align="top" draw:auto-grow-height="false" draw:fit-to-size="false" fo:min-height="1.178cm" fo:min-width="4.221cm" fo:padding-top="0.125cm" fo:padding-bottom="0.125cm" fo:padding-left="0.25cm" fo:padding-right="0.25cm" fo:wrap-option="wrap" style:run-through="foreground"/>
    </style:style>
    <style:style style:name="gr11" style:family="graphic">
      <style:graphic-properties draw:stroke="solid" svg:stroke-width="0.026cm" svg:stroke-color="#000000" draw:stroke-linejoin="round" draw:fill="none" draw:textarea-vertical-align="top" draw:auto-grow-height="false" draw:fit-to-size="false" fo:min-height="0.757cm" fo:min-width="3.258cm" fo:padding-top="0.125cm" fo:padding-bottom="0.125cm" fo:padding-left="0.25cm" fo:padding-right="0.25cm" fo:wrap-option="wrap" style:run-through="foreground"/>
    </style:style>
    <style:style style:name="gr12" style:family="graphic">
      <style:graphic-properties draw:stroke="solid" svg:stroke-width="0.026cm" svg:stroke-color="#000000" draw:marker-end="msArrowOpenEnd_20_5" draw:marker-end-width="0.316cm" draw:marker-end-center="false" draw:stroke-linejoin="round" draw:fill="none" draw:textarea-vertical-align="top" draw:auto-grow-height="false" draw:fit-to-size="false" fo:min-height="1.697cm" fo:min-width="9.786cm" fo:padding-top="0.125cm" fo:padding-bottom="0.125cm" fo:padding-left="0.25cm" fo:padding-right="0.25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0"><text:span text:style-name="tlid-translation"><text:span text:style-name="T87">Лекц</text:span></text:span><text:span text:style-name="tlid-translation"><text:span text:style-name="T111">ія 12: Стандартна бібліотека шаблонів </text:span></text:span><text:span text:style-name="tlid-translation"><text:span text:style-name="T135">STL</text:span></text:span></text:p>
      <text:p text:style-name="P1"><text:span text:style-name="tlid-translation"><text:span text:style-name="T87"/></text:span></text:p>
      <text:p text:style-name="P4"><text:span text:style-name="tlid-translation"><text:span text:style-name="T87"/></text:span></text:p>
      <text:p text:style-name="Standard"><text:span text:style-name="tlid-translation"><text:span text:style-name="T111">Створення шаблонів класів дозволяє програмістам створювати корисні програмні та алгоритмічні класи та функції. Звичайно, розробники Сі++ скористалися цією можливістю для того щоб збільшити функціонал та можливості мови. В доповнення до бібліотеки потокового введення/виведення та бібліотеки роботи з рядками &lt;string&gt; було створено потужну систему бібліотек побудованих за обєктно-орієнтовним принципом та обєдананих спільною ідеєю та структурою. Ця бібліотека робить легкою можливість використання багатьох відомих алгоритмів на Сі++. Вона була розроблена спочатку як вільна бібліотека, а потім була включена в стандарт та отримала назву “стандартна бібліотека шабло</text:span></text:span><text:bookmark text:name="_GoBack"/><text:span text:style-name="tlid-translation"><text:span text:style-name="T111">нів” (</text:span></text:span><text:span text:style-name="tlid-translation"><text:span text:style-name="T135">STL – Standard Template Library)</text:span></text:span><text:span text:style-name="tlid-translation"><text:span text:style-name="T111">. </text:span></text:span></text:p>
      <text:p text:style-name="P4"><text:span text:style-name="tlid-translation"><text:span text:style-name="T87"/></text:span></text:p>
      <text:p text:style-name="P117"><text:span text:style-name="tlid-translation"><text:span text:style-name="T114">Огляд с</text:span></text:span><text:span text:style-name="tlid-translation"><text:span text:style-name="T111">тандартн</text:span></text:span><text:span text:style-name="tlid-translation"><text:span text:style-name="T114">ої</text:span></text:span><text:span text:style-name="tlid-translation"><text:span text:style-name="T111"> бібліотек</text:span></text:span><text:span text:style-name="tlid-translation"><text:span text:style-name="T114">и</text:span></text:span><text:span text:style-name="tlid-translation"><text:span text:style-name="T111"> шаблонів </text:span></text:span><text:span text:style-name="tlid-translation"><text:span text:style-name="T135">C</text:span></text:span><text:span text:style-name="tlid-translation"><text:span text:style-name="T111"> ++ (</text:span></text:span><text:span text:style-name="tlid-translation"><text:span text:style-name="T135">STL</text:span></text:span><text:span text:style-name="tlid-translation"><text:span text:style-name="T111">)</text:span></text:span></text:p>
      <text:p text:style-name="P117"><text:span text:style-name="tlid-translation"><text:span text:style-name="T111">Стандартна бібліотека шаблонів (</text:span></text:span><text:span text:style-name="tlid-translation"><text:span text:style-name="T135">STL</text:span></text:span><text:span text:style-name="tlid-translation"><text:span text:style-name="T111">) - це набір шаблонів </text:span></text:span><text:span text:style-name="tlid-translation"><text:span text:style-name="T135">C</text:span></text:span><text:span text:style-name="tlid-translation"><text:span text:style-name="T111"> ++ для створення загальних структурних даних і функцій, таких як списки, стеки, масиви і т.д. Це бібліотека контейнерних класів, алгоритмів і ітераторів. Це узагальнена бібліотека, тому її параметри параметризуються. Робоче знання шаблонів класів є обов'язковою умовою для роботи з </text:span></text:span><text:span text:style-name="tlid-translation"><text:span text:style-name="T87">STL</text:span></text:span><text:span text:style-name="tlid-translation"><text:span text:style-name="T111">.</text:span></text:span><text:span text:style-name="T111"><text:line-break/></text:span><text:span text:style-name="tlid-translation"><text:span text:style-name="T111">Стандартна бібліотека шаблонів</text:span></text:span><text:span text:style-name="tlid-translation"><text:span text:style-name="T87">складається з таких чотири компоненти</text:span></text:span><text:span text:style-name="tlid-translation"><text:span text:style-name="T111">:</text:span></text:span></text:p>
      <text:list xml:id="list5499111469602079492" text:style-name="WWNum2">
        <text:list-item>
          <text:p text:style-name="P258">Algorithms <text:span text:style-name="T1">(алгоритми) - </text:span></text:p>
        </text:list-item>
        <text:list-item>
          <text:p text:style-name="P258">Containers <text:span text:style-name="T1">(контейнери)</text:span></text:p>
        </text:list-item>
        <text:list-item>
          <text:p text:style-name="P258">Functions <text:span text:style-name="T1">(функціонали або функтори)</text:span></text:p>
        </text:list-item>
        <text:list-item>
          <text:p text:style-name="P244">Iterators <text:span text:style-name="T1">(ітератори)</text:span></text:p>
        </text:list-item>
        <text:list-item>
          <text:p text:style-name="P249"><text:span text:style-name="T114">Утіліти </text:span><text:span text:style-name="T123"><text:s/>та псевдоконтейнери</text:span><text:span text:style-name="T114">. </text:span><text:span text:style-name="T111">Ще одним компонентом, </text:span><text:soft-page-break/><text:span text:style-name="T111">що не входить до цього списка, але часто включається як складова </text:span><text:span text:style-name="tlid-translation"><text:span text:style-name="T135">STL – це утіліти бібліотеки C</text:span></text:span><text:span text:style-name="tlid-translation"><text:span text:style-name="T148">і</text:span></text:span><text:span text:style-name="tlid-translation"><text:span text:style-name="T135">++ </text:span></text:span><text:span text:style-name="tlid-translation"><text:span text:style-name="T148">та так звані псевдоконтейнери</text:span></text:span><text:span text:style-name="tlid-translation"><text:span text:style-name="T135">, зокрема ті, що входять до складу пакетів &lt;utility&gt;, &lt;bitset&gt;, &lt;tuple&gt;</text:span></text:span><text:span text:style-name="tlid-translation"><text:span text:style-name="T148">, &lt;valarray&gt;</text:span></text:span><text:span text:style-name="tlid-translation"><text:span text:style-name="T135"> і т.п, а іноді сюди відносять також і бібліотеку &lt;string&gt;.</text:span></text:span></text:p>
        </text:list-item>
      </text:list>
      <text:p text:style-name="P128"><text:span text:style-name="tlid-translation"><text:span text:style-name="T87"/></text:span></text:p>
      <text:p text:style-name="P180"><text:span text:style-name="tlid-translation"><text:span text:style-name="T87">Алгоритми</text:span></text:span><text:span text:style-name="T111"><text:line-break/><text:line-break/></text:span><text:span text:style-name="tlid-translation"><text:span text:style-name="T111">Загловочний файл </text:span></text:span><text:span text:style-name="tlid-translation"><text:span text:style-name="T87">&lt;</text:span></text:span><text:span text:style-name="tlid-translation"><text:span text:style-name="T135">algorithm</text:span></text:span><text:span text:style-name="tlid-translation"><text:span text:style-name="T87">&gt; та &lt;numeric&gt; визначає набір функцій, спеціально призначених для використання на діапазонах елементів. Вони діють на контейнери і забезпечують засоби для різних операцій для вмісту контейнерів.</text:span></text:span></text:p>
      <text:p text:style-name="P124"><text:span text:style-name="Source_20_Text"><text:span text:style-name="T87"/></text:span></text:p>
      <text:p text:style-name="P125"><text:span text:style-name="Source_20_Text"><text:span text:style-name="T135">Контейнери</text:span></text:span></text:p>
      <text:p text:style-name="P125"><text:span text:style-name="Source_20_Text"><text:span text:style-name="T135">Шаблони класів, що дозволяють зберігають об'єкти і дані різних типів за допомгою різних структор даних, а отже дозволяють оптимізувати роботу з ними під різні типи задач. </text:span></text:span></text:p>
      <text:p text:style-name="P125"><text:span text:style-name="tlid-translation"><text:span text:style-name="T87">Функ</text:span></text:span><text:span text:style-name="tlid-translation"><text:span text:style-name="T111">тори</text:span></text:span><text:span text:style-name="T111"><text:line-break/><text:line-break/></text:span><text:span text:style-name="tlid-translation"><text:span text:style-name="T87">STL включає класи, які перевантажують оператор виклику функції. Екземпляри таких класів називаються функціональними об'єктами або функторами. Функтори дозволяють налаштувати роботу пов'язаної функції за допомогою параметрів, що передаються.</text:span></text:span></text:p>
      <text:p text:style-name="P125"><text:span text:style-name="tlid-translation"><text:span text:style-name="T135">Ітератори</text:span></text:span><text:span text:style-name="tlid-translation"><text:span text:style-name="T111"><text:line-break/></text:span></text:span><text:span text:style-name="tlid-translation"><text:span text:style-name="T135">Як випливає з назви, ітератори використовуються для роботи над послідовністю значень. Вони є головною </text:span></text:span><text:soft-page-break/><text:span text:style-name="tlid-translation"><text:span text:style-name="T135">особливістю, яка </text:span></text:span><text:span text:style-name="tlid-translation"><text:span text:style-name="T111">створює універсальність в</text:span></text:span><text:span text:style-name="tlid-translation"><text:span text:style-name="T135"> STL.</text:span></text:span></text:p>
      <text:p text:style-name="P128"><text:span text:style-name="tlid-translation"><text:span text:style-name="T87"/></text:span></text:p>
      <text:p text:style-name="P12"><text:span text:style-name="tlid-translation"><text:span text:style-name="T87"/></text:span></text:p>
      <text:p text:style-name="P12"><text:span text:style-name="tlid-translation"><text:span text:style-name="T87"/></text:span></text:p>
      <text:p text:style-name="P125"><text:span text:style-name="tlid-translation"><text:span text:style-name="T111">Утіліти utility</text:span></text:span></text:p>
      <text:p text:style-name="Standard"><text:span text:style-name="tlid-translation"><text:span text:style-name="T111">Розгляд бібліотеки ми почнемо з розгляду деяких корисних функцій та класів бібліотеки </text:span></text:span><text:span text:style-name="tlid-translation"><text:span text:style-name="T135">&lt;utility&gt;.</text:span></text:span></text:p>
      <text:p text:style-name="P4"><text:span text:style-name="tlid-translation"><text:span text:style-name="T87"/></text:span></text:p>
      <text:p text:style-name="Standard"><text:span text:style-name="tlid-translation"><text:span text:style-name="T111">Контейнер Пара </text:span></text:span></text:p>
      <text:p text:style-name="P1"><text:span text:style-name="tlid-translation"><text:span text:style-name="T87"/></text:span></text:p>
      <text:p text:style-name="Standard"><text:span text:style-name="tlid-translation"><text:span text:style-name="T135">До Сі++</text:span></text:span><text:span text:style-name="tlid-translation"><text:span text:style-name="T140">11</text:span></text:span><text:span text:style-name="tlid-translation"><text:span text:style-name="T135"> в даній бібліотеці містився лише шаблон класу Пари </text:span></text:span><text:span text:style-name="tlid-translation"><text:span text:style-name="T140">(pair)</text:span></text:span><text:span text:style-name="tlid-translation"><text:span text:style-name="T135">.</text:span></text:span></text:p>
      <text:p text:style-name="Standard"><text:span text:style-name="tlid-translation"><text:span text:style-name="T135">К</text:span></text:span><text:span text:style-name="tlid-translation"><text:span text:style-name="T87">онтейнер </text:span></text:span><text:span text:style-name="tlid-translation"><text:span text:style-name="T135">Pair</text:span></text:span><text:span text:style-name="tlid-translation"><text:span text:style-name="T87"> (пара) являє собою простий контейнер, визначений у заголовочному файлы &lt;utility&gt;, що складається з двох елементів даних або об'єктів.</text:span></text:span><text:span text:style-name="T111"><text:line-break/></text:span><text:span text:style-name="tlid-translation"><text:span text:style-name="T87">• Перший елемент позначається як «</text:span></text:span><text:span text:style-name="tlid-translation"><text:span text:style-name="T135">first</text:span></text:span><text:span text:style-name="tlid-translation"><text:span text:style-name="T87">», а другий - як «</text:span></text:span><text:span text:style-name="tlid-translation"><text:span text:style-name="T135">second</text:span></text:span><text:span text:style-name="tlid-translation"><text:span text:style-name="T87">», а порядок фіксований (</text:span></text:span><text:span text:style-name="tlid-translation"><text:span text:style-name="T135">first</text:span></text:span><text:span text:style-name="tlid-translation"><text:span text:style-name="T87">, </text:span></text:span><text:span text:style-name="tlid-translation"><text:span text:style-name="T135">second</text:span></text:span><text:span text:style-name="tlid-translation"><text:span text:style-name="T87">).</text:span></text:span><text:span text:style-name="T111"><text:line-break/></text:span><text:span text:style-name="tlid-translation"><text:span text:style-name="T87">• Пара використовується для об'єднання двох значень, які можуть бути різними за типом. Пара забезпечує спосіб зберігання двох неоднорідних об'єктів у вигляді однієї зм</text:span></text:span><text:span text:style-name="tlid-translation"><text:span text:style-name="T111">інної</text:span></text:span><text:span text:style-name="tlid-translation"><text:span text:style-name="T87">.</text:span></text:span><text:span text:style-name="T111"><text:line-break/></text:span><text:span text:style-name="tlid-translation"><text:span text:style-name="T111">• Пара може бути означена, скопійована та порівняна. Масив об'єктів, виділених для відображення (</text:span></text:span><text:span text:style-name="tlid-translation"><text:span text:style-name="T87">map</text:span></text:span><text:span text:style-name="tlid-translation"><text:span text:style-name="T111">) або </text:span></text:span><text:span text:style-name="tlid-translation"><text:span text:style-name="T87">hash</text:span></text:span><text:span text:style-name="tlid-translation"><text:span text:style-name="T111">_</text:span></text:span><text:span text:style-name="tlid-translation"><text:span text:style-name="T87">map</text:span></text:span><text:span text:style-name="tlid-translation"><text:span text:style-name="T111">, за замовчуванням мають тип "пари", в якому всі елементи "</text:span></text:span><text:span text:style-name="tlid-translation"><text:span text:style-name="T135">first</text:span></text:span><text:span text:style-name="tlid-translation"><text:span text:style-name="T111">" є унікальними ключами, пов'язаними зі значеннями "</text:span></text:span><text:span text:style-name="tlid-translation"><text:span text:style-name="T135">second</text:span></text:span><text:span text:style-name="tlid-translation"><text:span text:style-name="T111">".</text:span></text:span><text:span text:style-name="T111"><text:line-break/></text:span><text:span text:style-name="tlid-translation"><text:span text:style-name="T87">• Для доступу до елементів використовує</text:span></text:span><text:span text:style-name="tlid-translation"><text:span text:style-name="T111">ться</text:span></text:span><text:span text:style-name="tlid-translation"><text:span text:style-name="T87"> ім'я змінної, за яким слідує оператор точки, за яким слідує ключове слово first або second.</text:span></text:span></text:p>
      <text:p text:style-name="P4"><text:span text:style-name="tlid-translation"><text:span text:style-name="T87"/></text:span></text:p>
      <text:p text:style-name="Table_20_Contents"><text:span text:style-name="Source_20_Text"><text:span text:style-name="T135">//CPP program to illustrate pair STL </text:span></text:span></text:p>
      <text:p text:style-name="Table_20_Contents"><text:span text:style-name="Source_20_Text"><text:span text:style-name="T135">#include &lt;iostream&gt; </text:span></text:span></text:p>
      <text:p text:style-name="Table_20_Contents"><text:span text:style-name="Source_20_Text"><text:span text:style-name="T135">#include &lt;utility&gt; </text:span></text:span></text:p>
      <text:p text:style-name="Table_20_Contents"><text:span text:style-name="Source_20_Text"><text:span text:style-name="T135">using namespace std; </text:span></text:span></text:p>
      <text:p text:style-name="P98"/>
      <text:p text:style-name="Table_20_Contents"><text:span text:style-name="Source_20_Text"><text:span text:style-name="T135">intmain() { </text:span></text:span></text:p>
      <text:p text:style-name="Table_20_Contents"><text:span text:style-name="Source_20_Text"><text:span text:style-name="T135">pair &lt;int, char&gt; PAIR1 ; </text:span></text:span></text:p>
      <text:p text:style-name="Table_20_Contents"><text:soft-page-break/><text:span text:style-name="Source_20_Text"><text:span text:style-name="T135">PAIR1.first = 100; </text:span></text:span></text:p>
      <text:p text:style-name="Table_20_Contents"><text:span text:style-name="Source_20_Text"><text:span text:style-name="T135">PAIR1.second = 'G'; </text:span></text:span></text:p>
      <text:p text:style-name="P98"/>
      <text:p text:style-name="Table_20_Contents"><text:span text:style-name="Source_20_Text"><text:span text:style-name="T135">cout &lt;&lt; PAIR1.first &lt;&lt; " "; </text:span></text:span></text:p>
      <text:p text:style-name="Table_20_Contents"><text:span text:style-name="Source_20_Text"><text:span text:style-name="T135">cout &lt;&lt; PAIR1.second &lt;&lt; endl ; </text:span></text:span></text:p>
      <text:p text:style-name="Table_20_Contents"><text:span text:style-name="Source_20_Text"><text:span text:style-name="T135">pair &lt;string,unsigned&gt; PAIR2 ("</text:span></text:span><text:span text:style-name="Source_20_Text"><text:span text:style-name="T111">Мехмат</text:span></text:span><text:span text:style-name="Source_20_Text"><text:span text:style-name="T135">", 65); </text:span></text:span></text:p>
      <text:p text:style-name="P98"/>
      <text:p text:style-name="Table_20_Contents"><text:span text:style-name="Source_20_Text"><text:span text:style-name="T135">cout &lt;&lt; PAIR2.first &lt;&lt; " "; </text:span></text:span></text:p>
      <text:p text:style-name="Table_20_Contents"><text:span text:style-name="Source_20_Text"><text:span text:style-name="T135">cout &lt;&lt; PAIR2.second &lt;&lt; endl ; </text:span></text:span></text:p>
      <text:p text:style-name="Standard"><text:span text:style-name="Source_20_Text"><text:span text:style-name="T135">}</text:span></text:span></text:p>
      <text:p text:style-name="P1"><text:span text:style-name="Source_20_Text"><text:span text:style-name="T87"/></text:span></text:p>
      <text:p text:style-name="P25">Ініціалізація пари:</text:p>
      <text:p text:style-name="P118">pair (data_type1, data_type2) Pair_name (value1, value2) ;</text:p>
      <text:p text:style-name="P187">Приклади:</text:p>
      <text:p text:style-name="P111">pair g1; //default</text:p>
      <text:p text:style-name="P111">pair g2(1, 'a'); //initialized, different data type</text:p>
      <text:p text:style-name="P111">pair g3(1, 10); //initialized, same data type</text:p>
      <text:p text:style-name="P118">pair g4(g3); //copy of g3</text:p>
      <text:p text:style-name="P181"><text:span text:style-name="T1">Ще один варіант ініціалізації — визначена в цьому ж пакеті функція</text:span><text:span text:style-name="T8"> make_pair(), яка визначена наступним чином:</text:span></text:p>
      <text:p text:style-name="Preformatted_20_Text"><text:span text:style-name="Variable"><text:span text:style-name="T139">template</text:span></text:span><text:span text:style-name="Source_20_Text"><text:span text:style-name="T135"> &lt;</text:span></text:span><text:span text:style-name="Variable"><text:span text:style-name="T139">class</text:span></text:span><text:span text:style-name="Source_20_Text"><text:span text:style-name="T135"> T1,</text:span></text:span><text:span text:style-name="Variable"><text:span text:style-name="T139">class</text:span></text:span><text:span text:style-name="Source_20_Text"><text:span text:style-name="T135"> T2&gt;</text:span></text:span></text:p>
      <text:p text:style-name="Preformatted_20_Text"><text:span text:style-name="Source_20_Text"><text:span text:style-name="T135">pair&lt;T1,T2&gt; make_pair (T1 x, T2 y){</text:span></text:span></text:p>
      <text:p text:style-name="Preformatted_20_Text"><text:span text:style-name="Variable"><text:span text:style-name="T139">return</text:span></text:span><text:span text:style-name="Source_20_Text"><text:span text:style-name="T135"> ( pair&lt;T1,T2&gt;(x,y) );</text:span></text:span></text:p>
      <text:p text:style-name="P117"><text:span text:style-name="Source_20_Text"><text:span text:style-name="T135">}</text:span></text:span></text:p>
      <text:p text:style-name="P181">g<text:span text:style-name="T1">2 = </text:span>make<text:span text:style-name="T1">_</text:span>pair<text:span text:style-name="T1">(1, '</text:span>a<text:span text:style-name="T1">');</text:span></text:p>
      <text:p text:style-name="P187"/>
      <text:p text:style-name="P187">В класі визначені стандартний конструктор за замовченням:</text:p>
      <text:p text:style-name="P120">pair();</text:p>
      <text:p text:style-name="P120">Стандартний конструктор копіювання:</text:p>
      <text:p text:style-name="P118">template&lt;class U, class V&gt; pair (const pair&lt;U,V&gt;&amp; pr);</text:p>
      <text:p text:style-name="P118"><text:soft-page-break/>Та конструктор ініціалізації (сеттер):</text:p>
      <text:p text:style-name="P122">pair (const first_type&amp; a, const second_type&amp; b);</text:p>
      <text:p text:style-name="Text_20_Body"><text:span text:style-name="Strong_20_Emphasis"><text:span text:style-name="T112">Примітка:</text:span></text:span><text:span text:style-name="T111">Якщо поле не ініціалізоване контурктором за замовченням, то воно автоматично ініціалізується нулем.</text:span></text:p>
      <text:p text:style-name="Table_20_Contents"><text:span text:style-name="Source_20_Text"><text:span text:style-name="T135">Int main() { </text:span></text:span></text:p>
      <text:p text:style-name="Table_20_Contents"><text:span text:style-name="Source_20_Text"><text:span text:style-name="T135">pair &lt;int, double&gt; PAIR1 ; </text:span></text:span></text:p>
      <text:p text:style-name="Table_20_Contents"><text:span text:style-name="Source_20_Text"><text:span text:style-name="T135">pair &lt;string, char&gt; PAIR2 ; </text:span></text:span></text:p>
      <text:p text:style-name="Table_20_Contents"><text:span text:style-name="Source_20_Text"><text:span text:style-name="T135">cout &lt;&lt; PAIR1.first ;  //it is initialised to 0 </text:span></text:span></text:p>
      <text:p text:style-name="Table_20_Contents"><text:span text:style-name="Source_20_Text"><text:span text:style-name="T135">cout &lt;&lt; PAIR1.second ; //it is initialised to 0 </text:span></text:span></text:p>
      <text:p text:style-name="Table_20_Contents"><text:span text:style-name="Source_20_Text"><text:span text:style-name="T135">cout &lt;&lt; " "; </text:span></text:span></text:p>
      <text:p text:style-name="Table_20_Contents"><text:span text:style-name="Source_20_Text"><text:span text:style-name="T135">cout &lt;&lt; PAIR2.first ;  //it prints nothing i.e NULL </text:span></text:span></text:p>
      <text:p text:style-name="Table_20_Contents"><text:span text:style-name="Source_20_Text"><text:span text:style-name="T135">cout &lt;&lt; PAIR2.second ; //it prints nothing i.e NULL </text:span></text:span></text:p>
      <text:p text:style-name="Text_20_Body"><text:span text:style-name="Source_20_Text"><text:span text:style-name="T87">}</text:span></text:span></text:p>
      <text:p text:style-name="P189">Методи класу</text:p>
      <text:p text:style-name="P181"><text:span text:style-name="T9">make</text:span><text:span text:style-name="T20">_</text:span><text:span text:style-name="T9">pair</text:span><text:span text:style-name="T20">()</text:span> : <text:span text:style-name="T1">створює пару без визначення типів полів явно</text:span></text:p>
      <text:p text:style-name="P122">Pair_name = make_pair (value1,value2);</text:p>
      <text:p text:style-name="P123">Приклад</text:p>
      <text:p text:style-name="Table_20_Contents"><text:span text:style-name="Source_20_Text"><text:span text:style-name="T135">pair &lt;int, char&gt; PAIR1 ; </text:span></text:span></text:p>
      <text:p text:style-name="Table_20_Contents"><text:span text:style-name="Source_20_Text"><text:span text:style-name="T135">pair &lt;string, double&gt; PAIR2 ("</text:span></text:span><text:span text:style-name="Source_20_Text"><text:span text:style-name="T111">Студент</text:span></text:span><text:span text:style-name="Source_20_Text"><text:span text:style-name="T135">", </text:span></text:span><text:span text:style-name="Source_20_Text"><text:span text:style-name="T111">4</text:span></text:span><text:span text:style-name="Source_20_Text"><text:span text:style-name="T135">.23) ; </text:span></text:span></text:p>
      <text:p text:style-name="Table_20_Contents"><text:span text:style-name="Source_20_Text"><text:span text:style-name="T135">pair &lt;string, double&gt; PAIR3 ; </text:span></text:span></text:p>
      <text:p text:style-name="P98"/>
      <text:p text:style-name="Table_20_Contents"><text:span text:style-name="Source_20_Text"><text:span text:style-name="T135">PAIR1.first = 100; </text:span></text:span></text:p>
      <text:p text:style-name="Table_20_Contents"><text:span text:style-name="Source_20_Text"><text:span text:style-name="T135">PAIR1.second = 'G'; </text:span></text:span></text:p>
      <text:p text:style-name="P98"/>
      <text:p text:style-name="Table_20_Contents"><text:span text:style-name="Source_20_Text"><text:span text:style-name="T135">PAIR3 = make_pair ("</text:span></text:span><text:span text:style-name="Source_20_Text"><text:span text:style-name="T111">Мехмат кращій</text:span></text:span><text:span text:style-name="Source_20_Text"><text:span text:style-name="T135">",4.56); </text:span></text:span></text:p>
      <text:p text:style-name="P98"/>
      <text:p text:style-name="Table_20_Contents"><text:span text:style-name="Source_20_Text"><text:span text:style-name="T135">cout &lt;&lt; PAIR1.first &lt;&lt; " "; </text:span></text:span></text:p>
      <text:p text:style-name="Table_20_Contents"><text:span text:style-name="Source_20_Text"><text:span text:style-name="T135">cout &lt;&lt; PAIR1.second &lt;&lt; endl ; </text:span></text:span></text:p>
      <text:p text:style-name="P98"/>
      <text:p text:style-name="Table_20_Contents"><text:span text:style-name="Source_20_Text"><text:span text:style-name="T135">cout &lt;&lt; PAIR2.first &lt;&lt; " "; </text:span></text:span></text:p>
      <text:p text:style-name="Table_20_Contents"><text:span text:style-name="Source_20_Text"><text:span text:style-name="T135">cout &lt;&lt; PAIR2.second &lt;&lt; endl ; </text:span></text:span></text:p>
      <text:p text:style-name="P98"><text:soft-page-break/></text:p>
      <text:p text:style-name="Table_20_Contents"><text:span text:style-name="Source_20_Text"><text:span text:style-name="T135">cout &lt;&lt; PAIR3.first &lt;&lt; " "; </text:span></text:span></text:p>
      <text:p text:style-name="Table_20_Contents"><text:span text:style-name="Source_20_Text"><text:span text:style-name="T135">cout &lt;&lt; PAIR3.second &lt;&lt; endl ; </text:span></text:span></text:p>
      <text:p text:style-name="P103"/>
      <text:p text:style-name="Table_20_Contents"><text:span text:style-name="T111">Оператори </text:span><text:span text:style-name="Strong_20_Emphasis"><text:span text:style-name="T136">(=, ==, !=, &gt;=, &lt;=) :</text:span></text:span><text:span text:style-name="T135"> We can use operators with pairs as well. </text:span></text:p>
      <text:list xml:id="list90074717923898988" text:style-name="WWNum1">
        <text:list-item>
          <text:list>
            <text:list-item>
              <text:p text:style-name="P255"><text:span text:style-name="Strong_20_Emphasis"><text:span text:style-name="T88">(=) :</text:span></text:span><text:span text:style-name="T111">Присвоює нову пару – конструктор копіювання</text:span><text:span text:style-name="T87">.<text:line-break/></text:span></text:p>
            </text:list-item>
          </text:list>
        </text:list-item>
      </text:list>
      <text:p text:style-name="P159">pair&amp; operator= (const pair&amp; pr);</text:p>
      <text:list xml:id="list151943375005147" text:continue-numbering="true" text:style-name="WWNum1">
        <text:list-item>
          <text:list>
            <text:list-item>
              <text:p text:style-name="P265"><text:span text:style-name="Strong_20_Emphasis"><text:span text:style-name="T112">Порівняння</text:span></text:span><text:span text:style-name="Strong_20_Emphasis"><text:span text:style-name="T136"> (==):</text:span></text:span><text:span text:style-name="T111">Порівнює поля</text:span><text:span text:style-name="T135"> pair1 </text:span><text:span text:style-name="T111">та</text:span><text:span text:style-name="T135"> pair2</text:span><text:span text:style-name="T111">.Пари рівніякщо</text:span><text:span text:style-name="T135"> pair1.first </text:span><text:span text:style-name="T111">рівне</text:span><text:span text:style-name="T135"> pair2.first </text:span><text:span text:style-name="T111">та</text:span><text:span text:style-name="T135"> pair1.second </text:span><text:span text:style-name="T111">рівне</text:span><text:span text:style-name="T135"> pair2.second. </text:span></text:p>
            </text:list-item>
            <text:list-item>
              <text:p text:style-name="P265"><text:span text:style-name="Strong_20_Emphasis"><text:span text:style-name="T136">Not equal (!=) operator with pair :</text:span></text:span><text:span text:style-name="T111">Протилежний до рівності</text:span><text:span text:style-name="T135">. </text:span></text:p>
            </text:list-item>
            <text:list-item>
              <text:p text:style-name="P255"><text:span text:style-name="Strong_20_Emphasis"><text:span text:style-name="T112">Логічні</text:span></text:span><text:span text:style-name="Strong_20_Emphasis"><text:span text:style-name="T88">( &gt;=, &lt;= )</text:span></text:span><text:span text:style-name="Strong_20_Emphasis"><text:span text:style-name="T112"> оператори</text:span></text:span><text:span text:style-name="Strong_20_Emphasis"><text:span text:style-name="T88">:</text:span></text:span><text:span text:style-name="T111">Порівнює лише перше поле пари</text:span></text:p>
            </text:list-item>
          </text:list>
        </text:list-item>
      </text:list>
      <text:p text:style-name="Table_20_Contents"><text:span text:style-name="Source_20_Text"><text:span text:style-name="T135">pair&lt;int, int&gt;pair1 = make_pair(1, 12); </text:span></text:span></text:p>
      <text:p text:style-name="Table_20_Contents"><text:span text:style-name="Source_20_Text"><text:span text:style-name="T135">pair&lt;int, int&gt;pair2 = make_pair(9, 12); </text:span></text:span></text:p>
      <text:p text:style-name="Table_20_Contents"><text:span text:style-name="Source_20_Text"><text:span text:style-name="T135">cout &lt;&lt; (pair1 == pair2) &lt;&lt; endl; </text:span></text:span></text:p>
      <text:p text:style-name="Table_20_Contents"><text:span text:style-name="Source_20_Text"><text:span text:style-name="T135">cout &lt;&lt; (pair1 != pair2) &lt;&lt; endl; </text:span></text:span></text:p>
      <text:p text:style-name="Table_20_Contents"><text:span text:style-name="Source_20_Text"><text:span text:style-name="T135">cout &lt;&lt; (pair1 &gt;= pair2) &lt;&lt; endl; </text:span></text:span></text:p>
      <text:p text:style-name="Table_20_Contents"><text:span text:style-name="Source_20_Text"><text:span text:style-name="T135">cout &lt;&lt; (pair1 &lt;= pair2) &lt;&lt; endl; </text:span></text:span></text:p>
      <text:p text:style-name="Table_20_Contents"><text:span text:style-name="Source_20_Text"><text:span text:style-name="T135">cout &lt;&lt; (pair1 &gt; pair2) &lt;&lt; endl; </text:span></text:span></text:p>
      <text:p text:style-name="Table_20_Contents"><text:span text:style-name="Source_20_Text"><text:span text:style-name="T135">cout &lt;&lt; (pair1 &lt; pair2) &lt;&lt; endl; </text:span></text:span></text:p>
      <text:p text:style-name="Table_20_Contents"><text:span text:style-name="Source_20_Text"><text:span text:style-name="T135">Результат:</text:span></text:span></text:p>
      <text:p text:style-name="P126">0</text:p>
      <text:p text:style-name="P126">1</text:p>
      <text:p text:style-name="P126">0</text:p>
      <text:p text:style-name="P126">1</text:p>
      <text:p text:style-name="P126">0</text:p>
      <text:p text:style-name="P121">1</text:p>
      <text:p text:style-name="P164">Примітка: З С++20 оператори порівняння для пари видалені та рядять замість них виористовувати оператор <text:soft-page-break/>трьохстороннього порівняння (operator&lt;=&gt;)</text:p>
      <text:p text:style-name="P163"><text:span text:style-name="T87">Примітка: з С++11 додано також метод </text:span><text:span text:style-name="Strong_20_Emphasis"><text:span text:style-name="T136">swap, що</text:span></text:span><text:span text:style-name="Strong_20_Emphasis"><text:span text:style-name="T88">м</text:span></text:span><text:span text:style-name="T111">іняє значення однієї пари зі значенням іншої пари тих самих типів</text:span><text:span text:style-name="T87">. </text:span></text:p>
      <text:p text:style-name="Table_20_Contents"><text:span text:style-name="Source_20_Text"><text:span text:style-name="T135">pair&lt;char, int&gt;pair1 = make_pair('A', 1); </text:span></text:span></text:p>
      <text:p text:style-name="Table_20_Contents"><text:span text:style-name="Source_20_Text"><text:span text:style-name="T135">pair&lt;char, int&gt;pair2 = make_pair('B', 2); </text:span></text:span></text:p>
      <text:p text:style-name="P98"/>
      <text:p text:style-name="Table_20_Contents"><text:span text:style-name="Source_20_Text"><text:span text:style-name="T135">cout &lt;&lt; "Before swapping:\n "; </text:span></text:span></text:p>
      <text:p text:style-name="Table_20_Contents"><text:span text:style-name="Source_20_Text"><text:span text:style-name="T135">cout &lt;&lt; "Contents of pair1 = "&lt;&lt; pair1.first &lt;&lt; " "&lt;&lt; pair1.second ; </text:span></text:span></text:p>
      <text:p text:style-name="Table_20_Contents"><text:span text:style-name="Source_20_Text"><text:span text:style-name="T135">cout &lt;&lt; "Contents of pair2 = "&lt;&lt; pair2.first &lt;&lt; " "&lt;&lt; pair2.second ; </text:span></text:span></text:p>
      <text:p text:style-name="Table_20_Contents"><text:span text:style-name="Source_20_Text"><text:span text:style-name="T135">pair1.swap(pair2); </text:span></text:span></text:p>
      <text:p text:style-name="P98"/>
      <text:p text:style-name="Table_20_Contents"><text:span text:style-name="Source_20_Text"><text:span text:style-name="T135">cout &lt;&lt; "\nAfter swapping:\n "; </text:span></text:span></text:p>
      <text:p text:style-name="Table_20_Contents"><text:span text:style-name="Source_20_Text"><text:span text:style-name="T135">cout &lt;&lt; "Contents of pair1 = "&lt;&lt; pair1.first &lt;&lt; " "&lt;&lt; pair1.second ; </text:span></text:span></text:p>
      <text:p text:style-name="Table_20_Contents"><text:span text:style-name="Source_20_Text"><text:span text:style-name="T135">cout &lt;&lt; "Contents of pair2 = "&lt;&lt; pair2.first &lt;&lt; " "&lt;&lt; pair2.second ; </text:span></text:span></text:p>
      <text:p text:style-name="P97"><text:span text:style-name="Source_20_Text"><text:span text:style-name="T87"/></text:span></text:p>
      <text:p text:style-name="Table_20_Contents"><text:span text:style-name="Source_20_Text"><text:span text:style-name="T135">Результат:</text:span></text:span></text:p>
      <text:p text:style-name="P127">Before swapping:</text:p>
      <text:p text:style-name="P127">Contents of pair1 = (A, 1)</text:p>
      <text:p text:style-name="P127">Contents of pair2 = (B, 2)</text:p>
      <text:p text:style-name="P127"/>
      <text:p text:style-name="P127">After swapping:</text:p>
      <text:p text:style-name="P127">Contents of pair1 = (B, 2)</text:p>
      <text:p text:style-name="P122">Contents of pair2 = (A, 1)</text:p>
      <text:p text:style-name="P111">З використанням цього шаблону полегшується використання в багатьох ситуаціях роботи зі стандартними контейнерами STL, особливо це стосується шаблонів класів відображнення (хештаблиць) map/multimap.</text:p>
      <text:p text:style-name="P111"/>
      <text:p text:style-name="P111"/>
      <text:p text:style-name="P182">Контейнери </text:p>
      <text:p text:style-name="P1"><text:span text:style-name="tlid-translation"><text:span text:style-name="T87"/></text:span></text:p>
      <text:p text:style-name="P182"><text:span text:style-name="T8">Контейнери або класи контейнерів зберігають об'єкти і дані. В загальній складності сім стандартних класів контейнерів першого класу і три класи адаптерів контейнерів і лише сім </text:span><text:soft-page-break/><text:span text:style-name="T8">файлів заголовків, які забезпечують доступ до цих контейнерів або адаптерів контейнерів.</text:span></text:p>
      <text:p text:style-name="P182"><text:span text:style-name="T8">• Контейнери послідовного доступу (</text:span><text:span text:style-name="T20">Sequence containers</text:span><text:span text:style-name="T8">) - реалізують структури даних, до яких можна звертатися послідовно тобто за номером елементу:</text:span></text:p>
      <text:p text:style-name="P191">vector </text:p>
      <text:p text:style-name="P191">list </text:p>
      <text:p text:style-name="P191">deque </text:p>
      <text:p text:style-name="P191">arrays <text:s/><text:span text:style-name="T176">(C++11)</text:span></text:p>
      <text:p text:style-name="P191">forward_list(C++11) </text:p>
      <text:p text:style-name="P191">Контейнери адаптери (Container Adaptors) - реалізують інтерфейс для контейнерів баз даних, найбільш прості структури даних, що дозволяють додавати та видаляти елементи без забезпечення послідовного доступу: </text:p>
      <text:p text:style-name="P191">queue </text:p>
      <text:p text:style-name="P191">priority_queue </text:p>
      <text:p text:style-name="P191">stack </text:p>
      <text:p text:style-name="P191">Асоціативні контейнери (Associative Containers) : структури даних що зберігають сортоівані структури даних, що дозволяють швидкий пошук (зі скалдністю O(log n)). </text:p>
      <text:p text:style-name="P191">set </text:p>
      <text:p text:style-name="P191">multiset </text:p>
      <text:p text:style-name="P191">map </text:p>
      <text:p text:style-name="P191">multimap </text:p>
      <text:p text:style-name="P191">З С++11 до стандартних контейнерів додали також невідсортовані асоціативні контейнери (Unordered Associative Containers ) які складаються з невідсортованих структур <text:soft-page-break/>даних- хеш таблиць та відображеннь</text:p>
      <text:p text:style-name="P191">unordered_set (C++11) </text:p>
      <text:p text:style-name="P191">unordered_multiset (C++11) </text:p>
      <text:p text:style-name="P191">unordered_map (C++11) </text:p>
      <text:p text:style-name="P191">unordered_multimap (C++11) </text:p>
      <text:p text:style-name="P191"/>
      <text:p text:style-name="P188">Конте<text:span text:style-name="T177">й</text:span>нери-адаптори</text:p>
      <text:h text:style-name="P226" text:outline-level="1">Стек (Stack )</text:h>
      <text:p text:style-name="P190">Стек – це шаблон класу який релізує концепцію достпу до даних LIFO(Last In First Out – останній зайшов, перший вийшов), в який елемент додається до верхівки структури та відповідно опискає вниз той елемент, що до цього знаходився на верхівці стеку. Коли ж відбувається операція видалення елементу – видаляється верхівка стеку, та той елемент, що знаходився нижче (якщо він був) повертається на верхівку. Ниже нової вершини так саме знаходиться попередник нового елементу верщини і так далі.<text:line-break/>Одна з можливих реалізацій шаблону була в попредній главі. В стандартній бібліотеці, зрозуміло, більш якісна верся класу шаблону, що дозволяє виділяти память під кожен новий елемент та бросає виключення у випдку некоректного видалення елементу.</text:p>
      <text:p text:style-name="P190">Для використання цього контейнеру потрібно підключити заголовочний файл &lt;stack&gt;</text:p>
      <text:p text:style-name="P183"><text:span text:style-name="T8">Методи цього класу стеку </text:span><text:span text:style-name="T13">працюють дуже швидко (</text:span><text:span text:style-name="T22"> час виконання – O(1)</text:span><text:span text:style-name="T13">), а саме</text:span><text:span text:style-name="T8">:</text:span></text:p>
      <text:p text:style-name="P197">empty() – булева функція, що повертає true, якщо стек порожній;</text:p>
      <text:p text:style-name="P183"><text:soft-page-break/><text:span text:style-name="T21">size() – пове</text:span><text:span text:style-name="T24">р</text:span><text:span text:style-name="T21">тає розмір стеку</text:span><text:span text:style-name="T22">;</text:span></text:p>
      <text:p text:style-name="P197">top() – повертає вказівник на останній елемент(вер<text:span text:style-name="T221">х</text:span>івку) стеку;</text:p>
      <text:p text:style-name="P197">push(T g) –додає елемент ‘g’ у верхівку стеку;</text:p>
      <text:p text:style-name="P197">pop() – видаляє верхівку стеку.</text:p>
      <text:p text:style-name="P196">Також для стеку визначені оператори <text:span text:style-name="T187">присвоєння та </text:span>порівняння (&gt;,&gt;=,==,!=,&lt;,&lt;=) які здійснюють відповідні поелементні порівняння для вмістів двох стеків. </text:p>
      <text:p text:style-name="P196">Конструктор<text:span text:style-name="T177">и <text:s/>визначений</text:span> за замовченням та аналог копіконструктору, що приймає стек. </text:p>
      <text:p text:style-name="P186"><text:span text:style-name="T8">Примітка. З Сі++11 додано також методи swap() для обміну значень двох стеків та emplace() - синонім </text:span><text:span text:style-name="T21">push()</text:span><text:span text:style-name="T23">, який дозволяє додавати елементи в колекцію по аргументах типу, тобто без зайвого копіювання та переміщення у рамках move-семантіки стандарту Сі++11. </text:span></text:p>
      <text:p text:style-name="Table_20_Contents"><text:span text:style-name="Source_20_Text"><text:span text:style-name="T135">// C</text:span></text:span><text:span text:style-name="Source_20_Text"><text:span text:style-name="T141">++ програма для</text:span></text:span><text:span text:style-name="Source_20_Text"><text:span text:style-name="T135"> </text:span></text:span><text:span text:style-name="Source_20_Text"><text:span text:style-name="T141">демонстрації</text:span></text:span><text:span text:style-name="Source_20_Text"><text:span text:style-name="T135"> STL </text:span></text:span><text:span text:style-name="Source_20_Text"><text:span text:style-name="T141">стеку</text:span></text:span><text:span text:style-name="Source_20_Text"><text:span text:style-name="T135"> </text:span></text:span></text:p>
      <text:p text:style-name="Table_20_Contents"><text:span text:style-name="Source_20_Text"><text:span text:style-name="T135">#include &lt;iostream&gt;</text:span></text:span></text:p>
      <text:p text:style-name="Table_20_Contents"><text:span text:style-name="Source_20_Text"><text:span text:style-name="T135">#include &lt;string&gt;</text:span></text:span></text:p>
      <text:p text:style-name="Table_20_Contents"><text:span text:style-name="Source_20_Text"><text:span text:style-name="T135">#include &lt;stack&gt;</text:span></text:span></text:p>
      <text:p text:style-name="Table_20_Contents"><text:span text:style-name="Source_20_Text"><text:span text:style-name="T135">using namespace std;</text:span></text:span></text:p>
      <text:p text:style-name="Table_20_Contents"><text:span text:style-name="Source_20_Text"><text:span text:style-name="T135">// виводить стек у зворотньому порядку</text:span></text:span></text:p>
      <text:p text:style-name="Table_20_Contents"><text:span text:style-name="Source_20_Text"><text:span text:style-name="T135">void showstack(const stack &lt;string&gt; &amp; s){</text:span></text:span></text:p>
      <text:p text:style-name="Table_20_Contents"><text:span text:style-name="Source_20_Text"><text:span text:style-name="T135">stack &lt;string&gt; copy_s(s); // copy-constructor to create copy of s</text:span></text:span></text:p>
      <text:p text:style-name="Table_20_Contents"><text:span text:style-name="Source_20_Text"><text:span text:style-name="T135">// поки стек не порожній – виводить верхівку та видаляє її</text:span></text:span></text:p>
      <text:p text:style-name="Table_20_Contents"><text:span text:style-name="Source_20_Text"><text:span text:style-name="T135">while (!copy_s.empty()){</text:span></text:span></text:p>
      <text:p text:style-name="Table_20_Contents"><text:span text:style-name="Source_20_Text"><text:span text:style-name="T135">cout&lt;&lt;'\t'&lt;&lt;copy_s.top();</text:span></text:span></text:p>
      <text:p text:style-name="Table_20_Contents"><text:span text:style-name="Source_20_Text"><text:span text:style-name="T135">copy_s.pop();</text:span></text:span></text:p>
      <text:p text:style-name="Table_20_Contents"><text:span text:style-name="Source_20_Text"><text:span text:style-name="T135">}</text:span></text:span></text:p>
      <text:p text:style-name="Table_20_Contents"><text:span text:style-name="Source_20_Text"><text:span text:style-name="T135">cout &lt;&lt; '\n';</text:span></text:span></text:p>
      <text:p text:style-name="Table_20_Contents"><text:span text:style-name="Source_20_Text"><text:span text:style-name="T135">}</text:span></text:span></text:p>
      <text:p text:style-name="P95"><text:span text:style-name="Source_20_Text"><text:span text:style-name="T87"/></text:span></text:p>
      <text:p text:style-name="Table_20_Contents"><text:span text:style-name="Source_20_Text"><text:span text:style-name="T135">int main(){</text:span></text:span></text:p>
      <text:p text:style-name="Table_20_Contents"><text:soft-page-break/><text:span text:style-name="Source_20_Text"><text:span text:style-name="T135">stack &lt;string&gt; s;</text:span></text:span></text:p>
      <text:p text:style-name="Table_20_Contents"><text:span text:style-name="Source_20_Text"><text:span text:style-name="T135">s.push("sator");</text:span></text:span></text:p>
      <text:p text:style-name="Table_20_Contents"><text:span text:style-name="Source_20_Text"><text:span text:style-name="T135">s.push("arepo");</text:span></text:span></text:p>
      <text:p text:style-name="Table_20_Contents"><text:span text:style-name="Source_20_Text"><text:span text:style-name="T135">s.push("tenet");</text:span></text:span></text:p>
      <text:p text:style-name="Table_20_Contents"><text:span text:style-name="Source_20_Text"><text:span text:style-name="T135">s.push("opera");</text:span></text:span></text:p>
      <text:p text:style-name="Table_20_Contents"><text:span text:style-name="Source_20_Text"><text:span text:style-name="T135">s.push("rotas");</text:span></text:span></text:p>
      <text:p text:style-name="Table_20_Contents"><text:span text:style-name="Source_20_Text"><text:span text:style-name="T135">cout &lt;&lt;"The stack is : ";</text:span></text:span></text:p>
      <text:p text:style-name="Table_20_Contents"><text:span text:style-name="Source_20_Text"><text:span text:style-name="T135">showstack(s);</text:span></text:span></text:p>
      <text:p text:style-name="Table_20_Contents"><text:span text:style-name="Source_20_Text"><text:span text:style-name="T135">//The stack is : rotas opera tenet arepo sator</text:span></text:span></text:p>
      <text:p text:style-name="Table_20_Contents"><text:span text:style-name="Source_20_Text"><text:span text:style-name="T135">cout&lt;&lt;"\ns.size():"&lt;&lt;s.size();//5</text:span></text:span></text:p>
      <text:p text:style-name="Table_20_Contents"><text:span text:style-name="Source_20_Text"><text:span text:style-name="T135">cout &lt;&lt; "\ns.top() : " &lt;&lt; s.top();//rotas</text:span></text:span></text:p>
      <text:p text:style-name="Table_20_Contents"><text:span text:style-name="Source_20_Text"><text:span text:style-name="T135">cout &lt;&lt; "\ns.pop() : "; //</text:span></text:span></text:p>
      <text:p text:style-name="Table_20_Contents"><text:span text:style-name="Source_20_Text"><text:span text:style-name="T135">s.pop();</text:span></text:span></text:p>
      <text:p text:style-name="Table_20_Contents"><text:span text:style-name="Source_20_Text"><text:span text:style-name="T135">showstack(s); // opera tenet arepo sator</text:span></text:span></text:p>
      <text:p text:style-name="Table_20_Contents"><text:span text:style-name="Source_20_Text"><text:span text:style-name="T135">//s.pop() : // tenet arepo sator</text:span></text:span></text:p>
      <text:p text:style-name="Table_20_Contents"><text:span text:style-name="Source_20_Text"><text:span text:style-name="T135">}</text:span></text:span></text:p>
      <text:p text:style-name="P95"><text:span text:style-name="Source_20_Text"><text:span text:style-name="T87"/></text:span></text:p>
      <text:p text:style-name="Table_20_Contents"><text:span text:style-name="Source_20_Text"><text:span text:style-name="T135">Результат:</text:span></text:span></text:p>
      <text:p text:style-name="P98">The stack is : <text:tab/>rotas<text:tab/>opera tenet arepo sator</text:p>
      <text:p text:style-name="P98">s.size():5</text:p>
      <text:p text:style-name="P98">s.top() : rotas</text:p>
      <text:p text:style-name="P98">s.pop() : <text:tab/>opera<text:tab/> tenet arepo sator</text:p>
      <text:h text:style-name="P226" text:outline-level="1">Черга (Queue) в (STL)</text:h>
      <text:p text:style-name="P190">На відміну від стеку, черга - шаблон класу який релізує концепцію доступу до даних FIFO( First In First Out – пер<text:span text:style-name="T177">ш</text:span>ий зайшов, перший вийшов), в який елемент додається до кінця структури та видаляється елемент, що стоїть в початку структури. Тут пряма аналогія з “чергою” у магазині.</text:p>
      <text:p text:style-name="P190">Для використання цього контейнеру потрібно підключити заголовочний файл &lt;queue&gt;.</text:p>
      <text:p text:style-name="P183"><text:span text:style-name="T8">Методи класу </text:span><text:span text:style-name="T13">працюють зі складністю </text:span><text:span text:style-name="T28">O(1)</text:span><text:span text:style-name="T8">:</text:span></text:p>
      <text:p text:style-name="P183"><text:span text:style-name="T27">empty() – булева функція, що повертає true, якщо черга порожня </text:span><text:span text:style-name="T28">та false в іншому випадку;</text:span><text:span text:style-name="T27"><text:line-break/></text:span><text:soft-page-break/><text:span text:style-name="T27">size() – повертає розмір черги</text:span><text:span text:style-name="T28">;</text:span><text:span text:style-name="T27"><text:line-break/></text:span><text:span text:style-name="T8">push</text:span><text:span text:style-name="T27">(T g) –додає елемент ‘g’ у кінець черги;<text:line-break/>pop() – видаляє початок черги;</text:span></text:p>
      <text:p text:style-name="P199">front() - повертає посилання на елемент початку черги;</text:p>
      <text:p text:style-name="P216">back() <text:s/>- повертає посилання на останній елемент черги.</text:p>
      <text:p text:style-name="P190"><text:span text:style-name="T69">Також для черги визначені оператори </text:span><text:span text:style-name="T71">присвоєння та</text:span><text:span text:style-name="T69"> порівняння (&gt;,&gt;=,==,!=,&lt;,&lt;=) які здійснюють відповідні поелементні порівняння для вміст</text:span><text:span text:style-name="T70">у</text:span><text:span text:style-name="T69"> двох черг. </text:span></text:p>
      <text:p text:style-name="P217">Конструктор є за замовченням та аналог копіконструктору. </text:p>
      <text:p text:style-name="P215"/>
      <text:p text:style-name="P214"><text:span text:style-name="T27">Примітка. З Сі++11 додано також методи swap() для обміну значень двох черг та emplace() - синонім </text:span><text:span text:style-name="T21">push().</text:span></text:p>
      <text:p text:style-name="P130"><text:span text:style-name="Strong_20_Emphasis"><text:span text:style-name="T87"/></text:span></text:p>
      <text:p text:style-name="Table_20_Contents"><text:span text:style-name="Source_20_Text"><text:span text:style-name="T135">// Queue in Standard Template Library (STL) </text:span></text:span></text:p>
      <text:p text:style-name="Table_20_Contents"><text:span text:style-name="Source_20_Text"><text:span text:style-name="T135">#include &lt;iostream&gt; </text:span></text:span></text:p>
      <text:p text:style-name="Table_20_Contents"><text:span text:style-name="Source_20_Text"><text:span text:style-name="T135">#include &lt;queue&gt; </text:span></text:span></text:p>
      <text:p text:style-name="P95"><text:span text:style-name="Source_20_Text"><text:span text:style-name="T87"/></text:span></text:p>
      <text:p text:style-name="Table_20_Contents"><text:span text:style-name="Source_20_Text"><text:span text:style-name="T135">using namespace std; </text:span></text:span></text:p>
      <text:p text:style-name="Table_20_Contents"><text:span text:style-name="Source_20_Text"><text:span text:style-name="T135">// виводить чергу в порядку заповнення для будь-якого стандартного типу</text:span></text:span></text:p>
      <text:p text:style-name="P104"><text:span text:style-name="Source_20_Text"><text:span text:style-name="T142">template &lt;typename T&gt;</text:span></text:span></text:p>
      <text:p text:style-name="P104"><text:span text:style-name="Source_20_Text"><text:span text:style-name="T142">void showq(const queue &lt;T&gt; &amp; gq) { </text:span></text:span></text:p>
      <text:p text:style-name="P104"><text:span text:style-name="Source_20_Text"><text:span text:style-name="T142">// створюємо копію черги</text:span></text:span></text:p>
      <text:p text:style-name="P104"><text:span text:style-name="Source_20_Text"><text:span text:style-name="T142">queue &lt;T&gt; g = gq;</text:span></text:span></text:p>
      <text:p text:style-name="P104"><text:span text:style-name="Source_20_Text"><text:span text:style-name="T142">// видаляємо та дивимось всі елементи в неї з початку</text:span></text:span></text:p>
      <text:p text:style-name="P104"><text:span text:style-name="Source_20_Text"><text:span text:style-name="T142">while (!g.empty()) {</text:span></text:span></text:p>
      <text:p text:style-name="P104"><text:span text:style-name="Source_20_Text"><text:span text:style-name="T142"><text:s text:c="2"/><text:tab/>cout &lt;&lt; '\t' &lt;&lt; g.front();</text:span></text:span></text:p>
      <text:p text:style-name="P104"><text:span text:style-name="Source_20_Text"><text:span text:style-name="T142"><text:s text:c="8"/>g.pop();</text:span></text:span></text:p>
      <text:p text:style-name="P104"><text:span text:style-name="Source_20_Text"><text:span text:style-name="T142"><text:s/>} </text:span></text:span></text:p>
      <text:p text:style-name="P104"><text:span text:style-name="Source_20_Text"><text:span text:style-name="T142">cout &lt;&lt; '\n'; </text:span></text:span></text:p>
      <text:p text:style-name="P104"><text:span text:style-name="Source_20_Text"><text:span text:style-name="T142">}</text:span></text:span></text:p>
      <text:p text:style-name="P95"><text:span text:style-name="Source_20_Text"><text:span text:style-name="T87"/></text:span></text:p>
      <text:p text:style-name="P96"><text:span text:style-name="Source_20_Text"><text:span text:style-name="T87"/></text:span></text:p>
      <text:p text:style-name="P96"><text:span text:style-name="Source_20_Text"><text:span text:style-name="T89">int main() {</text:span></text:span></text:p>
      <text:p text:style-name="P96"><text:soft-page-break/><text:span text:style-name="Source_20_Text"><text:span text:style-name="T89"><text:s text:c="3"/>queue &lt;int&gt; q1; </text:span></text:span></text:p>
      <text:p text:style-name="P96"><text:span text:style-name="Source_20_Text"><text:span text:style-name="T89"><text:s text:c="3"/>q1.push(10);</text:span></text:span></text:p>
      <text:p text:style-name="P96"><text:span text:style-name="Source_20_Text"><text:span text:style-name="T89"><text:s text:c="3"/>q1.push(20);</text:span></text:span></text:p>
      <text:p text:style-name="P96"><text:span text:style-name="Source_20_Text"><text:span text:style-name="T89"><text:s text:c="3"/>q1.push(30);</text:span></text:span></text:p>
      <text:p text:style-name="P96"><text:span text:style-name="Source_20_Text"><text:span text:style-name="T89"><text:s text:c="3"/>q1.push(15);</text:span></text:span></text:p>
      <text:p text:style-name="P96"><text:span text:style-name="Source_20_Text"><text:span text:style-name="T89"><text:s text:c="3"/>cout &lt;&lt; "The queue q1 is : ";</text:span></text:span></text:p>
      <text:p text:style-name="P96"><text:span text:style-name="Source_20_Text"><text:span text:style-name="T89"><text:s text:c="3"/>showq(q1);</text:span></text:span></text:p>
      <text:p text:style-name="P96"><text:span text:style-name="Source_20_Text"><text:span text:style-name="T89"><text:s text:c="3"/>cout &lt;&lt; "\nq1.size() : " &lt;&lt; q1.size();</text:span></text:span></text:p>
      <text:p text:style-name="P96"><text:span text:style-name="Source_20_Text"><text:span text:style-name="T89"><text:s text:c="3"/>cout &lt;&lt; "\nq1.front() : " &lt;&lt; q1.front();</text:span></text:span></text:p>
      <text:p text:style-name="P96"><text:span text:style-name="Source_20_Text"><text:span text:style-name="T89"><text:s text:c="3"/>cout &lt;&lt; "\nq1.back() : " &lt;&lt; q1.back();</text:span></text:span></text:p>
      <text:p text:style-name="P96"><text:span text:style-name="Source_20_Text"><text:span text:style-name="T89"><text:s text:c="3"/>cout &lt;&lt; "\nq1.pop() : ";</text:span></text:span></text:p>
      <text:p text:style-name="P96"><text:span text:style-name="Source_20_Text"><text:span text:style-name="T89"><text:s text:c="3"/>q1.pop();</text:span></text:span></text:p>
      <text:p text:style-name="P96"><text:span text:style-name="Source_20_Text"><text:span text:style-name="T89"><text:s text:c="3"/>showq(q1);</text:span></text:span></text:p>
      <text:p text:style-name="P95"><text:span text:style-name="Source_20_Text"><text:span text:style-name="T87"/></text:span></text:p>
      <text:p text:style-name="P165"><text:span text:style-name="Source_20_Text"><text:span text:style-name="T135">Результат:</text:span></text:span></text:p>
      <text:p text:style-name="P166"><text:span text:style-name="Source_20_Text"><text:span text:style-name="T142">The queue q1 is : <text:tab/>10<text:tab/>20<text:tab/>30<text:tab/>15</text:span></text:span></text:p>
      <text:p text:style-name="P166"><text:span text:style-name="Source_20_Text"><text:span text:style-name="T142"/></text:span></text:p>
      <text:p text:style-name="P166"><text:span text:style-name="Source_20_Text"><text:span text:style-name="T142">q1.size() : 4</text:span></text:span></text:p>
      <text:p text:style-name="P166"><text:span text:style-name="Source_20_Text"><text:span text:style-name="T142">q1.front() : 10</text:span></text:span></text:p>
      <text:p text:style-name="P166"><text:span text:style-name="Source_20_Text"><text:span text:style-name="T142">q1.back() : 15</text:span></text:span></text:p>
      <text:p text:style-name="P166"><text:span text:style-name="Source_20_Text"><text:span text:style-name="T142">q1.pop() : <text:tab/>20<text:tab/>30<text:tab/>15</text:span></text:span></text:p>
      <text:h text:style-name="P226" text:outline-level="1">Пріоритетна черга (Priority Queue)в STL</text:h>
      <text:p text:style-name="P190"/>
      <text:p text:style-name="P190">Пріорітетна черга відрізняється від звичайної черги тим, що першим елементом на видалення йде не перший елемент, а елемент, що приймає найбільше значення. Тобто пріоритна черга - це тип контейнеру-адаптеру, спеціально розроблений таким чином, що перший елемент черги є найбільшим із усіх елементів черги, а елементи контейнеру розташовані в порядку не<text:span text:style-name="T178">спада</text:span>ння (отже, ми можемо бачити, що кожен елемент черги має пріоритет (фіксований порядок).</text:p>
      <text:p text:style-name="P190"><text:soft-page-break/>Для використання цього контейнеру потрібно підключити заголовочний файл &lt;queue&gt;.</text:p>
      <text:p text:style-name="P194">Методи контейнеру:</text:p>
      <text:p text:style-name="P200">empty() – булева функція, що повертає true, якщо черга порожня – час виконання O(1);</text:p>
      <text:p text:style-name="P200">size() – повертає розмір черги – час виконання O(1);</text:p>
      <text:p text:style-name="P198">top() – повертає вказівник на останній елемент(верівку) черги – час виконання O(1);</text:p>
      <text:p text:style-name="P184"><text:span text:style-name="T8">push</text:span><text:span text:style-name="T27">(T g) –додає елемент ‘g’ у кінець черги – час виконання </text:span><text:span text:style-name="T30">повинен бути</text:span><text:span text:style-name="T27"> O(</text:span><text:span text:style-name="T29">log n</text:span><text:span text:style-name="T27">) </text:span><text:span text:style-name="T29">;</text:span></text:p>
      <text:p text:style-name="P185"><text:span text:style-name="T27">pop() – видаляє початок черги – час виконання </text:span><text:span text:style-name="T29">час виконання </text:span><text:span text:style-name="T30">повинен бути</text:span><text:span text:style-name="T29"> O(log n)</text:span><text:span text:style-name="T27">.</text:span></text:p>
      <text:p text:style-name="P199"><text:span text:style-name="T179">Також для </text:span><text:span text:style-name="T180">пріоритетної </text:span><text:span text:style-name="T179">черги визначені оператори </text:span><text:span text:style-name="T180">присвоєння та</text:span><text:span text:style-name="T179"> порівняння (&gt;,&gt;=,==,!=,&lt;,&lt;=) які здійснюють відповідні поелементні порівняння для вмістів двох черг. </text:span></text:p>
      <text:p text:style-name="P211"><text:span text:style-name="Strong_20_Emphasis"><text:span text:style-name="T33">Конструктор </text:span></text:span><text:span text:style-name="Strong_20_Emphasis"><text:span text:style-name="T34">для цього класу визначений</text:span></text:span><text:span text:style-name="Strong_20_Emphasis"><text:span text:style-name="T33"> за замовченням та аналог копіконструктору, що приймає цю колекцію. </text:span></text:span></text:p>
      <text:p text:style-name="P213"><text:span text:style-name="Strong_20_Emphasis"><text:span text:style-name="T156"/></text:span></text:p>
      <text:p text:style-name="P211"><text:span text:style-name="Strong_20_Emphasis"><text:span text:style-name="T33">// Queue in Standard Template Library (STL) </text:span></text:span></text:p>
      <text:p text:style-name="P211"><text:span text:style-name="Strong_20_Emphasis"><text:span text:style-name="T33">#include &lt;iostream&gt; </text:span></text:span></text:p>
      <text:p text:style-name="P211"><text:span text:style-name="Strong_20_Emphasis"><text:span text:style-name="T33">#include &lt;queue&gt; </text:span></text:span></text:p>
      <text:p text:style-name="P213"><text:span text:style-name="Strong_20_Emphasis"><text:span text:style-name="T156"/></text:span></text:p>
      <text:p text:style-name="P211"><text:span text:style-name="Strong_20_Emphasis"><text:span text:style-name="T33">using namespace std; </text:span></text:span></text:p>
      <text:p text:style-name="P211"><text:span text:style-name="Strong_20_Emphasis"><text:span text:style-name="T33">// виводить чергу в порядку пріорітету для стандартних типів</text:span></text:span></text:p>
      <text:p text:style-name="P212"><text:span text:style-name="Strong_20_Emphasis"><text:span text:style-name="T35">template&lt;class T&gt;</text:span></text:span></text:p>
      <text:p text:style-name="P212"><text:span text:style-name="Strong_20_Emphasis"><text:span text:style-name="T35">void showpq(const priority_queue &lt;T&gt; &amp; gq) {</text:span></text:span></text:p>
      <text:p text:style-name="P212"><text:span text:style-name="Strong_20_Emphasis"><text:span text:style-name="T35"><text:s text:c="2"/>priority_queue &lt;T&gt; g(gq);</text:span></text:span></text:p>
      <text:p text:style-name="P212"><text:span text:style-name="Strong_20_Emphasis"><text:span text:style-name="T35"><text:s text:c="2"/>while (!g.empty()){</text:span></text:span></text:p>
      <text:p text:style-name="P212"><text:span text:style-name="Strong_20_Emphasis"><text:span text:style-name="T35"><text:s text:c="3"/>cout &lt;&lt; '\t' &lt;&lt; g.top();</text:span></text:span></text:p>
      <text:p text:style-name="P212"><text:soft-page-break/><text:span text:style-name="Strong_20_Emphasis"><text:span text:style-name="T35"><text:s text:c="3"/>g.pop();</text:span></text:span></text:p>
      <text:p text:style-name="P212"><text:span text:style-name="Strong_20_Emphasis"><text:span text:style-name="T35"><text:s text:c="3"/>}</text:span></text:span></text:p>
      <text:p text:style-name="P212"><text:span text:style-name="Strong_20_Emphasis"><text:span text:style-name="T35">}</text:span></text:span></text:p>
      <text:p text:style-name="P212"><text:span text:style-name="Strong_20_Emphasis"><text:span text:style-name="T35">// виводить чергу в порядку пріорітету для типу Пара від двох цілих – спеціалізація <text:s/>showpq</text:span></text:span></text:p>
      <text:p text:style-name="P212"><text:span text:style-name="Strong_20_Emphasis"><text:span text:style-name="T35">template&lt;&gt;</text:span></text:span></text:p>
      <text:p text:style-name="P212"><text:span text:style-name="Strong_20_Emphasis"><text:span text:style-name="T35">void showpq(const priority_queue &lt;pair&lt;int,int&gt; &gt; &amp; gq) {</text:span></text:span></text:p>
      <text:p text:style-name="P212"><text:span text:style-name="Strong_20_Emphasis"><text:span text:style-name="T35"><text:s text:c="2"/>//‘&gt;&gt;’ should be ‘&gt; &gt;’ within a nested template argument list before C++11</text:span></text:span></text:p>
      <text:p text:style-name="P212"><text:span text:style-name="Strong_20_Emphasis"><text:span text:style-name="T35"><text:s text:c="2"/>priority_queue &lt;pair&lt;int,int&gt; &gt; g(gq);</text:span></text:span></text:p>
      <text:p text:style-name="P212"><text:span text:style-name="Strong_20_Emphasis"><text:span text:style-name="T35"><text:s text:c="2"/>while (!g.empty()){</text:span></text:span></text:p>
      <text:p text:style-name="P212"><text:span text:style-name="Strong_20_Emphasis"><text:span text:style-name="T35"><text:s text:c="3"/>pair&lt;int,int&gt; tmp = g.top();</text:span></text:span></text:p>
      <text:p text:style-name="P212"><text:span text:style-name="Strong_20_Emphasis"><text:span text:style-name="T35"><text:s text:c="3"/>cout &lt;&lt; "\t(" &lt;&lt; tmp.first&lt;&lt;", "&lt;&lt;tmp.second&lt;&lt;")";</text:span></text:span></text:p>
      <text:p text:style-name="P212"><text:span text:style-name="Strong_20_Emphasis"><text:span text:style-name="T35"><text:s text:c="3"/>g.pop();</text:span></text:span></text:p>
      <text:p text:style-name="P212"><text:span text:style-name="Strong_20_Emphasis"><text:span text:style-name="T35"><text:s text:c="3"/>}</text:span></text:span></text:p>
      <text:p text:style-name="P212"><text:span text:style-name="Strong_20_Emphasis"><text:span text:style-name="T35">}</text:span></text:span></text:p>
      <text:p text:style-name="P211"><text:span text:style-name="Strong_20_Emphasis"><text:span text:style-name="T33">int main() {</text:span></text:span></text:p>
      <text:p text:style-name="P212"><text:span text:style-name="Strong_20_Emphasis"><text:span text:style-name="T34"><text:s text:c="2"/></text:span></text:span><text:span text:style-name="Strong_20_Emphasis"><text:span text:style-name="T35">priority_queue &lt;int&gt; q2;</text:span></text:span></text:p>
      <text:p text:style-name="P212"><text:span text:style-name="Strong_20_Emphasis"><text:span text:style-name="T35"><text:s text:c="3"/>q2.push(10);</text:span></text:span></text:p>
      <text:p text:style-name="P212"><text:span text:style-name="Strong_20_Emphasis"><text:span text:style-name="T35"><text:s text:c="3"/>q2.push(30);</text:span></text:span></text:p>
      <text:p text:style-name="P212"><text:span text:style-name="Strong_20_Emphasis"><text:span text:style-name="T35"><text:s text:c="3"/>q2.push(20); </text:span></text:span></text:p>
      <text:p text:style-name="P212"><text:span text:style-name="Strong_20_Emphasis"><text:span text:style-name="T35"><text:s text:c="3"/>q2.push(5);</text:span></text:span></text:p>
      <text:p text:style-name="P212"><text:span text:style-name="Strong_20_Emphasis"><text:span text:style-name="T35"><text:s text:c="3"/>q2.push(1);</text:span></text:span></text:p>
      <text:p text:style-name="P212"><text:span text:style-name="Strong_20_Emphasis"><text:span text:style-name="T35"><text:s text:c="3"/>cout &lt;&lt; "The priority queue q2 is : ";</text:span></text:span></text:p>
      <text:p text:style-name="P212"><text:span text:style-name="Strong_20_Emphasis"><text:span text:style-name="T35"><text:s text:c="3"/>showpq(q2);</text:span></text:span></text:p>
      <text:p text:style-name="P212"><text:span text:style-name="Strong_20_Emphasis"><text:span text:style-name="T35"><text:s text:c="3"/>cout &lt;&lt; "\nq2.size() : " &lt;&lt; q2.size();</text:span></text:span></text:p>
      <text:p text:style-name="P212"><text:span text:style-name="Strong_20_Emphasis"><text:span text:style-name="T35"><text:s text:c="3"/>cout &lt;&lt; "\nq2.top() : " &lt;&lt; q2.top();</text:span></text:span></text:p>
      <text:p text:style-name="P212"><text:span text:style-name="Strong_20_Emphasis"><text:span text:style-name="T35"><text:s text:c="3"/>cout &lt;&lt; "\nq2.pop() : ";</text:span></text:span></text:p>
      <text:p text:style-name="P212"><text:span text:style-name="Strong_20_Emphasis"><text:span text:style-name="T35"><text:s text:c="3"/>q2.pop(); </text:span></text:span></text:p>
      <text:p text:style-name="P212"><text:span text:style-name="Strong_20_Emphasis"><text:span text:style-name="T35"><text:s text:c="3"/>showpq(q2);</text:span></text:span></text:p>
      <text:p text:style-name="P212"><text:span text:style-name="Strong_20_Emphasis"><text:span text:style-name="T35"/></text:span></text:p>
      <text:p text:style-name="P212"><text:span text:style-name="Strong_20_Emphasis"><text:span text:style-name="T35"><text:s text:c="3"/>priority_queue &lt;pair&lt;int,int&gt; &gt; q3;/* коректно до c++20 – </text:span></text:span><text:soft-page-break/><text:span text:style-name="Strong_20_Emphasis"><text:span text:style-name="T35">інакше для pair не визначено оператор &lt; */</text:span></text:span></text:p>
      <text:p text:style-name="P212"><text:span text:style-name="Strong_20_Emphasis"><text:span text:style-name="T35"><text:s text:c="3"/>q3.push(make_pair(1,2));</text:span></text:span></text:p>
      <text:p text:style-name="P212"><text:span text:style-name="Strong_20_Emphasis"><text:span text:style-name="T35"><text:s text:c="3"/>q3.push(pair&lt;int,int&gt;(3,4));</text:span></text:span></text:p>
      <text:p text:style-name="P212"><text:span text:style-name="Strong_20_Emphasis"><text:span text:style-name="T35"><text:s text:c="3"/>q3.push(make_pair(1,4));</text:span></text:span></text:p>
      <text:p text:style-name="P212"><text:span text:style-name="Strong_20_Emphasis"><text:span text:style-name="T35"><text:s text:c="3"/>q3.push(make_pair(2,10));</text:span></text:span></text:p>
      <text:p text:style-name="P212"><text:span text:style-name="Strong_20_Emphasis"><text:span text:style-name="T35"><text:s text:c="3"/>cout &lt;&lt; "The priority queue q3 is : ";</text:span></text:span></text:p>
      <text:p text:style-name="P212"><text:span text:style-name="Strong_20_Emphasis"><text:span text:style-name="T35"><text:s text:c="3"/>showpq(q3);</text:span></text:span></text:p>
      <text:p text:style-name="P211"><text:span text:style-name="Strong_20_Emphasis"><text:span text:style-name="T33">}</text:span></text:span></text:p>
      <text:p text:style-name="P195"/>
      <text:p text:style-name="P192">Результат:</text:p>
      <text:p text:style-name="P193">The priority queue q2 is : <text:tab/>30<text:tab/>20<text:tab/>10<text:tab/>5<text:tab/>1</text:p>
      <text:p text:style-name="P193">q2.size() : 5</text:p>
      <text:p text:style-name="P193">q2.top() : 30</text:p>
      <text:p text:style-name="P193">q2.pop() : <text:tab/>20<text:tab/>10<text:tab/>5<text:tab/>1</text:p>
      <text:p text:style-name="P193">The priority queue q3 is : <text:tab/>(3, 4)<text:tab/> (2, 10) (1, 4) (1, 2)</text:p>
      <text:p text:style-name="P4"><text:span text:style-name="tlid-translation"><text:span text:style-name="T87"/></text:span></text:p>
      <text:p text:style-name="P5"><text:span text:style-name="tlid-translation"><text:span text:style-name="T90">Примітка. Звертаємо увагу, що тут використано контейнер від шаблону класу. До Сі++11 пітрібно було завжи в цьому випадку писати визначення типу вигляду</text:span></text:span></text:p>
      <text:p text:style-name="P218"><text:span text:style-name="Strong_20_Emphasis"><text:span text:style-name="T35">priority_queue &lt;pair&lt;int,int&gt; &gt; q3; // обовязковий пробіл між двома останніми дужками &gt; &gt;</text:span></text:span></text:p>
      <text:p text:style-name="P218"><text:span text:style-name="Strong_20_Emphasis"><text:span text:style-name="T35"/></text:span></text:p>
      <text:p text:style-name="P218"><text:span text:style-name="Strong_20_Emphasis"><text:span text:style-name="T35">І хоча останні стандарти дозволяють не робити цей пробіл, для сумісності коду краще цей пробіл ставити.</text:span></text:span></text:p>
      <text:p text:style-name="P218"><text:span text:style-name="Strong_20_Emphasis"><text:span text:style-name="T35"/></text:span></text:p>
      <text:p text:style-name="P218"><text:span text:style-name="Strong_20_Emphasis"><text:span text:style-name="T35"/></text:span></text:p>
      <text:p text:style-name="P219"><text:span text:style-name="Strong_20_Emphasis"><text:span text:style-name="T36">Контейнери послідовності</text:span></text:span></text:p>
      <text:p text:style-name="P219"><text:span text:style-name="Strong_20_Emphasis"><text:span text:style-name="T36"/></text:span></text:p>
      <text:p text:style-name="P219"><text:span text:style-name="Strong_20_Emphasis"><text:span text:style-name="T36">Контейнер</text:span></text:span><text:span text:style-name="Strong_20_Emphasis"><text:span text:style-name="T38">и</text:span></text:span><text:span text:style-name="Strong_20_Emphasis"><text:span text:style-name="T36"> послідовності </text:span></text:span><text:span text:style-name="Strong_20_Emphasis"><text:span text:style-name="T38">(Sequential containers)</text:span></text:span><text:span text:style-name="Strong_20_Emphasis"><text:span text:style-name="T36"> або контейнери послідовного доступу дозволяють зберігати масиви даних таким чином, щоб можно було, на відміну від </text:span></text:span><text:soft-page-break/><text:span text:style-name="Strong_20_Emphasis"><text:span text:style-name="T36">контейнерів адаптерів, отримати доступ до довільного елементу контейнеру. Таким чином, в цих конте</text:span></text:span><text:span text:style-name="Strong_20_Emphasis"><text:span text:style-name="T37">й</text:span></text:span><text:span text:style-name="Strong_20_Emphasis"><text:span text:style-name="T36">нерах можна проходити зміст контейнеру за допомогою аналогу вказівника – ітератору. Різниця </text:span></text:span><text:span text:style-name="Strong_20_Emphasis"><text:span text:style-name="T37">між даними контейнерами полягає в сутності структур даних та можливостях контейнера (дек – розширений функціонал для контейнерів адаптерах, вектор та масив – для роботи з динамічним та сталого розміру масивами, списки – для даних <text:s/>де потрібно часто дадавати/видаляти дані всередині).</text:span></text:span></text:p>
      <text:p text:style-name="P219"><text:span text:style-name="Strong_20_Emphasis"><text:span text:style-name="T35"/></text:span></text:p>
      <text:p text:style-name="P218"><text:span text:style-name="Strong_20_Emphasis"><text:span text:style-name="T35"/></text:span></text:p>
      <text:p text:style-name="P147"><text:span text:style-name="T10">Дек (</text:span><text:span text:style-name="T9">Deque</text:span><text:span text:style-name="T10">)</text:span></text:p>
      <text:p text:style-name="P150"/>
      <text:p text:style-name="P148"><text:span text:style-name="tlid-translation"><text:span text:style-name="T186">Дек, або д</text:span></text:span><text:span text:style-name="tlid-translation">в</text:span><text:span text:style-name="tlid-translation"><text:span text:style-name="T17">онаправлен</text:span></text:span><text:span text:style-name="tlid-translation">і черги являють собою контейнери послідовності з функцією розширення і стиснення на обох кінцях</text:span><text:span text:style-name="tlid-translation"><text:span text:style-name="T8">. </text:span></text:span><text:span text:style-name="tlid-translation"><text:span text:style-name="T15">Це фіактично обєднання струткур стек та черга з доданим функціоналом послідовного доступу. </text:span></text:span><text:span text:style-name="tlid-translation">Вони схожі на вектори, але більш ефективні у випадку вставки і видалення елементів. На відміну від векторів, </text:span><text:span text:style-name="tlid-translation"><text:span text:style-name="T186">для деків</text:span></text:span><text:span text:style-name="tlid-translation"> </text:span><text:span text:style-name="tlid-translation"><text:span text:style-name="T17">посл</text:span></text:span><text:span text:style-name="tlid-translation"><text:span text:style-name="T18">і</text:span></text:span><text:span text:style-name="tlid-translation"><text:span text:style-name="T17">довне</text:span></text:span><text:span text:style-name="tlid-translation"><text:span text:style-name="T18"> виділення памяті</text:span></text:span><text:span text:style-name="tlid-translation"> не може бути гарантован</text:span><text:span text:style-name="tlid-translation"><text:span text:style-name="T18">им</text:span></text:span><text:span text:style-name="tlid-translation">.</text:span><text:line-break/><text:span text:style-name="tlid-translation"><text:span text:style-name="T18">Деки</text:span></text:span><text:span text:style-name="tlid-translation"> в основному є реалізацією структури даних</text:span><text:span text:style-name="tlid-translation"><text:span text:style-name="T18"> двонаправлена черга</text:span></text:span><text:span text:style-name="tlid-translation">. Структура даних черг дозволяє вставляти тільки в кінці і видаляти з </text:span><text:span text:style-name="tlid-translation"><text:span text:style-name="T186">початку</text:span></text:span><text:span text:style-name="tlid-translation">. Це схоже на чергу в реальному житті, де люди видаляються з </text:span><text:span text:style-name="tlid-translation"><text:span text:style-name="T19">початку черги</text:span></text:span><text:span text:style-name="tlid-translation"> і додаються </text:span><text:span text:style-name="tlid-translation"><text:span text:style-name="T18">назад</text:span></text:span><text:span text:style-name="tlid-translation">. </text:span><text:span text:style-name="tlid-translation"><text:span text:style-name="T186">Можно сказати, шо д</text:span></text:span><text:span text:style-name="tlid-translation"><text:span text:style-name="T18">ек</text:span></text:span><text:span text:style-name="tlid-translation"> - це особливий випадок черг, де операції вставки та видалення можливі на обох кінцях.</text:span><text:line-break/><text:span text:style-name="T186">Методи</text:span><text:span text:style-name="tlid-translation"><text:span text:style-name="T1"> для </text:span></text:span><text:span text:style-name="tlid-translation"><text:span text:style-name="T5">цієї структури</text:span></text:span><text:span text:style-name="tlid-translation"> </text:span><text:span text:style-name="tlid-translation"><text:span text:style-name="T186">наступні:</text:span></text:span></text:p>
      <text:p text:style-name="P148"><text:span text:style-name="tlid-translation"><text:span text:style-name="T14"/></text:span></text:p>
      <text:list xml:id="list5336218523962951211" text:style-name="WWNum9">
        <text:list-item>
          <text:p text:style-name="P283"><text:span text:style-name="Internet_20_link"><text:span text:style-name="T27">insert</text:span></text:span><text:span text:style-name="Internet_20_link"><text:span text:style-name="T68">()</text:span></text:span><text:span text:style-name="T68">:</text:span><text:span text:style-name="T76"> вставляє в дек нові елементи та повертає ітератор на початок встановлюваних елементів</text:span><text:span text:style-name="T68">. </text:span></text:p>
        </text:list-item>
        <text:list-item>
          <text:p text:style-name="P283"><text:span text:style-name="Internet_20_link"><text:span text:style-name="T27">max_size()</text:span></text:span><text:span text:style-name="T27">: </text:span><text:span text:style-name="T76">максимальний розмір контейнера</text:span><text:span text:style-name="T27">. </text:span></text:p>
        </text:list-item>
        <text:list-item>
          <text:p text:style-name="P283"><text:span text:style-name="Internet_20_link"><text:span text:style-name="T27">assign()</text:span></text:span><text:span text:style-name="T27">: </text:span><text:span text:style-name="T76">присвоює нові зачення контейнеру</text:span><text:span text:style-name="T27">. </text:span></text:p>
        </text:list-item>
        <text:list-item>
          <text:p text:style-name="P283"><text:span text:style-name="Internet_20_link"><text:span text:style-name="T27">resize()</text:span></text:span><text:span text:style-name="T27">: </text:span><text:span text:style-name="T76">змінює розмір деку</text:span><text:span text:style-name="T27">. </text:span></text:p>
        </text:list-item>
        <text:list-item>
          <text:p text:style-name="P283"><text:span text:style-name="Internet_20_link"><text:span text:style-name="T27">push_front()</text:span></text:span><text:span text:style-name="T27">: </text:span><text:span text:style-name="T76">вставляє елементи на початок</text:span><text:span text:style-name="T27">. </text:span></text:p>
        </text:list-item>
        <text:list-item>
          <text:p text:style-name="P283"><text:span text:style-name="Internet_20_link"><text:span text:style-name="T27">push_back()</text:span></text:span><text:span text:style-name="T27">: </text:span><text:span text:style-name="T76">вставляє елемент в кінець</text:span><text:span text:style-name="T27">. </text:span></text:p>
        </text:list-item>
        <text:list-item>
          <text:p text:style-name="P283"><text:span text:style-name="Strong_20_Emphasis"><text:span text:style-name="T31">pop_front() </text:span></text:span><text:span text:style-name="T76">видаляє елемент зпочатку</text:span></text:p>
        </text:list-item>
        <text:list-item>
          <text:p text:style-name="P283"><text:span text:style-name="Strong_20_Emphasis"><text:span text:style-name="T31">pop_back() </text:span></text:span><text:span text:style-name="T76">видаляє елемент з кінця</text:span><text:span text:style-name="T27">. </text:span></text:p>
        </text:list-item>
        <text:list-item>
          <text:p text:style-name="P283"><text:span text:style-name="Strong_20_Emphasis"><text:span text:style-name="T32">f</text:span></text:span><text:span text:style-name="Strong_20_Emphasis"><text:span text:style-name="T31">ront() </text:span></text:span><text:span text:style-name="T76">повертає посилання на перший елемент</text:span><text:span text:style-name="T27">. </text:span></text:p>
        </text:list-item>
        <text:list-item>
          <text:p text:style-name="P283"><text:span text:style-name="Strong_20_Emphasis"><text:span text:style-name="T31">back()</text:span></text:span><text:span text:style-name="T76">повертає вказівник на останній елемент</text:span><text:span text:style-name="T27">. </text:span></text:p>
        </text:list-item>
        <text:list-item>
          <text:p text:style-name="P283"><text:span text:style-name="Strong_20_Emphasis"><text:span text:style-name="T31">clear()</text:span></text:span><text:span text:style-name="T76">видаляє всі елементи деку</text:span><text:span text:style-name="T27">. </text:span></text:p>
        </text:list-item>
        <text:list-item>
          <text:p text:style-name="P283"><text:span text:style-name="Strong_20_Emphasis"><text:span text:style-name="T31">erase()</text:span></text:span><text:span text:style-name="T76">видаляє елементи всередині вказаного діапазону</text:span><text:span text:style-name="T27">. </text:span></text:p>
        </text:list-item>
        <text:list-item>
          <text:p text:style-name="P283"><text:span text:style-name="Strong_20_Emphasis"><text:span text:style-name="T31">empty()</text:span></text:span><text:span text:style-name="T76">перевіряє чи порожній дек</text:span><text:span text:style-name="T27">. </text:span></text:p>
        </text:list-item>
        <text:list-item>
          <text:p text:style-name="P283"><text:soft-page-break/><text:span text:style-name="Strong_20_Emphasis"><text:span text:style-name="T31">size()</text:span></text:span><text:span text:style-name="T76">повертає розмір деку</text:span><text:span text:style-name="T27">. </text:span></text:p>
        </text:list-item>
        <text:list-item>
          <text:p text:style-name="P283"><text:span text:style-name="Strong_20_Emphasis"><text:span text:style-name="T32">o</text:span></text:span><text:span text:style-name="Strong_20_Emphasis"><text:span text:style-name="T31">perator[] </text:span></text:span><text:span text:style-name="T76">пове</text:span><text:span text:style-name="T77">р</text:span><text:span text:style-name="T76">тає елемент заданої позиції</text:span><text:span text:style-name="T27">. </text:span></text:p>
        </text:list-item>
        <text:list-item>
          <text:p text:style-name="P282"><text:span text:style-name="Strong_20_Emphasis"><text:span text:style-name="T32">a</text:span></text:span><text:span text:style-name="Strong_20_Emphasis"><text:span text:style-name="T31">t() </text:span></text:span><text:span text:style-name="T76">повертає ел</text:span><text:span text:style-name="T77">е</text:span><text:span text:style-name="T76">мент заданої позиції</text:span><text:span text:style-name="T27">. </text:span></text:p>
        </text:list-item>
      </text:list>
      <text:p text:style-name="P227"/>
      <text:p text:style-name="P227"/>
      <text:p text:style-name="P227"/>
      <text:p text:style-name="P227"/>
      <text:list xml:id="list151943269615640" text:continue-numbering="true" text:style-name="WWNum9">
        <text:list-item>
          <text:p text:style-name="P284"><text:span text:style-name="Strong_20_Emphasis"><text:span text:style-name="T79">operator=</text:span></text:span><text:span text:style-name="Strong_20_Emphasis"><text:span text:style-name="T78">присвоює новий дек</text:span></text:span><text:span text:style-name="Strong_20_Emphasis"><text:span text:style-name="T80">. </text:span></text:span></text:p>
        </text:list-item>
      </text:list>
      <text:p text:style-name="P142"><text:span text:style-name="tlid-translation"><text:span text:style-name="T132"/></text:span></text:p>
      <text:p text:style-name="P153"><text:span text:style-name="tlid-translation"><text:span text:style-name="T181">Також для черги визначені оператори </text:span></text:span><text:span text:style-name="tlid-translation"><text:span text:style-name="T182">присвоєння та</text:span></text:span><text:span text:style-name="tlid-translation"><text:span text:style-name="T181"> </text:span></text:span><text:span text:style-name="tlid-translation"><text:span text:style-name="T184">порівняння (&gt;,&gt;=,==,!=,&lt;,&lt;=) які здійснюють </text:span></text:span><text:span text:style-name="tlid-translation"><text:span text:style-name="T185">спочатку порівняння для розмірів контенеру, а потім</text:span></text:span><text:span text:style-name="tlid-translation"><text:span text:style-name="T184"> відповідні поелементні порівняння для вмістів двох </text:span></text:span><text:span text:style-name="tlid-translation"><text:span text:style-name="T185">контейнерів</text:span></text:span><text:span text:style-name="tlid-translation"><text:span text:style-name="T181">. </text:span></text:span></text:p>
      <text:p text:style-name="P154"><text:span text:style-name="tlid-translation"><text:span text:style-name="T183">Крім того, визначені методи для роботи з ітераторами, які будуть розглянуті в розділі про ітератори.</text:span></text:span></text:p>
      <text:p text:style-name="P154"><text:span text:style-name="tlid-translation"><text:span text:style-name="T183"/></text:span></text:p>
      <text:p text:style-name="P154"><text:span text:style-name="tlid-translation"><text:span text:style-name="T183">Шаблон класу дек має також наступні конструктори:</text:span></text:span></text:p>
      <text:p text:style-name="P145"><text:span text:style-name="tlid-translation"><text:span text:style-name="T42">конструктор за замовченням – створює порожній дек</text:span></text:span></text:p>
      <text:p text:style-name="P146">Конструктор заповнення - ініціалізує контейнер з даною кількстью даних елементів:</text:p>
      <text:p text:style-name="P155">explicit deque (size_type n, const value_type&amp; val = value_type())// Constructs a container with <text:span text:style-name="T189">n</text:span> elements. Each element is a copy if <text:span text:style-name="T189">val</text:span>. </text:p>
      <text:p text:style-name="P155"/>
      <text:p text:style-name="P143">Приклад</text:p>
      <text:p text:style-name="P156"><text:span text:style-name="T188">deque d1(5, 10); // Вміст деку d1 : 10,10,10,10,10 </text:span><text:s/></text:p>
      <text:p text:style-name="P156"/>
      <text:p text:style-name="P158">Копіконструктор — копіює вміст іншого деку</text:p>
      <text:p text:style-name="P158"/>
      <text:p text:style-name="P156"><text:span text:style-name="T190">Конструктор за інтервалом (</text:span>range constructor<text:span text:style-name="T190">) — коструює дек за двома ітераторами іншого деку</text:span>.</text:p>
      <text:p text:style-name="P154"><text:span text:style-name="tlid-translation"><text:span text:style-name="T183"/></text:span></text:p>
      <text:p text:style-name="P149"><text:span text:style-name="tlid-translation"><text:span text:style-name="T44">Примітка. З Сі++11 додано також методи swap() для обміну значень двох </text:span></text:span><text:span text:style-name="tlid-translation"><text:span text:style-name="T45">деків</text:span></text:span><text:span text:style-name="tlid-translation"><text:span text:style-name="T44"> та </text:span></text:span><text:span text:style-name="tlid-translation"><text:span text:style-name="T45">методи додавання елементів</text:span></text:span><text:span text:style-name="tlid-translation"><text:span text:style-name="T44"> emplace_</text:span></text:span><text:span text:style-name="tlid-translation"><text:span text:style-name="T45">front</text:span></text:span><text:span text:style-name="tlid-translation"><text:span text:style-name="T44">(), emplace_</text:span></text:span><text:span text:style-name="tlid-translation"><text:span text:style-name="T45">back</text:span></text:span><text:span text:style-name="tlid-translation"><text:span text:style-name="T44">(), </text:span></text:span><text:span text:style-name="tlid-translation"><text:span text:style-name="T46">а також метод для зміни роміри під дані</text:span></text:span><text:span text:style-name="tlid-translation"><text:span text:style-name="T44"> </text:span></text:span><text:span text:style-name="tlid-translation"><text:span text:style-name="T41">shrink_to_fit()</text:span></text:span></text:p>
      <text:p text:style-name="P152"><text:span text:style-name="tlid-translation"><text:span text:style-name="T41">. <text:s/></text:span></text:span><text:span text:style-name="tlid-translation"><text:span text:style-name="T43">Також було додано move-конструктори та конструктори за списком ініціалізації. </text:span></text:span></text:p>
      <text:p text:style-name="P148"><text:span text:style-name="tlid-translation"><text:span text:style-name="T14"/></text:span></text:p>
      <text:p text:style-name="P151"><text:span text:style-name="tlid-translation"><text:span text:style-name="T91">#include &lt;iostream&gt; </text:span></text:span></text:p>
      <text:p text:style-name="P151"><text:soft-page-break/><text:span text:style-name="tlid-translation"><text:span text:style-name="T91">#include &lt;deque&gt;</text:span></text:span></text:p>
      <text:p text:style-name="P151"><text:span text:style-name="tlid-translation"><text:span text:style-name="T91">#include &lt;stack&gt; <text:s/></text:span></text:span></text:p>
      <text:p text:style-name="P151"><text:span text:style-name="tlid-translation"><text:span text:style-name="T91">using namespace std; </text:span></text:span></text:p>
      <text:p text:style-name="P151"><text:span text:style-name="tlid-translation"><text:span text:style-name="T91"/></text:span></text:p>
      <text:p text:style-name="P151"><text:span text:style-name="tlid-translation"><text:span text:style-name="T91">// виведення деку від стандартного класу</text:span></text:span></text:p>
      <text:p text:style-name="P151"><text:span text:style-name="tlid-translation"><text:span text:style-name="T91">template&lt;typename T&gt;</text:span></text:span></text:p>
      <text:p text:style-name="P151"><text:span text:style-name="tlid-translation"><text:span text:style-name="T91">void showdq(const deque &lt;T&gt; &amp; g){ <text:s/></text:span></text:span></text:p>
      <text:p text:style-name="P151"><text:span text:style-name="tlid-translation"><text:span text:style-name="T91"><text:s/>for(size_t i=0; i&lt;g.size();++i) </text:span></text:span></text:p>
      <text:p text:style-name="P151"><text:span text:style-name="tlid-translation"><text:span text:style-name="T91"><text:s text:c="4"/>cout &lt;&lt; '\t'&lt;&lt; g[i]; </text:span></text:span></text:p>
      <text:p text:style-name="P151"><text:span text:style-name="tlid-translation"><text:span text:style-name="T91"><text:s/>cout &lt;&lt; '\n'; </text:span></text:span></text:p>
      <text:p text:style-name="P151"><text:span text:style-name="tlid-translation"><text:span text:style-name="T91">} </text:span></text:span></text:p>
      <text:p text:style-name="P151"><text:span text:style-name="tlid-translation"><text:span text:style-name="T91">// виведення стеку</text:span></text:span></text:p>
      <text:p text:style-name="P151"><text:span text:style-name="tlid-translation"><text:span text:style-name="T91">template&lt;class T&gt;</text:span></text:span></text:p>
      <text:p text:style-name="P151"><text:span text:style-name="tlid-translation"><text:span text:style-name="T91">void printStack(const stack&lt;T&gt; &amp; st){ </text:span></text:span></text:p>
      <text:p text:style-name="P151"><text:span text:style-name="tlid-translation"><text:span text:style-name="T91"><text:s/>stack&lt;T&gt; st1(st);</text:span></text:span></text:p>
      <text:p text:style-name="P151"><text:span text:style-name="tlid-translation"><text:span text:style-name="T91"><text:s/>while(!st1.empty()){ </text:span></text:span></text:p>
      <text:p text:style-name="P151"><text:span text:style-name="tlid-translation"><text:span text:style-name="T91"><text:s text:c="4"/>cout &lt;&lt; ", "&lt;&lt; st1.top();</text:span></text:span></text:p>
      <text:p text:style-name="P151"><text:span text:style-name="tlid-translation"><text:span text:style-name="T91"><text:s text:c="4"/>st1.pop(); <text:s/></text:span></text:span></text:p>
      <text:p text:style-name="P151"><text:span text:style-name="tlid-translation"><text:span text:style-name="T91"><text:s/>}</text:span></text:span></text:p>
      <text:p text:style-name="P151"><text:span text:style-name="tlid-translation"><text:span text:style-name="T91"><text:s/>cout &lt;&lt; ";\t"; </text:span></text:span></text:p>
      <text:p text:style-name="P151"><text:span text:style-name="tlid-translation"><text:span text:style-name="T91">} </text:span></text:span></text:p>
      <text:p text:style-name="P151"><text:span text:style-name="tlid-translation"><text:span text:style-name="T91">// виведення деку від стеку</text:span></text:span></text:p>
      <text:p text:style-name="P151"><text:span text:style-name="tlid-translation"><text:span text:style-name="T91">template&lt;typename T&gt;</text:span></text:span></text:p>
      <text:p text:style-name="P151"><text:span text:style-name="tlid-translation"><text:span text:style-name="T91">void showdq(const deque&lt;stack&lt;T&gt; &gt; &amp; g){ </text:span></text:span></text:p>
      <text:p text:style-name="P151"><text:span text:style-name="tlid-translation"><text:span text:style-name="T91"><text:s text:c="2"/>for(size_t i=0; i&lt;g.size();++i) {</text:span></text:span></text:p>
      <text:p text:style-name="P151"><text:span text:style-name="tlid-translation"><text:span text:style-name="T91"><text:s text:c="4"/>cout &lt;&lt; "stack "&lt;&lt; i&lt;&lt;":";</text:span></text:span></text:p>
      <text:p text:style-name="P151"><text:span text:style-name="tlid-translation"><text:span text:style-name="T91"><text:s text:c="4"/>printStack(g[i]); </text:span></text:span></text:p>
      <text:p text:style-name="P151"><text:span text:style-name="tlid-translation"><text:span text:style-name="T91"><text:s/>}</text:span></text:span></text:p>
      <text:p text:style-name="P151"><text:span text:style-name="tlid-translation"><text:span text:style-name="T91"><text:s/>cout &lt;&lt; '\n'; </text:span></text:span></text:p>
      <text:p text:style-name="P151"><text:span text:style-name="tlid-translation"><text:span text:style-name="T91">} </text:span></text:span></text:p>
      <text:p text:style-name="P151"><text:span text:style-name="tlid-translation"><text:span text:style-name="T91"/></text:span></text:p>
      <text:p text:style-name="P151"><text:span text:style-name="tlid-translation"><text:span text:style-name="T91">int main(){ </text:span></text:span></text:p>
      <text:p text:style-name="P151"><text:soft-page-break/><text:span text:style-name="tlid-translation"><text:span text:style-name="T91">// дек від рядків Сі</text:span></text:span></text:p>
      <text:p text:style-name="P151"><text:span text:style-name="tlid-translation"><text:span text:style-name="T91">deque &lt;char*&gt; deq1; </text:span></text:span></text:p>
      <text:p text:style-name="P151"><text:span text:style-name="tlid-translation"><text:span text:style-name="T91">deq1.push_back((char*)"cadabra"); </text:span></text:span></text:p>
      <text:p text:style-name="P151"><text:span text:style-name="tlid-translation"><text:span text:style-name="T91">deq1.push_front((char*)"abra"); </text:span></text:span></text:p>
      <text:p text:style-name="P151"><text:span text:style-name="tlid-translation"><text:span text:style-name="T91">deq1.push_back((char*)"bums"); </text:span></text:span></text:p>
      <text:p text:style-name="P151"><text:span text:style-name="tlid-translation"><text:span text:style-name="T91">deq1.push_front((char*)"\n"); </text:span></text:span></text:p>
      <text:p text:style-name="P151"><text:span text:style-name="tlid-translation"><text:span text:style-name="T91">cout &lt;&lt; "The deque deq1 is : "; </text:span></text:span></text:p>
      <text:p text:style-name="P151"><text:span text:style-name="tlid-translation"><text:span text:style-name="T91">showdq(deq1); </text:span></text:span></text:p>
      <text:p text:style-name="P151"><text:span text:style-name="tlid-translation"><text:span text:style-name="T91">cout &lt;&lt; "\ndeq1.size() : "&lt;&lt; deq1.size(); </text:span></text:span></text:p>
      <text:p text:style-name="P151"><text:span text:style-name="tlid-translation"><text:span text:style-name="T91">cout &lt;&lt; "\ndeq1.max_size() : "&lt;&lt; deq1.max_size(); </text:span></text:span></text:p>
      <text:p text:style-name="P151"><text:span text:style-name="tlid-translation"><text:span text:style-name="T91">cout &lt;&lt; "\ndeq1.at(2) : "&lt;&lt; deq1.at(2); </text:span></text:span></text:p>
      <text:p text:style-name="P151"><text:span text:style-name="tlid-translation"><text:span text:style-name="T91">cout &lt;&lt; "\ndeq1.front() : "&lt;&lt; deq1.front(); </text:span></text:span></text:p>
      <text:p text:style-name="P151"><text:span text:style-name="tlid-translation"><text:span text:style-name="T91">cout &lt;&lt; "\ndeq1.back() : "&lt;&lt; deq1.back(); </text:span></text:span></text:p>
      <text:p text:style-name="P151"><text:span text:style-name="tlid-translation"><text:span text:style-name="T91">cout &lt;&lt; "\ndeq1.pop_front() : ";</text:span></text:span></text:p>
      <text:p text:style-name="P151"><text:span text:style-name="tlid-translation"><text:span text:style-name="T91">deq1.pop_front(); </text:span></text:span></text:p>
      <text:p text:style-name="P151"><text:span text:style-name="tlid-translation"><text:span text:style-name="T91">showdq(deq1); </text:span></text:span></text:p>
      <text:p text:style-name="P151"><text:span text:style-name="tlid-translation"><text:span text:style-name="T91">cout &lt;&lt; "\ndeq1.pop_back() : "; </text:span></text:span></text:p>
      <text:p text:style-name="P151"><text:span text:style-name="tlid-translation"><text:span text:style-name="T91">deq1.pop_back(); </text:span></text:span></text:p>
      <text:p text:style-name="P151"><text:span text:style-name="tlid-translation"><text:span text:style-name="T91">showdq(deq1); </text:span></text:span></text:p>
      <text:p text:style-name="P151"><text:span text:style-name="tlid-translation"><text:span text:style-name="T91">// дек від стеків</text:span></text:span></text:p>
      <text:p text:style-name="P151"><text:span text:style-name="tlid-translation"><text:span text:style-name="T91">deque&lt;stack&lt;int&gt; &gt; deq2;</text:span></text:span></text:p>
      <text:p text:style-name="P151"><text:span text:style-name="tlid-translation"><text:span text:style-name="T91">stack&lt;int&gt; a1;</text:span></text:span></text:p>
      <text:p text:style-name="P151"><text:span text:style-name="tlid-translation"><text:span text:style-name="T91">a1.push(1);a1.push(2);</text:span></text:span></text:p>
      <text:p text:style-name="P151"><text:span text:style-name="tlid-translation"><text:span text:style-name="T91">deq2.push_back(a1); </text:span></text:span></text:p>
      <text:p text:style-name="P151"><text:span text:style-name="tlid-translation"><text:span text:style-name="T91"/></text:span></text:p>
      <text:p text:style-name="P151"><text:span text:style-name="tlid-translation"><text:span text:style-name="T91">stack&lt;int&gt; a2(a1);</text:span></text:span></text:p>
      <text:p text:style-name="P151"><text:span text:style-name="tlid-translation"><text:span text:style-name="T91">a2.push(3);</text:span></text:span></text:p>
      <text:p text:style-name="P151"><text:span text:style-name="tlid-translation"><text:span text:style-name="T91">deq2.push_back(a2);</text:span></text:span></text:p>
      <text:p text:style-name="P151"><text:span text:style-name="tlid-translation"><text:span text:style-name="T91"/></text:span></text:p>
      <text:p text:style-name="P151"><text:span text:style-name="tlid-translation"><text:span text:style-name="T91">deq2.push_front(a1);</text:span></text:span></text:p>
      <text:p text:style-name="P151"><text:span text:style-name="tlid-translation"><text:span text:style-name="T91">a1.pop();</text:span></text:span></text:p>
      <text:p text:style-name="P151"><text:span text:style-name="tlid-translation"><text:span text:style-name="T91">deq2.push_back(a1);</text:span></text:span></text:p>
      <text:p text:style-name="P151"><text:soft-page-break/><text:span text:style-name="tlid-translation"><text:span text:style-name="T91">showdq(deq2); </text:span></text:span></text:p>
      <text:p text:style-name="P151"><text:span text:style-name="tlid-translation"><text:span text:style-name="T91">}</text:span></text:span></text:p>
      <text:p text:style-name="P6"><text:span text:style-name="tlid-translation"><text:span text:style-name="T91">Результат:</text:span></text:span></text:p>
      <text:p text:style-name="P6"><text:span text:style-name="tlid-translation"><text:span text:style-name="T91"/></text:span></text:p>
      <text:p text:style-name="P7"><text:span text:style-name="tlid-translation"><text:span text:style-name="T92">The deque deq1 is : <text:tab/></text:span></text:span></text:p>
      <text:p text:style-name="P7"><text:span text:style-name="tlid-translation"><text:span text:style-name="T92"><text:tab/>abra<text:tab/>cadabra<text:tab/>bums</text:span></text:span></text:p>
      <text:p text:style-name="P7"><text:span text:style-name="tlid-translation"><text:span text:style-name="T92"/></text:span></text:p>
      <text:p text:style-name="P7"><text:span text:style-name="tlid-translation"><text:span text:style-name="T92">deq1.size() : 4</text:span></text:span></text:p>
      <text:p text:style-name="P7"><text:span text:style-name="tlid-translation"><text:span text:style-name="T92">deq1.max_size() : 2305843009213693951</text:span></text:span></text:p>
      <text:p text:style-name="P7"><text:span text:style-name="tlid-translation"><text:span text:style-name="T92">deq1.at(2) : cadabra</text:span></text:span></text:p>
      <text:p text:style-name="P7"><text:span text:style-name="tlid-translation"><text:span text:style-name="T92">deq1.front() : </text:span></text:span></text:p>
      <text:p text:style-name="P7"><text:span text:style-name="tlid-translation"><text:span text:style-name="T92"/></text:span></text:p>
      <text:p text:style-name="P7"><text:span text:style-name="tlid-translation"><text:span text:style-name="T92">deq1.back() : bums</text:span></text:span></text:p>
      <text:p text:style-name="P7"><text:span text:style-name="tlid-translation"><text:span text:style-name="T92">deq1.pop_front() : <text:tab/>abra<text:tab/>cadabra<text:tab/>bums</text:span></text:span></text:p>
      <text:p text:style-name="P7"><text:span text:style-name="tlid-translation"><text:span text:style-name="T92"/></text:span></text:p>
      <text:p text:style-name="P7"><text:span text:style-name="tlid-translation"><text:span text:style-name="T92">deq1.pop_back() : <text:tab/>abra<text:tab/>cadabra</text:span></text:span></text:p>
      <text:p text:style-name="P7"><text:span text:style-name="tlid-translation"><text:span text:style-name="T92">stack 0:, 2, 1;<text:tab/>stack 1:, 2, 1;<text:tab/>stack 2:, 3, 2, 1;<text:tab/>stack 3:, 1;</text:span></text:span></text:p>
      <text:p text:style-name="P7"><text:span text:style-name="tlid-translation"><text:span text:style-name="T92"/></text:span></text:p>
      <text:p text:style-name="Standard"><text:span text:style-name="tlid-translation"><text:span text:style-name="T111">Вектор</text:span></text:span></text:p>
      <text:p text:style-name="P4"><text:span text:style-name="tlid-translation"><text:span text:style-name="T87"/></text:span></text:p>
      <text:p text:style-name="P88"><text:span text:style-name="tlid-translation"><text:span text:style-name="T115">Вектор є, мабуть, найбільш популярним та застосовуваним конейнером STL. </text:span></text:span><text:span text:style-name="tlid-translation"><text:span text:style-name="T111">Вектори є реалізацією динамічних масивів з можливістю автоматично змінювати розмір, коли елемент вставляється або видаляється, а їх зберігання автоматично обробляється контейнером. </text:span></text:span><text:span text:style-name="tlid-translation"><text:span text:style-name="T87">Елементи вектор</text:span></text:span><text:span text:style-name="tlid-translation"><text:span text:style-name="T94">у</text:span></text:span><text:span text:style-name="tlid-translation"><text:span text:style-name="T87"> розміщуються в </text:span></text:span><text:span text:style-name="tlid-translation"><text:span text:style-name="T111">контейнері</text:span></text:span><text:span text:style-name="tlid-translation"><text:span text:style-name="T87">, так що до них можна отримати доступ і пройти через ітератори. У векторах дані вставляються в кінець. Вставка в кін</text:span></text:span><text:span text:style-name="tlid-translation"><text:span text:style-name="T111">ець</text:span></text:span><text:span text:style-name="tlid-translation"><text:span text:style-name="T87"> займає </text:span></text:span><text:span text:style-name="tlid-translation"><text:span text:style-name="T93">змінн</text:span></text:span><text:span text:style-name="tlid-translation"><text:span text:style-name="T87">ий час, оскільки іноді може виникнути потреба у розширенні масиву. Видалення останнього елемента займає лише </text:span></text:span><text:span text:style-name="tlid-translation"><text:span text:style-name="T93">сталий</text:span></text:span><text:span text:style-name="tlid-translation"><text:span text:style-name="T87"> час </text:span></text:span><text:span text:style-name="tlid-translation"><text:span text:style-name="T93">(O(1))</text:span></text:span><text:span text:style-name="tlid-translation"><text:span text:style-name="T87">, оскільки зміна розміру не відбувається. Встав</text:span></text:span><text:span text:style-name="tlid-translation"><text:span text:style-name="T93">ка</text:span></text:span><text:span text:style-name="tlid-translation"><text:span text:style-name="T87"> та </text:span></text:span><text:span text:style-name="tlid-translation"><text:span text:style-name="T93">видалення елементу</text:span></text:span><text:span text:style-name="tlid-translation"><text:span text:style-name="T87"> на початку або всередині є лінійними </text:span></text:span><text:span text:style-name="tlid-translation"><text:span text:style-name="T93">по</text:span></text:span><text:span text:style-name="tlid-translation"><text:span text:style-name="T87"> час</text:span></text:span><text:span text:style-name="tlid-translation"><text:span text:style-name="T93">у</text:span></text:span><text:span text:style-name="tlid-translation"><text:span text:style-name="T87"> </text:span></text:span><text:span text:style-name="tlid-translation"><text:span text:style-name="T93">O(n)</text:span></text:span><text:span text:style-name="tlid-translation"><text:span text:style-name="T87">.</text:span></text:span></text:p>
      <text:p text:style-name="P4"><text:span text:style-name="tlid-translation"><text:span text:style-name="T87"/></text:span></text:p>
      <text:p text:style-name="P4"><text:span text:style-name="T94">Методи, які містить клас</text:span><text:span text:style-name="T87"> вектора </text:span><text:span text:style-name="T94">можна класифікувати наступним чином</text:span><text:span text:style-name="T87">:</text:span></text:p>
      <text:list xml:id="list6006869528700642287" text:style-name="L1">
        <text:list-item>
          <text:p text:style-name="P266"><text:span text:style-name="Strong_20_Emphasis"><text:span text:style-name="T156">Модіфікатори </text:span></text:span><text:span text:style-name="Strong_20_Emphasis"><text:span text:style-name="T157">даних</text:span></text:span><text:span text:style-name="Strong_20_Emphasis"><text:span text:style-name="T156"> (Modifiers)</text:span></text:span></text:p>
        </text:list-item>
        <text:list-item>
          <text:p text:style-name="P266"><text:span text:style-name="Strong_20_Emphasis"><text:span text:style-name="T157">Ідентифікатори та модифікатори о</text:span></text:span><text:span text:style-name="Strong_20_Emphasis"><text:span text:style-name="T156">бсяг</text:span></text:span><text:span text:style-name="Strong_20_Emphasis"><text:span text:style-name="T157">у</text:span></text:span><text:span text:style-name="Strong_20_Emphasis"><text:span text:style-name="T156"> (Capacity)</text:span></text:span></text:p>
        </text:list-item>
        <text:list-item>
          <text:p text:style-name="P266"><text:span text:style-name="Strong_20_Emphasis"><text:span text:style-name="T157">Методи д</text:span></text:span><text:span text:style-name="Strong_20_Emphasis"><text:span text:style-name="T156">оступ</text:span></text:span><text:span text:style-name="Strong_20_Emphasis"><text:span text:style-name="T157">у</text:span></text:span><text:span text:style-name="Strong_20_Emphasis"><text:span text:style-name="T156"> до елементів </text:span></text:span><text:span text:style-name="Strong_20_Emphasis"><text:span text:style-name="T157">(Access)</text:span></text:span></text:p>
        </text:list-item>
        <text:list-item>
          <text:p text:style-name="P266"><text:soft-page-break/><text:span text:style-name="Strong_20_Emphasis"><text:span text:style-name="T157">Робота з і</text:span></text:span><text:span text:style-name="Strong_20_Emphasis"><text:span text:style-name="T156">тератор</text:span></text:span><text:span text:style-name="Strong_20_Emphasis"><text:span text:style-name="T157">ами</text:span></text:span><text:span text:style-name="Strong_20_Emphasis"><text:span text:style-name="T156"> </text:span></text:span><text:span text:style-name="Strong_20_Emphasis"><text:span text:style-name="T157">(Iterators)</text:span></text:span></text:p>
        </text:list-item>
      </text:list>
      <text:p text:style-name="P222"><text:span text:style-name="Strong_20_Emphasis"><text:span text:style-name="T157"/></text:span></text:p>
      <text:p text:style-name="P54">До Сі++11 шаблон класу множина мав наступні конструктори</text:p>
      <text:p text:style-name="P237"><text:span text:style-name="T127">1)</text:span><text:span text:style-name="T128"> </text:span><text:span text:style-name="T127">конструктор за замовченням</text:span><text:span text:style-name="T128"> (default constructor), </text:span><text:span text:style-name="T127">що створює порожній вектор</text:span><text:span text:style-name="T128"> </text:span></text:p>
      <text:p text:style-name="P237">2) <text:s/><text:span text:style-name="T190">Копіконструктор — копіює вміст іншого вектору</text:span></text:p>
      <text:p text:style-name="P173"><text:span text:style-name="T199">3) Конструктор за інтервалом (</text:span>range constructor<text:span text:style-name="T190">) — коструює вектор за двома ітераторами іншої колекції</text:span>.</text:p>
      <text:p text:style-name="P176"><text:span text:style-name="Strong_20_Emphasis"><text:span text:style-name="T201">4) </text:span></text:span><text:span text:style-name="Strong_20_Emphasis"><text:span text:style-name="T202">Конструктор заповнення - ініціалізує контейнер з даною кільк</text:span></text:span><text:span text:style-name="Strong_20_Emphasis"><text:span text:style-name="T203">і</text:span></text:span><text:span text:style-name="Strong_20_Emphasis"><text:span text:style-name="T202">стью даних елементів:</text:span></text:span></text:p>
      <text:p text:style-name="P157">explicit deque (size_type n, const value_type&amp; val = value_type())// Constructs a container with <text:span text:style-name="T189">n</text:span> elements. Each element is a copy if <text:span text:style-name="T189">val</text:span>. </text:p>
      <text:p text:style-name="P157"/>
      <text:p text:style-name="P144">Приклад</text:p>
      <text:p text:style-name="P176"><text:span text:style-name="Strong_20_Emphasis"><text:span text:style-name="T203">vector</text:span></text:span><text:span text:style-name="Strong_20_Emphasis"><text:span text:style-name="T202"> </text:span></text:span><text:span text:style-name="Strong_20_Emphasis"><text:span text:style-name="T203">v</text:span></text:span><text:span text:style-name="Strong_20_Emphasis"><text:span text:style-name="T202">1(</text:span></text:span><text:span text:style-name="Strong_20_Emphasis"><text:span text:style-name="T203">3</text:span></text:span><text:span text:style-name="Strong_20_Emphasis"><text:span text:style-name="T202">, </text:span></text:span><text:span text:style-name="Strong_20_Emphasis"><text:span text:style-name="T203">‘A’</text:span></text:span><text:span text:style-name="Strong_20_Emphasis"><text:span text:style-name="T202">); // Вміст <text:s/></text:span></text:span><text:span text:style-name="Strong_20_Emphasis"><text:span text:style-name="T203">v</text:span></text:span><text:span text:style-name="Strong_20_Emphasis"><text:span text:style-name="T202">1 : </text:span></text:span><text:span text:style-name="Strong_20_Emphasis"><text:span text:style-name="T203">A</text:span></text:span><text:span text:style-name="Strong_20_Emphasis"><text:span text:style-name="T202">,</text:span></text:span><text:span text:style-name="Strong_20_Emphasis"><text:span text:style-name="T203">A</text:span></text:span><text:span text:style-name="Strong_20_Emphasis"><text:span text:style-name="T202">,</text:span></text:span><text:span text:style-name="Strong_20_Emphasis"><text:span text:style-name="T203">A</text:span></text:span><text:span text:style-name="Strong_20_Emphasis"><text:span text:style-name="T202"> </text:span></text:span><text:span text:style-name="Strong_20_Emphasis"><text:span text:style-name="T201"><text:s/></text:span></text:span></text:p>
      <text:p text:style-name="P222"><text:span text:style-name="Strong_20_Emphasis"><text:span text:style-name="T157"/></text:span></text:p>
      <text:p text:style-name="P201"><text:span text:style-name="Strong_20_Emphasis"><text:span text:style-name="T112">Модіфікатори </text:span></text:span><text:span text:style-name="Strong_20_Emphasis"><text:span text:style-name="T113">даних</text:span></text:span><text:span text:style-name="Strong_20_Emphasis"><text:span text:style-name="T112"> (</text:span></text:span><text:span text:style-name="Strong_20_Emphasis"><text:span text:style-name="T88">Modifiers</text:span></text:span><text:span text:style-name="Strong_20_Emphasis"><text:span text:style-name="T112">)</text:span></text:span><text:span text:style-name="Strong_20_Emphasis"><text:span text:style-name="T88">: </text:span></text:span></text:p>
      <text:list xml:id="list7691355955117261037" text:style-name="WWNum5">
        <text:list-item>
          <text:p text:style-name="P269"><text:span text:style-name="Internet_20_link"><text:span text:style-name="T48">assign(</text:span></text:span><text:span text:style-name="Internet_20_link"><text:span text:style-name="T50">n, v</text:span></text:span><text:span text:style-name="Internet_20_link"><text:span text:style-name="T48">) </text:span></text:span><text:span text:style-name="T48">– </text:span><text:span text:style-name="T51">присвоюємо </text:span><text:span text:style-name="T53">(ініціалізуємо)</text:span><text:span text:style-name="T51"> значення у векторі — </text:span><text:span text:style-name="T53">n значень v присвоюєьтся у вектор;</text:span></text:p>
        </text:list-item>
        <text:list-item>
          <text:p text:style-name="P269"><text:span text:style-name="Internet_20_link"><text:span text:style-name="T48">push_back(</text:span></text:span><text:span text:style-name="Internet_20_link"><text:span text:style-name="T50">g</text:span></text:span><text:span text:style-name="Internet_20_link"><text:span text:style-name="T48">)</text:span></text:span><text:span text:style-name="T48"> – </text:span><text:span text:style-name="T51">додає елемент </text:span><text:span text:style-name="T53">g</text:span><text:span text:style-name="T51"> у кінець вектору</text:span><text:span text:style-name="T53">;</text:span></text:p>
        </text:list-item>
        <text:list-item>
          <text:p text:style-name="P269"><text:span text:style-name="Internet_20_link"><text:span text:style-name="T48">pop_back()</text:span></text:span><text:span text:style-name="T48"> – </text:span><text:span text:style-name="T51">видаляє елемент з кінкця вектору;</text:span></text:p>
        </text:list-item>
        <text:list-item>
          <text:p text:style-name="P281"><text:span text:style-name="T8">insert</text:span>(<text:span text:style-name="T191">g, it_beg</text:span>) – <text:span text:style-name="T1">додає елемент(ел</text:span><text:span text:style-name="T6">е</text:span><text:span text:style-name="T1">менти) у вказану </text:span><text:span text:style-name="T6">ітератором</text:span><text:span text:style-name="T1"> позицію;</text:span></text:p>
        </text:list-item>
        <text:list-item>
          <text:p text:style-name="P269"><text:span text:style-name="Internet_20_link"><text:span text:style-name="T48">erase(</text:span></text:span><text:span text:style-name="Internet_20_link"><text:span text:style-name="T50">it_begin, it_end</text:span></text:span><text:span text:style-name="Internet_20_link"><text:span text:style-name="T48">)</text:span></text:span><text:span text:style-name="T48"> – </text:span><text:span text:style-name="T51">видаляє ел</text:span><text:span text:style-name="T52">е</text:span><text:span text:style-name="T51">менти з вектору </text:span><text:span text:style-name="T53">по вказаному ітераторами інтервалу;</text:span><text:span text:style-name="T48"> </text:span></text:p>
        </text:list-item>
        <text:list-item>
          <text:p text:style-name="P269"><text:span text:style-name="Internet_20_link"><text:span text:style-name="T48">clear()</text:span></text:span><text:span text:style-name="T48"> – </text:span><text:span text:style-name="T51">видаляє </text:span><text:span text:style-name="T53">всі </text:span><text:span text:style-name="T51">елементи з вектору;</text:span></text:p>
        </text:list-item>
        <text:list-item>
          <text:p text:style-name="P269"><text:span text:style-name="Internet_20_link"><text:span text:style-name="T48">emplace(</text:span></text:span><text:span text:style-name="Internet_20_link"><text:span text:style-name="T50">g</text:span></text:span><text:span text:style-name="Internet_20_link"><text:span text:style-name="T48">)</text:span></text:span><text:span text:style-name="T48"> – </text:span><text:span text:style-name="T49">р</text:span><text:span text:style-name="T51">озширює ве</text:span><text:span text:style-name="T52">к</text:span><text:span text:style-name="T51">тор вставляючи нові елементи на позицію </text:span><text:span text:style-name="T52">вказану ітератором</text:span><text:span text:style-name="T51"> </text:span><text:span text:style-name="T52">(С++11);</text:span></text:p>
        </text:list-item>
        <text:list-item>
          <text:p text:style-name="P252"><text:span text:style-name="Internet_20_link"><text:span text:style-name="T48">emplace_back(</text:span></text:span><text:span text:style-name="Internet_20_link"><text:span text:style-name="T50">g</text:span></text:span><text:span text:style-name="Internet_20_link"><text:span text:style-name="T48">)</text:span></text:span><text:span text:style-name="T48"> –</text:span><text:span text:style-name="T51"> </text:span><text:span text:style-name="T52">д</text:span><text:span text:style-name="T51">одає нові елементи в кінець вектор</text:span><text:span text:style-name="T52">у(С++11)</text:span><text:span text:style-name="T53">;</text:span></text:p>
        </text:list-item>
        <text:list-item>
          <text:p text:style-name="P270"><text:span text:style-name="Internet_20_link"><text:span text:style-name="T51">swap(</text:span></text:span><text:span text:style-name="Internet_20_link"><text:span text:style-name="T53">v</text:span></text:span><text:span text:style-name="Internet_20_link"><text:span text:style-name="T51">)</text:span></text:span><text:span text:style-name="T51"> – </text:span><text:span text:style-name="T52">м</text:span><text:span text:style-name="T51">іняє значення векторів з одного в інший. Розміри ве</text:span><text:span text:style-name="T52">к</text:span><text:span text:style-name="T51">торів </text:span><text:span text:style-name="T52">(але не тип)</text:span><text:span text:style-name="T51"> можуть відр</text:span><text:span text:style-name="T52">і</text:span><text:span text:style-name="T51">знятись</text:span><text:span text:style-name="T52">(С++11)</text:span><text:span text:style-name="T47">. </text:span></text:p>
        </text:list-item>
      </text:list>
      <text:p text:style-name="P24"/>
      <text:p text:style-name="P107"><text:span text:style-name="Source_20_Text"><text:span text:style-name="T146">// C++ program to illustrate the methods Modifiers in vector </text:span></text:span></text:p>
      <text:p text:style-name="P107"><text:soft-page-break/><text:span text:style-name="Source_20_Text"><text:span text:style-name="T146">#include &lt;iostream&gt; </text:span></text:span></text:p>
      <text:p text:style-name="P107"><text:span text:style-name="Source_20_Text"><text:span text:style-name="T146">#include &lt;vector&gt; </text:span></text:span></text:p>
      <text:p text:style-name="P107"><text:span text:style-name="Source_20_Text"><text:span text:style-name="T146">using namespace std; </text:span></text:span></text:p>
      <text:p text:style-name="P107"><text:span text:style-name="Source_20_Text"><text:span text:style-name="T146"/></text:span></text:p>
      <text:p text:style-name="P107"><text:span text:style-name="Source_20_Text"><text:span text:style-name="T146">int main(){ </text:span></text:span></text:p>
      <text:p text:style-name="P107"><text:span text:style-name="Source_20_Text"><text:span text:style-name="T146">// Assign vector </text:span></text:span></text:p>
      <text:p text:style-name="P107"><text:span text:style-name="Source_20_Text"><text:span text:style-name="T146">vector&lt;int&gt; v; </text:span></text:span></text:p>
      <text:p text:style-name="P107"><text:span text:style-name="Source_20_Text"><text:span text:style-name="T146">// fill the array with 10 five times </text:span></text:span></text:p>
      <text:p text:style-name="P107"><text:span text:style-name="Source_20_Text"><text:span text:style-name="T146">v.assign(5, 10); </text:span></text:span></text:p>
      <text:p text:style-name="P107"><text:span text:style-name="Source_20_Text"><text:span text:style-name="T146"/></text:span></text:p>
      <text:p text:style-name="P107"><text:span text:style-name="Source_20_Text"><text:span text:style-name="T146">cout &lt;&lt; "The vector elements are: "; </text:span></text:span></text:p>
      <text:p text:style-name="P107"><text:span text:style-name="Source_20_Text"><text:span text:style-name="T146">for(int i = 0; i &lt; v.size(); i++) </text:span></text:span></text:p>
      <text:p text:style-name="P107"><text:span text:style-name="Source_20_Text"><text:span text:style-name="T146">cout &lt;&lt; v[i] &lt;&lt; " "; </text:span></text:span></text:p>
      <text:p text:style-name="P107"><text:span text:style-name="Source_20_Text"><text:span text:style-name="T146"/></text:span></text:p>
      <text:p text:style-name="P107"><text:span text:style-name="Source_20_Text"><text:span text:style-name="T146">// inserts 15 to the last position </text:span></text:span></text:p>
      <text:p text:style-name="P107"><text:span text:style-name="Source_20_Text"><text:span text:style-name="T146">v.push_back(15); </text:span></text:span></text:p>
      <text:p text:style-name="P107"><text:span text:style-name="Source_20_Text"><text:span text:style-name="T146">int n = v.size(); </text:span></text:span></text:p>
      <text:p text:style-name="P107"><text:span text:style-name="Source_20_Text"><text:span text:style-name="T146">cout &lt;&lt; "\nThe last element is: "&lt;&lt; v[n - 1]; </text:span></text:span></text:p>
      <text:p text:style-name="P107"><text:span text:style-name="Source_20_Text"><text:span text:style-name="T146"/></text:span></text:p>
      <text:p text:style-name="P107"><text:span text:style-name="Source_20_Text"><text:span text:style-name="T146">// removes last element </text:span></text:span></text:p>
      <text:p text:style-name="P107"><text:span text:style-name="Source_20_Text"><text:span text:style-name="T146">v.pop_back(); </text:span></text:span></text:p>
      <text:p text:style-name="P107"><text:span text:style-name="Source_20_Text"><text:span text:style-name="T146"/></text:span></text:p>
      <text:p text:style-name="P107"><text:span text:style-name="Source_20_Text"><text:span text:style-name="T146">for(int i = 0; i &lt; v.size(); i++) </text:span></text:span></text:p>
      <text:p text:style-name="P107"><text:span text:style-name="Source_20_Text"><text:span text:style-name="T146"><text:s/>cout &lt;&lt; v.at(i) &lt;&lt; " "; </text:span></text:span></text:p>
      <text:p text:style-name="P107"><text:span text:style-name="Source_20_Text"><text:span text:style-name="T146">// erases the vector </text:span></text:span></text:p>
      <text:p text:style-name="P107"><text:span text:style-name="Source_20_Text"><text:span text:style-name="T146">v.clear(); </text:span></text:span></text:p>
      <text:p text:style-name="P107"><text:span text:style-name="Source_20_Text"><text:span text:style-name="T146">cout &lt;&lt; "\nVector size after erase(): "&lt;&lt; v.size();</text:span></text:span></text:p>
      <text:p text:style-name="P107"><text:span text:style-name="Source_20_Text"><text:span text:style-name="T146"/></text:span></text:p>
      <text:p text:style-name="P107"><text:span text:style-name="Source_20_Text"><text:span text:style-name="T146"/></text:span></text:p>
      <text:p text:style-name="P107"><text:span text:style-name="Source_20_Text"><text:span text:style-name="T146">// prints the vector </text:span></text:span></text:p>
      <text:p text:style-name="P107"><text:span text:style-name="Source_20_Text"><text:span text:style-name="T146">cout &lt;&lt; "\nThe vector elements are: "; </text:span></text:span></text:p>
      <text:p text:style-name="P107"><text:span text:style-name="Source_20_Text"><text:span text:style-name="T146">for(int i = 0; i &lt; v.size(); i++) </text:span></text:span></text:p>
      <text:p text:style-name="P107"><text:span text:style-name="Source_20_Text"><text:span text:style-name="T146"><text:s/>cout &lt;&lt; v.at(i) &lt;&lt; " "; </text:span></text:span></text:p>
      <text:p text:style-name="P107"><text:span text:style-name="Source_20_Text"><text:span text:style-name="T146"/></text:span></text:p>
      <text:p text:style-name="P107"><text:span text:style-name="Source_20_Text"><text:span text:style-name="T146">// inserts 5 at the beginning </text:span></text:span></text:p>
      <text:p text:style-name="P107"><text:span text:style-name="Source_20_Text"><text:span text:style-name="T146">v.insert(v.begin(), 5); </text:span></text:span></text:p>
      <text:p text:style-name="P107"><text:span text:style-name="Source_20_Text"><text:span text:style-name="T146"/></text:span></text:p>
      <text:p text:style-name="P107"><text:span text:style-name="Source_20_Text"><text:span text:style-name="T146">cout &lt;&lt; "\nThe first element is: "&lt;&lt; v[0]; </text:span></text:span></text:p>
      <text:p text:style-name="P107"><text:span text:style-name="Source_20_Text"><text:span text:style-name="T146"/></text:span></text:p>
      <text:p text:style-name="P107"><text:soft-page-break/><text:span text:style-name="Source_20_Text"><text:span text:style-name="T146">// removes the first element </text:span></text:span></text:p>
      <text:p text:style-name="P107"><text:span text:style-name="Source_20_Text"><text:span text:style-name="T146">v.erase(v.begin()); </text:span></text:span></text:p>
      <text:p text:style-name="P107"><text:span text:style-name="Source_20_Text"><text:span text:style-name="T146"/></text:span></text:p>
      <text:p text:style-name="P107"><text:span text:style-name="Source_20_Text"><text:span text:style-name="T146">cout &lt;&lt; "\nThe first element is: "&lt;&lt; v[0]; </text:span></text:span></text:p>
      <text:p text:style-name="P107"><text:span text:style-name="Source_20_Text"><text:span text:style-name="T146">}</text:span></text:span></text:p>
      <text:p text:style-name="P107"><text:span text:style-name="Source_20_Text"><text:span text:style-name="T146">Результат:</text:span></text:span></text:p>
      <text:p text:style-name="P107"><text:span text:style-name="Source_20_Text"><text:span text:style-name="T146"/></text:span></text:p>
      <text:p text:style-name="P99">The vector elements are: 10 10 10 10 10 </text:p>
      <text:p text:style-name="P99">The last element is: 1510 10 10 10 10 </text:p>
      <text:p text:style-name="P99">Vector size after erase(): 0</text:p>
      <text:p text:style-name="P99">The vector elements are: </text:p>
      <text:p text:style-name="P99">The first element is: 5</text:p>
      <text:p text:style-name="P99">The first element is: 5Size : 5</text:p>
      <text:p text:style-name="P24"/>
      <text:p text:style-name="P202"><text:span text:style-name="Strong_20_Emphasis"><text:span text:style-name="T134">Ідентифікатори та модифікатори о</text:span></text:span><text:span text:style-name="Strong_20_Emphasis"><text:span text:style-name="T133">бсяг</text:span></text:span><text:span text:style-name="Strong_20_Emphasis"><text:span text:style-name="T134">у</text:span></text:span><text:span text:style-name="Strong_20_Emphasis"><text:span text:style-name="T112"> (</text:span></text:span><text:span text:style-name="Strong_20_Emphasis"><text:span text:style-name="T88">Capacity</text:span></text:span><text:span text:style-name="Strong_20_Emphasis"><text:span text:style-name="T112">)</text:span></text:span></text:p>
      <text:list xml:id="list2744433397577830600" text:style-name="WWNum4">
        <text:list-item>
          <text:p text:style-name="P271"><text:a xlink:type="simple" xlink:href="https://www.geeksforgeeks.org/vectorempty-vectorsize-c-stl/" text:style-name="Internet_20_link" text:visited-style-name="Visited_20_Internet_20_Link"><text:span text:style-name="Internet_20_link"><text:span text:style-name="T84">size()</text:span></text:span></text:a><text:span text:style-name="T135"> – </text:span><text:span text:style-name="T111">кількість елементів вектор</text:span><text:span text:style-name="T117">у;</text:span><text:span text:style-name="T135"> </text:span></text:p>
        </text:list-item>
        <text:list-item>
          <text:p text:style-name="P271"><text:a xlink:type="simple" xlink:href="https://www.geeksforgeeks.org/vector-max_size-function-in-c-stl/" text:style-name="Internet_20_link" text:visited-style-name="Visited_20_Internet_20_Link"><text:span text:style-name="Internet_20_link"><text:span text:style-name="T84">max_size()</text:span></text:span></text:a><text:span text:style-name="T87"> – </text:span><text:span text:style-name="T111">максимальна кількість елементів вектору;</text:span><text:span text:style-name="T87"> </text:span></text:p>
        </text:list-item>
        <text:list-item>
          <text:p text:style-name="P271"><text:a xlink:type="simple" xlink:href="https://www.geeksforgeeks.org/vector-capacity-function-in-c-stl/" text:style-name="Internet_20_link" text:visited-style-name="Visited_20_Internet_20_Link"><text:span text:style-name="Internet_20_link"><text:span text:style-name="T84">capacity()</text:span></text:span></text:a><text:span text:style-name="T87"> – </text:span><text:span text:style-name="T111">розмір алокатору, виділенного під цій контейнер,</text:span><text:span text:style-name="T117"> тобто справжній розмір даного вектору;</text:span><text:span text:style-name="T87"> </text:span></text:p>
        </text:list-item>
        <text:list-item>
          <text:p text:style-name="P271"><text:a xlink:type="simple" xlink:href="https://www.geeksforgeeks.org/vector-resize-c-stl/" text:style-name="Internet_20_link" text:visited-style-name="Visited_20_Internet_20_Link"><text:span text:style-name="Internet_20_link"><text:span text:style-name="T84">resize(</text:span></text:span></text:a><text:a xlink:type="simple" xlink:href="https://www.geeksforgeeks.org/vector-resize-c-stl/" text:style-name="Internet_20_link" text:visited-style-name="Visited_20_Internet_20_Link"><text:span text:style-name="Internet_20_link"><text:span text:style-name="T85">n</text:span></text:span></text:a><text:a xlink:type="simple" xlink:href="https://www.geeksforgeeks.org/vector-resize-c-stl/" text:style-name="Internet_20_link" text:visited-style-name="Visited_20_Internet_20_Link"><text:span text:style-name="Internet_20_link"><text:span text:style-name="T84">)</text:span></text:span></text:a><text:span text:style-name="T135"> – </text:span><text:span text:style-name="T143">з</text:span><text:span text:style-name="T111">мінює розмір вектору </text:span><text:span text:style-name="T117">на заданий;</text:span><text:span text:style-name="T135"> </text:span></text:p>
        </text:list-item>
        <text:list-item>
          <text:p text:style-name="P271"><text:a xlink:type="simple" xlink:href="https://www.geeksforgeeks.org/vectorempty-vectorsize-c-stl/" text:style-name="Internet_20_link" text:visited-style-name="Visited_20_Internet_20_Link"><text:span text:style-name="Internet_20_link"><text:span text:style-name="T84">empty()</text:span></text:span></text:a><text:span text:style-name="T87"> – </text:span><text:span text:style-name="T111">Повертає </text:span><text:span text:style-name="T135">true</text:span><text:span text:style-name="T87">, якщо контейнер порожн</text:span><text:span text:style-name="T111">ій;</text:span><text:span text:style-name="T87"> </text:span></text:p>
        </text:list-item>
        <text:list-item>
          <text:p text:style-name="P253"><text:a xlink:type="simple" xlink:href="https://www.geeksforgeeks.org/using-stdvectorreserve-whenever-possible/" text:style-name="Internet_20_link" text:visited-style-name="Visited_20_Internet_20_Link"><text:span text:style-name="Internet_20_link"><text:span text:style-name="T84">reserve(</text:span></text:span></text:a><text:a xlink:type="simple" xlink:href="https://www.geeksforgeeks.org/using-stdvectorreserve-whenever-possible/" text:style-name="Internet_20_link" text:visited-style-name="Visited_20_Internet_20_Link"><text:span text:style-name="Internet_20_link"><text:span text:style-name="T85">n</text:span></text:span></text:a><text:a xlink:type="simple" xlink:href="https://www.geeksforgeeks.org/using-stdvectorreserve-whenever-possible/" text:style-name="Internet_20_link" text:visited-style-name="Visited_20_Internet_20_Link"><text:span text:style-name="Internet_20_link"><text:span text:style-name="T84">) </text:span></text:span></text:a><text:span text:style-name="T87">–</text:span><text:span text:style-name="T111">виділяє пам'ять для зберігання рівно </text:span><text:span text:style-name="T135">n </text:span><text:span text:style-name="T111">елементів;</text:span></text:p>
        </text:list-item>
        <text:list-item>
          <text:p text:style-name="P272"><text:a xlink:type="simple" xlink:href="https://www.geeksforgeeks.org/vector-shrink_to_fit-function-in-c-stl/" text:style-name="Internet_20_link" text:visited-style-name="Visited_20_Internet_20_Link"><text:span text:style-name="Internet_20_link"><text:span text:style-name="T84">shrink_to_fit()</text:span></text:span></text:a><text:span text:style-name="T87"> – </text:span><text:span text:style-name="T111">Зменшує розмір контейнеру видаляючи неініціалізовані елементи </text:span><text:span text:style-name="T116">(</text:span><text:span text:style-name="T117">С++11</text:span><text:span text:style-name="T116">)</text:span><text:span text:style-name="T87">. </text:span></text:p>
        </text:list-item>
      </text:list>
      <text:p text:style-name="P129">Приклад:</text:p>
      <text:p text:style-name="P100"><text:span text:style-name="Source_20_Text"><text:span text:style-name="T135"/></text:span></text:p>
      <text:p text:style-name="P100"><text:span text:style-name="Source_20_Text"><text:span text:style-name="T160">vector&lt;int&gt; g1; </text:span></text:span></text:p>
      <text:p text:style-name="P100"><text:span text:style-name="Source_20_Text"><text:span text:style-name="T160">for(int i = 1; i &lt;= 5; i++) </text:span></text:span></text:p>
      <text:p text:style-name="P100"><text:span text:style-name="Source_20_Text"><text:span text:style-name="T160"><text:s text:c="2"/>g1.push_back(i); </text:span></text:span></text:p>
      <text:p text:style-name="P100"><text:span text:style-name="Source_20_Text"><text:span text:style-name="T160"/></text:span></text:p>
      <text:p text:style-name="P100"><text:span text:style-name="Source_20_Text"><text:span text:style-name="T160">cout &lt;&lt; "Size : "&lt;&lt; g1.size(); </text:span></text:span></text:p>
      <text:p text:style-name="P100"><text:span text:style-name="Source_20_Text"><text:span text:style-name="T160">cout &lt;&lt; "\nCapacity : "&lt;&lt; g1.capacity(); </text:span></text:span></text:p>
      <text:p text:style-name="P100"><text:span text:style-name="Source_20_Text"><text:span text:style-name="T160">cout &lt;&lt; "\nMax_Size : "&lt;&lt; g1.max_size(); </text:span></text:span></text:p>
      <text:p text:style-name="P100"><text:soft-page-break/><text:span text:style-name="Source_20_Text"><text:span text:style-name="T160"/></text:span></text:p>
      <text:p text:style-name="P100"><text:span text:style-name="Source_20_Text"><text:span text:style-name="T160">// resizes the vector size to 4 </text:span></text:span></text:p>
      <text:p text:style-name="P100"><text:span text:style-name="Source_20_Text"><text:span text:style-name="T160">g1.resize(4); </text:span></text:span></text:p>
      <text:p text:style-name="P100"><text:span text:style-name="Source_20_Text"><text:span text:style-name="T160"/></text:span></text:p>
      <text:p text:style-name="P100"><text:span text:style-name="Source_20_Text"><text:span text:style-name="T160">// prints the vector size after resize() </text:span></text:span></text:p>
      <text:p text:style-name="P100"><text:span text:style-name="Source_20_Text"><text:span text:style-name="T160">cout &lt;&lt; "\nSize : "&lt;&lt; g1.size(); </text:span></text:span></text:p>
      <text:p text:style-name="P100"><text:span text:style-name="Source_20_Text"><text:span text:style-name="T160"/></text:span></text:p>
      <text:p text:style-name="P100"><text:span text:style-name="Source_20_Text"><text:span text:style-name="T160">// checks if the vector is empty or not </text:span></text:span></text:p>
      <text:p text:style-name="P100"><text:span text:style-name="Source_20_Text"><text:span text:style-name="T160">if(g1.empty() == false) </text:span></text:span></text:p>
      <text:p text:style-name="P100"><text:span text:style-name="Source_20_Text"><text:span text:style-name="T160">cout &lt;&lt; "\nVector is not empty"; </text:span></text:span></text:p>
      <text:p text:style-name="P100"><text:span text:style-name="Source_20_Text"><text:span text:style-name="T160">else</text:span></text:span></text:p>
      <text:p text:style-name="P100"><text:span text:style-name="Source_20_Text"><text:span text:style-name="T160">cout &lt;&lt; "\nVector is empty"; </text:span></text:span></text:p>
      <text:p text:style-name="P100"><text:span text:style-name="Source_20_Text"><text:span text:style-name="T160"/></text:span></text:p>
      <text:p text:style-name="P100"><text:span text:style-name="Source_20_Text"><text:span text:style-name="T160"/></text:span></text:p>
      <text:p text:style-name="P100"><text:span text:style-name="Source_20_Text"><text:span text:style-name="T160">for(vector&lt;int&gt;::iterator it = g1.begin(); it != g1.end(); it++) </text:span></text:span></text:p>
      <text:p text:style-name="P100"><text:span text:style-name="Source_20_Text"><text:span text:style-name="T160"><text:s text:c="2"/>cout &lt;&lt; *it &lt;&lt; " ";</text:span></text:span></text:p>
      <text:p text:style-name="P100"><text:span text:style-name="Source_20_Text"><text:span text:style-name="T160"/></text:span></text:p>
      <text:p text:style-name="P100"><text:span text:style-name="Source_20_Text"><text:span text:style-name="T160">Результат:</text:span></text:span></text:p>
      <text:p text:style-name="P101">Capacity : 8</text:p>
      <text:p text:style-name="P101">Max_Size : 4611686018427387903</text:p>
      <text:p text:style-name="P101">Size : 4</text:p>
      <text:p text:style-name="P101">Vector is not empty1 2 3 4 </text:p>
      <text:p text:style-name="P101"/>
      <text:p text:style-name="P203"><text:span text:style-name="Strong_20_Emphasis"><text:span text:style-name="T134">Методи д</text:span></text:span><text:span text:style-name="Strong_20_Emphasis"><text:span text:style-name="T133">оступ</text:span></text:span><text:span text:style-name="Strong_20_Emphasis"><text:span text:style-name="T134">у</text:span></text:span><text:span text:style-name="Strong_20_Emphasis"><text:span text:style-name="T133"> до елементів</text:span></text:span><text:span text:style-name="Strong_20_Emphasis"><text:span text:style-name="T88">:</text:span></text:span></text:p>
      <text:list xml:id="list4799850268952723454" text:style-name="WWNum3">
        <text:list-item>
          <text:p text:style-name="P274"><text:span text:style-name="Internet_20_link"><text:span text:style-name="T61">at(</text:span></text:span><text:span text:style-name="Internet_20_link"><text:span text:style-name="T63">n</text:span></text:span><text:span text:style-name="Internet_20_link"><text:span text:style-name="T61">)</text:span></text:span><text:span text:style-name="T61"> – </text:span><text:span text:style-name="T62">п</text:span><text:span text:style-name="T54">овертає поси</text:span><text:span text:style-name="T55">л</text:span><text:span text:style-name="T54">ання на</text:span><text:span text:style-name="T61"> ‘</text:span><text:span text:style-name="T39">n</text:span><text:span text:style-name="T61">’</text:span><text:span text:style-name="T54">-ий елемент вектору;</text:span></text:p>
        </text:list-item>
        <text:list-item>
          <text:p text:style-name="P274"><text:span text:style-name="Internet_20_link"><text:span text:style-name="T54">operator [</text:span></text:span><text:span text:style-name="Internet_20_link"><text:span text:style-name="T56">n</text:span></text:span><text:span text:style-name="Internet_20_link"><text:span text:style-name="T54">]</text:span></text:span><text:span text:style-name="T54"> – </text:span><text:span text:style-name="T55">п</text:span><text:span text:style-name="T54">еревантажений оператор для доступу до ‘</text:span><text:span text:style-name="T39">n</text:span><text:span text:style-name="T54">’-го елементу вектору; </text:span></text:p>
        </text:list-item>
        <text:list-item>
          <text:p text:style-name="P273"><text:span text:style-name="Internet_20_link"><text:span text:style-name="T61">front()</text:span></text:span><text:span text:style-name="T61"> – </text:span><text:span text:style-name="T54">повертає посилання на перший елемент контейнеру</text:span><text:span text:style-name="T55">;</text:span></text:p>
        </text:list-item>
        <text:list-item>
          <text:p text:style-name="P273"><text:span text:style-name="Internet_20_link"><text:span text:style-name="T61">back()</text:span></text:span><text:span text:style-name="T61"> – </text:span><text:span text:style-name="T54">повертає посилання на останній елемент контейнеру;</text:span></text:p>
        </text:list-item>
        <text:list-item>
          <text:p text:style-name="P254"><text:span text:style-name="Internet_20_link"><text:span text:style-name="T61">data()</text:span></text:span><text:span text:style-name="T61"> – </text:span><text:span text:style-name="T54"><text:s/>повертає вказівник на місце де зберігаються дані</text:span><text:span text:style-name="T61">.</text:span></text:p>
        </text:list-item>
      </text:list>
      <text:p text:style-name="P108"><text:span text:style-name="Source_20_Text"><text:span text:style-name="T147">string massiv[] = {"first", "second", "third", "forth", "fifth"};</text:span></text:span></text:p>
      <text:p text:style-name="P108"><text:soft-page-break/><text:span text:style-name="Source_20_Text"><text:span text:style-name="T147">vector&lt;string&gt; g2(massiv, massiv + 5); <text:s text:c="3"/></text:span></text:span></text:p>
      <text:p text:style-name="P108"><text:span text:style-name="Source_20_Text"><text:span text:style-name="T147"/></text:span></text:p>
      <text:p text:style-name="P108"><text:span text:style-name="Source_20_Text"><text:span text:style-name="T147"/></text:span></text:p>
      <text:p text:style-name="P108"><text:span text:style-name="Source_20_Text"><text:span text:style-name="T147">cout &lt;&lt; "\nReference operator [g] : g1[2] = "&lt;&lt; g2[2]; </text:span></text:span></text:p>
      <text:p text:style-name="P108"><text:span text:style-name="Source_20_Text"><text:span text:style-name="T147">cout &lt;&lt; "\nat : g1.at(4) = "&lt;&lt; g2.at(4); </text:span></text:span></text:p>
      <text:p text:style-name="P108"><text:span text:style-name="Source_20_Text"><text:span text:style-name="T147">cout &lt;&lt; "\nfront() : g1.front() = "&lt;&lt; g2.front(); </text:span></text:span></text:p>
      <text:p text:style-name="P108"><text:span text:style-name="Source_20_Text"><text:span text:style-name="T147">cout &lt;&lt; "\nback() : g1.back() = "&lt;&lt; g2.back(); </text:span></text:span></text:p>
      <text:p text:style-name="P108"><text:span text:style-name="Source_20_Text"><text:span text:style-name="T147">// pointer to the first element </text:span></text:span></text:p>
      <text:p text:style-name="P108"><text:span text:style-name="Source_20_Text"><text:span text:style-name="T147">string* pos = g2.data(); </text:span></text:span></text:p>
      <text:p text:style-name="P108"><text:span text:style-name="Source_20_Text"><text:span text:style-name="T147">cout &lt;&lt; "\nThe first element is "&lt;&lt; *pos; </text:span></text:span></text:p>
      <text:p text:style-name="P108"><text:span text:style-name="Source_20_Text"><text:span text:style-name="T147"><text:s/></text:span></text:span></text:p>
      <text:p text:style-name="P108"><text:span text:style-name="Source_20_Text"><text:span text:style-name="T147">Результат:</text:span></text:span></text:p>
      <text:p text:style-name="P108"><text:span text:style-name="Source_20_Text"><text:span text:style-name="T147">Reference operator [g] : g1[2] = third</text:span></text:span></text:p>
      <text:p text:style-name="P108"><text:span text:style-name="Source_20_Text"><text:span text:style-name="T147">at : g1.at(4) = fifth</text:span></text:span></text:p>
      <text:p text:style-name="P108"><text:span text:style-name="Source_20_Text"><text:span text:style-name="T147">front() : g1.front() = first</text:span></text:span></text:p>
      <text:p text:style-name="P108"><text:span text:style-name="Source_20_Text"><text:span text:style-name="T147">back() : g1.back() = fifth</text:span></text:span></text:p>
      <text:p text:style-name="P108"><text:span text:style-name="Source_20_Text"><text:span text:style-name="T147">The first element is first</text:span></text:span></text:p>
      <text:p text:style-name="P105"><text:span text:style-name="Source_20_Text"><text:span text:style-name="T135"/></text:span></text:p>
      <text:p text:style-name="P106"><text:span text:style-name="Source_20_Text"><text:span text:style-name="T145">Різницю між оператором [] та методом at() поляга</text:span></text:span><text:span text:style-name="Source_20_Text"><text:span text:style-name="T150">є</text:span></text:span><text:span text:style-name="Source_20_Text"><text:span text:style-name="T145"> в обробці ситуації з невірним індексом вектору. При використанні функції at() при спробі звернення по неприпустимому індексу буде генеруватись виключення out_of_range, в той яас як при використанні квадратних дужок поведінка компілятора невизначена:</text:span></text:span></text:p>
      <text:p text:style-name="P106"><text:span text:style-name="Source_20_Text"><text:span text:style-name="T145"><text:s text:c="4"/>int mas[] = { 1, 2, 3, 4, 5};</text:span></text:span></text:p>
      <text:p text:style-name="P106"><text:span text:style-name="Source_20_Text"><text:span text:style-name="T145"><text:s text:c="4"/>std::vector&lt;int&gt; numbers(mas,mas+5);</text:span></text:span></text:p>
      <text:p text:style-name="P106"><text:span text:style-name="Source_20_Text"><text:span text:style-name="T145"><text:s text:c="4"/>try</text:span></text:span></text:p>
      <text:p text:style-name="P106"><text:span text:style-name="Source_20_Text"><text:span text:style-name="T145"><text:s text:c="4"/>{</text:span></text:span></text:p>
      <text:p text:style-name="P106"><text:span text:style-name="Source_20_Text"><text:span text:style-name="T145"><text:s text:c="8"/>int n = numbers.at(5); //oops...</text:span></text:span></text:p>
      <text:p text:style-name="P106"><text:span text:style-name="Source_20_Text"><text:span text:style-name="T145"><text:s text:c="8"/>std::cout&lt;&lt;"n="&lt;&lt;n;</text:span></text:span></text:p>
      <text:p text:style-name="P106"><text:span text:style-name="Source_20_Text"><text:span text:style-name="T145"><text:s text:c="4"/>}</text:span></text:span></text:p>
      <text:p text:style-name="P106"><text:span text:style-name="Source_20_Text"><text:span text:style-name="T145"><text:s text:c="4"/>catch (std::out_of_range e)</text:span></text:span></text:p>
      <text:p text:style-name="P106"><text:span text:style-name="Source_20_Text"><text:span text:style-name="T145"><text:s text:c="4"/>{</text:span></text:span></text:p>
      <text:p text:style-name="P106"><text:span text:style-name="Source_20_Text"><text:span text:style-name="T145"><text:s text:c="8"/>std::cout &lt;&lt; "Caught: Incorrect index 1" &lt;&lt; std::endl;</text:span></text:span></text:p>
      <text:p text:style-name="P106"><text:span text:style-name="Source_20_Text"><text:span text:style-name="T145"><text:s text:c="4"/>}</text:span></text:span></text:p>
      <text:p text:style-name="P106"><text:span text:style-name="Source_20_Text"><text:span text:style-name="T145"><text:s/></text:span></text:span></text:p>
      <text:p text:style-name="P106"><text:span text:style-name="Source_20_Text"><text:span text:style-name="T145"><text:s text:c="4"/>std::vector&lt;int&gt; numbers2(mas,mas+5);</text:span></text:span></text:p>
      <text:p text:style-name="P106"><text:span text:style-name="Source_20_Text"><text:span text:style-name="T145"><text:s text:c="4"/>try</text:span></text:span></text:p>
      <text:p text:style-name="P106"><text:soft-page-break/><text:span text:style-name="Source_20_Text"><text:span text:style-name="T145"><text:s text:c="4"/>{</text:span></text:span></text:p>
      <text:p text:style-name="P106"><text:span text:style-name="Source_20_Text"><text:span text:style-name="T145"><text:s text:c="8"/>int n = numbers2[5]; // ??? - поведінка невизначена</text:span></text:span></text:p>
      <text:p text:style-name="P106"><text:span text:style-name="Source_20_Text"><text:span text:style-name="T145"><text:s text:c="8"/>std::cout&lt;&lt;"n="&lt;&lt;n; // n=0 or maybe n=502012792....</text:span></text:span></text:p>
      <text:p text:style-name="P106"><text:span text:style-name="Source_20_Text"><text:span text:style-name="T145"><text:s text:c="4"/>}</text:span></text:span></text:p>
      <text:p text:style-name="P106"><text:span text:style-name="Source_20_Text"><text:span text:style-name="T145"><text:s text:c="4"/>catch (std::out_of_range e)</text:span></text:span></text:p>
      <text:p text:style-name="P106"><text:span text:style-name="Source_20_Text"><text:span text:style-name="T145"><text:s text:c="4"/>{</text:span></text:span></text:p>
      <text:p text:style-name="P106"><text:span text:style-name="Source_20_Text"><text:span text:style-name="T145"><text:s text:c="8"/>std::cout &lt;&lt; "Shouldnt caught: Incorrect index 2" &lt;&lt; std::endl;</text:span></text:span></text:p>
      <text:p text:style-name="P106"><text:span text:style-name="Source_20_Text"><text:span text:style-name="T145"><text:s text:c="4"/>} </text:span></text:span></text:p>
      <text:p text:style-name="P105"><text:span text:style-name="Source_20_Text"><text:span text:style-name="T135"/></text:span></text:p>
      <text:p text:style-name="P106"><text:span text:style-name="Source_20_Text"><text:span text:style-name="T137">Результат:</text:span></text:span></text:p>
      <text:p text:style-name="P106"><text:span text:style-name="Source_20_Text"><text:span text:style-name="T137">Incorrect index 1</text:span></text:span></text:p>
      <text:p text:style-name="P106"><text:span text:style-name="Source_20_Text"><text:span text:style-name="T137">n=502012792</text:span></text:span></text:p>
      <text:p text:style-name="P106"><text:span text:style-name="Source_20_Text"><text:span text:style-name="T137"/></text:span></text:p>
      <text:p text:style-name="P220"><text:span text:style-name="Strong_20_Emphasis"><text:span text:style-name="T134">Робота з і</text:span></text:span><text:span text:style-name="Strong_20_Emphasis"><text:span text:style-name="T133">тератор</text:span></text:span><text:span text:style-name="Strong_20_Emphasis"><text:span text:style-name="T134">ами</text:span></text:span><text:span text:style-name="Strong_20_Emphasis"><text:span text:style-name="T158">:</text:span></text:span><text:span text:style-name="Strong_20_Emphasis"><text:span text:style-name="T133"> </text:span></text:span></text:p>
      <text:list xml:id="list151943837582630" text:continue-list="list5499111469602079492" text:style-name="WWNum2">
        <text:list-item>
          <text:p text:style-name="P275"><text:a xlink:type="simple" xlink:href="https://www.geeksforgeeks.org/vectorbegin-vectorend-c-stl/" text:style-name="Internet_20_link" text:visited-style-name="Visited_20_Internet_20_Link"><text:span text:style-name="Internet_20_link"><text:span text:style-name="T84">begin()</text:span></text:span></text:a><text:span text:style-name="T87"> – </text:span><text:span text:style-name="T111">повертає ітератор на перший обєкт вектору</text:span></text:p>
        </text:list-item>
        <text:list-item>
          <text:p text:style-name="P275"><text:a xlink:type="simple" xlink:href="https://www.geeksforgeeks.org/vectorbegin-vectorend-c-stl/" text:style-name="Internet_20_link" text:visited-style-name="Visited_20_Internet_20_Link"><text:span text:style-name="Internet_20_link"><text:span text:style-name="T84">end()</text:span></text:span></text:a><text:span text:style-name="T87"> – </text:span><text:span text:style-name="T111">повертає ітератор на останній обєкт вектору</text:span></text:p>
          <text:p text:style-name="P260">Починаючі зі стандарту С++11 додано ще наступні варіанти доступу до ітераторів:</text:p>
        </text:list-item>
        <text:list-item>
          <text:p text:style-name="P275"><text:a xlink:type="simple" xlink:href="https://www.geeksforgeeks.org/vector-rbegin-and-rend-function-in-c-stl/" text:style-name="Internet_20_link" text:visited-style-name="Visited_20_Internet_20_Link"><text:span text:style-name="Internet_20_link"><text:span text:style-name="T84">rbegin()</text:span></text:span></text:a><text:span text:style-name="T87"> – </text:span><text:span text:style-name="T111">повертає ітератор на останній обєкт вектору як на початковий</text:span><text:span text:style-name="T87"> (</text:span><text:span text:style-name="T135">reverse beginning</text:span><text:span text:style-name="T87">). </text:span><text:span text:style-name="T111">Рухається з останнього елементу до першого;</text:span></text:p>
        </text:list-item>
        <text:list-item>
          <text:p text:style-name="P275"><text:a xlink:type="simple" xlink:href="https://www.geeksforgeeks.org/vector-rbegin-and-rend-function-in-c-stl/" text:style-name="Internet_20_link" text:visited-style-name="Visited_20_Internet_20_Link"><text:span text:style-name="Internet_20_link"><text:span text:style-name="T84">rend()</text:span></text:span></text:a><text:span text:style-name="T87"> – </text:span><text:span text:style-name="T111">повертає ітератор на перший обєкт вектору як на останній</text:span><text:span text:style-name="T87"> (</text:span><text:span text:style-name="T135">reverse beginning</text:span><text:span text:style-name="T87">). </text:span><text:span text:style-name="T111">Рухається з останнього елементу до першого;</text:span></text:p>
        </text:list-item>
        <text:list-item>
          <text:p text:style-name="P275"><text:a xlink:type="simple" xlink:href="https://www.geeksforgeeks.org/vector-cbegin-vector-cend-c-stl/" text:style-name="Internet_20_link" text:visited-style-name="Visited_20_Internet_20_Link"><text:span text:style-name="Internet_20_link"><text:span text:style-name="T84">cbegin()</text:span></text:span></text:a><text:span text:style-name="T87"> – </text:span><text:span text:style-name="T95">п</text:span><text:span text:style-name="T111">овертає константний ітератор на преший елемент;</text:span><text:span text:style-name="T87"> </text:span></text:p>
        </text:list-item>
        <text:list-item>
          <text:p text:style-name="P275"><text:a xlink:type="simple" xlink:href="https://www.geeksforgeeks.org/vector-cbegin-vector-cend-c-stl/" text:style-name="Internet_20_link" text:visited-style-name="Visited_20_Internet_20_Link"><text:span text:style-name="Internet_20_link"><text:span text:style-name="T84">cend()</text:span></text:span></text:a><text:span text:style-name="T87"> – </text:span><text:span text:style-name="T95">п</text:span><text:span text:style-name="T111">овертає константний ітератор на останній елемент;</text:span><text:span text:style-name="T87"> </text:span></text:p>
        </text:list-item>
        <text:list-item>
          <text:p text:style-name="P275"><text:a xlink:type="simple" xlink:href="https://www.geeksforgeeks.org/vectorcrend-vectorcrbegin-examples/" text:style-name="Internet_20_link" text:visited-style-name="Visited_20_Internet_20_Link"><text:span text:style-name="Internet_20_link"><text:span text:style-name="T84">crbegin()</text:span></text:span></text:a><text:span text:style-name="T87"> – </text:span><text:span text:style-name="T111">повератає констан</text:span><text:span text:style-name="T118">тн</text:span><text:span text:style-name="T111">ий реверсивний оператор </text:span><text:span text:style-name="T118">на початок</text:span><text:span text:style-name="T111">;</text:span></text:p>
        </text:list-item>
        <text:list-item>
          <text:p text:style-name="P250"><text:a xlink:type="simple" xlink:href="https://www.geeksforgeeks.org/vectorcrend-vectorcrbegin-examples/" text:style-name="Internet_20_link" text:visited-style-name="Visited_20_Internet_20_Link"><text:span text:style-name="Internet_20_link"><text:span text:style-name="T82">crend()</text:span></text:span></text:a><text:span text:style-name="T135"> – </text:span><text:span text:style-name="T144">п</text:span><text:span text:style-name="T111">овератає констан</text:span><text:span text:style-name="T118">тн</text:span><text:span text:style-name="T111">ий реверсивний оператор </text:span><text:span text:style-name="T118">на кінець вектору.</text:span></text:p>
          <text:p text:style-name="P245"/>
          <text:p text:style-name="P245"><text:soft-page-break/>#include &lt;iostream&gt;</text:p>
        </text:list-item>
      </text:list>
      <text:p text:style-name="P13"><text:span text:style-name="T8">#include &lt;vector&gt; //</text:span>подключаемдирективувектор</text:p>
      <text:p text:style-name="P74"/>
      <text:p text:style-name="P74">using namespace std;</text:p>
      <text:p text:style-name="P74"/>
      <text:p text:style-name="P74">int main(void)</text:p>
      <text:p text:style-name="P13">{</text:p>
      <text:p text:style-name="P13">int A[3]={100,200,300}; //массив для инициализации вектора</text:p>
      <text:p text:style-name="P13">vector&lt;int&gt; v(A,A+3); //объявляю вектор и записываю в него три <text:span text:style-name="T222">е</text:span>лемента из массива</text:p>
      <text:p text:style-name="P13"><text:span text:style-name="T8">vector&lt;int&gt;::iterator it; //</text:span>объявляюитератор<text:span text:style-name="T8"> it</text:span></text:p>
      <text:p text:style-name="P74"/>
      <text:p text:style-name="P13">for (it=v.begin();it!=v.end();it++) cout&lt;&lt;*it&lt;&lt;" "; //использую итератор для доступа к <text:span text:style-name="T222">е</text:span>лементам вектора</text:p>
      <text:p text:style-name="P13"/>
      <text:p text:style-name="P13">cout&lt;&lt;endl;</text:p>
      <text:p text:style-name="P13"/>
      <text:p text:style-name="P13">for (int i=0;i&lt;3;i++) cout&lt;&lt;*(A+i)&lt;&lt;" "; //это не относится к итератору, но относится к теме</text:p>
      <text:p text:style-name="P74">cout&lt;&lt;endl; </text:p>
      <text:p text:style-name="P74">return 0;</text:p>
      <text:p text:style-name="P26"/>
      <text:p text:style-name="P26"/>
      <text:p text:style-name="Standard"><text:span text:style-name="crayon-p"><text:span text:style-name="T135">#include &lt;iostream&gt;</text:span></text:span></text:p>
      <text:p text:style-name="Standard"><text:span text:style-name="crayon-p"><text:span text:style-name="T135">#include &lt;vector&gt;</text:span></text:span></text:p>
      <text:p text:style-name="P74"/>
      <text:p text:style-name="Standard"><text:span text:style-name="crayon-r"><text:span text:style-name="T135">using</text:span></text:span><text:span text:style-name="crayon-t"><text:span text:style-name="T135">namespace</text:span></text:span><text:span text:style-name="crayon-v"><text:span text:style-name="T135">std</text:span></text:span><text:span text:style-name="crayon-sy"><text:span text:style-name="T135">;</text:span></text:span></text:p>
      <text:p text:style-name="P74"/>
      <text:p text:style-name="Standard"><text:span text:style-name="crayon-t"><text:span text:style-name="T135">int</text:span></text:span><text:span text:style-name="crayon-e"><text:span text:style-name="T135">main</text:span></text:span><text:span text:style-name="crayon-sy"><text:span text:style-name="T135">()</text:span></text:span></text:p>
      <text:p text:style-name="Standard"><text:span text:style-name="crayon-sy"><text:span text:style-name="T135">{</text:span></text:span></text:p>
      <text:p text:style-name="Standard"><text:span text:style-name="crayon-i"><text:span text:style-name="T135">vector</text:span></text:span><text:span text:style-name="crayon-v"><text:span text:style-name="T135">v</text:span></text:span><text:span text:style-name="crayon-sy"><text:span text:style-name="T135">;</text:span></text:span><text:span text:style-name="crayon-c"><text:span text:style-name="T135">//</text:span></text:span><text:span text:style-name="crayon-c"><text:span text:style-name="T87">Вектор</text:span></text:span><text:span text:style-name="crayon-c"><text:span text:style-name="T135"> v</text:span></text:span></text:p>
      <text:p text:style-name="Standard"><text:span text:style-name="crayon-v"><text:span text:style-name="T135">v</text:span></text:span><text:span text:style-name="crayon-sy"><text:span text:style-name="T135">.</text:span></text:span><text:span text:style-name="crayon-e"><text:span text:style-name="T135">push_back</text:span></text:span><text:span text:style-name="crayon-sy"><text:span text:style-name="T135">(</text:span></text:span><text:span text:style-name="crayon-cn"><text:span text:style-name="T135">5</text:span></text:span><text:span text:style-name="crayon-sy"><text:span text:style-name="T135">);</text:span></text:span><text:span text:style-name="crayon-c"><text:span text:style-name="T135">//</text:span></text:span><text:span text:style-name="crayon-c"><text:span text:style-name="T87">Запихиваем</text:span></text:span><text:span text:style-name="crayon-c"><text:span text:style-name="T135"> 1 </text:span></text:span><text:span text:style-name="crayon-c"><text:span text:style-name="T87">элемент</text:span></text:span></text:p>
      <text:p text:style-name="Standard"><text:span text:style-name="crayon-v"><text:span text:style-name="T135">v</text:span></text:span><text:span text:style-name="crayon-sy"><text:span text:style-name="T135">.</text:span></text:span><text:span text:style-name="crayon-e"><text:span text:style-name="T135">push_back</text:span></text:span><text:span text:style-name="crayon-sy"><text:span text:style-name="T135">(</text:span></text:span><text:span text:style-name="crayon-cn"><text:span text:style-name="T135">6</text:span></text:span><text:span text:style-name="crayon-sy"><text:span text:style-name="T135">);</text:span></text:span><text:span text:style-name="crayon-c"><text:span text:style-name="T135">//</text:span></text:span><text:span text:style-name="crayon-c"><text:span text:style-name="T87">Запихиваемвторойэлемент</text:span></text:span></text:p>
      <text:p text:style-name="P74"/>
      <text:p text:style-name="Standard"><text:span text:style-name="crayon-v"><text:span text:style-name="T87">vector</text:span></text:span><text:span text:style-name="crayon-o"><text:span text:style-name="T87">::</text:span></text:span><text:span text:style-name="crayon-e"><text:span text:style-name="T87">iterator </text:span></text:span><text:span text:style-name="crayon-v"><text:span text:style-name="T87">it</text:span></text:span><text:span text:style-name="crayon-o"><text:span text:style-name="T87">=</text:span></text:span><text:span text:style-name="crayon-v"><text:span text:style-name="T87">v</text:span></text:span><text:span text:style-name="crayon-sy"><text:span text:style-name="T87">.</text:span></text:span><text:span text:style-name="crayon-st"><text:span text:style-name="T87">end</text:span></text:span><text:span text:style-name="crayon-sy"><text:span text:style-name="T87">();</text:span></text:span><text:span text:style-name="crayon-c"><text:span text:style-name="T87">//инициализируем итератор тем, что возвращает end()</text:span></text:span></text:p>
      <text:p text:style-name="Standard"><text:soft-page-break/><text:span text:style-name="crayon-r"><text:span text:style-name="T87">cout</text:span></text:span><text:span text:style-name="crayon-o"><text:span text:style-name="T87">&lt;&lt;*</text:span></text:span><text:span text:style-name="crayon-v"><text:span text:style-name="T87">it</text:span></text:span><text:span text:style-name="crayon-o"><text:span text:style-name="T87">&lt;&lt;</text:span></text:span><text:span text:style-name="crayon-s"><text:span text:style-name="T87">"\n"</text:span></text:span><text:span text:style-name="crayon-sy"><text:span text:style-name="T87">;</text:span></text:span><text:span text:style-name="crayon-c"><text:span text:style-name="T87">//Последний элемент не 6, но это-таки последний элемент строения вектора</text:span></text:span></text:p>
      <text:p text:style-name="Standard"><text:span text:style-name="crayon-r"><text:span text:style-name="T87">cout</text:span></text:span><text:span text:style-name="crayon-o"><text:span text:style-name="T87">&lt;&lt;*</text:span></text:span><text:span text:style-name="crayon-sy"><text:span text:style-name="T87">(</text:span></text:span><text:span text:style-name="crayon-v"><text:span text:style-name="T87">it</text:span></text:span><text:span text:style-name="crayon-o"><text:span text:style-name="T87">-</text:span></text:span><text:span text:style-name="crayon-cn"><text:span text:style-name="T87">1</text:span></text:span><text:span text:style-name="crayon-sy"><text:span text:style-name="T87">)</text:span></text:span><text:span text:style-name="crayon-o"><text:span text:style-name="T87">&lt;&lt;</text:span></text:span><text:span text:style-name="crayon-s"><text:span text:style-name="T87">"\n"</text:span></text:span><text:span text:style-name="crayon-sy"><text:span text:style-name="T87">;</text:span></text:span><text:span text:style-name="crayon-c"><text:span text:style-name="T87">//последний элемент для нас, это предыдущий элемент элементу, возвращаемому из end()</text:span></text:span></text:p>
      <text:p text:style-name="Standard"><text:span text:style-name="crayon-st"><text:span text:style-name="T135">return</text:span></text:span><text:span text:style-name="crayon-cn"><text:span text:style-name="T135">0</text:span></text:span><text:span text:style-name="crayon-sy"><text:span text:style-name="T135">;</text:span></text:span></text:p>
      <text:p text:style-name="Standard"><text:span text:style-name="crayon-sy"><text:span text:style-name="T135">}</text:span></text:span></text:p>
      <text:p text:style-name="P26"/>
      <text:p text:style-name="Standard"><text:span text:style-name="crayon-c"><text:span text:style-name="T135">#include &lt;iostream&gt;</text:span></text:span></text:p>
      <text:p text:style-name="Standard"><text:span text:style-name="crayon-c"><text:span text:style-name="T135">#include &lt;vector&gt;//</text:span></text:span><text:span text:style-name="crayon-c"><text:span text:style-name="T87">нужнадиректива</text:span></text:span><text:span text:style-name="crayon-c"><text:span text:style-name="T135"> vector</text:span></text:span></text:p>
      <text:p text:style-name="Standard"><text:span text:style-name="crayon-e"><text:span text:style-name="T87">using </text:span></text:span><text:span text:style-name="crayon-t"><text:span text:style-name="T87">namespace</text:span></text:span><text:span text:style-name="crayon-i"><text:span text:style-name="T87">std</text:span></text:span><text:span text:style-name="crayon-sy"><text:span text:style-name="T87">;</text:span></text:span><text:span text:style-name="crayon-c"><text:span text:style-name="T87">//нужно пространство имен std</text:span></text:span></text:p>
      <text:p text:style-name="Standard"><text:span text:style-name="crayon-t"><text:span text:style-name="T135">int</text:span></text:span><text:span text:style-name="crayon-e"><text:span text:style-name="T135">main</text:span></text:span><text:span text:style-name="crayon-sy"><text:span text:style-name="T135">(</text:span></text:span><text:span text:style-name="crayon-t"><text:span text:style-name="T135">void</text:span></text:span><text:span text:style-name="crayon-sy"><text:span text:style-name="T135">)</text:span></text:span></text:p>
      <text:p text:style-name="Standard"><text:span text:style-name="crayon-sy"><text:span text:style-name="T135">{</text:span></text:span></text:p>
      <text:p text:style-name="Standard"><text:span text:style-name="crayon-t"><text:span text:style-name="T135">int</text:span></text:span><text:span text:style-name="crayon-cn"><text:span text:style-name="T135">A</text:span></text:span><text:span text:style-name="crayon-sy"><text:span text:style-name="T135">[</text:span></text:span><text:span text:style-name="crayon-cn"><text:span text:style-name="T135">3</text:span></text:span><text:span text:style-name="crayon-sy"><text:span text:style-name="T135">]</text:span></text:span><text:span text:style-name="crayon-o"><text:span text:style-name="T135">=</text:span></text:span><text:span text:style-name="crayon-sy"><text:span text:style-name="T135">{</text:span></text:span><text:span text:style-name="crayon-cn"><text:span text:style-name="T135">11</text:span></text:span><text:span text:style-name="crayon-sy"><text:span text:style-name="T135">,</text:span></text:span><text:span text:style-name="crayon-cn"><text:span text:style-name="T135">12</text:span></text:span><text:span text:style-name="crayon-sy"><text:span text:style-name="T135">,</text:span></text:span><text:span text:style-name="crayon-cn"><text:span text:style-name="T135">14</text:span></text:span><text:span text:style-name="crayon-sy"><text:span text:style-name="T135">};</text:span></text:span></text:p>
      <text:p text:style-name="Standard"><text:span text:style-name="crayon-i"><text:span text:style-name="T87">vector</text:span></text:span><text:span text:style-name="crayon-o"><text:span text:style-name="T87">&lt;</text:span></text:span><text:span text:style-name="crayon-t"><text:span text:style-name="T87">int</text:span></text:span><text:span text:style-name="crayon-o"><text:span text:style-name="T87">&gt;</text:span></text:span><text:span text:style-name="crayon-e"><text:span text:style-name="T87">v</text:span></text:span><text:span text:style-name="crayon-sy"><text:span text:style-name="T87">(</text:span></text:span><text:span text:style-name="crayon-cn"><text:span text:style-name="T87">A</text:span></text:span><text:span text:style-name="crayon-sy"><text:span text:style-name="T87">,</text:span></text:span><text:span text:style-name="crayon-cn"><text:span text:style-name="T87">A</text:span></text:span><text:span text:style-name="crayon-o"><text:span text:style-name="T87">+</text:span></text:span><text:span text:style-name="crayon-cn"><text:span text:style-name="T87">3</text:span></text:span><text:span text:style-name="crayon-sy"><text:span text:style-name="T87">);</text:span></text:span><text:span text:style-name="crayon-c"><text:span text:style-name="T87">//копируем массив А в вектор v</text:span></text:span></text:p>
      <text:p text:style-name="Standard"><text:span text:style-name="crayon-i"><text:span text:style-name="T135">vector</text:span></text:span><text:span text:style-name="crayon-o"><text:span text:style-name="T135">&lt;</text:span></text:span><text:span text:style-name="crayon-t"><text:span text:style-name="T135">int</text:span></text:span><text:span text:style-name="crayon-o"><text:span text:style-name="T135">&gt;::</text:span></text:span><text:span text:style-name="crayon-e"><text:span text:style-name="T135">iterator </text:span></text:span><text:span text:style-name="crayon-i"><text:span text:style-name="T135">it</text:span></text:span><text:span text:style-name="crayon-o"><text:span text:style-name="T135">=</text:span></text:span><text:span text:style-name="crayon-i"><text:span text:style-name="T135">v</text:span></text:span><text:span text:style-name="crayon-sy"><text:span text:style-name="T135">.</text:span></text:span><text:span text:style-name="crayon-e"><text:span text:style-name="T135">begin</text:span></text:span><text:span text:style-name="crayon-sy"><text:span text:style-name="T135">();</text:span></text:span><text:span text:style-name="crayon-c"><text:span text:style-name="T135">//</text:span></text:span><text:span text:style-name="crayon-c"><text:span text:style-name="T87">создаемитератор</text:span></text:span><text:span text:style-name="crayon-c"><text:span text:style-name="T135"> it</text:span></text:span></text:p>
      <text:p text:style-name="Standard"><text:span text:style-name="crayon-t"><text:span text:style-name="T87">int</text:span></text:span><text:span text:style-name="crayon-i"><text:span text:style-name="T87">i</text:span></text:span><text:span text:style-name="crayon-o"><text:span text:style-name="T87">=</text:span></text:span><text:span text:style-name="crayon-cn"><text:span text:style-name="T87">0</text:span></text:span><text:span text:style-name="crayon-sy"><text:span text:style-name="T87">;</text:span></text:span><text:span text:style-name="crayon-c"><text:span text:style-name="T87">//переменная, для прибавления к итератору</text:span></text:span></text:p>
      <text:p text:style-name="Standard"><text:span text:style-name="crayon-st"><text:span text:style-name="T87">while</text:span></text:span><text:span text:style-name="crayon-sy"><text:span text:style-name="T87">(</text:span></text:span><text:span text:style-name="crayon-i"><text:span text:style-name="T87">i</text:span></text:span><text:span text:style-name="crayon-o"><text:span text:style-name="T87">&lt;</text:span></text:span><text:span text:style-name="crayon-cn"><text:span text:style-name="T87">3</text:span></text:span><text:span text:style-name="crayon-sy"><text:span text:style-name="T87">)</text:span></text:span><text:span text:style-name="crayon-c"><text:span text:style-name="T87">//в массиве 3 значения</text:span></text:span></text:p>
      <text:p text:style-name="Standard"><text:span text:style-name="crayon-sy"><text:span text:style-name="T87">{</text:span></text:span></text:p>
      <text:p text:style-name="Standard"><text:span text:style-name="crayon-i"><text:span text:style-name="T87">cout</text:span></text:span><text:span text:style-name="crayon-o"><text:span text:style-name="T87">&lt;&lt;*</text:span></text:span><text:span text:style-name="crayon-sy"><text:span text:style-name="T87">(</text:span></text:span><text:span text:style-name="crayon-i"><text:span text:style-name="T87">it</text:span></text:span><text:span text:style-name="crayon-o"><text:span text:style-name="T87">+</text:span></text:span><text:span text:style-name="crayon-i"><text:span text:style-name="T87">i</text:span></text:span><text:span text:style-name="crayon-sy"><text:span text:style-name="T87">)</text:span></text:span><text:span text:style-name="crayon-o"><text:span text:style-name="T87">&lt;&lt;</text:span></text:span><text:span text:style-name="crayon-s"><text:span text:style-name="T87">" "</text:span></text:span><text:span text:style-name="crayon-sy"><text:span text:style-name="T87">;</text:span></text:span><text:span text:style-name="crayon-c"><text:span text:style-name="T87">//используем арифметику указателей</text:span></text:span></text:p>
      <text:p text:style-name="Standard"><text:span text:style-name="crayon-i"><text:span text:style-name="T87">i</text:span></text:span><text:span text:style-name="crayon-o"><text:span text:style-name="T87">++</text:span></text:span><text:span text:style-name="crayon-sy"><text:span text:style-name="T87">;</text:span></text:span><text:span text:style-name="crayon-c"><text:span text:style-name="T87">//увеличиваем i на один</text:span></text:span></text:p>
      <text:p text:style-name="Standard"><text:span text:style-name="crayon-sy"><text:span text:style-name="T87">}</text:span></text:span></text:p>
      <text:p text:style-name="P13"/>
      <text:p text:style-name="Standard"><text:span text:style-name="crayon-k"><text:span text:style-name="T87">return</text:span></text:span><text:span text:style-name="crayon-cn"><text:span text:style-name="T87">0</text:span></text:span><text:span text:style-name="crayon-sy"><text:span text:style-name="T87">;</text:span></text:span></text:p>
      <text:p text:style-name="Standard"><text:span text:style-name="crayon-sy"><text:span text:style-name="T87">}</text:span></text:span></text:p>
      <text:p text:style-name="P26"/>
      <text:p text:style-name="P24"/>
      <text:p text:style-name="P89"><text:span text:style-name="tlid-translation"><text:span text:style-name="T111">Список </text:span></text:span><text:span text:style-name="tlid-translation"><text:span text:style-name="T119">(list)</text:span></text:span><text:span text:style-name="tlid-translation"><text:span text:style-name="T111"> у </text:span></text:span><text:span text:style-name="tlid-translation"><text:span text:style-name="T87">STL</text:span></text:span><text:span text:style-name="T111"><text:line-break/></text:span></text:p>
      <text:p text:style-name="P89"><text:span text:style-name="tlid-translation"><text:span text:style-name="T111">Списки є контейнерами послідовностей, які дозволяють </text:span></text:span><text:span text:style-name="tlid-translation"><text:span text:style-name="T119">як і асоціативні контенери не виділяти цілком однорідну</text:span></text:span><text:span text:style-name="tlid-translation"><text:span text:style-name="T111"> пам'ят</text:span></text:span><text:span text:style-name="tlid-translation"><text:span text:style-name="T119">ь під масиви, а збергіати її “порціями” разом з посиланнями на попередній та настпний обєкти</text:span></text:span><text:span text:style-name="tlid-translation"><text:span text:style-name="T111">. </text:span></text:span><text:span text:style-name="tlid-translation"><text:span text:style-name="T87">У порівнянні з вектором список має повільну обробку, але коли знайдена позиція, вставка і видалення є швидкими. Зазвичай, коли ми говоримо список, ми говоримо про подвійно пов'язаний список. Для </text:span></text:span><text:soft-page-break/><text:span text:style-name="tlid-translation"><text:span text:style-name="T87">реалізації </text:span></text:span><text:span text:style-name="tlid-translation"><text:span text:style-name="T96">одноз</text:span></text:span><text:span text:style-name="tlid-translation"><text:span text:style-name="T87">в'язного списку </text:span></text:span><text:span text:style-name="tlid-translation"><text:span text:style-name="T96">потрібно використовувати forward_list (C++11)</text:span></text:span><text:span text:style-name="tlid-translation"><text:span text:style-name="T87">.</text:span></text:span></text:p>
      <text:p text:style-name="P89"><text:span text:style-name="tlid-translation"><text:span text:style-name="T67"/></text:span></text:p>
      <text:list xml:id="list151944689923243" text:continue-list="list6006869528700642287" text:style-name="L1">
        <text:list-item>
          <text:p text:style-name="P267"><text:span text:style-name="Strong_20_Emphasis"><text:span text:style-name="T61">Модіфікатори </text:span></text:span><text:span text:style-name="Strong_20_Emphasis"><text:span text:style-name="T64">даних</text:span></text:span><text:span text:style-name="Strong_20_Emphasis"><text:span text:style-name="T61"> (Modifiers)</text:span></text:span></text:p>
        </text:list-item>
        <text:list-item>
          <text:p text:style-name="P267"><text:span text:style-name="Strong_20_Emphasis"><text:span text:style-name="T64">Ідентифікатори та модифікатори о</text:span></text:span><text:span text:style-name="Strong_20_Emphasis"><text:span text:style-name="T61">бсяг</text:span></text:span><text:span text:style-name="Strong_20_Emphasis"><text:span text:style-name="T64">у</text:span></text:span><text:span text:style-name="Strong_20_Emphasis"><text:span text:style-name="T61"> (Capacity)</text:span></text:span></text:p>
        </text:list-item>
        <text:list-item>
          <text:p text:style-name="P267"><text:span text:style-name="Strong_20_Emphasis"><text:span text:style-name="T64">Методи д</text:span></text:span><text:span text:style-name="Strong_20_Emphasis"><text:span text:style-name="T61">оступ</text:span></text:span><text:span text:style-name="Strong_20_Emphasis"><text:span text:style-name="T64">у</text:span></text:span><text:span text:style-name="Strong_20_Emphasis"><text:span text:style-name="T61"> до елементів </text:span></text:span><text:span text:style-name="Strong_20_Emphasis"><text:span text:style-name="T64">(Access)</text:span></text:span></text:p>
        </text:list-item>
        <text:list-item>
          <text:p text:style-name="P267"><text:span text:style-name="Strong_20_Emphasis"><text:span text:style-name="T64">Робота з і</text:span></text:span><text:span text:style-name="Strong_20_Emphasis"><text:span text:style-name="T61">тератор</text:span></text:span><text:span text:style-name="Strong_20_Emphasis"><text:span text:style-name="T64">ами</text:span></text:span><text:span text:style-name="Strong_20_Emphasis"><text:span text:style-name="T61"> </text:span></text:span><text:span text:style-name="Strong_20_Emphasis"><text:span text:style-name="T64">(Iterators)</text:span></text:span></text:p>
        </text:list-item>
      </text:list>
      <text:p text:style-name="P89"><text:span text:style-name="tlid-translation"><text:span text:style-name="T67"/></text:span></text:p>
      <text:p text:style-name="P204"><text:span text:style-name="Strong_20_Emphasis"><text:span text:style-name="T40">Методи класу</text:span></text:span><text:span text:style-name="Strong_20_Emphasis"><text:span text:style-name="T33"> List: </text:span></text:span></text:p>
      <text:p text:style-name="P205"><text:span text:style-name="Strong_20_Emphasis"><text:span text:style-name="T33"><text:s text:c="3"/></text:span></text:span><text:span text:style-name="Strong_20_Emphasis"><text:span text:style-name="T57">Ідентифікатори та модифікатори о</text:span></text:span><text:span text:style-name="Strong_20_Emphasis"><text:span text:style-name="T54">бсяг</text:span></text:span><text:span text:style-name="Strong_20_Emphasis"><text:span text:style-name="T57">у</text:span></text:span><text:span text:style-name="Strong_20_Emphasis"><text:span text:style-name="T58">:</text:span></text:span></text:p>
      <text:list xml:id="list4997246777819708764" text:style-name="WWNum8">
        <text:list-item>
          <text:p text:style-name="P279"><text:span text:style-name="Internet_20_link"><text:span text:style-name="T61">size()</text:span></text:span><text:span text:style-name="T33"> –</text:span><text:span text:style-name="T54"> повретає кількість ел</text:span><text:span text:style-name="T58">е</text:span><text:span text:style-name="T54">ментів</text:span><text:span text:style-name="T33">. </text:span></text:p>
        </text:list-item>
        <text:list-item>
          <text:p text:style-name="P279"><text:span text:style-name="Internet_20_link"><text:span text:style-name="T74">r</text:span></text:span><text:span text:style-name="Internet_20_link"><text:span text:style-name="T72">esize()</text:span></text:span><text:span text:style-name="Internet_20_link"><text:span text:style-name="T33">- </text:span></text:span><text:span text:style-name="Strong_20_Emphasis"><text:span text:style-name="T54">перевизначає розмір контейнеру</text:span></text:span><text:span text:style-name="Strong_20_Emphasis"><text:span text:style-name="T33">. </text:span></text:span></text:p>
        </text:list-item>
        <text:list-item>
          <text:p text:style-name="P279"><text:span text:style-name="Internet_20_link"><text:span text:style-name="T33">empty()</text:span></text:span><text:span text:style-name="Strong_20_Emphasis"><text:span text:style-name="T33"> – </text:span></text:span><text:span text:style-name="Strong_20_Emphasis"><text:span text:style-name="T54">повертає чи порожній список </text:span></text:span><text:span text:style-name="Strong_20_Emphasis"><text:span text:style-name="T33">(</text:span></text:span><text:span text:style-name="Strong_20_Emphasis"><text:span text:style-name="T40">true</text:span></text:span><text:span text:style-name="Strong_20_Emphasis"><text:span text:style-name="T33">) </text:span></text:span><text:span text:style-name="Strong_20_Emphasis"><text:span text:style-name="T54">чи ні </text:span></text:span><text:span text:style-name="Strong_20_Emphasis"><text:span text:style-name="T33">(</text:span></text:span><text:span text:style-name="Strong_20_Emphasis"><text:span text:style-name="T40">false</text:span></text:span><text:span text:style-name="Strong_20_Emphasis"><text:span text:style-name="T33">)</text:span></text:span><text:span text:style-name="Strong_20_Emphasis"><text:span text:style-name="T40">;</text:span></text:span><text:span text:style-name="Strong_20_Emphasis"><text:span text:style-name="T33"> </text:span></text:span></text:p>
        </text:list-item>
        <text:list-item>
          <text:p text:style-name="P279"><text:span text:style-name="Internet_20_link"><text:span text:style-name="T33">max_size()</text:span></text:span><text:span text:style-name="Strong_20_Emphasis"><text:span text:style-name="T33">–</text:span></text:span><text:span text:style-name="Strong_20_Emphasis"><text:span text:style-name="T54">максимальна кількість елементів списку</text:span></text:span><text:span text:style-name="Strong_20_Emphasis"><text:span text:style-name="T33">. </text:span></text:span></text:p>
          <text:p text:style-name="P264"><text:span text:style-name="Strong_20_Emphasis"><text:span text:style-name="T73">Методи д</text:span></text:span><text:span text:style-name="Strong_20_Emphasis"><text:span text:style-name="T72">оступ</text:span></text:span><text:span text:style-name="Strong_20_Emphasis"><text:span text:style-name="T73">у</text:span></text:span><text:span text:style-name="Strong_20_Emphasis"><text:span text:style-name="T72"> до елементів </text:span></text:span><text:span text:style-name="Strong_20_Emphasis"><text:span text:style-name="T74">(тут значно быдныши ніж у векторів)</text:span></text:span></text:p>
        </text:list-item>
        <text:list-item>
          <text:p text:style-name="P280"><text:span text:style-name="Internet_20_link"><text:span text:style-name="T61">front()</text:span></text:span><text:span text:style-name="T33"> – </text:span><text:span text:style-name="T40">п</text:span><text:span text:style-name="T54">ерший елемент списку;</text:span></text:p>
          <text:p text:style-name="P259"><text:span text:style-name="Internet_20_link"><text:span text:style-name="T25">back()</text:span></text:span><text:span text:style-name="Strong_20_Emphasis"><text:span text:style-name="T25"> – </text:span></text:span><text:span text:style-name="Strong_20_Emphasis"><text:span text:style-name="T26">о</text:span></text:span><text:span text:style-name="Strong_20_Emphasis"><text:span text:style-name="T81">станній елемент списку;</text:span></text:span></text:p>
          <text:p text:style-name="P268"><text:span text:style-name="Strong_20_Emphasis"><text:span text:style-name="T61">Модіфікатори </text:span></text:span><text:span text:style-name="Strong_20_Emphasis"><text:span text:style-name="T64">даних </text:span></text:span><text:span text:style-name="Strong_20_Emphasis"><text:span text:style-name="T65">(а ось ці методи значно різноманітніши ніж у векторі):</text:span></text:span></text:p>
          <text:p text:style-name="P279"><text:span text:style-name="Internet_20_link"><text:span text:style-name="T33">assign()</text:span></text:span><text:span text:style-name="Strong_20_Emphasis"><text:span text:style-name="T33"> – </text:span></text:span><text:span text:style-name="Strong_20_Emphasis"><text:span text:style-name="T54">визначає нові елементи шляхом заміни їх новими значеннями;</text:span></text:span><text:span text:style-name="Strong_20_Emphasis"><text:span text:style-name="T33"> </text:span></text:span></text:p>
        </text:list-item>
        <text:list-item>
          <text:p text:style-name="P279"><text:span text:style-name="Internet_20_link"><text:span text:style-name="T61">push_front(g)</text:span></text:span><text:span text:style-name="T61"> – </text:span><text:span text:style-name="T54">додає елмент</text:span><text:span text:style-name="T61"> ‘</text:span><text:span text:style-name="T33">g</text:span><text:span text:style-name="T61">’ </text:span><text:span text:style-name="T54">у початок списку;</text:span><text:span text:style-name="T61"> </text:span></text:p>
        </text:list-item>
        <text:list-item>
          <text:p text:style-name="P279"><text:span text:style-name="Internet_20_link"><text:span text:style-name="T61">push_back(g)</text:span></text:span><text:span text:style-name="T61"> – </text:span><text:span text:style-name="T66">д</text:span><text:span text:style-name="T54">одає елмент</text:span><text:span text:style-name="T61"> ‘</text:span><text:span text:style-name="T33">g</text:span><text:span text:style-name="T61">’ </text:span><text:span text:style-name="T54">в кінець списку;</text:span><text:span text:style-name="T61"> </text:span></text:p>
        </text:list-item>
        <text:list-item>
          <text:p text:style-name="P279"><text:span text:style-name="Internet_20_link"><text:span text:style-name="T61">pop_front()</text:span></text:span><text:span text:style-name="T61"> – </text:span><text:span text:style-name="T54">видаляє перший елемент списку</text:span><text:span text:style-name="T61">, </text:span><text:span text:style-name="T54">зменшує розмір списку на</text:span><text:span text:style-name="T61"> 1; </text:span></text:p>
        </text:list-item>
        <text:list-item>
          <text:p text:style-name="P279"><text:span text:style-name="Internet_20_link"><text:span text:style-name="T61">pop_back()</text:span></text:span><text:span text:style-name="T61"> – </text:span><text:span text:style-name="T54">видаляє останній елемент списку</text:span><text:span text:style-name="T61">, </text:span><text:span text:style-name="T54">зменшує розмір списку на</text:span><text:span text:style-name="T61"> 1; </text:span></text:p>
        </text:list-item>
        <text:list-item>
          <text:p text:style-name="P279"><text:span text:style-name="Internet_20_link"><text:span text:style-name="T61">insert()</text:span></text:span><text:span text:style-name="T61"> – </text:span><text:span text:style-name="T54">додає елемент перед поточним елментом списку;</text:span></text:p>
        </text:list-item>
        <text:list-item>
          <text:p text:style-name="P279"><text:span text:style-name="Strong_20_Emphasis"><text:span text:style-name="T33">clear() </text:span></text:span><text:span text:style-name="T54">видаляє лементи списка, його розмір стає</text:span><text:span text:style-name="T33"> 0. </text:span></text:p>
        </text:list-item>
        <text:list-item>
          <text:p text:style-name="P279"><text:span text:style-name="Internet_20_link"><text:span text:style-name="T61">erase()</text:span></text:span><text:span text:style-name="T61"> – </text:span><text:span text:style-name="T54">видаляю елементи між двома вказаними </text:span><text:soft-page-break/><text:span text:style-name="T54">вказівниками (ітераторами);</text:span><text:span text:style-name="T61"> </text:span></text:p>
        </text:list-item>
        <text:list-item>
          <text:p text:style-name="P279"><text:span text:style-name="Internet_20_link"><text:span text:style-name="T33">merge</text:span></text:span><text:span text:style-name="Internet_20_link"><text:span text:style-name="T61">()</text:span></text:span><text:span text:style-name="T61">– </text:span><text:span text:style-name="T54">зливає два списки в один</text:span></text:p>
        </text:list-item>
        <text:list-item>
          <text:p text:style-name="P279"><text:span text:style-name="Internet_20_link"><text:span text:style-name="T61">remove()</text:span></text:span><text:span text:style-name="T61"> – </text:span><text:span text:style-name="T54">видаляє всі елементи списку, що є рівним</text:span><text:span text:style-name="T59">и</text:span><text:span text:style-name="T54"> даному;</text:span><text:span text:style-name="T61"> </text:span></text:p>
        </text:list-item>
        <text:list-item>
          <text:p text:style-name="P279"><text:span text:style-name="Internet_20_link"><text:span text:style-name="T33">remove</text:span></text:span><text:span text:style-name="Internet_20_link"><text:span text:style-name="T61">_</text:span></text:span><text:span text:style-name="Internet_20_link"><text:span text:style-name="T33">if</text:span></text:span><text:span text:style-name="Internet_20_link"><text:span text:style-name="T61">() </text:span></text:span><text:span text:style-name="T61">– вида</text:span><text:span text:style-name="T54">ляє елементи, що задовольняють деякій булевій умові</text:span><text:span text:style-name="T61">. </text:span></text:p>
        </text:list-item>
        <text:list-item>
          <text:p text:style-name="P279"><text:span text:style-name="Internet_20_link"><text:span text:style-name="T61">reverse()</text:span></text:span><text:span text:style-name="T61"> – </text:span><text:span text:style-name="T54">інвертує список</text:span><text:span text:style-name="T61">. </text:span></text:p>
        </text:list-item>
        <text:list-item>
          <text:p text:style-name="P279"><text:span text:style-name="Internet_20_link"><text:span text:style-name="T61">sort()</text:span></text:span><text:span text:style-name="T61"> – </text:span><text:span text:style-name="T54">сортує елементи по неспаданню</text:span><text:span text:style-name="T61">. </text:span></text:p>
        </text:list-item>
        <text:list-item>
          <text:p text:style-name="P279"><text:span text:style-name="Internet_20_link"><text:span text:style-name="T33">splice</text:span></text:span><text:span text:style-name="Internet_20_link"><text:span text:style-name="T61">()</text:span></text:span><text:span text:style-name="T61">– </text:span><text:span text:style-name="T54">передає елементи з о</text:span><text:span text:style-name="T60">д</text:span><text:span text:style-name="T54">ного списку в інший</text:span><text:span text:style-name="T61">. </text:span></text:p>
        </text:list-item>
        <text:list-item>
          <text:p text:style-name="P279"><text:span text:style-name="Internet_20_link"><text:span text:style-name="T72">unique()</text:span></text:span><text:span text:style-name="Internet_20_link"><text:span text:style-name="T61"> </text:span></text:span><text:span text:style-name="T33">– </text:span><text:span text:style-name="T54">видаляє дублюючи елементи списку</text:span><text:span text:style-name="T33">. </text:span></text:p>
          <text:p text:style-name="P259"><text:span text:style-name="Strong_20_Emphasis"><text:span text:style-name="T81"/></text:span></text:p>
          <text:p text:style-name="P256">Починаючи з С++11 додани наступні методи:</text:p>
        </text:list-item>
        <text:list-item>
          <text:p text:style-name="P257"><text:span text:style-name="Internet_20_link"><text:span text:style-name="T33">emplace</text:span></text:span><text:span text:style-name="Internet_20_link"><text:span text:style-name="T61">()</text:span></text:span><text:span text:style-name="T61">– </text:span><text:span text:style-name="T54">розширює список дадаючи в нього ще елементи</text:span><text:span text:style-name="T61">. </text:span></text:p>
        </text:list-item>
        <text:list-item>
          <text:p text:style-name="P279"><text:span text:style-name="Strong_20_Emphasis"><text:span text:style-name="T33">emplace_front()</text:span></text:span><text:span text:style-name="T54">вставляє елмент на початок списку</text:span><text:span text:style-name="T33">. </text:span><text:span text:style-name="Strong_20_Emphasis"><text:span text:style-name="T33">emplace_back()</text:span></text:span><text:span text:style-name="T54">вставляє елемент в кінець списку</text:span><text:span text:style-name="T33">. </text:span></text:p>
        </text:list-item>
        <text:list-item>
          <text:p text:style-name="P279"><text:span text:style-name="Internet_20_link"><text:span text:style-name="T33">swap()</text:span></text:span><text:span text:style-name="T33">– </text:span><text:span text:style-name="T54">обмінює значення двох списків, яко в них співпадають розміри та тип</text:span><text:span text:style-name="T33">. </text:span></text:p>
        </text:list-item>
      </text:list>
      <text:p text:style-name="P138"/>
      <text:p text:style-name="P139">Iterators</text:p>
      <text:list xml:id="list151944718992448" text:continue-numbering="true" text:style-name="WWNum8">
        <text:list-header>
          <text:p text:style-name="P279"><text:a xlink:type="simple" xlink:href="https://www.geeksforgeeks.org/listbegin-listend-c-stl/" text:style-name="Internet_20_link" text:visited-style-name="Visited_20_Internet_20_Link"><text:span text:style-name="Internet_20_link"><text:span text:style-name="T83"/></text:span></text:a></text:p>
        </text:list-header>
        <text:list-item>
          <text:p text:style-name="P279"><text:span text:style-name="Strong_20_Emphasis"><text:span text:style-name="T155">b</text:span></text:span><text:span text:style-name="Strong_20_Emphasis"><text:span text:style-name="T154">egin() </text:span></text:span><text:span text:style-name="T133">ітератор що вказує на початок списку;</text:span></text:p>
        </text:list-item>
        <text:list-item>
          <text:p text:style-name="P279"><text:span text:style-name="Strong_20_Emphasis"><text:span text:style-name="T154">end() </text:span></text:span><text:span text:style-name="T133">ітератор, що вказує неа кінець списку;</text:span><text:span text:style-name="T154"> </text:span></text:p>
        </text:list-item>
        <text:list-item>
          <text:p text:style-name="P279"><text:span text:style-name="Strong_20_Emphasis"><text:span text:style-name="T154">rbegin()</text:span></text:span><text:span text:style-name="T133">повертає реверисвний ітератор на кінець списку;</text:span></text:p>
        </text:list-item>
        <text:list-item>
          <text:p text:style-name="P279"><text:span text:style-name="Strong_20_Emphasis"><text:span text:style-name="T154">rend() </text:span></text:span><text:span text:style-name="T133">повертає реверсивний ітератор на початок;</text:span></text:p>
        </text:list-item>
        <text:list-item>
          <text:p text:style-name="P279"><text:span text:style-name="Strong_20_Emphasis"><text:span text:style-name="T154">cbegin()</text:span></text:span><text:span text:style-name="T133">константний ітератор на початок;</text:span></text:p>
        </text:list-item>
        <text:list-item>
          <text:p text:style-name="P279"><text:span text:style-name="Strong_20_Emphasis"><text:span text:style-name="T154">cend()</text:span></text:span><text:span text:style-name="T133">константний ітертор на кінець;</text:span></text:p>
        </text:list-item>
        <text:list-item>
          <text:p text:style-name="P279"><text:span text:style-name="Strong_20_Emphasis"><text:span text:style-name="T154">crbegin()</text:span></text:span><text:span text:style-name="T133">константний реверсивний ітератор на початок;</text:span></text:p>
        </text:list-item>
        <text:list-item>
          <text:p text:style-name="P279"><text:span text:style-name="Strong_20_Emphasis"><text:span text:style-name="T154">crend()</text:span></text:span><text:span text:style-name="T133">константний оператор на кінець списку</text:span><text:span text:style-name="T154">.</text:span></text:p>
        </text:list-item>
      </text:list>
      <text:p text:style-name="P131"><text:span text:style-name="tlid-translation"><text:span text:style-name="T154"/></text:span></text:p>
      <text:p text:style-name="P241"><text:span text:style-name="Source_20_Text"><text:span text:style-name="T152">#include &lt;iostream&gt; </text:span></text:span></text:p>
      <text:p text:style-name="P241"><text:soft-page-break/><text:span text:style-name="Source_20_Text"><text:span text:style-name="T152">#include &lt;list&gt; </text:span></text:span></text:p>
      <text:p text:style-name="P241"><text:span text:style-name="Source_20_Text"><text:span text:style-name="T152">#include &lt;iterator&gt; // advance</text:span></text:span></text:p>
      <text:p text:style-name="P241"><text:span text:style-name="Source_20_Text"><text:span text:style-name="T152">using namespace std; </text:span></text:span></text:p>
      <text:p text:style-name="P241"><text:span text:style-name="Source_20_Text"><text:span text:style-name="T152"/></text:span></text:p>
      <text:p text:style-name="P241"><text:span text:style-name="Source_20_Text"><text:span text:style-name="T152">//function for printing the elements in a list </text:span></text:span></text:p>
      <text:p text:style-name="P241"><text:span text:style-name="Source_20_Text"><text:span text:style-name="T152">template &lt;typename T&gt;</text:span></text:span></text:p>
      <text:p text:style-name="P241"><text:span text:style-name="Source_20_Text"><text:span text:style-name="T152">void showlist(const list &lt;T&gt; &amp; g){ </text:span></text:span></text:p>
      <text:p text:style-name="P241"><text:span text:style-name="Source_20_Text"><text:span text:style-name="T152"><text:s text:c="3"/>// to get iterator of template type - write template before assignment <text:s/></text:span></text:span></text:p>
      <text:p text:style-name="P241"><text:span text:style-name="Source_20_Text"><text:span text:style-name="T152"><text:s text:c="3"/>typename list&lt;T&gt;::const_iterator it = g.begin();</text:span></text:span></text:p>
      <text:p text:style-name="P241"><text:span text:style-name="Source_20_Text"><text:span text:style-name="T152"><text:s text:c="3"/>cout &lt;&lt; *it;</text:span></text:span></text:p>
      <text:p text:style-name="P241"><text:span text:style-name="Source_20_Text"><text:span text:style-name="T152"><text:s text:c="3"/>it++;</text:span></text:span></text:p>
      <text:p text:style-name="P241"><text:span text:style-name="Source_20_Text"><text:span text:style-name="T152"><text:s text:c="3"/>for(; it != g.end(); ++it) </text:span></text:span></text:p>
      <text:p text:style-name="P241"><text:span text:style-name="Source_20_Text"><text:span text:style-name="T152"><text:s text:c="6"/>cout &lt;&lt; ','&lt;&lt; *it ; </text:span></text:span></text:p>
      <text:p text:style-name="P241"><text:span text:style-name="Source_20_Text"><text:span text:style-name="T152"><text:s text:c="2"/>cout &lt;&lt; '\n'; </text:span></text:span></text:p>
      <text:p text:style-name="P241"><text:span text:style-name="Source_20_Text"><text:span text:style-name="T152">} </text:span></text:span></text:p>
      <text:p text:style-name="P241"><text:span text:style-name="Source_20_Text"><text:span text:style-name="T152"/></text:span></text:p>
      <text:p text:style-name="P241"><text:span text:style-name="Source_20_Text"><text:span text:style-name="T152">bool is_even(int n){ return n%2 == 0;}</text:span></text:span></text:p>
      <text:p text:style-name="P241"><text:span text:style-name="Source_20_Text"><text:span text:style-name="T152"/></text:span></text:p>
      <text:p text:style-name="P241"><text:span text:style-name="Source_20_Text"><text:span text:style-name="T152">int main(){ </text:span></text:span></text:p>
      <text:p text:style-name="P241"><text:span text:style-name="Source_20_Text"><text:span text:style-name="T152"/></text:span></text:p>
      <text:p text:style-name="P241"><text:span text:style-name="Source_20_Text"><text:span text:style-name="T152">list &lt;int&gt; gqlist1, gqlist2; </text:span></text:span></text:p>
      <text:p text:style-name="P241"><text:span text:style-name="Source_20_Text"><text:span text:style-name="T152"/></text:span></text:p>
      <text:p text:style-name="P241"><text:span text:style-name="Source_20_Text"><text:span text:style-name="T152">for(int i = 0; i &lt; 8; ++i){ </text:span></text:span></text:p>
      <text:p text:style-name="P241"><text:span text:style-name="Source_20_Text"><text:span text:style-name="T152"><text:s text:c="2"/>gqlist1.push_back(i * 2); </text:span></text:span></text:p>
      <text:p text:style-name="P241"><text:span text:style-name="Source_20_Text"><text:span text:style-name="T152">} </text:span></text:span></text:p>
      <text:p text:style-name="P241"><text:span text:style-name="Source_20_Text"><text:span text:style-name="T152">int mas[] = {1,2,5,3,4};</text:span></text:span></text:p>
      <text:p text:style-name="P241"><text:span text:style-name="Source_20_Text"><text:span text:style-name="T152">gqlist2.assign(mas,mas+5);</text:span></text:span></text:p>
      <text:p text:style-name="P241"><text:span text:style-name="Source_20_Text"><text:span text:style-name="T152"/></text:span></text:p>
      <text:p text:style-name="P241"><text:span text:style-name="Source_20_Text"><text:span text:style-name="T152">cout &lt;&lt; "\nList 1 (gqlist1) is : "; </text:span></text:span></text:p>
      <text:p text:style-name="P241"><text:span text:style-name="Source_20_Text"><text:span text:style-name="T152">showlist(gqlist1); </text:span></text:span></text:p>
      <text:p text:style-name="P241"><text:span text:style-name="Source_20_Text"><text:span text:style-name="T152"/></text:span></text:p>
      <text:p text:style-name="P241"><text:span text:style-name="Source_20_Text"><text:span text:style-name="T152">cout &lt;&lt; "\nList 2 (gqlist2) is : "; </text:span></text:span></text:p>
      <text:p text:style-name="P241"><text:span text:style-name="Source_20_Text"><text:span text:style-name="T152">showlist(gqlist2); </text:span></text:span></text:p>
      <text:p text:style-name="P241"><text:span text:style-name="Source_20_Text"><text:span text:style-name="T152"/></text:span></text:p>
      <text:p text:style-name="P241"><text:span text:style-name="Source_20_Text"><text:span text:style-name="T152">cout &lt;&lt; "\ngqlist1.front() : "&lt;&lt; gqlist1.front(); </text:span></text:span></text:p>
      <text:p text:style-name="P241"><text:span text:style-name="Source_20_Text"><text:span text:style-name="T152">cout &lt;&lt; "\ngqlist1.back() : "&lt;&lt; gqlist1.back(); </text:span></text:span></text:p>
      <text:p text:style-name="P241"><text:span text:style-name="Source_20_Text"><text:span text:style-name="T152"/></text:span></text:p>
      <text:p text:style-name="P241"><text:span text:style-name="Source_20_Text"><text:span text:style-name="T152">cout &lt;&lt; "\ngqlist1.pop_front() : "; </text:span></text:span></text:p>
      <text:p text:style-name="P241"><text:span text:style-name="Source_20_Text"><text:span text:style-name="T152">gqlist1.pop_front(); </text:span></text:span></text:p>
      <text:p text:style-name="P241"><text:soft-page-break/><text:span text:style-name="Source_20_Text"><text:span text:style-name="T152">showlist(gqlist1); </text:span></text:span></text:p>
      <text:p text:style-name="P241"><text:span text:style-name="Source_20_Text"><text:span text:style-name="T152"/></text:span></text:p>
      <text:p text:style-name="P241"><text:span text:style-name="Source_20_Text"><text:span text:style-name="T152">gqlist1.insert(gqlist2.begin(), 2, 10); // insert 2 tens </text:span></text:span></text:p>
      <text:p text:style-name="P241"><text:span text:style-name="Source_20_Text"><text:span text:style-name="T152">//gqlist1.insert(gqlist1.begin()+5, 100); <text:s/>// iterator can't do it</text:span></text:span></text:p>
      <text:p text:style-name="P241"><text:span text:style-name="Source_20_Text"><text:span text:style-name="T152">list &lt;int&gt;::iterator it = gqlist1.begin();</text:span></text:span></text:p>
      <text:p text:style-name="P241"><text:span text:style-name="Source_20_Text"><text:span text:style-name="T152">advance(it,5);</text:span></text:span></text:p>
      <text:p text:style-name="P241"><text:span text:style-name="Source_20_Text"><text:span text:style-name="T152">gqlist1.insert(it, 100);</text:span></text:span></text:p>
      <text:p text:style-name="P241"><text:span text:style-name="Source_20_Text"><text:span text:style-name="T152">showlist(gqlist1); </text:span></text:span></text:p>
      <text:p text:style-name="P241"><text:span text:style-name="Source_20_Text"><text:span text:style-name="T152"/></text:span></text:p>
      <text:p text:style-name="P241"><text:span text:style-name="Source_20_Text"><text:span text:style-name="T152">cout &lt;&lt; "\ngqlist2.pop_back() : "; </text:span></text:span></text:p>
      <text:p text:style-name="P241"><text:span text:style-name="Source_20_Text"><text:span text:style-name="T152">gqlist2.pop_back(); </text:span></text:span></text:p>
      <text:p text:style-name="P241"><text:span text:style-name="Source_20_Text"><text:span text:style-name="T152">showlist(gqlist2); </text:span></text:span></text:p>
      <text:p text:style-name="P241"><text:span text:style-name="Source_20_Text"><text:span text:style-name="T152"/></text:span></text:p>
      <text:p text:style-name="P241"><text:span text:style-name="Source_20_Text"><text:span text:style-name="T152">cout &lt;&lt; "\ngqlist1.reverse() : "; </text:span></text:span></text:p>
      <text:p text:style-name="P241"><text:span text:style-name="Source_20_Text"><text:span text:style-name="T152">gqlist1.reverse(); </text:span></text:span></text:p>
      <text:p text:style-name="P241"><text:span text:style-name="Source_20_Text"><text:span text:style-name="T152">showlist(gqlist1); </text:span></text:span></text:p>
      <text:p text:style-name="P241"><text:span text:style-name="Source_20_Text"><text:span text:style-name="T152"/></text:span></text:p>
      <text:p text:style-name="P241"><text:span text:style-name="Source_20_Text"><text:span text:style-name="T152">cout &lt;&lt; "\ngqlist2.sort(): "; </text:span></text:span></text:p>
      <text:p text:style-name="P241"><text:span text:style-name="Source_20_Text"><text:span text:style-name="T152">gqlist2.sort(); </text:span></text:span></text:p>
      <text:p text:style-name="P241"><text:span text:style-name="Source_20_Text"><text:span text:style-name="T152">showlist(gqlist2); </text:span></text:span></text:p>
      <text:p text:style-name="P241"><text:span text:style-name="Source_20_Text"><text:span text:style-name="T152"/></text:span></text:p>
      <text:p text:style-name="P241"><text:span text:style-name="Source_20_Text"><text:span text:style-name="T152">cout &lt;&lt; "\ngqlist1.splice with list2: ";</text:span></text:span></text:p>
      <text:p text:style-name="P241"><text:span text:style-name="Source_20_Text"><text:span text:style-name="T152">list &lt;int&gt;::iterator ind = gqlist2.begin();</text:span></text:span></text:p>
      <text:p text:style-name="P241"><text:span text:style-name="Source_20_Text"><text:span text:style-name="T152">advance(ind,3);</text:span></text:span></text:p>
      <text:p text:style-name="P241"><text:span text:style-name="Source_20_Text"><text:span text:style-name="T152">gqlist1.splice(gqlist1.begin(),gqlist2, gqlist2.begin(), ind); </text:span></text:span></text:p>
      <text:p text:style-name="P241"><text:span text:style-name="Source_20_Text"><text:span text:style-name="T152">showlist(gqlist1);</text:span></text:span></text:p>
      <text:p text:style-name="P241"><text:span text:style-name="Source_20_Text"><text:span text:style-name="T152">cout &lt;&lt; "\n list2after splice: ";</text:span></text:span></text:p>
      <text:p text:style-name="P241"><text:span text:style-name="Source_20_Text"><text:span text:style-name="T152">showlist(gqlist2);</text:span></text:span></text:p>
      <text:p text:style-name="P241"><text:span text:style-name="Source_20_Text"><text:span text:style-name="T152"/></text:span></text:p>
      <text:p text:style-name="P241"><text:span text:style-name="Source_20_Text"><text:span text:style-name="T152">cout &lt;&lt; "\ngqlist1.unique: ";</text:span></text:span></text:p>
      <text:p text:style-name="P241"><text:span text:style-name="Source_20_Text"><text:span text:style-name="T152">gqlist1.unique(); // delete repeated values</text:span></text:span></text:p>
      <text:p text:style-name="P241"><text:span text:style-name="Source_20_Text"><text:span text:style-name="T152">showlist(gqlist1);</text:span></text:span></text:p>
      <text:p text:style-name="P241"><text:span text:style-name="Source_20_Text"><text:span text:style-name="T152"/></text:span></text:p>
      <text:p text:style-name="P241"><text:span text:style-name="Source_20_Text"><text:span text:style-name="T152">gqlist1.sort();</text:span></text:span></text:p>
      <text:p text:style-name="P241"><text:span text:style-name="Source_20_Text"><text:span text:style-name="T152">gqlist1.unique();</text:span></text:span></text:p>
      <text:p text:style-name="P241"><text:span text:style-name="Source_20_Text"><text:span text:style-name="T152">for(list&lt;int&gt;::iterator it = gqlist1.begin();it!=gqlist1.end();++it){ (*it)++;}</text:span></text:span></text:p>
      <text:p text:style-name="P241"><text:span text:style-name="Source_20_Text"><text:span text:style-name="T152">cout&lt;&lt;"qlist1 update: ";</text:span></text:span></text:p>
      <text:p text:style-name="P241"><text:soft-page-break/><text:span text:style-name="Source_20_Text"><text:span text:style-name="T152">showlist(gqlist1);</text:span></text:span></text:p>
      <text:p text:style-name="P241"><text:span text:style-name="Source_20_Text"><text:span text:style-name="T152"/></text:span></text:p>
      <text:p text:style-name="P241"><text:span text:style-name="Source_20_Text"><text:span text:style-name="T152">gqlist1.merge(gqlist2);</text:span></text:span></text:p>
      <text:p text:style-name="P241"><text:span text:style-name="Source_20_Text"><text:span text:style-name="T152">cout&lt;&lt;"qlist1 &amp; qlist2 merged: ";</text:span></text:span></text:p>
      <text:p text:style-name="P241"><text:span text:style-name="Source_20_Text"><text:span text:style-name="T152">showlist(gqlist1);</text:span></text:span></text:p>
      <text:p text:style-name="P241"><text:span text:style-name="Source_20_Text"><text:span text:style-name="T152"/></text:span></text:p>
      <text:p text:style-name="P241"><text:span text:style-name="Source_20_Text"><text:span text:style-name="T152">gqlist1.remove_if(is_even);</text:span></text:span></text:p>
      <text:p text:style-name="P241"><text:span text:style-name="Source_20_Text"><text:span text:style-name="T152">cout&lt;&lt;"removed even elements";</text:span></text:span></text:p>
      <text:p text:style-name="P241"><text:span text:style-name="Source_20_Text"><text:span text:style-name="T152">showlist(gqlist1);</text:span></text:span></text:p>
      <text:p text:style-name="P241"><text:span text:style-name="Source_20_Text"><text:span text:style-name="T152"/></text:span></text:p>
      <text:p text:style-name="P241"><text:span text:style-name="Source_20_Text"><text:span text:style-name="T152">}</text:span></text:span></text:p>
      <text:p text:style-name="P241"><text:span text:style-name="Source_20_Text"><text:span text:style-name="T152"/></text:span></text:p>
      <text:p text:style-name="P241"><text:span text:style-name="Source_20_Text"><text:span text:style-name="T152">Результат:</text:span></text:span></text:p>
      <text:p text:style-name="P285">List 1 (gqlist1) is : 0,2,4,6,8,10,12,14</text:p>
      <text:p text:style-name="P285">List 2 (gqlist2) is : 1,2,5,3,4</text:p>
      <text:p text:style-name="P285">gqlist1.front() : 0</text:p>
      <text:p text:style-name="P285">gqlist1.back() : 14</text:p>
      <text:p text:style-name="P285">gqlist1.pop_front() : 2,4,6,8,10,12,14</text:p>
      <text:p text:style-name="P285">2,4,6,8,10,100,12,14</text:p>
      <text:p text:style-name="P285">gqlist2.pop_back() : 10,10,1,2,5,3</text:p>
      <text:p text:style-name="P285">gqlist1.reverse() : 14,12,100,10,8,6,4,2</text:p>
      <text:p text:style-name="P285">gqlist2.sort(): 1,2,3,5,10,10</text:p>
      <text:p text:style-name="P285">gqlist1.splice with list2: 1,2,3,14,12,100,10,8,6,4,2</text:p>
      <text:p text:style-name="P285"><text:s/>list2after splice: 5,10,10</text:p>
      <text:p text:style-name="P285">gqlist1.unique: 1,2,3,14,12,100,10,8,6,4,2</text:p>
      <text:p text:style-name="P285">qlist1 update: 2,3,4,5,7,9,11,13,15,101</text:p>
      <text:p text:style-name="P285">qlist1 &amp; qlist2 merged: 2,3,4,5,5,7,9,10,10,11,13,15,101</text:p>
      <text:p text:style-name="P285">removed even elements3,5,5,7,9,11,13,15,101</text:p>
      <text:p text:style-name="P119"/>
      <text:p text:style-name="P207"><text:span text:style-name="tlid-translation"><text:span text:style-name="T87">В</text:span></text:span><text:span text:style-name="tlid-translation"><text:span text:style-name="T97">ступ</text:span></text:span><text:span text:style-name="tlid-translation"><text:span text:style-name="T87"> до ітераторів у C</text:span></text:span><text:span text:style-name="tlid-translation"><text:span text:style-name="T97">і</text:span></text:span><text:span text:style-name="tlid-translation"><text:span text:style-name="T87">++</text:span></text:span></text:p>
      <text:p text:style-name="P207"><text:span text:style-name="T111"><text:line-break/></text:span><text:span text:style-name="tlid-translation"><text:span text:style-name="T87">Ітератор - це об'єкт (як </text:span></text:span><text:span text:style-name="tlid-translation"><text:span text:style-name="T97">вказівн</text:span></text:span><text:span text:style-name="tlid-translation"><text:span text:style-name="T87">ик), який вказує на елемент всередині контейнера. Ми можемо використовувати ітератори для переміщення по вмісту контейнера. Їх можна </text:span></text:span><text:span text:style-name="tlid-translation"><text:span text:style-name="T97">уявити</text:span></text:span><text:span text:style-name="tlid-translation"><text:span text:style-name="T87"> як щось подібне до вказівника, </text:span></text:span><text:span text:style-name="tlid-translation"><text:span text:style-name="T97">що</text:span></text:span><text:span text:style-name="tlid-translation"><text:span text:style-name="T87"> вказує на певне </text:span></text:span><text:soft-page-break/><text:span text:style-name="tlid-translation"><text:span text:style-name="T87">місце, і ми можемо отримати доступ до вмісту з цього конкретного місця.</text:span></text:span></text:p>
      <text:p text:style-name="P208"><text:span text:style-name="tlid-translation"><text:span text:style-name="T111">Ітератори забезпечують доступ до елементів контейнера. За допомогою ітераторів дуже зручно перебирати елементи. Итератор описується типом iterator. Але для кожного контейнера конкретний тип ітератора буде відрізнятися. Так, итератор для контейнера list &lt;int&gt; представляє тип list &lt;int&gt; :: iterator, а итератор контейнера vector &lt;int&gt; представляє тип vector &lt;int&gt; :: iterator і так далі. Для отримання ітераторів контейнери в C</text:span></text:span><text:span text:style-name="tlid-translation"><text:span text:style-name="T120">і</text:span></text:span><text:span text:style-name="tlid-translation"><text:span text:style-name="T111">++ <text:s/></text:span></text:span><text:span text:style-name="tlid-translation"><text:span text:style-name="T120">мають такі методи</text:span></text:span><text:span text:style-name="tlid-translation"><text:span text:style-name="T111">, як begin () і end (). Функція begin () повертає ітератор, який вказує на перший елемент контейнера (при наявності в контейнері елементів). Функція end () повертає ітератор, який вказує на наступну позицію після останнього елемента, тобто по суті на кінець контейнера. Якщо контейнер порожній, то ітератори, які повертаються обома методами begin і end збігаються. Якщо </text:span></text:span><text:span text:style-name="tlid-translation"><text:span text:style-name="T120">і</text:span></text:span><text:span text:style-name="tlid-translation"><text:span text:style-name="T111">тератор begin НЕ дорівнює Ітератор</text:span></text:span><text:span text:style-name="tlid-translation"><text:span text:style-name="T120">у</text:span></text:span><text:span text:style-name="tlid-translation"><text:span text:style-name="T111"> end, то між ними є як мінімум один елемент. Обидві ці функції повертають ітератор для конкретного типу контейнер</text:span></text:span><text:span text:style-name="tlid-translation"><text:span text:style-name="T120">у</text:span></text:span><text:span text:style-name="tlid-translation"><text:span text:style-name="T111">:</text:span></text:span></text:p>
      <text:p text:style-name="P208"><text:span text:style-name="tlid-translation"><text:span text:style-name="T121">int ar[]= { 1,2,3,4 }</text:span></text:span></text:p>
      <text:p text:style-name="P208"><text:span text:style-name="tlid-translation"><text:span text:style-name="T121">std::vector&lt;int&gt; v(ar,ar+4) ;</text:span></text:span></text:p>
      <text:p text:style-name="P208"><text:span text:style-name="tlid-translation"><text:span text:style-name="T121">std::vector&lt;int&gt;::iterator iter = v.begin(); <text:s/>// отримуємо ітератор</text:span></text:span></text:p>
      <text:p text:style-name="P209"><text:span text:style-name="tlid-translation"><text:span text:style-name="T111">В даному випадку створюється вектор - контейнер типу vector, який містить значення типу int. І цей контейнер инициализируется набором {1, 2, 3, 4}. І через метод begin () можна отримати итератор для цього контейнера. Причому цей ітератор буде вказувати на перший елемент контейнера. Операції з ітераторами З ітераторами можна проводити наступні операції: * Iter: отримання елемента, на який вказує ітератор ++ iter: переміщення ітератора вперед для </text:span></text:span><text:soft-page-break/><text:span text:style-name="tlid-translation"><text:span text:style-name="T111">звернення до наступного елементу --iter: переміщення ітератора назад для звернення до попереднього елемента. Ітератори контейнера forward_list не підтримують операцію декремента. iter1 == iter2: два ітератора рівні, якщо вони вказують на один і той же елемент iter1! = iter2: два ітератора не рівні, якщо вони вказують на різні елементи Наприклад, використовуємо ітератори для перебору елементів вектора:</text:span></text:span></text:p>
      <text:p text:style-name="P209"><text:span text:style-name="tlid-translation"><text:span text:style-name="T111"/></text:span></text:p>
      <text:p text:style-name="P209"><text:span text:style-name="tlid-translation"><text:span text:style-name="T122">vector&lt;int&gt;::iterator iter = v.begin();<text:tab/>// отримуємо ітератор</text:span></text:span></text:p>
      <text:p text:style-name="P209"><text:span text:style-name="tlid-translation"><text:span text:style-name="T122">while(iter!=v.end())<text:tab/>// поки не досягнемо кінця вектору</text:span></text:span></text:p>
      <text:p text:style-name="P209"><text:span text:style-name="tlid-translation"><text:span text:style-name="T122"><text:tab/>{</text:span></text:span></text:p>
      <text:p text:style-name="P209"><text:span text:style-name="tlid-translation"><text:span text:style-name="T122"><text:tab/><text:tab/>std::cout &lt;&lt; *iter &lt;&lt; std::endl;// виводимо результат як значення вказівника</text:span></text:span></text:p>
      <text:p text:style-name="P209"><text:span text:style-name="tlid-translation"><text:span text:style-name="T122"><text:tab/><text:tab/>++iter;<text:tab/><text:tab/><text:tab/><text:tab/>// рухаємося по вектору інкрементуючи ітератор</text:span></text:span></text:p>
      <text:p text:style-name="P209"><text:span text:style-name="tlid-translation"><text:span text:style-name="T122"><text:tab/>}</text:span></text:span></text:p>
      <text:p text:style-name="P209"><text:span text:style-name="T111"><text:line-break/></text:span><text:span text:style-name="tlid-translation"><text:span text:style-name="T87">Ітератори відіграють важливу роль у підключенні алгоритму з контейнерами разом з маніпуляціями даними, що зберігаються всередині контейнерів. Найбільш очевидною формою ітератора є </text:span></text:span><text:span text:style-name="tlid-translation"><text:span text:style-name="T98">вказівник</text:span></text:span><text:span text:style-name="tlid-translation"><text:span text:style-name="T87">. </text:span></text:span><text:span text:style-name="tlid-translation"><text:span text:style-name="T98">В</text:span></text:span><text:span text:style-name="tlid-translation"><text:span text:style-name="T87">казівник може вказува</text:span></text:span><text:span text:style-name="tlid-translation"><text:span text:style-name="T111">т</text:span></text:span><text:span text:style-name="tlid-translation"><text:span text:style-name="T87">и на елементи в масиві і може перебирати їх</text:span></text:span><text:span text:style-name="tlid-translation"><text:span text:style-name="T111"> за </text:span></text:span><text:span text:style-name="tlid-translation"><text:span text:style-name="T87">допомогою оператор</text:span></text:span><text:span text:style-name="tlid-translation"><text:span text:style-name="T106">у</text:span></text:span><text:span text:style-name="tlid-translation"><text:span text:style-name="T87"> інкременту (++). Але</text:span></text:span><text:span text:style-name="tlid-translation"><text:span text:style-name="T111"> не</text:span></text:span><text:span text:style-name="tlid-translation"><text:span text:style-name="T87"> всі ітератори мають </text:span></text:span><text:span text:style-name="tlid-translation"><text:span text:style-name="T98">всю</text:span></text:span><text:span text:style-name="tlid-translation"><text:span text:style-name="T87"> функціональн</text:span></text:span><text:span text:style-name="tlid-translation"><text:span text:style-name="T98">і</text:span></text:span><text:span text:style-name="tlid-translation"><text:span text:style-name="T87">ст</text:span></text:span><text:span text:style-name="tlid-translation"><text:span text:style-name="T98">ь</text:span></text:span><text:span text:style-name="tlid-translation"><text:span text:style-name="T87"> вказівник</text:span></text:span><text:span text:style-name="tlid-translation"><text:span text:style-name="T106">ів</text:span></text:span><text:span text:style-name="tlid-translation"><text:span text:style-name="T87">.</text:span></text:span><text:span text:style-name="T111"><text:line-break/></text:span><text:span text:style-name="tlid-translation"><text:span text:style-name="T111">Залежно від функціональності ітераторів вони можуть бути класифіковані на п'ять категорій, як показано на діаграмі нижче, причому зовнішнє є найпотужнішим, а отже, внутрішнє є найменш потужним з точки зору функціональності.</text:span></text:span></text:p>
      <text:p text:style-name="P24"><draw:g text:anchor-type="paragraph" draw:z-index="0" draw:name="Группа 2" draw:style-name="gr1"><draw:g draw:style-name="gr2"><draw:custom-shape draw:style-name="gr3" draw:text-style-name="P287" svg:width="13.752cm" svg:height="0.786cm" svg:x="1.497cm" svg:y="0.631cm"><text:p text:style-name="P286"><text:span text:style-name="T225">Довільний доступ (Random-Acces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287" svg:width="8.309cm" svg:height="0.708cm" svg:x="4.457cm" svg:y="1.349cm"><text:p text:style-name="P286"><text:span text:style-name="T226">Двосторнній (BIDERECTIONA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288" svg:width="16.546cm" svg:height="4.55cm" svg:x="0.056cm" svg:y="0.74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6" draw:text-style-name="P288" svg:width="12.549cm" svg:height="3.243cm" svg:x="1.954cm" svg:y="1.393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7" draw:text-style-name="P287" svg:width="5.599cm" svg:height="0.757cm" svg:x="5.588cm" svg:y="1.878cm"><text:p text:style-name="P286"><text:span text:style-name="T226">Односторнній(FORW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290" svg:width="4.924cm" svg:height="1.05cm" svg:x="8.768cm" svg:y="2.679cm"><text:p text:style-name="P289"><text:span text:style-name="T227"><text:s text:c="3"/></text:span><text:span text:style-name="T228">Виведення</text:span></text:p><text:p text:style-name="P289"><text:span text:style-name="T228"><text:s text:c="2"/></text:span><text:span text:style-name="T228">(OUTPU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288" svg:width="3.634cm" svg:height="1.154cm" svg:x="8.96cm" svg:y="2.522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10" draw:text-style-name="P290" svg:width="4.721cm" svg:height="1.428cm" svg:x="3.965cm" svg:y="2.381cm"><text:p text:style-name="P286"><text:span text:style-name="T229"><text:s text:c="2"/></text:span><text:span text:style-name="T230"><text:s/></text:span><text:span text:style-name="T230">Введення</text:span></text:p><text:p text:style-name="P286"><text:span text:style-name="T230"><text:s text:c="3"/></text:span><text:span text:style-name="T230">(Inpu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 draw:text-style-name="P288" svg:width="3.865cm" svg:height="1.114cm" svg:x="4.418cm" svg:y="2.552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draw:custom-shape draw:style-name="gr12" draw:text-style-name="P288" svg:width="10.496cm" svg:height="2.156cm" svg:x="3.132cm" svg:y="1.95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text:soft-page-break/></text:p>
      <text:p text:style-name="P24"/>
      <text:p text:style-name="P24"/>
      <text:p text:style-name="Standard"><text:span text:style-name="tlid-translation"><text:span text:style-name="T111"/></text:span></text:p>
      <text:p text:style-name="Standard"><text:span text:style-name="tlid-translation"><text:span text:style-name="T111"/></text:span></text:p>
      <text:p text:style-name="Standard"><text:span text:style-name="tlid-translation"><text:span text:style-name="T111"/></text:span></text:p>
      <text:p text:style-name="Standard"><text:span text:style-name="tlid-translation"><text:span text:style-name="T111"/></text:span></text:p>
      <text:p text:style-name="Standard"><text:span text:style-name="tlid-translation"><text:span text:style-name="T111"/></text:span></text:p>
      <text:p text:style-name="Standard"><text:span text:style-name="tlid-translation"><text:span text:style-name="T111"/></text:span></text:p>
      <text:p text:style-name="Standard"><text:span text:style-name="tlid-translation"><text:span text:style-name="T111"/></text:span></text:p>
      <text:p text:style-name="Standard"><text:span text:style-name="tlid-translation"><text:span text:style-name="T111"/></text:span></text:p>
      <text:p text:style-name="Standard"><text:span text:style-name="tlid-translation"><text:span text:style-name="T111">Не кожен з цих ітераторів підтримується всіма контейнерами в </text:span></text:span><text:span text:style-name="tlid-translation"><text:span text:style-name="T87">STL</text:span></text:span><text:span text:style-name="tlid-translation"><text:span text:style-name="T111">, різні контейнери підтримують різні ітератори, </text:span></text:span><text:span text:style-name="tlid-translation"><text:span text:style-name="T122">наприклад,</text:span></text:span><text:span text:style-name="tlid-translation"><text:span text:style-name="T111"> вектори підтримують ітератори </text:span></text:span><text:span text:style-name="tlid-translation"><text:span text:style-name="T122">довільного</text:span></text:span><text:span text:style-name="tlid-translation"><text:span text:style-name="T111"> доступу, в той час як списки підтримують двонаправлені ітератори. Весь список наведено нижче:</text:span></text:span></text:p>
      <text:p text:style-name="P4"><text:span text:style-name="tlid-translation"><text:span text:style-name="T87"/></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Standard"><text:span text:style-name="tlid-translation"><text:span text:style-name="T111">Контейнер</text:span></text:span></text:p>
          </table:table-cell>
          <table:table-cell table:style-name="Таблица1.A1" office:value-type="string">
            <text:p text:style-name="Standard"><text:span text:style-name="tlid-translation"><text:span text:style-name="T111">Тип підтримуваних ітераторів</text:span></text:span></text:p>
          </table:table-cell>
        </table:table-row>
        <table:table-row table:style-name="Таблица1.1">
          <table:table-cell table:style-name="Таблица1.A1" office:value-type="string">
            <text:p text:style-name="Standard"><text:span text:style-name="tlid-translation"><text:span text:style-name="T111">вектор</text:span></text:span></text:p>
          </table:table-cell>
          <table:table-cell table:style-name="Таблица1.A1" office:value-type="string">
            <text:p text:style-name="Standard"><text:span text:style-name="tlid-translation"><text:span text:style-name="T111">Довільного доступу</text:span></text:span></text:p>
          </table:table-cell>
        </table:table-row>
        <table:table-row table:style-name="Таблица1.1">
          <table:table-cell table:style-name="Таблица1.A1" office:value-type="string">
            <text:p text:style-name="Standard"><text:span text:style-name="tlid-translation"><text:span text:style-name="T111">список</text:span></text:span></text:p>
          </table:table-cell>
          <table:table-cell table:style-name="Таблица1.A1" office:value-type="string">
            <text:p text:style-name="Standard"><text:span text:style-name="tlid-translation"><text:span text:style-name="T111">Двонаправлений</text:span></text:span></text:p>
          </table:table-cell>
        </table:table-row>
        <table:table-row table:style-name="Таблица1.1">
          <table:table-cell table:style-name="Таблица1.A1" office:value-type="string">
            <text:p text:style-name="Standard"><text:span text:style-name="tlid-translation"><text:span text:style-name="T111">дек</text:span></text:span></text:p>
          </table:table-cell>
          <table:table-cell table:style-name="Таблица1.A1" office:value-type="string">
            <text:p text:style-name="Standard"><text:span text:style-name="tlid-translation"><text:span text:style-name="T111">Довільного доступу</text:span></text:span></text:p>
          </table:table-cell>
        </table:table-row>
        <table:table-row table:style-name="Таблица1.1">
          <table:table-cell table:style-name="Таблица1.A1" office:value-type="string">
            <text:p text:style-name="Standard"><text:span text:style-name="tlid-translation"><text:span text:style-name="T111">масив</text:span></text:span></text:p>
          </table:table-cell>
          <table:table-cell table:style-name="Таблица1.A1" office:value-type="string">
            <text:p text:style-name="Standard"><text:span text:style-name="tlid-translation"><text:span text:style-name="T111">Довільного доступу(?)</text:span></text:span></text:p>
          </table:table-cell>
        </table:table-row>
        <table:table-row table:style-name="Таблица1.1">
          <table:table-cell table:style-name="Таблица1.A1" office:value-type="string">
            <text:p text:style-name="Standard"><text:span text:style-name="tlid-translation"><text:span text:style-name="T111">Однонаправлений список</text:span></text:span></text:p>
          </table:table-cell>
          <table:table-cell table:style-name="Таблица1.A1" office:value-type="string">
            <text:p text:style-name="Standard"><text:span text:style-name="tlid-translation"><text:span text:style-name="T111">Однонаправлений ітератор</text:span></text:span></text:p>
          </table:table-cell>
        </table:table-row>
        <table:table-row table:style-name="Таблица1.1">
          <table:table-cell table:style-name="Таблица1.A1" office:value-type="string">
            <text:p text:style-name="Standard"><text:span text:style-name="tlid-translation"><text:span text:style-name="T111">відображення</text:span></text:span></text:p>
          </table:table-cell>
          <table:table-cell table:style-name="Таблица1.A1" office:value-type="string">
            <text:p text:style-name="Standard"><text:span text:style-name="tlid-translation"><text:span text:style-name="T111">Двонаправлений</text:span></text:span></text:p>
          </table:table-cell>
        </table:table-row>
        <table:table-row table:style-name="Таблица1.1">
          <table:table-cell table:style-name="Таблица1.A1" office:value-type="string">
            <text:p text:style-name="Standard"><text:span text:style-name="tlid-translation"><text:span text:style-name="T111">мультивідображення</text:span></text:span></text:p>
          </table:table-cell>
          <table:table-cell table:style-name="Таблица1.A1" office:value-type="string">
            <text:p text:style-name="Standard"><text:span text:style-name="tlid-translation"><text:span text:style-name="T111">Двонаправлений</text:span></text:span></text:p>
          </table:table-cell>
        </table:table-row>
        <table:table-row table:style-name="Таблица1.1">
          <table:table-cell table:style-name="Таблица1.A1" office:value-type="string">
            <text:p text:style-name="Standard"><text:span text:style-name="tlid-translation"><text:span text:style-name="T111">множина</text:span></text:span></text:p>
          </table:table-cell>
          <table:table-cell table:style-name="Таблица1.A1" office:value-type="string">
            <text:p text:style-name="Standard"><text:span text:style-name="tlid-translation"><text:span text:style-name="T111">Двонаправлений</text:span></text:span></text:p>
          </table:table-cell>
        </table:table-row>
        <table:table-row table:style-name="Таблица1.1">
          <table:table-cell table:style-name="Таблица1.A1" office:value-type="string">
            <text:p text:style-name="Standard"><text:span text:style-name="tlid-translation"><text:span text:style-name="T111">мультимножина</text:span></text:span></text:p>
          </table:table-cell>
          <table:table-cell table:style-name="Таблица1.A1" office:value-type="string">
            <text:p text:style-name="Standard"><text:span text:style-name="tlid-translation"><text:span text:style-name="T111">Двонаправлений</text:span></text:span></text:p>
          </table:table-cell>
        </table:table-row>
        <table:table-row table:style-name="Таблица1.1">
          <table:table-cell table:style-name="Таблица1.A1" office:value-type="string">
            <text:p text:style-name="Standard"><text:span text:style-name="tlid-translation"><text:span text:style-name="T111">стек</text:span></text:span></text:p>
          </table:table-cell>
          <table:table-cell table:style-name="Таблица1.A1" office:value-type="string">
            <text:p text:style-name="Standard"><text:span text:style-name="tlid-translation"><text:span text:style-name="T111">Немає ітераторів</text:span></text:span></text:p>
          </table:table-cell>
        </table:table-row>
        <table:table-row table:style-name="Таблица1.1">
          <table:table-cell table:style-name="Таблица1.A1" office:value-type="string">
            <text:p text:style-name="Standard"><text:span text:style-name="tlid-translation"><text:span text:style-name="T111">черга</text:span></text:span></text:p>
          </table:table-cell>
          <table:table-cell table:style-name="Таблица1.A1" office:value-type="string">
            <text:p text:style-name="Standard"><text:span text:style-name="tlid-translation"><text:span text:style-name="T111">Немає ітераторів</text:span></text:span></text:p>
          </table:table-cell>
        </table:table-row>
        <table:table-row table:style-name="Таблица1.1">
          <table:table-cell table:style-name="Таблица1.A1" office:value-type="string">
            <text:p text:style-name="Standard"><text:span text:style-name="tlid-translation"><text:span text:style-name="T111">черга з пріорітетом</text:span></text:span></text:p>
          </table:table-cell>
          <table:table-cell table:style-name="Таблица1.A1" office:value-type="string">
            <text:p text:style-name="Standard"><text:span text:style-name="tlid-translation"><text:span text:style-name="T111">Немає ітераторів</text:span></text:span></text:p>
          </table:table-cell>
        </table:table-row>
      </table:table>
      <text:p text:style-name="P4"><text:span text:style-name="tlid-translation"><text:span text:style-name="T87"/></text:span></text:p>
      <text:p text:style-name="P4"><text:span text:style-name="tlid-translation"><text:span text:style-name="T87"/></text:span></text:p>
      <text:p text:style-name="P90"><text:span text:style-name="tlid-translation"><text:span text:style-name="T122">Таким чином, </text:span></text:span><text:span text:style-name="tlid-translation"><text:span text:style-name="T111">гр</text:span></text:span><text:span text:style-name="tlid-translation"><text:span text:style-name="T87">унтуючись на функціональності ітераторів, вони можуть бути розділені на п'ять основних категорій:</text:span></text:span><text:span text:style-name="T111"><text:line-break/></text:span><text:span text:style-name="tlid-translation"><text:span text:style-name="T87">1. Ітератори вводу</text:span></text:span><text:span text:style-name="tlid-translation"><text:span text:style-name="T131">(</text:span></text:span><text:span text:style-name="tlid-translation"><text:span text:style-name="T153">Inputiterators</text:span></text:span><text:span text:style-name="tlid-translation"><text:span text:style-name="T111">)</text:span></text:span><text:span text:style-name="tlid-translation"><text:span text:style-name="T87">: Вони є найслабкішими з усіх ітераторів і мають дуже обмежену функціональність. Вони можуть використовуватися тільки в алгоритмах з одним проходом, тобто в тих алгоритмах, які обробляють контейнер послідовно, так що жоден елемент не доступний більш ніж </text:span></text:span><text:soft-page-break/><text:span text:style-name="tlid-translation"><text:span text:style-name="T87">один раз.</text:span></text:span><text:span text:style-name="T111"><text:line-break/></text:span><text:span text:style-name="tlid-translation"><text:span text:style-name="T87">2. </text:span></text:span><text:span text:style-name="tlid-translation"><text:span text:style-name="T111">І</text:span></text:span><text:span text:style-name="tlid-translation"><text:span text:style-name="T87">тератори</text:span></text:span><text:span text:style-name="tlid-translation"><text:span text:style-name="T111"> виводу</text:span></text:span><text:span text:style-name="tlid-translation"><text:span text:style-name="T87">(</text:span></text:span><text:a xlink:type="simple" xlink:href="https://www.geeksforgeeks.org/output-iterators-cpp/" text:style-name="Internet_20_link" text:visited-style-name="Visited_20_Internet_20_Link"><text:span text:style-name="Strong"><text:span text:style-name="T87">Output Iterators</text:span></text:span></text:a><text:span text:style-name="tlid-translation"><text:span text:style-name="T87">): Так само, як і ітератори вводу, вони також дуже обмежені у своїй функціональності і можуть бути використані тільки в алгоритмі з одним проходом, але не для доступу до елементів, а для визначення(зм</text:span></text:span><text:span text:style-name="tlid-translation"><text:span text:style-name="T111">і</text:span></text:span><text:span text:style-name="tlid-translation"><text:span text:style-name="T87">ни) елементів.</text:span></text:span><text:span text:style-name="T111"><text:line-break/></text:span><text:span text:style-name="tlid-translation"><text:span text:style-name="T111">3. Однонаправлений ітератор (</text:span></text:span><text:a xlink:type="simple" xlink:href="https://www.geeksforgeeks.org/forward-iterators-in-cpp/" text:style-name="Internet_20_link" text:visited-style-name="Visited_20_Internet_20_Link"><text:span text:style-name="Strong"><text:span text:style-name="T87">ForwardIterator</text:span></text:span></text:a><text:span text:style-name="tlid-translation"><text:span text:style-name="T111">): Вони мають вищу ієрарахію, ніж вхідні і вихідні ітератори, і містять всі функції, присутні в цих двох ітераторах. </text:span></text:span><text:span text:style-name="tlid-translation"><text:span text:style-name="T87">Але, як випливає з назви, вони також можуть рухатися лише у прямому напрямку, і це теж один крок за один раз.</text:span></text:span><text:span text:style-name="T111"><text:line-break/></text:span><text:span text:style-name="tlid-translation"><text:span text:style-name="T87">4. Двонаправлені ітератори</text:span></text:span><text:span text:style-name="tlid-translation"><text:span text:style-name="T111">(</text:span></text:span><text:a xlink:type="simple" xlink:href="https://www.geeksforgeeks.org/bidirectional-iterators-in-cpp/" text:style-name="Internet_20_link" text:visited-style-name="Visited_20_Internet_20_Link"><text:span text:style-name="Strong"><text:span text:style-name="T87">Bidirectional Iterators</text:span></text:span></text:a><text:span text:style-name="tlid-translation"><text:span text:style-name="T111">)</text:span></text:span><text:span text:style-name="tlid-translation"><text:span text:style-name="T87">: Вони мають всі особливості </text:span></text:span><text:span text:style-name="tlid-translation"><text:span text:style-name="T111">форвард</text:span></text:span><text:span text:style-name="tlid-translation"><text:span text:style-name="T87"> ітераторів разом з </text:span></text:span><text:span text:style-name="tlid-translation"><text:span text:style-name="T111">але</text:span></text:span><text:span text:style-name="tlid-translation"><text:span text:style-name="T87"> вони можуть рухатися в обох напрямках, тому їх </text:span></text:span><text:span text:style-name="tlid-translation"><text:span text:style-name="T111">звуть </text:span></text:span><text:span text:style-name="tlid-translation"><text:span text:style-name="T87">двонаправлен</text:span></text:span><text:span text:style-name="tlid-translation"><text:span text:style-name="T111">ими</text:span></text:span><text:span text:style-name="tlid-translation"><text:span text:style-name="T87">.</text:span></text:span><text:span text:style-name="T111"><text:line-break/></text:span><text:span text:style-name="tlid-translation"><text:span text:style-name="T111">5. Ітератори прямого доступу(</text:span></text:span><text:a xlink:type="simple" xlink:href="https://www.geeksforgeeks.org/random-access-iterators-in-cpp/" text:style-name="Internet_20_link" text:visited-style-name="Visited_20_Internet_20_Link"><text:span text:style-name="Strong"><text:span text:style-name="T87">Random</text:span></text:span></text:a><text:a xlink:type="simple" xlink:href="https://www.geeksforgeeks.org/random-access-iterators-in-cpp/" text:style-name="Internet_20_link" text:visited-style-name="Visited_20_Internet_20_Link"><text:span text:style-name="Strong"><text:span text:style-name="T111">-</text:span></text:span></text:a><text:a xlink:type="simple" xlink:href="https://www.geeksforgeeks.org/random-access-iterators-in-cpp/" text:style-name="Internet_20_link" text:visited-style-name="Visited_20_Internet_20_Link"><text:span text:style-name="Strong"><text:span text:style-name="T87">AccessIterators</text:span></text:span></text:a><text:span text:style-name="tlid-translation"><text:span text:style-name="T111">): Вони є найпотужнішими ітераторами. </text:span></text:span><text:span text:style-name="tlid-translation"><text:span text:style-name="T87">Вони не обмежуються переміщенням послідовно, як свідчить їх назва, вони можуть </text:span></text:span><text:span text:style-name="tlid-translation"><text:span text:style-name="T111">безпосередньо</text:span></text:span><text:span text:style-name="tlid-translation"><text:span text:style-name="T87"> звертатися до будь-якого елемента всередині контейнера. </text:span></text:span><text:span text:style-name="tlid-translation"><text:span text:style-name="T111">Їх </text:span></text:span><text:span text:style-name="tlid-translation"><text:span text:style-name="T87">функціональні можливості такі ж, як і </text:span></text:span><text:span text:style-name="tlid-translation"><text:span text:style-name="T111">у вказівників</text:span></text:span><text:span text:style-name="tlid-translation"><text:span text:style-name="T87">.</text:span></text:span><text:span text:style-name="T111"><text:line-break/></text:span><text:span text:style-name="tlid-translation"><text:span text:style-name="T87">Наступна діаграма показує різницю в їх функціональності щодо різних операцій, які вони можуть виконувати.</text:span></text:span></text:p>
      <text:p text:style-name="P24"/>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24">Тип Ітератору</text:p>
          </table:table-cell>
          <table:table-cell table:style-name="Таблица2.A1" office:value-type="string">
            <text:p text:style-name="P24">Доступ</text:p>
          </table:table-cell>
          <table:table-cell table:style-name="Таблица2.A1" office:value-type="string">
            <text:p text:style-name="P24">Читання</text:p>
          </table:table-cell>
          <table:table-cell table:style-name="Таблица2.A1" office:value-type="string">
            <text:p text:style-name="P24">Запис</text:p>
          </table:table-cell>
          <table:table-cell table:style-name="Таблица2.A1" office:value-type="string">
            <text:p text:style-name="P24">Рух</text:p>
          </table:table-cell>
          <table:table-cell table:style-name="Таблица2.A1" office:value-type="string">
            <text:p text:style-name="P24">Порівняння</text:p>
          </table:table-cell>
        </table:table-row>
        <table:table-row table:style-name="Таблица2.1">
          <table:table-cell table:style-name="Таблица2.A1" office:value-type="string">
            <text:p text:style-name="P24">Введення</text:p>
          </table:table-cell>
          <table:table-cell table:style-name="Таблица2.A1" office:value-type="string">
            <text:p text:style-name="P74">-&gt;</text:p>
          </table:table-cell>
          <table:table-cell table:style-name="Таблица2.A1" office:value-type="string">
            <text:p text:style-name="P74">= *i</text:p>
          </table:table-cell>
          <table:table-cell table:style-name="Таблица2.A1" office:value-type="string">
            <text:p text:style-name="P24"/>
          </table:table-cell>
          <table:table-cell table:style-name="Таблица2.A1" office:value-type="string">
            <text:p text:style-name="P74">++</text:p>
          </table:table-cell>
          <table:table-cell table:style-name="Таблица2.A1" office:value-type="string">
            <text:p text:style-name="P13">==, !=</text:p>
          </table:table-cell>
        </table:table-row>
        <table:table-row table:style-name="Таблица2.1">
          <table:table-cell table:style-name="Таблица2.A1" office:value-type="string">
            <text:p text:style-name="P24">Виведення</text:p>
          </table:table-cell>
          <table:table-cell table:style-name="Таблица2.A1" office:value-type="string">
            <text:p text:style-name="P24"/>
          </table:table-cell>
          <table:table-cell table:style-name="Таблица2.A1" office:value-type="string">
            <text:p text:style-name="P24"/>
          </table:table-cell>
          <table:table-cell table:style-name="Таблица2.A1" office:value-type="string">
            <text:p text:style-name="P13">*<text:span text:style-name="T8">i</text:span>=</text:p>
          </table:table-cell>
          <table:table-cell table:style-name="Таблица2.A1" office:value-type="string">
            <text:p text:style-name="P13">++</text:p>
          </table:table-cell>
          <table:table-cell table:style-name="Таблица2.A1" office:value-type="string">
            <text:p text:style-name="P24"/>
          </table:table-cell>
        </table:table-row>
        <table:table-row table:style-name="Таблица2.1">
          <table:table-cell table:style-name="Таблица2.A1" office:value-type="string">
            <text:p text:style-name="P24">Форвард</text:p>
          </table:table-cell>
          <table:table-cell table:style-name="Таблица2.A1" office:value-type="string">
            <text:p text:style-name="P13">-&gt;</text:p>
          </table:table-cell>
          <table:table-cell table:style-name="Таблица2.A1" office:value-type="string">
            <text:p text:style-name="P13">= *<text:span text:style-name="T8">i</text:span></text:p>
          </table:table-cell>
          <table:table-cell table:style-name="Таблица2.A1" office:value-type="string">
            <text:p text:style-name="P13">*<text:span text:style-name="T8">i</text:span>=</text:p>
          </table:table-cell>
          <table:table-cell table:style-name="Таблица2.A1" office:value-type="string">
            <text:p text:style-name="P13">++</text:p>
          </table:table-cell>
          <table:table-cell table:style-name="Таблица2.A1" office:value-type="string">
            <text:p text:style-name="P13">==, !=</text:p>
          </table:table-cell>
        </table:table-row>
        <table:table-row table:style-name="Таблица2.1">
          <table:table-cell table:style-name="Таблица2.A1" office:value-type="string">
            <text:p text:style-name="P24">Двонаправлений</text:p>
          </table:table-cell>
          <table:table-cell table:style-name="Таблица2.A1" office:value-type="string">
            <text:p text:style-name="P24"/>
          </table:table-cell>
          <table:table-cell table:style-name="Таблица2.A1" office:value-type="string">
            <text:p text:style-name="P13">= *<text:span text:style-name="T8">i</text:span></text:p>
          </table:table-cell>
          <table:table-cell table:style-name="Таблица2.A1" office:value-type="string">
            <text:p text:style-name="P13">*<text:span text:style-name="T8">i</text:span>=</text:p>
          </table:table-cell>
          <table:table-cell table:style-name="Таблица2.A1" office:value-type="string">
            <text:p text:style-name="P13">++, --</text:p>
          </table:table-cell>
          <table:table-cell table:style-name="Таблица2.A1" office:value-type="string">
            <text:p text:style-name="P13">==, !=</text:p>
          </table:table-cell>
        </table:table-row>
        <table:table-row table:style-name="Таблица2.1">
          <table:table-cell table:style-name="Таблица2.A1" office:value-type="string">
            <text:p text:style-name="P24">Прямого доступу</text:p>
          </table:table-cell>
          <table:table-cell table:style-name="Таблица2.A1" office:value-type="string">
            <text:p text:style-name="P13">-&gt;, []</text:p>
          </table:table-cell>
          <table:table-cell table:style-name="Таблица2.A1" office:value-type="string">
            <text:p text:style-name="P13">= *<text:span text:style-name="T8">i</text:span></text:p>
          </table:table-cell>
          <table:table-cell table:style-name="Таблица2.A1" office:value-type="string">
            <text:p text:style-name="P13">*<text:span text:style-name="T8">i</text:span>=</text:p>
          </table:table-cell>
          <table:table-cell table:style-name="Таблица2.A1" office:value-type="string">
            <text:p text:style-name="P13">++,--, +=<text:span text:style-name="T8">,</text:span></text:p>
            <text:p text:style-name="P74">-=, +, -</text:p>
          </table:table-cell>
          <table:table-cell table:style-name="Таблица2.A1" office:value-type="string">
            <text:p text:style-name="P13">==, !=<text:span text:style-name="T8">, &lt;, &gt;,&gt;=, &lt;=</text:span></text:p>
          </table:table-cell>
        </table:table-row>
      </table:table>
      <text:p text:style-name="P24"/>
      <text:p text:style-name="P14"><text:soft-page-break/><text:span text:style-name="T7">Таким чином, д</text:span><text:span text:style-name="T169">ля ітератора визначені наступні фундаментальні операції.</text:span></text:p>
      <text:p text:style-name="P18"/>
      <text:p text:style-name="P18">Опера<text:span text:style-name="T192">тор</text:span> * повертає елемент, що стоїть в поточній позиції. </text:p>
      <text:p text:style-name="P13"><text:span text:style-name="T169">Якщо цей елемент має члени <text:s/></text:span><text:span text:style-name="T170">або методи</text:span><text:span text:style-name="T169">, то за допомогою опера</text:span><text:span text:style-name="T170">тору </text:span><text:span text:style-name="T174">→ <text:s/></text:span><text:span text:style-name="T175">(або через оператори зірочка та крапка)</text:span><text:span text:style-name="T174"> </text:span><text:span text:style-name="T169">можнао </text:span><text:span text:style-name="T170">отримати д</text:span><text:span text:style-name="T169">оступ до них безпосередньо з ітератора.</text:span></text:p>
      <text:p text:style-name="P18"/>
      <text:p text:style-name="P18">Операція <text:span text:style-name="T192">інкременту(</text:span>++<text:span text:style-name="T192">) </text:span>переміщає ітератору <text:span text:style-name="T192">у</text:span>перед на наступний елемент. </text:p>
      <text:p text:style-name="P13"><text:span text:style-name="T169">Більшість ітераторів також дозволяють повернення до попереднього елементу за</text:span><text:span text:style-name="T2"> д</text:span><text:span text:style-name="T169">опомогою операції </text:span><text:span text:style-name="T170">декременту(</text:span><text:span text:style-name="T174">--</text:span><text:span text:style-name="T175">)</text:span><text:span text:style-name="T169">.</text:span></text:p>
      <text:p text:style-name="P18"/>
      <text:p text:style-name="P13"><text:span text:style-name="T169">Опера</text:span><text:span text:style-name="T170">тори порівняння</text:span><text:span text:style-name="T169"> == і != повертають результат перевірки, чи представляють два ітератори</text:span><text:span text:style-name="T2"> т</text:span><text:span text:style-name="T169">у саму</text:span><text:span text:style-name="T2"> п</text:span><text:span text:style-name="T169">озицію.</text:span></text:p>
      <text:p text:style-name="P18"/>
      <text:p text:style-name="P13"><text:span text:style-name="T169">Опера</text:span><text:span text:style-name="T170">тор присвоєння </text:span><text:span text:style-name="T169">= при</text:span><text:span text:style-name="T2">сво</text:span><text:span text:style-name="T169">ює ітератор (позицію елемента, на яку він посилається).</text:span></text:p>
      <text:p text:style-name="P13"><text:span text:style-name="T169">Ці опера</text:span><text:span text:style-name="T170">тори ви</text:span><text:span text:style-name="T169">користовують інтерфейс, що точно збігається з інтерфейсом звичайних вказівників у мовах Cі </text:span><text:span text:style-name="T170">та </text:span><text:span text:style-name="T169">C</text:span><text:span text:style-name="T170">і</text:span><text:span text:style-name="T169">++, за допомогою яких можна обійти елементи </text:span><text:span text:style-name="T170">і </text:span><text:span text:style-name="T169">в</text:span><text:span text:style-name="T2"> з</text:span><text:span text:style-name="T169">вичайному масиві. </text:span></text:p>
      <text:p text:style-name="P13"><text:span text:style-name="T169">Різниця полягає в т</text:span><text:span text:style-name="T2">о</text:span><text:span text:style-name="T169">м</text:span><text:span text:style-name="T2">у</text:span><text:span text:style-name="T169">, що ітератор є інтелектуальним вказівником</text:span><text:span text:style-name="T174">, </text:span><text:span text:style-name="T169">тобто може обходити </text:span><text:span text:style-name="T2">б</text:span><text:span text:style-name="T169">ільш складні структури даних. Внутрішнє поводження ітераторів залежить від структури даних, по якій вони переміщаються. З цієї причини кожен контейнерний тип передбачає</text:span><text:span text:style-name="T2"> с</text:span><text:span text:style-name="T169">вій</text:span><text:span text:style-name="T2"> в</text:span><text:span text:style-name="T169">ласний вид ітераторів.</text:span><text:span text:style-name="T2"> У результаті ітератори мають загальний інтерфейс, але різні типи. Це безпосередньо приводить до концепції узагальненого програмування: операції використовують однаковий інтерфейс, але мають різні типи, тому можна використовувати шаблони для формулювання узагальнених операцій, що застосовуються до довільних типів, що задовольняють зазначеному інтерфейсу.</text:span></text:p>
      <text:p text:style-name="P19"/>
      <text:p text:style-name="P21"><text:soft-page-break/>Методи контенерів для роботи з ітераторами</text:p>
      <text:p text:style-name="P19"/>
      <text:p text:style-name="P14"><text:span text:style-name="T169">Усі контейнерні класи </text:span><text:span text:style-name="T171">(послідовні контейнери та асоціативні контейнери)</text:span><text:span text:style-name="T169"> мають однакові основні функції-члени, що дозволяють переміщати</text:span><text:span text:style-name="T2"> і</text:span><text:span text:style-name="T169">тератори по елементах контейнера.</text:span><text:span text:style-name="T2"> </text:span></text:p>
      <text:p text:style-name="P221"><text:span text:style-name="Strong_20_Emphasis"><text:span text:style-name="T157">Метод</text:span></text:span><text:span text:style-name="Strong_20_Emphasis"><text:span text:style-name="T159">и р</text:span></text:span><text:span text:style-name="Strong_20_Emphasis"><text:span text:style-name="T157">обот</text:span></text:span><text:span text:style-name="Strong_20_Emphasis"><text:span text:style-name="T159">и</text:span></text:span><text:span text:style-name="Strong_20_Emphasis"><text:span text:style-name="T157"> з і</text:span></text:span><text:span text:style-name="Strong_20_Emphasis"><text:span text:style-name="T156">тератор</text:span></text:span><text:span text:style-name="Strong_20_Emphasis"><text:span text:style-name="T157">ами</text:span></text:span><text:span text:style-name="Strong_20_Emphasis"><text:span text:style-name="T158">:</text:span></text:span><text:span text:style-name="Strong_20_Emphasis"><text:span text:style-name="T156"> </text:span></text:span></text:p>
      <text:list xml:id="list151944068861174" text:continue-list="list151943837582630" text:style-name="WWNum2">
        <text:list-item>
          <text:p text:style-name="P276"><text:a xlink:type="simple" xlink:href="https://www.geeksforgeeks.org/vectorbegin-vectorend-c-stl/" text:style-name="Internet_20_link" text:visited-style-name="Visited_20_Internet_20_Link"><text:span text:style-name="Internet_20_link"><text:span text:style-name="T84">begin()</text:span></text:span></text:a><text:span text:style-name="T87"> – </text:span><text:span text:style-name="T111">повертає ітератор на перший обєкт вектору</text:span></text:p>
        </text:list-item>
        <text:list-item>
          <text:p text:style-name="P276"><text:a xlink:type="simple" xlink:href="https://www.geeksforgeeks.org/vectorbegin-vectorend-c-stl/" text:style-name="Internet_20_link" text:visited-style-name="Visited_20_Internet_20_Link"><text:span text:style-name="Internet_20_link"><text:span text:style-name="T84">end()</text:span></text:span></text:a><text:span text:style-name="T87"> – </text:span><text:span text:style-name="T111">повертає ітератор на останній обєкт вектору</text:span></text:p>
          <text:p text:style-name="P261">Починаючі зі стандарту С++11 додано ще наступні варіанти доступу до ітераторів:</text:p>
        </text:list-item>
        <text:list-item>
          <text:p text:style-name="P276"><text:a xlink:type="simple" xlink:href="https://www.geeksforgeeks.org/vector-rbegin-and-rend-function-in-c-stl/" text:style-name="Internet_20_link" text:visited-style-name="Visited_20_Internet_20_Link"><text:span text:style-name="Internet_20_link"><text:span text:style-name="T84">rbegin()</text:span></text:span></text:a><text:span text:style-name="T87"> – </text:span><text:span text:style-name="T111">повертає ітератор на останній обєкт вектору як на початковий</text:span><text:span text:style-name="T87"> (</text:span><text:span text:style-name="T135">reverse beginning</text:span><text:span text:style-name="T87">). </text:span><text:span text:style-name="T111">Рухається з останнього елементу до першого;</text:span></text:p>
        </text:list-item>
        <text:list-item>
          <text:p text:style-name="P276"><text:a xlink:type="simple" xlink:href="https://www.geeksforgeeks.org/vector-rbegin-and-rend-function-in-c-stl/" text:style-name="Internet_20_link" text:visited-style-name="Visited_20_Internet_20_Link"><text:span text:style-name="Internet_20_link"><text:span text:style-name="T84">rend()</text:span></text:span></text:a><text:span text:style-name="T87"> – </text:span><text:span text:style-name="T111">повертає ітератор на перший обєкт вектору як на останній</text:span><text:span text:style-name="T87"> (</text:span><text:span text:style-name="T135">reverse beginning</text:span><text:span text:style-name="T87">). </text:span><text:span text:style-name="T111">Рухається з останнього елементу до першого;</text:span></text:p>
        </text:list-item>
        <text:list-item>
          <text:p text:style-name="P276"><text:a xlink:type="simple" xlink:href="https://www.geeksforgeeks.org/vector-cbegin-vector-cend-c-stl/" text:style-name="Internet_20_link" text:visited-style-name="Visited_20_Internet_20_Link"><text:span text:style-name="Internet_20_link"><text:span text:style-name="T84">cbegin()</text:span></text:span></text:a><text:span text:style-name="T87"> – </text:span><text:span text:style-name="T95">п</text:span><text:span text:style-name="T111">овертає константний ітератор на преший елемент;</text:span><text:span text:style-name="T87"> </text:span></text:p>
        </text:list-item>
        <text:list-item>
          <text:p text:style-name="P276"><text:a xlink:type="simple" xlink:href="https://www.geeksforgeeks.org/vector-cbegin-vector-cend-c-stl/" text:style-name="Internet_20_link" text:visited-style-name="Visited_20_Internet_20_Link"><text:span text:style-name="Internet_20_link"><text:span text:style-name="T84">cend()</text:span></text:span></text:a><text:span text:style-name="T87"> – </text:span><text:span text:style-name="T95">п</text:span><text:span text:style-name="T111">овертає константний ітератор на останній елемент;</text:span><text:span text:style-name="T87"> </text:span></text:p>
        </text:list-item>
        <text:list-item>
          <text:p text:style-name="P276"><text:a xlink:type="simple" xlink:href="https://www.geeksforgeeks.org/vectorcrend-vectorcrbegin-examples/" text:style-name="Internet_20_link" text:visited-style-name="Visited_20_Internet_20_Link"><text:span text:style-name="Internet_20_link"><text:span text:style-name="T84">crbegin()</text:span></text:span></text:a><text:span text:style-name="T87"> – </text:span><text:span text:style-name="T111">повератає констан</text:span><text:span text:style-name="T118">тн</text:span><text:span text:style-name="T111">ий реверсивний оператор </text:span><text:span text:style-name="T118">на початок</text:span><text:span text:style-name="T111">;</text:span></text:p>
        </text:list-item>
        <text:list-item>
          <text:p text:style-name="P251"><text:a xlink:type="simple" xlink:href="https://www.geeksforgeeks.org/vectorcrend-vectorcrbegin-examples/" text:style-name="Internet_20_link" text:visited-style-name="Visited_20_Internet_20_Link"><text:span text:style-name="Internet_20_link"><text:span text:style-name="T82">crend()</text:span></text:span></text:a><text:span text:style-name="T135"> – </text:span><text:span text:style-name="T144">п</text:span><text:span text:style-name="T111">овератає констан</text:span><text:span text:style-name="T118">тн</text:span><text:span text:style-name="T111">ий реверсивний оператор </text:span><text:span text:style-name="T118">на кінець вектору.</text:span></text:p>
          <text:p text:style-name="P246"/>
        </text:list-item>
      </text:list>
      <text:p text:style-name="P13"><text:span text:style-name="T2">Функція </text:span><text:span text:style-name="T174">begin</text:span><text:span text:style-name="T4">()</text:span><text:span text:style-name="T2">повертає ітератор, що представляє початок контейнера, тобто позицію першого елемента, якщо такий мається в контейнері.</text:span></text:p>
      <text:p text:style-name="P26"/>
      <text:p text:style-name="P15"><text:span text:style-name="T169">Функція </text:span><text:span text:style-name="T174">end() </text:span><text:span text:style-name="T169">повертає ітератор, що представляє кінець контейнера, тобто позицію</text:span><text:span text:style-name="T2">, </text:span><text:span text:style-name="T169">що слідує</text:span><text:span text:style-name="T2"> з</text:span><text:span text:style-name="T169">а останнім елементом.</text:span></text:p>
      <text:p text:style-name="P15"><text:span text:style-name="T2">Такий ітератор називається позамежним (</text:span><text:span text:style-name="T11">past</text:span><text:span text:style-name="T2">-</text:span><text:span text:style-name="T11">the</text:span><text:span text:style-name="T2">-</text:span><text:span text:style-name="T11">enditerator</text:span><text:span text:style-name="T2">).</text:span></text:p>
      <text:p text:style-name="P26"><text:soft-page-break/></text:p>
      <text:p text:style-name="P13"><text:span text:style-name="T2">Таким чином, функції – члени </text:span><text:span text:style-name="T174">begin</text:span><text:span text:style-name="T4">()</text:span><text:span text:style-name="T2">і </text:span><text:span text:style-name="T174">end</text:span><text:span text:style-name="T4">() </text:span><text:span text:style-name="T2">визначають напіввідкритий діапазон (</text:span><text:span text:style-name="T169">half</text:span><text:span text:style-name="T2">-</text:span><text:span text:style-name="T169">open range</text:span><text:span text:style-name="T2">), що включає перший елемент і не </text:span><text:span text:style-name="T3">включає</text:span><text:span text:style-name="T2"> останній. </text:span></text:p>
      <text:p text:style-name="P18">Напіввідкритий діапазон має дві переваги.</text:p>
      <text:p text:style-name="P13"><text:span text:style-name="T169">1. Існує простий критерій зупинки циклу при обході всіх елементів: Цикл продовжується, поки не буде досягнута позиція </text:span><text:span text:style-name="T174">end()</text:span><text:span text:style-name="T169">.</text:span></text:p>
      <text:p text:style-name="P13"><text:span text:style-name="T169">2. Він дозволяє уникнути спеціальної обробки порожніх діапазонів.</text:span><text:span text:style-name="T2"> Для порожніх діапазонів позиція </text:span><text:span text:style-name="T174">begin</text:span><text:span text:style-name="T4">()</text:span><text:span text:style-name="T2">збігається з позицією </text:span><text:span text:style-name="T174">end</text:span><text:span text:style-name="T4">()</text:span><text:span text:style-name="T2">. Наступний приклад демонструє використання ітераторів для виводу на екран всіх елементів списку(це варіант попереднього прикладу, але з використанням ітераторів):</text:span></text:p>
      <text:p text:style-name="P70"/>
      <text:p text:style-name="Table_20_Contents"><text:span text:style-name="Source_20_Text"><text:span text:style-name="T135">// iterator, begin() and end() </text:span></text:span></text:p>
      <text:p text:style-name="Table_20_Contents"><text:span text:style-name="Source_20_Text"><text:span text:style-name="T135">#include&lt;iostream&gt; </text:span></text:span></text:p>
      <text:p text:style-name="Table_20_Contents"><text:span text:style-name="Source_20_Text"><text:span text:style-name="T135">#include&lt;iterator&gt; // for iterators </text:span></text:span></text:p>
      <text:p text:style-name="Table_20_Contents"><text:span text:style-name="Source_20_Text"><text:span text:style-name="T135">#include&lt;vector&gt; // for vectors </text:span></text:span></text:p>
      <text:p text:style-name="Table_20_Contents"><text:span text:style-name="Source_20_Text"><text:span text:style-name="T135">usingnamespacestd; </text:span></text:span></text:p>
      <text:p text:style-name="Table_20_Contents"><text:span text:style-name="Source_20_Text"><text:span text:style-name="T135">intmain() </text:span></text:span></text:p>
      <text:p text:style-name="Table_20_Contents"><text:span text:style-name="Source_20_Text"><text:span text:style-name="T135">{ </text:span></text:span></text:p>
      <text:p text:style-name="Table_20_Contents"><text:span text:style-name="Source_20_Text"><text:span text:style-name="T135">vector&lt;int&gt; ar = { 1, 2, 3, 4, 5 }; </text:span></text:span></text:p>
      <text:p text:style-name="P98"/>
      <text:p text:style-name="Table_20_Contents"><text:span text:style-name="Source_20_Text"><text:span text:style-name="T135">// Declaring iterator to a vector </text:span></text:span></text:p>
      <text:p text:style-name="Table_20_Contents"><text:span text:style-name="Source_20_Text"><text:span text:style-name="T135">vector&lt;int&gt;::iterator ptr; </text:span></text:span></text:p>
      <text:p text:style-name="P98"/>
      <text:p text:style-name="Table_20_Contents"><text:span text:style-name="Source_20_Text"><text:span text:style-name="T135">// Displaying vector elements using begin() and end() </text:span></text:span></text:p>
      <text:p text:style-name="Table_20_Contents"><text:span text:style-name="Source_20_Text"><text:span text:style-name="T135">cout &lt;&lt; "The vector elements are : "; </text:span></text:span></text:p>
      <text:p text:style-name="Table_20_Contents"><text:span text:style-name="Source_20_Text"><text:span text:style-name="T135">for(ptr = ar.begin(); ptr &lt; ar.end(); ptr++) </text:span></text:span></text:p>
      <text:p text:style-name="Table_20_Contents"><text:span text:style-name="Source_20_Text"><text:span text:style-name="T135">cout &lt;&lt; *ptr &lt;&lt; " "; </text:span></text:span></text:p>
      <text:p text:style-name="Table_20_Contents"><text:span text:style-name="Source_20_Text"><text:span text:style-name="T135"/></text:span></text:p>
      <text:p text:style-name="Standard"><text:span text:style-name="Source_20_Text"><text:span text:style-name="T135">}</text:span></text:span></text:p>
      <text:p text:style-name="P78"/>
      <text:p text:style-name="P77"><text:soft-page-break/>З Сі++11 для отримання константного ітератору const_iterator можна використовувати та методи отримання <text:s/>cbegin() та cend():</text:p>
      <text:p text:style-name="P77"/>
      <text:p text:style-name="P80"><text:tab/>std::vector&lt;int&gt; v { 1, 2, 3, 4, 5 };</text:p>
      <text:p text:style-name="P80"><text:s text:c="8"/>//std::vector&lt;int&gt;::const_iterator iter;</text:p>
      <text:p text:style-name="P80"><text:tab/>for ( auto iter = v.cbegin(); iter != v.cend(); ++iter){</text:p>
      <text:p text:style-name="P80"><text:tab/><text:tab/>std::cout &lt;&lt; *iter &lt;&lt; " ";</text:p>
      <text:p text:style-name="P80"><text:tab/><text:tab/>// це неможливо бо ітератор константний</text:p>
      <text:p text:style-name="P80"><text:tab/><text:tab/>//*iter = (*iter) * (*iter);</text:p>
      <text:p text:style-name="P80"><text:tab/>}</text:p>
      <text:p text:style-name="P80"><text:tab/>std::cout &lt;&lt; std::endl;</text:p>
      <text:p text:style-name="P80">Результат:</text:p>
      <text:p text:style-name="P80">1 2 3 4 5</text:p>
      <text:p text:style-name="P80"/>
      <text:p text:style-name="P77"/>
      <text:p text:style-name="P77">Реверсивні ітератори (Сі++11)</text:p>
      <text:p text:style-name="P77"/>
      <text:p text:style-name="P77">Реверсивні ітератори дозволяють перебирати елементи контейнеру в зворотному напрямку. Для отримання реверсівного ітератору використовують методи контейнерів rbegin() та rend(), а сам ітератор утворює тип reverse_iterator.</text:p>
      <text:p text:style-name="P77">Так саме для реверсівногоітератору існує констаннта форма const_reverse_iterator яку можна отримати за допомогою методів crbegin() и crend():</text:p>
      <text:p text:style-name="P77"/>
      <text:p text:style-name="P80">std::vector&lt;int&gt; v { 1, 2, 3, 4, 5 };</text:p>
      <text:p text:style-name="P80"><text:s text:c="8"/>for (std::vector&lt;int&gt;::reverse_iterator iter = v.rbegin(); iter != v.rend(); ++iter){</text:p>
      <text:p text:style-name="P80"><text:s/><text:tab/><text:tab/>std::cout &lt;&lt; *iter &lt;&lt; " ";</text:p>
      <text:p text:style-name="P80"><text:s text:c="15"/>*iter = (*iter) * (*iter);</text:p>
      <text:p text:style-name="P80"><text:tab/>}</text:p>
      <text:p text:style-name="P80"><text:tab/>std::cout &lt;&lt; "\n";</text:p>
      <text:p text:style-name="P80"/>
      <text:p text:style-name="P80"><text:s text:c="7"/>for (std::vector&lt;int&gt;::const_reverse_iterator iter = v.crbegin(); iter != v.crend(); ++iter)</text:p>
      <text:p text:style-name="P80"><text:soft-page-break/><text:tab/>{</text:p>
      <text:p text:style-name="P80"><text:tab/><text:tab/>std::cout &lt;&lt; *iter &lt;&lt; " ";</text:p>
      <text:p text:style-name="P80"><text:tab/><text:tab/>// неможливо бо ітератор константний</text:p>
      <text:p text:style-name="P80"><text:tab/><text:tab/>//*iter = (*iter) * (*iter);</text:p>
      <text:p text:style-name="P80"><text:tab/>}</text:p>
      <text:p text:style-name="P80">Результат:</text:p>
      <text:p text:style-name="P80">5 4 3 2 1 </text:p>
      <text:p text:style-name="P80">25 16 9 4 1</text:p>
      <text:p text:style-name="P75"/>
      <text:p text:style-name="P76">Функції роботи з ітераторами бібліотеки <text:span text:style-name="Strong">iterator</text:span></text:p>
      <text:p text:style-name="P75"/>
      <text:p text:style-name="P228">В бібліотеці &lt;<text:span text:style-name="Strong"><text:span text:style-name="T194">iterator</text:span></text:span><text:span text:style-name="Strong">&gt; визначені деякі додаткові до стандартних функцій корисні функції для маніпулювання з ітераторами.</text:span></text:p>
      <text:p text:style-name="P228"><text:span text:style-name="Strong">Серед них можна виділити наступні:</text:span></text:p>
      <text:p text:style-name="P233"><text:span text:style-name="Strong"><text:span text:style-name="T87">advance(</text:span></text:span><text:span text:style-name="Strong"><text:span text:style-name="T99">iter, n</text:span></text:span><text:span text:style-name="Strong"><text:span text:style-name="T87">) <text:s/>- </text:span></text:span><text:span text:style-name="Strong"><text:span text:style-name="T99">інкрементує ітератор iter на визначену кількість позицій n.</text:span></text:span></text:p>
      <text:p text:style-name="P110"><text:span text:style-name="Source_20_Text"><text:span text:style-name="T149">int mas[] ={1,2,3,4,5, 10,20,30};</text:span></text:span></text:p>
      <text:p text:style-name="P110"><text:span text:style-name="Source_20_Text"><text:span text:style-name="T149"/></text:span></text:p>
      <text:p text:style-name="P110"><text:span text:style-name="Source_20_Text"><text:span text:style-name="T149">std::vector&lt;int&gt; ar(mas,mas+5);</text:span></text:span></text:p>
      <text:p text:style-name="P110"><text:span text:style-name="Source_20_Text"><text:span text:style-name="T149">std::vector&lt;int&gt;::iterator ptr = ar.begin();</text:span></text:span></text:p>
      <text:p text:style-name="P110"><text:span text:style-name="Source_20_Text"><text:span text:style-name="T149">std::advance(ptr, 3);</text:span></text:span></text:p>
      <text:p text:style-name="P110"><text:span text:style-name="Source_20_Text"><text:span text:style-name="T149">//ptr += 3; // буде виконувати те саме</text:span></text:span></text:p>
      <text:p text:style-name="P110"><text:span text:style-name="Source_20_Text"><text:span text:style-name="T149">std::cout &lt;&lt; "Third element is : "&lt;&lt;*ptr;</text:span></text:span></text:p>
      <text:p text:style-name="P110"><text:span text:style-name="Source_20_Text"><text:span text:style-name="T149"/></text:span></text:p>
      <text:p text:style-name="P110"><text:span text:style-name="Source_20_Text"><text:span text:style-name="T149"/></text:span></text:p>
      <text:p text:style-name="P110"><text:span text:style-name="Source_20_Text"><text:span text:style-name="T149">std::list&lt;int&gt; list1(mas,mas+5);</text:span></text:span></text:p>
      <text:p text:style-name="P110"><text:span text:style-name="Source_20_Text"><text:span text:style-name="T149">std::list&lt;int&gt; list2(mas+6,mas+8);</text:span></text:span></text:p>
      <text:p text:style-name="P110"><text:span text:style-name="Source_20_Text"><text:span text:style-name="T149">std::list&lt;int&gt;::iterator ptr2 = list1.begin();</text:span></text:span></text:p>
      <text:p text:style-name="P110"><text:span text:style-name="Source_20_Text"><text:span text:style-name="T149">std::advance(ptr2, 3);</text:span></text:span></text:p>
      <text:p text:style-name="P110"><text:span text:style-name="Source_20_Text"><text:span text:style-name="T149">//ptr += 3; // А ось для списку цей варіант некоректний</text:span></text:span></text:p>
      <text:p text:style-name="P110"><text:span text:style-name="Source_20_Text"><text:span text:style-name="T149">std::cout &lt;&lt; "Third element is : "&lt;&lt;*ptr2;</text:span></text:span></text:p>
      <text:p text:style-name="P1"><text:span text:style-name="Source_20_Text"><text:span text:style-name="T87"/></text:span></text:p>
      <text:p text:style-name="P233"><text:span text:style-name="Strong"><text:span text:style-name="T87">6. inserter(</text:span></text:span><text:span text:style-name="Strong"><text:span text:style-name="T99">cont, iter</text:span></text:span><text:span text:style-name="Strong"><text:span text:style-name="T87">) - </text:span></text:span><text:span text:style-name="Strong"><text:span text:style-name="T99">функція для вставки елементів в будь-яку позицію контейнеру. </text:span></text:span><text:span text:style-name="Strong"><text:span text:style-name="T87"><text:s/></text:span></text:span><text:span text:style-name="Strong"><text:span text:style-name="T99">Аргументи — контейнер </text:span></text:span><text:soft-page-break/><text:span text:style-name="Strong"><text:span text:style-name="T99">та ітератор на позицію куди треба вставляти елементи. </text:span></text:span><text:span text:style-name="Strong"><text:span text:style-name="T100">Функція повертає</text:span></text:span><text:span text:style-name="Strong"><text:span text:style-name="T99"> </text:span></text:span><text:span text:style-name="Strong"><text:span text:style-name="T100">insert_iterator який дозволяє вставити елементи в інший контейнер.</text:span></text:span></text:p>
      <text:p text:style-name="P243"><text:span text:style-name="T223">#include&lt;vector&gt; // for vectors</text:span></text:p>
      <text:p text:style-name="P230">#include&lt;deque&gt; // for deque</text:p>
      <text:p text:style-name="P230">#include&lt;list&gt; // for list</text:p>
      <text:p text:style-name="P230">// друк елементів будь-якої колекції</text:p>
      <text:p text:style-name="P230">template&lt;class Coll&gt; void printCollect(Coll &amp; v){</text:p>
      <text:p text:style-name="P230"><text:s text:c="2"/>typename Coll::const_iterator it = v.begin();</text:p>
      <text:p text:style-name="P230"><text:s text:c="2"/>for(;it!=v.end();++it){</text:p>
      <text:p text:style-name="P230"><text:s text:c="4"/>std::cout&lt;&lt;*it&lt;&lt;" ";</text:p>
      <text:p text:style-name="P230"><text:s/>} </text:p>
      <text:p text:style-name="P230"><text:s/>std::cout&lt;&lt;"\n";</text:p>
      <text:p text:style-name="P230">}</text:p>
      <text:p text:style-name="P230"/>
      <text:p text:style-name="P230">int main() {</text:p>
      <text:p text:style-name="P230">int mas[] ={1,2,3,4,5, 10,20,30};</text:p>
      <text:p text:style-name="P230">std::vector&lt;int&gt; resulting(mas,mas+5); // куди вставляємо</text:p>
      <text:p text:style-name="P230">std::vector&lt;int&gt; to_insert(mas+6,mas+8); // що вставляємо</text:p>
      <text:p text:style-name="P230">std::vector&lt;int&gt;::iterator ptr = resulting.begin();</text:p>
      <text:p text:style-name="P230">std::advance(ptr, 3); // на 3 позицію ітератор</text:p>
      <text:p text:style-name="P230">//ptr += 3; // для вектору це те саме що і попоредній рядок</text:p>
      <text:p text:style-name="P230">std::cout &lt;&lt; "Third element is : "&lt;&lt;*ptr&lt;&lt;"\n"; </text:p>
      <text:p text:style-name="P230">std::insert_iterator&lt;std::vector&lt;int&gt; &gt; ari = inserter(resulting, ptr); // куди вставляти</text:p>
      <text:p text:style-name="P231"><text:soft-page-break/>//std::insert_iterator&lt;std::vector&lt;int&gt; &gt; ari(resulting, ptr);</text:p>
      <text:p text:style-name="P230">// копіюємо вміст to_insert(без 1-го ел-ту) в resulting </text:p>
      <text:p text:style-name="P230">std::copy(to_insert.begin()+1, to_insert.end(), ari); </text:p>
      <text:p text:style-name="P230">std::cout &lt;&lt; "The new vector after inserting elements is : ";</text:p>
      <text:p text:style-name="P230">printCollect(resulting);</text:p>
      <text:p text:style-name="P230">// те саме для списку</text:p>
      <text:p text:style-name="P230">std::list&lt;int&gt; list1(mas,mas+5);</text:p>
      <text:p text:style-name="P230">std::list&lt;int&gt;::iterator ptr2 = list1.begin();</text:p>
      <text:p text:style-name="P230">std::advance(ptr2, 3);</text:p>
      <text:p text:style-name="P230">//ptr += 3; // а ось для списку це некоректно</text:p>
      <text:p text:style-name="P230">std::cout &lt;&lt; "Third element is : "&lt;&lt;*ptr2&lt;&lt;"\n";</text:p>
      <text:p text:style-name="P232">std::copy(to_insert .begin(), to_insert.end(), inserter(list1,ptr2));</text:p>
      <text:p text:style-name="P230">std::cout &lt;&lt; "The new list after inserting elements is : ";</text:p>
      <text:p text:style-name="P230">printCollect(list1);</text:p>
      <text:p text:style-name="P230">}</text:p>
      <text:p text:style-name="P234"><text:span text:style-name="Source_20_Text"><text:span text:style-name="T101">Результат:</text:span></text:span></text:p>
      <text:p text:style-name="P235"><text:span text:style-name="Source_20_Text"><text:span text:style-name="T102">Third element is : 4</text:span></text:span></text:p>
      <text:p text:style-name="P235"><text:span text:style-name="Source_20_Text"><text:span text:style-name="T102">The new vector after inserting elements is : 1 2 3 30 4 5 </text:span></text:span></text:p>
      <text:p text:style-name="P235"><text:span text:style-name="Source_20_Text"><text:span text:style-name="T102">Third element is : 4</text:span></text:span></text:p>
      <text:p text:style-name="P235"><text:span text:style-name="Source_20_Text"><text:span text:style-name="T102">The new list after inserting elements is : 1 2 3 20 30 4 5 </text:span></text:span></text:p>
      <text:p text:style-name="P235"><text:span text:style-name="Source_20_Text"><text:span text:style-name="T102"/></text:span></text:p>
      <text:p text:style-name="P235"><text:span text:style-name="Source_20_Text"><text:span text:style-name="T102">Аналогічно до <text:s/></text:span></text:span><text:span text:style-name="Strong"><text:span text:style-name="T102">inserter визначені функції</text:span></text:span></text:p>
      <text:p text:style-name="P235"><text:span text:style-name="Strong"><text:span text:style-name="T102">back_inserter(), front_inserter() які вставляють відповідно в початок та кінець колекції. </text:span></text:span></text:p>
      <text:p text:style-name="P2"><text:span text:style-name="Source_20_Text"><text:span text:style-name="T87"/></text:span></text:p>
      <text:p text:style-name="P2"><text:soft-page-break/><text:span text:style-name="Source_20_Text"><text:span text:style-name="T103"><text:s text:c="2"/>std::deque&lt;int&gt; foo,bar;</text:span></text:span></text:p>
      <text:p text:style-name="P2"><text:span text:style-name="Source_20_Text"><text:span text:style-name="T103"><text:s text:c="2"/>for (int i=1; i&lt;=5; i++){ foo.push_back(i); bar.push_back(i*10); }</text:span></text:span></text:p>
      <text:p text:style-name="P2"><text:span text:style-name="Source_20_Text"><text:span text:style-name="T103"/></text:span></text:p>
      <text:p text:style-name="P2"><text:span text:style-name="Source_20_Text"><text:span text:style-name="T103"><text:s text:c="2"/>std::copy (bar.begin(),bar.end(),std::front_inserter(foo));</text:span></text:span></text:p>
      <text:p text:style-name="P2"><text:span text:style-name="Source_20_Text"><text:span text:style-name="T103"/></text:span></text:p>
      <text:p text:style-name="P2"><text:span text:style-name="Source_20_Text"><text:span text:style-name="T103"><text:s text:c="2"/>std::cout &lt;&lt; "foo after front insert contains:";</text:span></text:span></text:p>
      <text:p text:style-name="P2"><text:span text:style-name="Source_20_Text"><text:span text:style-name="T103"><text:s text:c="2"/>/*for ( std::deque&lt;int&gt;::iterator it = foo.begin(); it!= foo.end(); ++it )</text:span></text:span></text:p>
      <text:p text:style-name="P2"><text:span text:style-name="Source_20_Text"><text:span text:style-name="T103"><text:s text:c="10"/>std::cout &lt;&lt; ' ' &lt;&lt; *it;</text:span></text:span></text:p>
      <text:p text:style-name="P2"><text:span text:style-name="Source_20_Text"><text:span text:style-name="T103"><text:s text:c="2"/>std::cout &lt;&lt; '\n';*/</text:span></text:span></text:p>
      <text:p text:style-name="P2"><text:span text:style-name="Source_20_Text"><text:span text:style-name="T103">printCollect(foo);</text:span></text:span></text:p>
      <text:p text:style-name="P2"><text:span text:style-name="Source_20_Text"><text:span text:style-name="T103"/></text:span></text:p>
      <text:p text:style-name="P2"><text:span text:style-name="Source_20_Text"><text:span text:style-name="T103"><text:s text:c="2"/>std::vector&lt;int&gt; foo1,bar1;</text:span></text:span></text:p>
      <text:p text:style-name="P2"><text:span text:style-name="Source_20_Text"><text:span text:style-name="T103"><text:s text:c="2"/>for (int i=1; i&lt;=5; i++)</text:span></text:span></text:p>
      <text:p text:style-name="P2"><text:span text:style-name="Source_20_Text"><text:span text:style-name="T103"><text:s text:c="2"/>{ foo1.push_back(i); bar1.push_back(i*10); }</text:span></text:span></text:p>
      <text:p text:style-name="P2"><text:span text:style-name="Source_20_Text"><text:span text:style-name="T103"/></text:span></text:p>
      <text:p text:style-name="P2"><text:span text:style-name="Source_20_Text"><text:span text:style-name="T103"><text:s text:c="2"/>std::copy (bar1.begin(),bar1.end(),back_inserter(foo1));</text:span></text:span></text:p>
      <text:p text:style-name="P2"><text:span text:style-name="Source_20_Text"><text:span text:style-name="T103"/></text:span></text:p>
      <text:p text:style-name="P2"><text:span text:style-name="Source_20_Text"><text:span text:style-name="T103"><text:s text:c="2"/>std::cout &lt;&lt; "foo after back insert contains:";</text:span></text:span></text:p>
      <text:p text:style-name="P2"><text:span text:style-name="Source_20_Text"><text:span text:style-name="T103">/* <text:s/>for ( std::vector&lt;int&gt;::iterator it = foo.begin(); it!= foo.end(); ++it )</text:span></text:span></text:p>
      <text:p text:style-name="P2"><text:span text:style-name="Source_20_Text"><text:span text:style-name="T103"><text:s text:c="10"/>std::cout &lt;&lt; ' ' &lt;&lt; *it;</text:span></text:span></text:p>
      <text:p text:style-name="P2"><text:span text:style-name="Source_20_Text"><text:span text:style-name="T103"><text:s text:c="2"/>std::cout &lt;&lt; '\n';</text:span></text:span></text:p>
      <text:p text:style-name="P2"><text:span text:style-name="Source_20_Text"><text:span text:style-name="T103">*/</text:span></text:span></text:p>
      <text:p text:style-name="P2"><text:span text:style-name="Source_20_Text"><text:span text:style-name="T103">printCollect(foo1);</text:span></text:span></text:p>
      <text:p text:style-name="P2"><text:span text:style-name="Source_20_Text"><text:span text:style-name="T103"/></text:span></text:p>
      <text:p text:style-name="P2"><text:span text:style-name="Source_20_Text"><text:span text:style-name="T103">Результат:</text:span></text:span></text:p>
      <text:p text:style-name="P3"><text:span text:style-name="Source_20_Text"><text:span text:style-name="T104">foo after front insert contains:50 40 30 20 10 1 2 3 4 5 </text:span></text:span></text:p>
      <text:p text:style-name="P3"><text:span text:style-name="Source_20_Text"><text:span text:style-name="T104">foo after back insert contains:1 2 3 4 5 10 20 30 40 50 </text:span></text:span></text:p>
      <text:p text:style-name="P2"><text:span text:style-name="Source_20_Text"><text:span text:style-name="T103"/></text:span></text:p>
      <text:p text:style-name="P2"><text:span text:style-name="Source_20_Text"><text:span text:style-name="T103">Також можна вказати функцію </text:span></text:span><text:span text:style-name="Source_20_Text"><text:span text:style-name="T87">distance, </text:span></text:span><text:span text:style-name="Source_20_Text"><text:span text:style-name="T103">що визнчає відстань між двома ітерторами:</text:span></text:span></text:p>
      <text:p text:style-name="P1"><text:span text:style-name="Source_20_Text"><text:span text:style-name="T87"/></text:span></text:p>
      <text:p text:style-name="P2"><text:span text:style-name="Source_20_Text"><text:span text:style-name="T103">std::vector&lt;int&gt; v(mas+1,mas+7);</text:span></text:span></text:p>
      <text:p text:style-name="P2"><text:span text:style-name="Source_20_Text"><text:span text:style-name="T103"><text:s text:c="4"/>std::cout &lt;&lt; "distance(first, last) = "</text:span></text:span></text:p>
      <text:p text:style-name="P2"><text:span text:style-name="Source_20_Text"><text:span text:style-name="T103"><text:s text:c="14"/>&lt;&lt; std::distance(v.begin(), v.end()) &lt;&lt; '\n'</text:span></text:span></text:p>
      <text:p text:style-name="P2"><text:span text:style-name="Source_20_Text"><text:span text:style-name="T103"><text:s text:c="14"/>&lt;&lt; "distance(last, first) = "</text:span></text:span></text:p>
      <text:p text:style-name="P2"><text:span text:style-name="Source_20_Text"><text:span text:style-name="T103"><text:s text:c="14"/>&lt;&lt; std::distance(v.end(), v.begin()) &lt;&lt; '\n';</text:span></text:span></text:p>
      <text:p text:style-name="P2"><text:span text:style-name="Source_20_Text"><text:span text:style-name="T103"><text:s text:c="15"/>//the behavior is undefined (until C++11)</text:span></text:span></text:p>
      <text:p text:style-name="P81"><text:span text:style-name="Source_20_Text"><text:span text:style-name="T161">Результат:</text:span></text:span></text:p>
      <text:p text:style-name="P82"><text:span text:style-name="Source_20_Text"><text:span text:style-name="T162">distance(first, last) = 6</text:span></text:span></text:p>
      <text:p text:style-name="P82"><text:soft-page-break/><text:span text:style-name="Source_20_Text"><text:span text:style-name="T162">distance(last, first) = -6</text:span></text:span></text:p>
      <text:p text:style-name="P81"><text:span text:style-name="Source_20_Text"><text:span text:style-name="T135"/></text:span></text:p>
      <text:p text:style-name="P71"><text:span text:style-name="Source_20_Text"><text:span text:style-name="T125"/></text:span></text:p>
      <text:p text:style-name="P72">З С++11 додано та<text:span text:style-name="T195">к</text:span>ож наступні функції:</text:p>
      <text:p text:style-name="P72"/>
      <text:p text:style-name="P115">begin(<text:span text:style-name="T196">coll</text:span>) — <text:span text:style-name="T196">повертає ітератор на початок колекції;</text:span> </text:p>
      <text:p text:style-name="P115">end(<text:span text:style-name="T196">coll</text:span>) - <text:span text:style-name="T196">повертає ітератор на кінець колекції;</text:span> </text:p>
      <text:p text:style-name="P70"/>
      <text:p text:style-name="P236"><text:span text:style-name="Strong"><text:span text:style-name="T87">4. next(</text:span></text:span><text:span text:style-name="Strong"><text:span text:style-name="T105">iter, n</text:span></text:span><text:span text:style-name="Strong"><text:span text:style-name="T87">) - </text:span></text:span><text:span text:style-name="Strong"><text:span text:style-name="T105">функція повертає новий ітератор, що вказує на позицію яка слідує за тією що стала після застосування n разів інкременту для iter.</text:span></text:span></text:p>
      <text:p text:style-name="P236"><text:span text:style-name="Strong"><text:span text:style-name="T87">5. prev(</text:span></text:span><text:span text:style-name="Strong"><text:span text:style-name="T105">iter, n</text:span></text:span><text:span text:style-name="Strong"><text:span text:style-name="T87">) - </text:span></text:span><text:span text:style-name="Strong"><text:span text:style-name="T105">функція повертає новий ітератор, що вказує на позицію яка передує тієй, що стала після застосування n разів декременту для iter.</text:span></text:span></text:p>
      <text:p text:style-name="P229"/>
      <text:p text:style-name="P113">#include&lt;iostream&gt; </text:p>
      <text:p text:style-name="P113">#include&lt;iterator&gt; // for iterators </text:p>
      <text:p text:style-name="P113">#include&lt;vector&gt; // for vectors </text:p>
      <text:p text:style-name="P113">using namespace std; </text:p>
      <text:p text:style-name="P113"/>
      <text:p text:style-name="P114"><text:span text:style-name="T197">template</text:span> &lt;class Coll&gt; void printColl(const Coll &amp; v){</text:p>
      <text:p text:style-name="P113"><text:s/>for(const auto &amp; x: v){</text:p>
      <text:p text:style-name="P113"><text:s text:c="2"/>cout&lt;&lt; x &lt;&lt;" ";</text:p>
      <text:p text:style-name="P113">}</text:p>
      <text:p text:style-name="P113">cout&lt;&lt;endl;</text:p>
      <text:p text:style-name="P113">}</text:p>
      <text:p text:style-name="P113"/>
      <text:p text:style-name="P113">int main(){ </text:p>
      <text:p text:style-name="P113">vector&lt;int&gt; ar = { 1, 2, 3, 4, 5 }; </text:p>
      <text:p text:style-name="P113"/>
      <text:p text:style-name="P113">// Declaring iterators to a vector </text:p>
      <text:p text:style-name="P113">vector&lt;int&gt;::iterator ptr = begin(ar); </text:p>
      <text:p text:style-name="P113">vector&lt;int&gt;::iterator ftr = end(ar); </text:p>
      <text:p text:style-name="P113"/>
      <text:p text:style-name="P113"><text:soft-page-break/>// Using next() to return new iterator </text:p>
      <text:p text:style-name="P114">auto it = next(ptr, 3); // points to 4 </text:p>
      <text:p text:style-name="P113"/>
      <text:p text:style-name="P113">// Using prev() to return new iterator </text:p>
      <text:p text:style-name="P114">auto it1 = prev(ftr, 3); // points to 3 </text:p>
      <text:p text:style-name="P113"/>
      <text:p text:style-name="P113">// Displaying iterator position </text:p>
      <text:p text:style-name="P113">cout &lt;&lt; "The position of new iterator using next() is : "; </text:p>
      <text:p text:style-name="P113">cout &lt;&lt; *it &lt;&lt; " " &lt;&lt; endl; </text:p>
      <text:p text:style-name="P113"/>
      <text:p text:style-name="P113">// Displaying iterator position </text:p>
      <text:p text:style-name="P113">cout &lt;&lt; "The position of new iterator using prev()  is : "; </text:p>
      <text:p text:style-name="P113">cout &lt;&lt; *it1 &lt;&lt; " " &lt;&lt; endl; </text:p>
      <text:p text:style-name="P113"/>
      <text:p text:style-name="P113"><text:s text:c="2"/>int foo[] = {10,20,30,40,50, 60};</text:p>
      <text:p text:style-name="P113"><text:s text:c="2"/>std::vector&lt;int&gt; bar;</text:p>
      <text:p text:style-name="P113"/>
      <text:p text:style-name="P113"><text:s text:c="2"/>// iterate foo: inserting into bar</text:p>
      <text:p text:style-name="P113"><text:s/>// be carefull - this fails if size of collection is odd!!!!!</text:p>
      <text:p text:style-name="P113"><text:s text:c="2"/>for (auto it = std::begin(foo); it!=std::end(foo); advance(it,2))</text:p>
      <text:p text:style-name="P113"><text:s text:c="4"/>bar.push_back(*it);</text:p>
      <text:p text:style-name="P113"/>
      <text:p text:style-name="P113"><text:s text:c="2"/>// iterate bar: print contents:</text:p>
      <text:p text:style-name="P113"><text:s text:c="2"/>std::cout &lt;&lt; "bar contains:";</text:p>
      <text:p text:style-name="P113"><text:s text:c="2"/>/*for (auto it = std::begin(bar); it!=std::end(bar); ++it)</text:p>
      <text:p text:style-name="P113"><text:s text:c="4"/>std::cout &lt;&lt; ' ' &lt;&lt; *it;</text:p>
      <text:p text:style-name="P113"><text:s text:c="2"/>std::cout &lt;&lt; '\n';</text:p>
      <text:p text:style-name="P113">*/</text:p>
      <text:p text:style-name="P113"><text:s text:c="2"/>printColl(bar);</text:p>
      <text:p text:style-name="P113">}</text:p>
      <text:p text:style-name="P113">Результат:</text:p>
      <text:p text:style-name="P116">The position of new iterator using next() is : 4 </text:p>
      <text:p text:style-name="P116">The position of new iterator using prev()  is : 3 </text:p>
      <text:p text:style-name="P116">bar contains:10 30 50 </text:p>
      <text:p text:style-name="P112"/>
      <text:p text:style-name="P27">Створення власного ітератору</text:p>
      <text:p text:style-name="P27"><text:soft-page-break/></text:p>
      <text:p text:style-name="P32">Оскільки ми знаймо методи ітераторів, то неважко власноруч створити власний ітератор.</text:p>
      <text:p text:style-name="P33"/>
      <text:p text:style-name="P33">#include &lt;iostream&gt;</text:p>
      <text:p text:style-name="P33">using namespace std;</text:p>
      <text:p text:style-name="P33">#define MAXSIZE 100</text:p>
      <text:p text:style-name="P33">// власний шаблон-огортка над масивом</text:p>
      <text:p text:style-name="P33">template&lt;class Type&gt;class MyMasiv{</text:p>
      <text:p text:style-name="P33"><text:s text:c="2"/>Type mas[MAXSIZE];</text:p>
      <text:p text:style-name="P33"><text:s text:c="2"/>int size;</text:p>
      <text:p text:style-name="P33"><text:s text:c="2"/>public:</text:p>
      <text:p text:style-name="P33">// створимо власний ітератор для цього класу</text:p>
      <text:p text:style-name="P33"><text:s text:c="5"/>class iterator{</text:p>
      <text:p text:style-name="P33"><text:s text:c="10"/>Type *current;</text:p>
      <text:p text:style-name="P33"><text:s text:c="10"/>public: </text:p>
      <text:p text:style-name="P33"><text:s text:c="11"/>// перевантажимо оператори</text:p>
      <text:p text:style-name="P33"><text:s text:c="12"/>iterator() { current = 0; }</text:p>
      <text:p text:style-name="P33"><text:s text:c="12"/>void operator++() {</text:p>
      <text:p text:style-name="P33"><text:s text:c="19"/>current++; </text:p>
      <text:p text:style-name="P33"><text:s text:c="12"/>}</text:p>
      <text:p text:style-name="P33"><text:s text:c="12"/>void operator+=(int temp) {</text:p>
      <text:p text:style-name="P33"><text:s text:c="19"/>current += temp; </text:p>
      <text:p text:style-name="P33"><text:s text:c="12"/>}</text:p>
      <text:p text:style-name="P33"><text:s text:c="12"/>void operator-=(int temp) { </text:p>
      <text:p text:style-name="P33"><text:s text:c="19"/>current -= temp; </text:p>
      <text:p text:style-name="P33"><text:s text:c="12"/>}</text:p>
      <text:p text:style-name="P33"><text:s text:c="12"/>void operator=(Type&amp; temp) {</text:p>
      <text:p text:style-name="P33"><text:s text:c="17"/>current = &amp;temp; </text:p>
      <text:p text:style-name="P33"><text:s text:c="12"/>}</text:p>
      <text:p text:style-name="P33"><text:s text:c="12"/>bool operator!=(Type&amp; temp) {</text:p>
      <text:p text:style-name="P33"><text:s text:c="17"/>return current != &amp;temp; </text:p>
      <text:p text:style-name="P33"><text:s text:c="12"/>}</text:p>
      <text:p text:style-name="P33"><text:s text:c="12"/>bool operator==(Type&amp; temp) {</text:p>
      <text:p text:style-name="P33"><text:s text:c="17"/>return current == &amp;temp; </text:p>
      <text:p text:style-name="P33"><text:s text:c="12"/>}</text:p>
      <text:p text:style-name="P33"><text:soft-page-break/><text:s text:c="11"/>// будемо виводити всі числа поділени навпіл</text:p>
      <text:p text:style-name="P33"><text:s text:c="12"/>Type operator *() { </text:p>
      <text:p text:style-name="P33"><text:s text:c="16"/>return *current / 2; </text:p>
      <text:p text:style-name="P33"><text:s text:c="12"/>}</text:p>
      <text:p text:style-name="P33"><text:s text:c="11"/>Type* operator -&gt;() { </text:p>
      <text:p text:style-name="P33"><text:s text:c="14"/>return current; } </text:p>
      <text:p text:style-name="P33"><text:s text:c="11"/>};</text:p>
      <text:p text:style-name="P33"><text:s text:c="4"/>// методи нашого масиву</text:p>
      <text:p text:style-name="P33"><text:s text:c="6"/>MyMasiv(){<text:tab/></text:p>
      <text:p text:style-name="P33"><text:s text:c="11"/>size = 0;</text:p>
      <text:p text:style-name="P33"><text:s text:c="7"/>}</text:p>
      <text:p text:style-name="P33"/>
      <text:p text:style-name="P33"><text:s text:c="5"/>void add(int temp){</text:p>
      <text:p text:style-name="P33"><text:s text:c="10"/>size++; </text:p>
      <text:p text:style-name="P33"><text:s text:c="9"/>mas[size - 1] = temp;</text:p>
      <text:p text:style-name="P33"><text:s text:c="5"/>}</text:p>
      <text:p text:style-name="P33"><text:s text:c="4"/>void del(){ </text:p>
      <text:p text:style-name="P33"><text:s text:c="8"/>size--; </text:p>
      <text:p text:style-name="P33"><text:s text:c="7"/>mas[size + 1] = 0; </text:p>
      <text:p text:style-name="P33"><text:s text:c="4"/>}</text:p>
      <text:p text:style-name="P33"><text:s text:c="4"/>void show(){</text:p>
      <text:p text:style-name="P33"><text:s text:c="7"/>cout &lt;&lt; "Массив:\n";</text:p>
      <text:p text:style-name="P33"><text:s text:c="7"/>for (int i = 0;i &lt; size;i++)</text:p>
      <text:p text:style-name="P33"><text:s/><text:tab/> <text:s text:c="6"/>cout &lt;&lt; mas[i] &lt;&lt; ' ';</text:p>
      <text:p text:style-name="P33"><text:tab/>cout &lt;&lt; endl;</text:p>
      <text:p text:style-name="P33"><text:s text:c="5"/>}</text:p>
      <text:p text:style-name="P33"><text:s text:c="3"/>// методи для отримання ітераторів</text:p>
      <text:p text:style-name="P33"><text:s text:c="4"/>Type&amp; begin() { return mas[0]; }</text:p>
      <text:p text:style-name="P33"><text:s text:c="4"/>Type&amp; end() { return mas[size]; }</text:p>
      <text:p text:style-name="P33">};</text:p>
      <text:p text:style-name="P33"/>
      <text:p text:style-name="P33"/>
      <text:p text:style-name="P91"><text:span text:style-name="T126">int main(){</text:span><text:span text:style-name="Source_20_Text"> <text:s/>std::insert_iterator&lt; std::list&lt;</text:span><text:span text:style-name="Source_20_Text"><text:span text:style-name="Variable">int</text:span></text:span><text:span text:style-name="Source_20_Text">&gt; &gt; insert_it (foo,it);</text:span></text:p>
      <text:p text:style-name="P33"/>
      <text:p text:style-name="P33"><text:s/>MyMasiv&lt;int&gt; a;</text:p>
      <text:p text:style-name="P33"><text:soft-page-break/>for (int i = 0;i &lt; 5;i++){</text:p>
      <text:p text:style-name="P33"><text:s text:c="5"/>a.add(i*2);</text:p>
      <text:p text:style-name="P33"><text:s text:c="2"/>}</text:p>
      <text:p text:style-name="P33"/>
      <text:p text:style-name="P33">MyMasiv&lt;int&gt;::iterator it;</text:p>
      <text:p text:style-name="P33">for (it = a.begin();it!=a.end();++it){</text:p>
      <text:p text:style-name="P33"><text:s text:c="4"/>cout &lt;&lt; *it &lt;&lt; ' ';</text:p>
      <text:p text:style-name="P33"><text:s text:c="4"/></text:p>
      <text:p text:style-name="P33">}</text:p>
      <text:p text:style-name="P33">}</text:p>
      <text:p text:style-name="P34">Результат:</text:p>
      <text:p text:style-name="P35">0 1 2 3 4 </text:p>
      <text:p text:style-name="P27"/>
      <text:p text:style-name="P27"/>
      <text:p text:style-name="P29">Асоціативні контейнери</text:p>
      <text:p text:style-name="P29"/>
      <text:p text:style-name="P49">Асоціативні контейнери — це контейнери які зберігають відсортовані дані використовуючі їх хеш-значення. Такі конейнери містять Сі++ реалізацію зокрема таких колекцій як Hashtable(Java) та Dictionary(Python), тобто це структури які оптимізовані під пошук у великій кількость даних та там де неважливий порядок введення даних, але важливе їх значення та порядок у якому вони будуть зберігатись. <text:s text:c="2"/></text:p>
      <text:p text:style-name="P29"/>
      <text:p text:style-name="P36"><text:span text:style-name="T198">Множина </text:span>Set (STL)</text:p>
      <text:p text:style-name="P8"><text:span text:style-name="T108">Sets </text:span>- це тип асоціативних контейнерів, в яких кожен елемент повинен бути унікальним, оскільки значення елемента його ідентифікує. Значення елемента не може бути змінено після його додавання до набору, хоча можна видалити та додати змінене значення цього елемента. <text:span text:style-name="T199">Методи, які повязані з</text:span> Set <text:span text:style-name="T199">можуть бути розбити на наступні групи</text:span><text:span text:style-name="T108">:</text:span></text:p>
      <text:p text:style-name="P55"><text:span text:style-name="Strong_20_Emphasis"><text:span text:style-name="T73">Ідентифікатори та модифікатори о</text:span></text:span><text:span text:style-name="Strong_20_Emphasis"><text:span text:style-name="T72">бсяг</text:span></text:span><text:span text:style-name="Strong_20_Emphasis"><text:span text:style-name="T73">у</text:span></text:span> ()</text:p>
      <text:p text:style-name="P54">Модифікатори даних</text:p>
      <text:p text:style-name="P54">Методи пошуку</text:p>
      <text:p text:style-name="P54">Робота з ітераторами</text:p>
      <text:p text:style-name="P37"/>
      <text:p text:style-name="P54">До Сі++11 шаблон класу множина мав наступні конструктори</text:p>
      <text:p text:style-name="P237"><text:span text:style-name="T127">1)</text:span><text:span text:style-name="T128"> </text:span><text:span text:style-name="T127">конструктор за замовченням</text:span><text:span text:style-name="T128"> (default constructor), </text:span><text:span text:style-name="T127">що створює порожню множину</text:span><text:span text:style-name="T128"> </text:span></text:p>
      <text:p text:style-name="P237"><text:soft-page-break/>2) <text:s/><text:span text:style-name="T190">Копіконструктор — копіює вміст іншого деку</text:span></text:p>
      <text:p text:style-name="P173"><text:span text:style-name="T199">3) Конструктор за інтервалом (</text:span>range constructor<text:span text:style-name="T190">) — коструює множину за двома ітераторами іншої колекції</text:span>.</text:p>
      <text:p text:style-name="P177"/>
      <text:p text:style-name="P50"><text:span text:style-name="Strong_20_Emphasis"><text:span text:style-name="T73">Ідентифікатори та модифікатори о</text:span></text:span><text:span text:style-name="Strong_20_Emphasis"><text:span text:style-name="T72">бсяг</text:span></text:span><text:span text:style-name="Strong_20_Emphasis"><text:span text:style-name="T73">у </text:span></text:span><text:span text:style-name="Strong_20_Emphasis"><text:span text:style-name="T75">(</text:span></text:span>Capacity<text:span text:style-name="T207">)</text:span></text:p>
      <text:p text:style-name="P38">size() – <text:span text:style-name="T207">кількість елементів колекції;</text:span> </text:p>
      <text:p text:style-name="P38">max_size() – <text:span text:style-name="T207">максимально можлива кількість елементів колекції;</text:span></text:p>
      <text:p text:style-name="P39">empty() –<text:span text:style-name="T207"> якщо порожня колекція повертає true, інакше false</text:span>. </text:p>
      <text:p text:style-name="P167"/>
      <text:p text:style-name="P50"><text:span text:style-name="T199">Модифікатори даних (</text:span>Modification<text:span text:style-name="T207">):</text:span></text:p>
      <text:p text:style-name="P38">insert(const g) – <text:span text:style-name="T207">додає новий елемент</text:span> ‘g’ <text:span text:style-name="T207">до множини;</text:span> </text:p>
      <text:p text:style-name="P38">insert (iterator position, const g) – <text:span text:style-name="T207">додає елемент</text:span> ‘g’ <text:span text:style-name="T207">в позицію вказану ітертором;</text:span> </text:p>
      <text:p text:style-name="P38">erase(iterator position) – <text:span text:style-name="T207">видаляє елемент з позиції вказаної ітертором;</text:span> </text:p>
      <text:p text:style-name="P38">erase(const g)– <text:span text:style-name="T207">видаляє значення</text:span> ‘g’ <text:span text:style-name="T207">з множини;</text:span> </text:p>
      <text:p text:style-name="P38">clear() – <text:span text:style-name="T207">видаляє всі елементи колекції</text:span>. </text:p>
      <text:p text:style-name="P51"><text:span text:style-name="T211">Починаючи з </text:span>C++11 <text:span text:style-name="T211">додали також настпні методи</text:span>:</text:p>
      <text:p text:style-name="P41">emplace()– <text:span text:style-name="T211">вставляє елемент в множину, якщо цього елементу ще в неї міститься;</text:span> </text:p>
      <text:p text:style-name="P41">emplace_hint()– <text:span text:style-name="T211">повертає ітертор на елемент,я кий вставляється в множину, якщо цього елементу до цього там не було; </text:span><text:s text:c="2"/></text:p>
      <text:p text:style-name="P41">swap()– <text:span text:style-name="T211">обмінює вміст двох множин ода в іншу</text:span>. </text:p>
      <text:p text:style-name="P38"/>
      <text:p text:style-name="P50"><text:span text:style-name="T199">Методи пошуку (</text:span>Searching<text:span text:style-name="T207">) та спостереження (Observation):</text:span></text:p>
      <text:p text:style-name="P38">key_comp() / value_comp() – <text:span text:style-name="T207">повертає обєкт, що вказує як елементи множини впорядкована</text:span> (‘&lt;‘ <text:span text:style-name="T207">за замовченням</text:span>). </text:p>
      <text:p text:style-name="P38">find(const g) – <text:span text:style-name="T208">повертає ітератор на елемент</text:span> ‘g’ <text:span text:style-name="T208">якщо він є у множині</text:span>, <text:span text:style-name="T208">або ітератр на кінець множини, якщо його немає</text:span>. </text:p>
      <text:p text:style-name="P38">count(const g) – <text:span text:style-name="T208">повертає</text:span> 1 <text:span text:style-name="T208">або</text:span> 0 <text:span text:style-name="T208">в залежності від того є</text:span> ‘g’ <text:span text:style-name="T208">в множині або немає</text:span>. </text:p>
      <text:p text:style-name="P40">lower_bound(const g) – <text:span text:style-name="T208">повертає ітератор на перший елемент, що еквіалентний </text:span><text:s/>‘g’ <text:s/><text:span text:style-name="T208">або на перший елемент, що точно більший за</text:span> ‘g’; </text:p>
      <text:p text:style-name="P40"><text:soft-page-break/>upper_bound(const g) – <text:span text:style-name="T208">повертає ітератор на перший елемент, що еквіалентний </text:span><text:s/>‘g’ <text:s/><text:span text:style-name="T208">або на останній елемент, що точно менший за</text:span> ‘g’; <text:s/></text:p>
      <text:p text:style-name="P92"><text:span text:style-name="T128">equal_range(</text:span>(const <text:s/><text:span text:style-name="T208">g</text:span><text:span text:style-name="T128">) – </text:span><text:span text:style-name="T129">повертає ітератор на тип пара</text:span><text:span text:style-name="T128"> (key_comp) </text:span><text:span text:style-name="T129">в якому перше поле </text:span><text:span text:style-name="Teletype"><text:span text:style-name="T209">pair::first</text:span></text:span><text:span text:style-name="T128"> </text:span><text:span text:style-name="T130">яквівалентне</text:span><text:span text:style-name="T128"> lower bound, </text:span><text:span text:style-name="T130">а</text:span><text:span text:style-name="T128"> </text:span><text:span text:style-name="Teletype"><text:span text:style-name="T209">pair::second</text:span></text:span><text:span text:style-name="T128"> </text:span><text:span text:style-name="T130">еквівалентне</text:span><text:span text:style-name="T128"> upper bound.</text:span></text:p>
      <text:p text:style-name="P170"/>
      <text:p text:style-name="P50"><text:span text:style-name="Strong_20_Emphasis"><text:span text:style-name="T204">Робота з і</text:span></text:span><text:span text:style-name="Strong_20_Emphasis"><text:span text:style-name="T200">тератор</text:span></text:span><text:span text:style-name="Strong_20_Emphasis"><text:span text:style-name="T204">ами</text:span></text:span><text:span text:style-name="Strong_20_Emphasis"><text:span text:style-name="T205"> </text:span></text:span><text:span text:style-name="Strong_20_Emphasis"><text:span text:style-name="T206">(</text:span></text:span>iterators<text:span text:style-name="T207">):</text:span></text:p>
      <text:p text:style-name="P223"/>
      <text:list xml:id="list151944010889494" text:continue-numbering="true" text:style-name="WWNum2">
        <text:list-item>
          <text:p text:style-name="P277"><text:a xlink:type="simple" xlink:href="https://www.geeksforgeeks.org/vectorbegin-vectorend-c-stl/" text:style-name="Internet_20_link" text:visited-style-name="Visited_20_Internet_20_Link"><text:span text:style-name="Internet_20_link"><text:span text:style-name="T84">begin()</text:span></text:span></text:a><text:span text:style-name="T87"> – </text:span><text:span text:style-name="T111">повертає ітератор на перший обєкт </text:span><text:span text:style-name="T124">колекції;</text:span></text:p>
        </text:list-item>
        <text:list-item>
          <text:p text:style-name="P277"><text:a xlink:type="simple" xlink:href="https://www.geeksforgeeks.org/vectorbegin-vectorend-c-stl/" text:style-name="Internet_20_link" text:visited-style-name="Visited_20_Internet_20_Link"><text:span text:style-name="Internet_20_link"><text:span text:style-name="T84">end()</text:span></text:span></text:a><text:span text:style-name="T87"> – </text:span><text:span text:style-name="T111">повертає ітератор на останній обєкт </text:span><text:span text:style-name="T124">колекції;</text:span></text:p>
          <text:p text:style-name="P262">Починаючі зі стандарту С++11 додано ще наступні варіанти доступу до ітераторів:</text:p>
        </text:list-item>
        <text:list-item>
          <text:p text:style-name="P277"><text:a xlink:type="simple" xlink:href="https://www.geeksforgeeks.org/vector-rbegin-and-rend-function-in-c-stl/" text:style-name="Internet_20_link" text:visited-style-name="Visited_20_Internet_20_Link"><text:span text:style-name="Internet_20_link"><text:span text:style-name="T84">rbegin()</text:span></text:span></text:a><text:span text:style-name="T87"> – </text:span><text:span text:style-name="T111">повертає ітератор на останній обєкт вектору як на початковий</text:span><text:span text:style-name="T87"> (</text:span><text:span text:style-name="T135">reverse beginning</text:span><text:span text:style-name="T87">). </text:span><text:span text:style-name="T111">Рухається з останнього елементу до першого;</text:span></text:p>
        </text:list-item>
        <text:list-item>
          <text:p text:style-name="P277"><text:a xlink:type="simple" xlink:href="https://www.geeksforgeeks.org/vector-rbegin-and-rend-function-in-c-stl/" text:style-name="Internet_20_link" text:visited-style-name="Visited_20_Internet_20_Link"><text:span text:style-name="Internet_20_link"><text:span text:style-name="T84">rend()</text:span></text:span></text:a><text:span text:style-name="T87"> – </text:span><text:span text:style-name="T111">повертає ітератор на перший обєкт вектору як на останній</text:span><text:span text:style-name="T87"> (</text:span><text:span text:style-name="T135">reverse beginning</text:span><text:span text:style-name="T87">). </text:span><text:span text:style-name="T111">Рухається з останнього елементу до першого;</text:span></text:p>
        </text:list-item>
        <text:list-item>
          <text:p text:style-name="P277"><text:a xlink:type="simple" xlink:href="https://www.geeksforgeeks.org/vector-cbegin-vector-cend-c-stl/" text:style-name="Internet_20_link" text:visited-style-name="Visited_20_Internet_20_Link"><text:span text:style-name="Internet_20_link"><text:span text:style-name="T84">cbegin()</text:span></text:span></text:a><text:span text:style-name="T87"> – </text:span><text:span text:style-name="T95">п</text:span><text:span text:style-name="T111">овертає константний ітератор на преший елемент;</text:span><text:span text:style-name="T87"> </text:span></text:p>
        </text:list-item>
        <text:list-item>
          <text:p text:style-name="P277"><text:a xlink:type="simple" xlink:href="https://www.geeksforgeeks.org/vector-cbegin-vector-cend-c-stl/" text:style-name="Internet_20_link" text:visited-style-name="Visited_20_Internet_20_Link"><text:span text:style-name="Internet_20_link"><text:span text:style-name="T84">cend()</text:span></text:span></text:a><text:span text:style-name="T87"> – </text:span><text:span text:style-name="T95">п</text:span><text:span text:style-name="T111">овертає константний ітератор на останній елемент;</text:span><text:span text:style-name="T87"> </text:span></text:p>
        </text:list-item>
        <text:list-item>
          <text:p text:style-name="P277"><text:a xlink:type="simple" xlink:href="https://www.geeksforgeeks.org/vectorcrend-vectorcrbegin-examples/" text:style-name="Internet_20_link" text:visited-style-name="Visited_20_Internet_20_Link"><text:span text:style-name="Internet_20_link"><text:span text:style-name="T84">crbegin()</text:span></text:span></text:a><text:span text:style-name="T87"> – </text:span><text:span text:style-name="T111">повертає констан</text:span><text:span text:style-name="T118">тн</text:span><text:span text:style-name="T111">ий реверсивний оператор </text:span><text:span text:style-name="T118">на початок</text:span><text:span text:style-name="T111">;</text:span></text:p>
        </text:list-item>
        <text:list-item>
          <text:p text:style-name="P247"><text:a xlink:type="simple" xlink:href="https://www.geeksforgeeks.org/vectorcrend-vectorcrbegin-examples/" text:style-name="Internet_20_link" text:visited-style-name="Visited_20_Internet_20_Link"><text:span text:style-name="Internet_20_link"><text:span text:style-name="T86">crend()</text:span></text:span></text:a><text:span text:style-name="T8"> – </text:span><text:span text:style-name="T16">п</text:span>овертає констан<text:span text:style-name="T210">тн</text:span>ий реверсивний оператор <text:span text:style-name="T210">на кінець вектору.</text:span></text:p>
        </text:list-item>
      </text:list>
      <text:p text:style-name="P38"/>
      <text:p text:style-name="P38"/>
      <text:p text:style-name="P38"/>
      <text:p text:style-name="P58">Крім того, для множини (як і для інших колекцій) перевизначений оператор присвоєння (<text:span text:style-name="T212">operator=</text:span>)<text:span text:style-name="T212">. </text:span></text:p>
      <text:p text:style-name="P38"/>
      <text:p text:style-name="P42"><text:soft-page-break/></text:p>
      <text:p text:style-name="P60">#include &lt;iostream&gt; </text:p>
      <text:p text:style-name="P60">#include &lt;set&gt; </text:p>
      <text:p text:style-name="P60">#include &lt;iterator&gt; </text:p>
      <text:p text:style-name="P42"/>
      <text:p text:style-name="P60">using namespace std; </text:p>
      <text:p text:style-name="P60">// function comarator — порядок визначається квадратом числа</text:p>
      <text:p text:style-name="P60">bool fncomp (int lhs, int rhs) {return lhs*lhs&lt;rhs*rhs;}</text:p>
      <text:p text:style-name="P42"/>
      <text:p text:style-name="P60">//class Comparator — порядок по спаданню, а не зростанню</text:p>
      <text:p text:style-name="P60">struct Classcomp {</text:p>
      <text:p text:style-name="P60"><text:s text:c="2"/>bool operator() (const int&amp; lhs, const int&amp; rhs) const</text:p>
      <text:p text:style-name="P60"><text:s text:c="2"/>{return lhs&gt;rhs;}</text:p>
      <text:p text:style-name="P60">};</text:p>
      <text:p text:style-name="P42">// <text:span text:style-name="T213">для множини з одним параметром конструктора </text:span></text:p>
      <text:p text:style-name="P60">template&lt;typename T&gt;</text:p>
      <text:p text:style-name="P60">void printSet(const set&lt;T&gt; v){</text:p>
      <text:p text:style-name="P60"><text:s text:c="3"/>typename set&lt;T&gt;::iterator itr;</text:p>
      <text:p text:style-name="P60"><text:s text:c="3"/>for(itr=v.begin(); itr!=v.end();++itr){</text:p>
      <text:p text:style-name="P60"><text:s text:c="5"/>cout &lt;&lt;"<text:tab/>"&lt;&lt;*itr;</text:p>
      <text:p text:style-name="P60"><text:s text:c="3"/>}</text:p>
      <text:p text:style-name="P60"><text:s text:c="4"/>cout&lt;&lt; endl;</text:p>
      <text:p text:style-name="P60">}</text:p>
      <text:p text:style-name="P42">// <text:span text:style-name="T213">для множини з двома параметрами конструктору</text:span></text:p>
      <text:p text:style-name="P60">template&lt;typename T, class U&gt;</text:p>
      <text:p text:style-name="P60">void printSet(const set&lt;T,U&gt; v){</text:p>
      <text:p text:style-name="P60"><text:s text:c="3"/>typename set&lt;T,U&gt;::iterator itr;</text:p>
      <text:p text:style-name="P60"><text:s text:c="3"/>for(itr=v.begin(); itr!=v.end();++itr){</text:p>
      <text:p text:style-name="P60"><text:s text:c="5"/>cout &lt;&lt;"<text:tab/>"&lt;&lt;*itr;</text:p>
      <text:p text:style-name="P60"><text:s text:c="3"/>}</text:p>
      <text:p text:style-name="P60"><text:s text:c="4"/>cout&lt;&lt; endl;</text:p>
      <text:p text:style-name="P60">}</text:p>
      <text:p text:style-name="P42"/>
      <text:p text:style-name="P60">int main (){</text:p>
      <text:p text:style-name="P60"><text:s text:c="3"/>set&lt;int&gt; first_set; <text:s text:c="26"/>// empty set of ints</text:p>
      <text:p text:style-name="P60"><text:s text:c="3"/>int myints[]= {10,-20,30,40,50,50,40};</text:p>
      <text:p text:style-name="P60"><text:soft-page-break/><text:s text:c="3"/>set&lt;int&gt; second_set(myints,myints+7); <text:s text:c="7"/>// range</text:p>
      <text:p text:style-name="P60"><text:s text:c="3"/>set&lt;int&gt; third_set (second_set); <text:s text:c="17"/>// a copy of second</text:p>
      <text:p text:style-name="P60"><text:s text:c="3"/>set&lt;int&gt; fourth_set (third_set.begin(), third_set.end()); <text:s/>// iterator ctor.</text:p>
      <text:p text:style-name="P60"><text:s text:c="3"/>cout&lt;&lt;"2,3,4 set:";</text:p>
      <text:p text:style-name="P60"><text:s text:c="3"/>printSet(fourth_set);</text:p>
      <text:p text:style-name="P42"/>
      <text:p text:style-name="P60"><text:s text:c="3"/>cout&lt;&lt;"set size:"&lt;&lt; second_set.size()&lt;&lt;endl;</text:p>
      <text:p text:style-name="P60"><text:s text:c="3"/>cout&lt;&lt;"set max size:"&lt;&lt; second_set.max_size()&lt;&lt;endl;</text:p>
      <text:p text:style-name="P60"><text:s text:c="3"/>cout&lt;&lt;"how many of 20 there"&lt;&lt; second_set.count(20)&lt;&lt; " of " &lt;&lt; *second_set.find(20)&lt;&lt;endl;</text:p>
      <text:p text:style-name="P60"><text:s text:c="3"/>cout&lt;&lt;"how many of 50 there"&lt;&lt; second_set.count(50)&lt;&lt;" of " &lt;&lt; *second_set.find(50)&lt;&lt;endl;</text:p>
      <text:p text:style-name="P60"><text:s text:c="3"/>cout&lt;&lt;"equal range for 20: " &lt;&lt; *second_set.equal_range(20).first &lt;&lt; ", " &lt;&lt; *second_set.equal_range(20).second&lt;&lt;endl;</text:p>
      <text:p text:style-name="P42"/>
      <text:p text:style-name="P60"><text:s text:c="3"/>set&lt;int,Classcomp&gt; fifth_set; <text:s text:c="16"/>// class as Compare</text:p>
      <text:p text:style-name="P42"/>
      <text:p text:style-name="P60"><text:s text:c="3"/>bool(*fn_pt)(int,int) = fncomp;</text:p>
      <text:p text:style-name="P60"><text:s text:c="3"/>set&lt;int,bool(*)(int,int)&gt; sixth_set (fn_pt); <text:s/>// function pointer as Compare</text:p>
      <text:p text:style-name="P60"><text:s/>set &lt;int,greater &lt;int&gt; &gt; seventh_set;</text:p>
      <text:p text:style-name="P60"><text:s text:c="2"/>//insert elements in random order </text:p>
      <text:p text:style-name="P60"><text:s text:c="2"/>seventh_set.insert(40); </text:p>
      <text:p text:style-name="P60"><text:s text:c="2"/>seventh_set.insert(30);</text:p>
      <text:p text:style-name="P60">seventh_set.insert(60);</text:p>
      <text:p text:style-name="P60">seventh_set.insert(-20);</text:p>
      <text:p text:style-name="P60">seventh_set.insert(50);</text:p>
      <text:p text:style-name="P60">seventh_set.insert(30); // only one 30 will be added to the set </text:p>
      <text:p text:style-name="P60">seventh_set.insert(10); </text:p>
      <text:p text:style-name="P60"><text:s text:c="2"/>for (set&lt;int,greater &lt;int&gt; &gt;::iterator it = seventh_set.begin(); it!=seventh_set.end();++it){</text:p>
      <text:p text:style-name="P60"><text:s text:c="4"/>first_set.insert(*it);</text:p>
      <text:p text:style-name="P60"><text:s text:c="4"/>fifth_set.insert(*it);</text:p>
      <text:p text:style-name="P60"><text:s text:c="4"/>sixth_set.insert(*it);</text:p>
      <text:p text:style-name="P60"><text:s text:c="2"/>}</text:p>
      <text:p text:style-name="P60"><text:soft-page-break/><text:s text:c="2"/>cout&lt;&lt;"1 and 7th set:";</text:p>
      <text:p text:style-name="P60"><text:s text:c="2"/>printSet(first_set);</text:p>
      <text:p text:style-name="P60"><text:s text:c="2"/>cout&lt;&lt;"5th set:";</text:p>
      <text:p text:style-name="P60"><text:s text:c="2"/>printSet(fifth_set);</text:p>
      <text:p text:style-name="P60"><text:s text:c="2"/>cout&lt;&lt;"6th set:";</text:p>
      <text:p text:style-name="P60"><text:s text:c="2"/>printSet(sixth_set);</text:p>
      <text:p text:style-name="P42"/>
      <text:p text:style-name="P60">// видалити вс<text:span text:style-name="T224">і</text:span> елменти до 30 в second_set </text:p>
      <text:p text:style-name="P60"><text:s text:c="2"/>cout &lt;&lt; "second_set after removal of elements less than 30:"; </text:p>
      <text:p text:style-name="P60"><text:s text:c="2"/>second_set.erase(second_set.begin(), second_set.find(30));</text:p>
      <text:p text:style-name="P60"><text:s text:c="2"/>printSet(second_set); </text:p>
      <text:p text:style-name="P60"><text:s text:c="3"/>// видалити <text:span text:style-name="T224">е</text:span>лемент 50 в <text:s/>third_set <text:s/></text:p>
      <text:p text:style-name="P60"><text:s text:c="2"/>int num; </text:p>
      <text:p text:style-name="P60"><text:s text:c="2"/>num = third_set.erase (50); </text:p>
      <text:p text:style-name="P60"><text:s text:c="2"/>cout &lt;&lt; "third_set.erase(50) : ";</text:p>
      <text:p text:style-name="P60"><text:s text:c="2"/>cout &lt;&lt; num &lt;&lt; " removed " ;</text:p>
      <text:p text:style-name="P60"><text:s text:c="2"/>printSet(third_set); </text:p>
      <text:p text:style-name="P42"/>
      <text:p text:style-name="P60">//lower bound та upper bound для seventh_set </text:p>
      <text:p text:style-name="P60">cout &lt;&lt; "seventh_set.lower_bound(40) : "&lt;&lt; *seventh_set.lower_bound(40) &lt;&lt; endl; </text:p>
      <text:p text:style-name="P60">cout &lt;&lt; "seventh_set.upper_bound(40) : "&lt;&lt; *seventh_set.upper_bound(40) &lt;&lt; endl; </text:p>
      <text:p text:style-name="P42"/>
      <text:p text:style-name="P60">// lower bound та upper bound для second_set </text:p>
      <text:p text:style-name="P60">cout &lt;&lt; "second_set.lower_bound(40) : "&lt;&lt; *second_set.lower_bound(40) &lt;&lt; endl; </text:p>
      <text:p text:style-name="P60">cout &lt;&lt; "second_set.upper_bound(40) : "&lt;&lt; *second_set.upper_bound(40) &lt;&lt; endl; </text:p>
      <text:p text:style-name="P60">} </text:p>
      <text:p text:style-name="P42"><text:span text:style-name="T213">Результат:</text:span> </text:p>
      <text:p text:style-name="P60">2,3,4 set:<text:tab/>-20<text:tab/>10<text:tab/>30<text:tab/>40<text:tab/>50</text:p>
      <text:p text:style-name="P60">set size:5</text:p>
      <text:p text:style-name="P60">set max size:461168601842738790</text:p>
      <text:p text:style-name="P60">how many of 20 there 0 of 5</text:p>
      <text:p text:style-name="P60">how many of 50 there 1 of 50</text:p>
      <text:p text:style-name="P60"><text:soft-page-break/>equal range for 20: 30, 30</text:p>
      <text:p text:style-name="P60">1 and 7th set:<text:tab/>-20<text:tab/>10<text:tab/>30<text:tab/>40<text:tab/>50<text:tab/>60</text:p>
      <text:p text:style-name="P60">5th set:<text:tab/>60<text:tab/>50<text:tab/>40<text:tab/>30<text:tab/>10<text:tab/>-20</text:p>
      <text:p text:style-name="P60">6th set:<text:tab/>10<text:tab/>-20<text:tab/>30<text:tab/>40<text:tab/>50<text:tab/>60</text:p>
      <text:p text:style-name="P60">second_set after removal of elements less than 30:<text:tab/>30<text:tab/>40<text:tab/>50</text:p>
      <text:p text:style-name="P60">third_set.erase(50) : 1 removed <text:tab/>-20<text:tab/>10<text:tab/>30<text:tab/>40</text:p>
      <text:p text:style-name="P60">seventh_set.lower_bound(40) : 40</text:p>
      <text:p text:style-name="P60">seventh_set.upper_bound(40) : 30</text:p>
      <text:p text:style-name="P60">second_set.lower_bound(40) : 40</text:p>
      <text:p text:style-name="P60">second_set.upper_bound(40) : 50</text:p>
      <text:p text:style-name="P60"/>
      <text:p text:style-name="P60"/>
      <text:p text:style-name="P36"><text:span text:style-name="T214">Мультимножини Multiset</text:span> (STL)</text:p>
      <text:p text:style-name="P36"/>
      <text:p text:style-name="P9"><text:span text:style-name="T109">Мультимножини</text:span><text:span text:style-name="T108"> </text:span>- це тип асоціативних контейнерів, <text:span text:style-name="T214">який схожий на множини, але відмінність полягає в тому, що елементи можуть повторюватись (тобто не обвязкова унікальність елементів)</text:span><text:span text:style-name="T108">.</text:span></text:p>
      <text:p text:style-name="P10"><text:span text:style-name="T108">М</text:span><text:span text:style-name="T107">етод</text:span><text:span text:style-name="T110">и</text:span><text:span text:style-name="T107"> для роботи з мультмножиною класифікуються так само </text:span><text:span text:style-name="T110">як і для множини</text:span><text:span text:style-name="T107">:</text:span></text:p>
      <text:p text:style-name="P56"><text:span text:style-name="Strong_20_Emphasis"><text:span text:style-name="T73">Ідентифікатори та модифікатори о</text:span></text:span><text:span text:style-name="Strong_20_Emphasis"><text:span text:style-name="T72">бсяг</text:span></text:span><text:span text:style-name="Strong_20_Emphasis"><text:span text:style-name="T73">у</text:span></text:span> ()</text:p>
      <text:p text:style-name="P56">Модифікатори даних</text:p>
      <text:p text:style-name="P56">Методи пошуку</text:p>
      <text:p text:style-name="P56">Робота з ітераторами</text:p>
      <text:p text:style-name="P43"/>
      <text:p text:style-name="P56">До Сі++11 шаблон класу множина мав наступні конструктори</text:p>
      <text:p text:style-name="P238"><text:span text:style-name="T127">1)</text:span><text:span text:style-name="T128"> </text:span><text:span text:style-name="T127">конструктор за замовченням</text:span><text:span text:style-name="T128"> (default constructor), </text:span><text:span text:style-name="T127">що створює порожню множину</text:span><text:span text:style-name="T128"> </text:span></text:p>
      <text:p text:style-name="P238">2) <text:s/><text:span text:style-name="T190">Копіконструктор — копіює вміст іншого деку</text:span></text:p>
      <text:p text:style-name="P174"><text:span text:style-name="T199">3) Конструктор за інтервалом (</text:span>range constructor<text:span text:style-name="T190">) — коструює множину за двома ітераторами іншої колекції</text:span>.</text:p>
      <text:p text:style-name="P178"/>
      <text:p text:style-name="P52"><text:span text:style-name="Strong_20_Emphasis"><text:span text:style-name="T73">Ідентифікатори та модифікатори о</text:span></text:span><text:span text:style-name="Strong_20_Emphasis"><text:span text:style-name="T72">бсяг</text:span></text:span><text:span text:style-name="Strong_20_Emphasis"><text:span text:style-name="T73">у </text:span></text:span><text:span text:style-name="Strong_20_Emphasis"><text:span text:style-name="T75">(</text:span></text:span>Capacity<text:span text:style-name="T207">)</text:span></text:p>
      <text:p text:style-name="P43">size() – <text:span text:style-name="T207">кількість елементів колекції;</text:span> </text:p>
      <text:p text:style-name="P43">max_size() – <text:span text:style-name="T207">максимально можлива кількість елементів колекції;</text:span></text:p>
      <text:p text:style-name="P43">empty() –<text:span text:style-name="T207"> якщо порожня колекція повертає true, інакше false</text:span>. </text:p>
      <text:p text:style-name="P168"/>
      <text:p text:style-name="P52"><text:soft-page-break/><text:span text:style-name="T199">Модифікатори даних (</text:span>Modification<text:span text:style-name="T207">):</text:span></text:p>
      <text:p text:style-name="P43">insert(const g) – <text:span text:style-name="T207">додає новий елемент</text:span> ‘g’ <text:span text:style-name="T207">до множини;</text:span> </text:p>
      <text:p text:style-name="P43">insert (iterator position, const g) – <text:span text:style-name="T207">додає елемент</text:span> ‘g’ <text:span text:style-name="T207">в позицію вказану ітертором;</text:span> </text:p>
      <text:p text:style-name="P43">erase(iterator position) – <text:span text:style-name="T207">видаляє елемент з позиції вказаної ітертором;</text:span> </text:p>
      <text:p text:style-name="P43">erase(const g)– <text:span text:style-name="T207">видаляє значення</text:span> ‘g’ <text:span text:style-name="T207">з множини;</text:span> </text:p>
      <text:p text:style-name="P43">clear() – <text:span text:style-name="T207">видаляє всі елементи колекції</text:span>. </text:p>
      <text:p text:style-name="P52"><text:span text:style-name="T211">Починаючи з </text:span>C++11 <text:span text:style-name="T211">додали також настпні методи</text:span>:</text:p>
      <text:p text:style-name="P43">emplace()– <text:span text:style-name="T211">вставляє елемент в множину, якщо цього елементу ще в неї міститься;</text:span> </text:p>
      <text:p text:style-name="P43">emplace_hint()– <text:span text:style-name="T211">повертає ітертор на елемент, який вставляється в множину, якщо цього елементу до цього там не було; </text:span><text:s text:c="2"/></text:p>
      <text:p text:style-name="P43">swap()– <text:span text:style-name="T211">обмінює вміст двох множин ода в іншу</text:span>. </text:p>
      <text:p text:style-name="P43"/>
      <text:p text:style-name="P52"><text:span text:style-name="T199">Методи пошуку (</text:span>Searching<text:span text:style-name="T207">):</text:span></text:p>
      <text:p text:style-name="P43">key_comp() / value_comp() – <text:span text:style-name="T207">повертає обєкт, що вказує як елементи множини впорядкована</text:span> (‘&lt;‘ <text:span text:style-name="T207">за замовченням</text:span>);</text:p>
      <text:p text:style-name="P43">find(const g) – <text:span text:style-name="T208">повертає ітератор на елемент</text:span> ‘g’ <text:span text:style-name="T208">якщо він є у множині</text:span>, <text:span text:style-name="T208">або ітератр на кінець множини, якщо його немає;</text:span> </text:p>
      <text:p text:style-name="P43">count(const g) – <text:span text:style-name="T208">повертає</text:span> <text:span text:style-name="T215">кількість входжень елементу</text:span> ‘g’ <text:span text:style-name="T208">в мультимножину;</text:span> </text:p>
      <text:p text:style-name="P43">lower_bound(const g) – <text:span text:style-name="T208">повертає ітератор на перший елемент, що еквіалентний </text:span><text:s/>‘g’ <text:s/><text:span text:style-name="T208">або на перший елемент, що точно більший за</text:span> ‘g’; </text:p>
      <text:p text:style-name="P43">upper_bound(const g) – <text:span text:style-name="T208">повертає ітератор на перший елемент, що еквіалентний </text:span><text:s/>‘g’ <text:s/><text:span text:style-name="T208">або на останній елемент, що точно менший за</text:span> ‘g’; <text:s/></text:p>
      <text:p text:style-name="P93"><text:span text:style-name="T128">equal_range(</text:span>(const <text:s/><text:span text:style-name="T208">g</text:span><text:span text:style-name="T128">) – </text:span><text:span text:style-name="T129">повертає ітератор на тип пара</text:span><text:span text:style-name="T128"> (key_comp) </text:span><text:span text:style-name="T129">в якому перше поле </text:span><text:span text:style-name="Teletype"><text:span text:style-name="T209">pair::first</text:span></text:span><text:span text:style-name="T128"> </text:span><text:span text:style-name="T130">яквівалентне</text:span><text:span text:style-name="T128"> lower bound, </text:span><text:span text:style-name="T130">а</text:span><text:span text:style-name="T128"> </text:span><text:span text:style-name="Teletype"><text:span text:style-name="T209">pair::second</text:span></text:span><text:span text:style-name="T128"> </text:span><text:span text:style-name="T130">еквівалентне</text:span><text:span text:style-name="T128"> upper bound.</text:span></text:p>
      <text:p text:style-name="P171"/>
      <text:p text:style-name="P52"><text:span text:style-name="Strong_20_Emphasis"><text:span text:style-name="T204">Робота з і</text:span></text:span><text:span text:style-name="Strong_20_Emphasis"><text:span text:style-name="T200">тератор</text:span></text:span><text:span text:style-name="Strong_20_Emphasis"><text:span text:style-name="T204">ами</text:span></text:span><text:span text:style-name="Strong_20_Emphasis"><text:span text:style-name="T205"> </text:span></text:span><text:span text:style-name="Strong_20_Emphasis"><text:span text:style-name="T206">(</text:span></text:span>iterators<text:span text:style-name="T207">):</text:span></text:p>
      <text:p text:style-name="P224"/>
      <text:list xml:id="list151944021787091" text:continue-numbering="true" text:style-name="WWNum2">
        <text:list-item>
          <text:p text:style-name="P278"><text:a xlink:type="simple" xlink:href="https://www.geeksforgeeks.org/vectorbegin-vectorend-c-stl/" text:style-name="Internet_20_link" text:visited-style-name="Visited_20_Internet_20_Link"><text:span text:style-name="Internet_20_link"><text:span text:style-name="T84">begin()</text:span></text:span></text:a><text:span text:style-name="T87"> – </text:span><text:span text:style-name="T111">повертає ітератор на перший обєкт </text:span><text:span text:style-name="T124">колекції;</text:span></text:p>
        </text:list-item>
        <text:list-item>
          <text:p text:style-name="P278"><text:soft-page-break/><text:a xlink:type="simple" xlink:href="https://www.geeksforgeeks.org/vectorbegin-vectorend-c-stl/" text:style-name="Internet_20_link" text:visited-style-name="Visited_20_Internet_20_Link"><text:span text:style-name="Internet_20_link"><text:span text:style-name="T84">end()</text:span></text:span></text:a><text:span text:style-name="T87"> – </text:span><text:span text:style-name="T111">повертає ітератор на останній обєкт </text:span><text:span text:style-name="T124">колекції;</text:span></text:p>
          <text:p text:style-name="P263">Починаючі зі стандарту С++11 додано ще наступні варіанти доступу до ітераторів:</text:p>
        </text:list-item>
        <text:list-item>
          <text:p text:style-name="P278"><text:a xlink:type="simple" xlink:href="https://www.geeksforgeeks.org/vector-rbegin-and-rend-function-in-c-stl/" text:style-name="Internet_20_link" text:visited-style-name="Visited_20_Internet_20_Link"><text:span text:style-name="Internet_20_link"><text:span text:style-name="T84">rbegin()</text:span></text:span></text:a><text:span text:style-name="T87"> – </text:span><text:span text:style-name="T111">повертає ітератор на останній обєкт вектору як на початковий</text:span><text:span text:style-name="T87"> (</text:span><text:span text:style-name="T135">reverse beginning</text:span><text:span text:style-name="T87">). </text:span><text:span text:style-name="T111">Рухається з останнього елементу до першого;</text:span></text:p>
        </text:list-item>
        <text:list-item>
          <text:p text:style-name="P278"><text:a xlink:type="simple" xlink:href="https://www.geeksforgeeks.org/vector-rbegin-and-rend-function-in-c-stl/" text:style-name="Internet_20_link" text:visited-style-name="Visited_20_Internet_20_Link"><text:span text:style-name="Internet_20_link"><text:span text:style-name="T84">rend()</text:span></text:span></text:a><text:span text:style-name="T87"> – </text:span><text:span text:style-name="T111">повертає ітератор на перший обєкт вектору як на останній</text:span><text:span text:style-name="T87"> (</text:span><text:span text:style-name="T135">reverse beginning</text:span><text:span text:style-name="T87">). </text:span><text:span text:style-name="T111">Рухається з останнього елементу до першого;</text:span></text:p>
        </text:list-item>
        <text:list-item>
          <text:p text:style-name="P278"><text:a xlink:type="simple" xlink:href="https://www.geeksforgeeks.org/vector-cbegin-vector-cend-c-stl/" text:style-name="Internet_20_link" text:visited-style-name="Visited_20_Internet_20_Link"><text:span text:style-name="Internet_20_link"><text:span text:style-name="T84">cbegin()</text:span></text:span></text:a><text:span text:style-name="T87"> – </text:span><text:span text:style-name="T95">п</text:span><text:span text:style-name="T111">овертає константний ітератор на преший елемент;</text:span><text:span text:style-name="T87"> </text:span></text:p>
        </text:list-item>
        <text:list-item>
          <text:p text:style-name="P278"><text:a xlink:type="simple" xlink:href="https://www.geeksforgeeks.org/vector-cbegin-vector-cend-c-stl/" text:style-name="Internet_20_link" text:visited-style-name="Visited_20_Internet_20_Link"><text:span text:style-name="Internet_20_link"><text:span text:style-name="T84">cend()</text:span></text:span></text:a><text:span text:style-name="T87"> – </text:span><text:span text:style-name="T95">п</text:span><text:span text:style-name="T111">овертає константний ітератор на останній елемент;</text:span><text:span text:style-name="T87"> </text:span></text:p>
        </text:list-item>
        <text:list-item>
          <text:p text:style-name="P278"><text:a xlink:type="simple" xlink:href="https://www.geeksforgeeks.org/vectorcrend-vectorcrbegin-examples/" text:style-name="Internet_20_link" text:visited-style-name="Visited_20_Internet_20_Link"><text:span text:style-name="Internet_20_link"><text:span text:style-name="T84">crbegin()</text:span></text:span></text:a><text:span text:style-name="T87"> – </text:span><text:span text:style-name="T111">повертає констан</text:span><text:span text:style-name="T118">тн</text:span><text:span text:style-name="T111">ий реверсивний оператор </text:span><text:span text:style-name="T118">на початок</text:span><text:span text:style-name="T111">;</text:span></text:p>
        </text:list-item>
        <text:list-item>
          <text:p text:style-name="P248"><text:a xlink:type="simple" xlink:href="https://www.geeksforgeeks.org/vectorcrend-vectorcrbegin-examples/" text:style-name="Internet_20_link" text:visited-style-name="Visited_20_Internet_20_Link"><text:span text:style-name="Internet_20_link"><text:span text:style-name="T86">crend()</text:span></text:span></text:a><text:span text:style-name="T8"> – </text:span><text:span text:style-name="T16">п</text:span>овертає констан<text:span text:style-name="T210">тн</text:span>ий реверсивний оператор <text:span text:style-name="T210">на кінець вектору.</text:span></text:p>
        </text:list-item>
      </text:list>
      <text:p text:style-name="P59">Крім того, для множини (як і для інших колекцій) перевизначений оператор присвоєння (<text:span text:style-name="T212">operator=</text:span>)<text:span text:style-name="T212">. </text:span></text:p>
      <text:p text:style-name="P43"/>
      <text:p text:style-name="P62">#include &lt;iostream&gt; </text:p>
      <text:p text:style-name="P62">#include &lt;set&gt; </text:p>
      <text:p text:style-name="P62">#include &lt;vector&gt; </text:p>
      <text:p text:style-name="P62">//#include &lt;iterator&gt; </text:p>
      <text:p text:style-name="P62"/>
      <text:p text:style-name="P62">using namespace std; </text:p>
      <text:p text:style-name="P62">// function comarator</text:p>
      <text:p text:style-name="P62">bool fncomp (int lhs, int rhs) {return lhs*lhs&lt;rhs*rhs;}</text:p>
      <text:p text:style-name="P62"/>
      <text:p text:style-name="P62">//class Comparator</text:p>
      <text:p text:style-name="P62">struct Classcomp {</text:p>
      <text:p text:style-name="P62"><text:s text:c="2"/>bool operator() (const int&amp; lhs, const int&amp; rhs) const</text:p>
      <text:p text:style-name="P62"><text:s text:c="2"/>{return lhs&gt;rhs;}</text:p>
      <text:p text:style-name="P62"><text:soft-page-break/>};</text:p>
      <text:p text:style-name="P62"/>
      <text:p text:style-name="P62">template&lt;class T&gt;</text:p>
      <text:p text:style-name="P62">void printSet(const T &amp; v){</text:p>
      <text:p text:style-name="P62"><text:s text:c="3"/>typename T::iterator itr;</text:p>
      <text:p text:style-name="P62"><text:s text:c="3"/>for(itr=v.begin(); itr!=v.end();++itr){</text:p>
      <text:p text:style-name="P62"><text:s text:c="5"/>cout &lt;&lt;"<text:tab/>"&lt;&lt;*itr;</text:p>
      <text:p text:style-name="P62"><text:s text:c="3"/>}</text:p>
      <text:p text:style-name="P62"><text:s text:c="4"/>cout&lt;&lt; endl;</text:p>
      <text:p text:style-name="P62">}</text:p>
      <text:p text:style-name="P62"/>
      <text:p text:style-name="P62">int main (){</text:p>
      <text:p text:style-name="P62"><text:s text:c="3"/>multiset&lt;int&gt; first_set; <text:s text:c="26"/>// empty set of ints</text:p>
      <text:p text:style-name="P62"><text:s text:c="3"/>int myints[]= {10,-20,30,40,50,50,40};</text:p>
      <text:p text:style-name="P62"><text:s text:c="4"/></text:p>
      <text:p text:style-name="P62"><text:s text:c="3"/>multiset&lt;int&gt; second_set(myints,myints+7); <text:s text:c="7"/>// range</text:p>
      <text:p text:style-name="P62"><text:s text:c="3"/>multiset&lt;int&gt; third_set (second_set); <text:s text:c="17"/>// a copy of second</text:p>
      <text:p text:style-name="P62"><text:s text:c="3"/>//set&lt;int&gt; fourth_set (third_set.begin(), third_set.end()); <text:s/>// iterator constructor</text:p>
      <text:p text:style-name="P62"><text:s text:c="3"/>vector&lt;int&gt; v(third_set.begin(), third_set.end());</text:p>
      <text:p text:style-name="P62"><text:s text:c="3"/>multiset&lt;int&gt; fourth_set (v.begin(), v.end());</text:p>
      <text:p text:style-name="P62"><text:s text:c="3"/>cout&lt;&lt;"2,3,4 set:";</text:p>
      <text:p text:style-name="P62"><text:s text:c="3"/>printSet(fourth_set);</text:p>
      <text:p text:style-name="P62"/>
      <text:p text:style-name="P62"><text:s text:c="3"/>cout&lt;&lt;"set size:"&lt;&lt; second_set.size()&lt;&lt;endl;</text:p>
      <text:p text:style-name="P62"><text:s text:c="3"/>cout&lt;&lt;"set max size:"&lt;&lt; second_set.max_size()&lt;&lt;endl;</text:p>
      <text:p text:style-name="P62"><text:s text:c="3"/>cout&lt;&lt;"how many of 20 there "&lt;&lt; second_set.count(20)&lt;&lt; " of " &lt;&lt; *second_set.find(20)&lt;&lt;endl;</text:p>
      <text:p text:style-name="P62"><text:s text:c="3"/>cout&lt;&lt;"how many of 50 there "&lt;&lt; second_set.count(50)&lt;&lt;" of " &lt;&lt; *second_set.find(50)&lt;&lt;endl;</text:p>
      <text:p text:style-name="P62"><text:s text:c="3"/>cout&lt;&lt;"equal range for 20: " &lt;&lt; *second_set.equal_range(20).first &lt;&lt; ", " &lt;&lt; *second_set.equal_range(20).second&lt;&lt;endl;</text:p>
      <text:p text:style-name="P62"/>
      <text:p text:style-name="P62"><text:s text:c="3"/>multiset&lt;int,Classcomp&gt; fifth_set; <text:s text:c="16"/>// class as Compare</text:p>
      <text:p text:style-name="P62"/>
      <text:p text:style-name="P62"><text:soft-page-break/><text:s text:c="3"/>bool(*fn_pt)(int,int) = fncomp;</text:p>
      <text:p text:style-name="P62"><text:s text:c="3"/>multiset&lt;int,bool(*)(int,int)&gt; sixth_set (fn_pt); <text:s/>// function pointer as Compare</text:p>
      <text:p text:style-name="P62"><text:s text:c="2"/></text:p>
      <text:p text:style-name="P62"><text:s text:c="2"/>multiset &lt;int,greater &lt;int&gt; &gt; seventh_set;</text:p>
      <text:p text:style-name="P62"><text:s text:c="2"/>//insert elements in random order </text:p>
      <text:p text:style-name="P62"><text:s text:c="2"/>seventh_set.insert(40); </text:p>
      <text:p text:style-name="P62"><text:s text:c="2"/>seventh_set.insert(30);</text:p>
      <text:p text:style-name="P62"><text:s text:c="2"/>seventh_set.insert(60);</text:p>
      <text:p text:style-name="P62"><text:s text:c="2"/>seventh_set.insert(-20);</text:p>
      <text:p text:style-name="P62"><text:s text:c="2"/>seventh_set.insert(50);</text:p>
      <text:p text:style-name="P62"><text:s text:c="2"/>seventh_set.insert(30); // only one 30 will be added to the set </text:p>
      <text:p text:style-name="P62"><text:s text:c="2"/>seventh_set.insert(10); </text:p>
      <text:p text:style-name="P62"><text:s text:c="2"/>for (multiset&lt;int,greater &lt;int&gt; &gt;::iterator it = seventh_set.begin(); it!=seventh_set.end();++it){</text:p>
      <text:p text:style-name="P62"><text:s text:c="4"/>first_set.insert(*it);</text:p>
      <text:p text:style-name="P62"><text:s text:c="4"/>fifth_set.insert(*it);</text:p>
      <text:p text:style-name="P62"><text:s text:c="4"/>sixth_set.insert(*it);</text:p>
      <text:p text:style-name="P62"><text:s text:c="2"/>}</text:p>
      <text:p text:style-name="P62"><text:s text:c="2"/>cout&lt;&lt;"1 and 7th set:";</text:p>
      <text:p text:style-name="P62"><text:s text:c="2"/>printSet(first_set);</text:p>
      <text:p text:style-name="P62"><text:s text:c="2"/>cout&lt;&lt;"5th set:";</text:p>
      <text:p text:style-name="P62"><text:s text:c="2"/>printSet(fifth_set);</text:p>
      <text:p text:style-name="P62"><text:s text:c="2"/>cout&lt;&lt;"6th set:";</text:p>
      <text:p text:style-name="P62"><text:s text:c="2"/>printSet(sixth_set);</text:p>
      <text:p text:style-name="P62"/>
      <text:p text:style-name="P62">// remove all elements up to 30 in <text:s/></text:p>
      <text:p text:style-name="P62"><text:s text:c="2"/>cout &lt;&lt; "second_set after removal of elements less than 30:"; </text:p>
      <text:p text:style-name="P62"><text:s text:c="2"/>second_set.erase(second_set.begin(), second_set.find(30));</text:p>
      <text:p text:style-name="P62"><text:s text:c="2"/>printSet(second_set); </text:p>
      <text:p text:style-name="P62"><text:s text:c="3"/>// remove element with value 50 in <text:s/></text:p>
      <text:p text:style-name="P62"><text:s text:c="2"/>int num; </text:p>
      <text:p text:style-name="P62"><text:s text:c="2"/>num = third_set.erase (50); </text:p>
      <text:p text:style-name="P62"><text:s text:c="2"/>cout &lt;&lt; "third_set.erase(50) : ";</text:p>
      <text:p text:style-name="P62"><text:s text:c="2"/>cout &lt;&lt; num &lt;&lt; " removed " ;</text:p>
      <text:p text:style-name="P62"/>
      <text:p text:style-name="P62"><text:soft-page-break/><text:s text:c="2"/>printSet(third_set); </text:p>
      <text:p text:style-name="P62"/>
      <text:p text:style-name="P62">//lower bound and upper bound for set seventh_set </text:p>
      <text:p text:style-name="P62">cout &lt;&lt; "seventh_set.lower_bound(40) : "&lt;&lt; *seventh_set.lower_bound(40) &lt;&lt; endl; </text:p>
      <text:p text:style-name="P62">cout &lt;&lt; "seventh_set.upper_bound(40) : "&lt;&lt; *seventh_set.upper_bound(40) &lt;&lt; endl; </text:p>
      <text:p text:style-name="P62"/>
      <text:p text:style-name="P62">//lower bound and upper bound for set second_set </text:p>
      <text:p text:style-name="P62">cout &lt;&lt; "second_set.lower_bound(40) : "&lt;&lt; *second_set.lower_bound(40) &lt;&lt; endl; </text:p>
      <text:p text:style-name="P62">cout &lt;&lt; "second_set.upper_bound(40) : "&lt;&lt; *second_set.upper_bound(40) &lt;&lt; endl; </text:p>
      <text:p text:style-name="P62">}</text:p>
      <text:p text:style-name="P62"/>
      <text:p text:style-name="P62">Результат:</text:p>
      <text:p text:style-name="P62">2,3,4 set:<text:tab/>-20<text:tab/>10<text:tab/>30<text:tab/>40<text:tab/>40<text:tab/>50<text:tab/>50</text:p>
      <text:p text:style-name="P62">set size:7</text:p>
      <text:p text:style-name="P62">set max size:461168601842738790</text:p>
      <text:p text:style-name="P62">how many of 20 there 0 of 7</text:p>
      <text:p text:style-name="P62">how many of 50 there 2 of 50</text:p>
      <text:p text:style-name="P62">equal range for 20: 30, 30</text:p>
      <text:p text:style-name="P62">1 and 7th set:<text:tab/>-20<text:tab/>10<text:tab/>30<text:tab/>30<text:tab/>40<text:tab/>50<text:tab/>60</text:p>
      <text:p text:style-name="P62">5th set:<text:tab/>60<text:tab/>50<text:tab/>40<text:tab/>30<text:tab/>30<text:tab/>10<text:tab/>-20</text:p>
      <text:p text:style-name="P62">6th set:<text:tab/>10<text:tab/>-20<text:tab/>30<text:tab/>30<text:tab/>40<text:tab/>50<text:tab/>60</text:p>
      <text:p text:style-name="P62">second_set after removal of elements less than 30:<text:tab/>30<text:tab/>40<text:tab/>40<text:tab/>50<text:tab/>50</text:p>
      <text:p text:style-name="P62">third_set.erase(50) : 2 removed <text:tab/>-20<text:tab/>10<text:tab/>30<text:tab/>40<text:tab/>40</text:p>
      <text:p text:style-name="P62">seventh_set.lower_bound(40) : 40</text:p>
      <text:p text:style-name="P62">seventh_set.upper_bound(40) : 30</text:p>
      <text:p text:style-name="P62">second_set.lower_bound(40) : 40</text:p>
      <text:p text:style-name="P62">second_set.upper_bound(40) : 50</text:p>
      <text:p text:style-name="P62"/>
      <text:p text:style-name="P68">Зауважимо, що другий необовязковий параметр у конструкторі множини або мультмножини — це так званий <text:soft-page-break/>функціональний обєкт, що вказує на те за яким критерієм сортуються значення в множині.</text:p>
      <text:p text:style-name="P73"><text:span text:style-name="T220">Так д</text:span>ля впорядкування множини у спадаючому порядку <text:span text:style-name="T220">можна записати</text:span><text:span text:style-name="T11">:</text:span></text:p>
      <text:p text:style-name="P84">typedef set&lt;int,greater&lt;int&gt;&gt; IntSet;</text:p>
      <text:p text:style-name="P17"><text:span text:style-name="T169">Об'єкт </text:span><text:span text:style-name="T12">greater</text:span><text:span text:style-name="T174">&lt;&gt;</text:span><text:span text:style-name="T169">— це стандартний функціональний об'єкт, </text:span><text:span text:style-name="T173">що вказує, що обєкти сортуються за зростанням</text:span><text:span text:style-name="T2">.</text:span></text:p>
      <text:p text:style-name="P48"/>
      <text:p text:style-name="P61">Відображення M<text:span text:style-name="T212">ap </text:span>в<text:span text:style-name="T212"> STL</text:span></text:p>
      <text:p text:style-name="P61"/>
      <text:p text:style-name="P63">В<text:span text:style-name="T216">і</text:span>дображення — асоціативний контейнер, який зберігає дані у вигляді пари (ключ, значення). При цьому дані відсортовані по значенню ключа та кожен ключ — унікальний. </text:p>
      <text:p text:style-name="P36"/>
      <text:p text:style-name="P11"><text:span text:style-name="T108">М</text:span><text:span text:style-name="T107">етод</text:span><text:span text:style-name="T110">и</text:span><text:span text:style-name="T107"> для роботи з мультмножиною класифікуються так само </text:span><text:span text:style-name="T110">як і для множини</text:span><text:span text:style-name="T107">:</text:span></text:p>
      <text:p text:style-name="P57"><text:span text:style-name="Strong_20_Emphasis"><text:span text:style-name="T73">Ідентифікатори та модифікатори о</text:span></text:span><text:span text:style-name="Strong_20_Emphasis"><text:span text:style-name="T72">бсяг</text:span></text:span><text:span text:style-name="Strong_20_Emphasis"><text:span text:style-name="T73">у</text:span></text:span> ()</text:p>
      <text:p text:style-name="P57">Модифікатори даних</text:p>
      <text:p text:style-name="P57">Методи пошуку</text:p>
      <text:p text:style-name="P57">Робота з ітераторами</text:p>
      <text:p text:style-name="P44"/>
      <text:p text:style-name="P57">До Сі++11 шаблон класу множина мав наступні конструктори</text:p>
      <text:p text:style-name="P239"><text:span text:style-name="T127">1)</text:span><text:span text:style-name="T128"> </text:span><text:span text:style-name="T127">конструктор за замовченням</text:span><text:span text:style-name="T128"> (default constructor), </text:span><text:span text:style-name="T127">що створює порожню множину</text:span><text:span text:style-name="T128"> </text:span></text:p>
      <text:p text:style-name="P239">2) <text:s/><text:span text:style-name="T190">Копіконструктор — копіює вміст іншого деку</text:span></text:p>
      <text:p text:style-name="P175"><text:span text:style-name="T199">3) Конструктор за інтервалом (</text:span>range constructor<text:span text:style-name="T190">) — коструює відображення за двома ітераторами на колекцію, що складється з пар обєктів</text:span>.</text:p>
      <text:p text:style-name="P179"/>
      <text:p text:style-name="P53"><text:span text:style-name="Strong_20_Emphasis"><text:span text:style-name="T73">Ідентифікатори та модифікатори о</text:span></text:span><text:span text:style-name="Strong_20_Emphasis"><text:span text:style-name="T72">бсяг</text:span></text:span><text:span text:style-name="Strong_20_Emphasis"><text:span text:style-name="T73">у </text:span></text:span><text:span text:style-name="Strong_20_Emphasis"><text:span text:style-name="T75">(</text:span></text:span>Capacity<text:span text:style-name="T207">)</text:span></text:p>
      <text:p text:style-name="P44">size() – <text:span text:style-name="T207">кількість елементів колекції;</text:span> </text:p>
      <text:p text:style-name="P44">max_size() – <text:span text:style-name="T207">максимально можлива кількість елементів колекції;</text:span></text:p>
      <text:p text:style-name="P44">empty() –<text:span text:style-name="T207"> якщо порожня колекція повертає true, інакше false</text:span>. </text:p>
      <text:p text:style-name="P169"/>
      <text:p text:style-name="P53"><text:span text:style-name="T199">Модифікатори даних (</text:span>Modification<text:span text:style-name="T207">):</text:span></text:p>
      <text:p text:style-name="P44">insert(const <text:span text:style-name="T217">pair </text:span>g) – <text:span text:style-name="T207">додає нову пару ключ/значення</text:span> ‘g’ <text:span text:style-name="T207">до відображення;</text:span> </text:p>
      <text:p text:style-name="P45"><text:soft-page-break/><text:span text:style-name="T217">оператор “квадратні дужки” (</text:span>operator[ <text:span text:style-name="T217">key</text:span>]<text:span text:style-name="T217">)</text:span>– <text:span text:style-name="T217">отримує доступ</text:span> <text:span text:style-name="T217">до значення за ключем;</text:span> </text:p>
      <text:p text:style-name="P45">at(<text:span text:style-name="T217">key</text:span>) - <text:span text:style-name="T217">отримує доступ</text:span> <text:span text:style-name="T217">до значення за ключем (з виключенням при некоректному доступі);</text:span> </text:p>
      <text:p text:style-name="P46">erase(iterator position<text:span text:style-name="T218">1, </text:span>iterator position<text:span text:style-name="T218">2</text:span>) – <text:span text:style-name="T207">видаляє елемент з <text:s/>інтервалу вказаного ітераторами;</text:span> </text:p>
      <text:p text:style-name="P44">erase(const g)– <text:span text:style-name="T207">видаляє значення</text:span> ‘g’ <text:span text:style-name="T207">з множини;</text:span> </text:p>
      <text:p text:style-name="P44">clear() – <text:span text:style-name="T207">видаляє всі елементи колекції</text:span>. </text:p>
      <text:p text:style-name="P53"/>
      <text:p text:style-name="P53"><text:span text:style-name="T211">Починаючи з </text:span>C++11 <text:span text:style-name="T211">додали також наступні методи</text:span>:</text:p>
      <text:p text:style-name="P44">emplace()– <text:span text:style-name="T211">вставляє пару в множину, якщо цього елементу ще в неї міститься;</text:span> </text:p>
      <text:p text:style-name="P44">emplace_hint()– <text:span text:style-name="T211">повертає ітератор на елемент, який вставляється в відображення, якщо цього елементу до цього там не було; </text:span><text:s text:c="2"/></text:p>
      <text:p text:style-name="P44">swap()– <text:span text:style-name="T211">обмінює вміст двох множин ода в іншу</text:span>. </text:p>
      <text:p text:style-name="P44"/>
      <text:p text:style-name="P53"><text:span text:style-name="T199">Методи пошуку (</text:span>Searching<text:span text:style-name="T207">):</text:span></text:p>
      <text:p text:style-name="P44">key_comp() / value_comp() – <text:span text:style-name="T207">повертає обєкт, що вказує як ключ/значення впорядковані</text:span> (‘&lt;‘ <text:span text:style-name="T207">за замовченням</text:span>);</text:p>
      <text:p text:style-name="P44">find(const g) – <text:span text:style-name="T208">повертає ітератор на значення ключа</text:span> ‘g’ <text:span text:style-name="T208">якщо він є у множині</text:span>, <text:span text:style-name="T208">або ітератор на кінець відображення, якщо його немає;</text:span> </text:p>
      <text:p text:style-name="P44">count(const g) – <text:span text:style-name="T208">повертає</text:span> <text:span text:style-name="T215">кількість входжень ключу</text:span> ‘g’ <text:span text:style-name="T208">в мультимножині;</text:span> </text:p>
      <text:p text:style-name="P44">lower_bound(const g) – <text:span text:style-name="T208">повертає ітератор на перший ключ, що еквіалентний </text:span><text:s/>‘g’ <text:s/><text:span text:style-name="T208">або на перший елемент, що точно більший за</text:span> ‘g’; </text:p>
      <text:p text:style-name="P44">upper_bound(const g) – <text:span text:style-name="T208">повертає ітератор на перший ключ, що еквіалентний </text:span><text:s/>‘g’ <text:s/><text:span text:style-name="T208">або на останній елемент, що точно менший за</text:span> ‘g’; <text:s/></text:p>
      <text:p text:style-name="P94"><text:span text:style-name="T128">equal_range(</text:span>(const <text:s/><text:span text:style-name="T208">g</text:span><text:span text:style-name="T128">) – </text:span><text:span text:style-name="T129">повертає ітератор на тип пара</text:span><text:span text:style-name="T128"> (key_comp) </text:span><text:span text:style-name="T129">в якому перше поле </text:span><text:span text:style-name="Teletype"><text:span text:style-name="T209">pair::first</text:span></text:span><text:span text:style-name="T128"> </text:span><text:span text:style-name="T130">яквівалентне</text:span><text:span text:style-name="T128"> lower bound, </text:span><text:span text:style-name="T130">а</text:span><text:span text:style-name="T128"> </text:span><text:span text:style-name="Teletype"><text:span text:style-name="T209">pair::second</text:span></text:span><text:span text:style-name="T128"> </text:span><text:span text:style-name="T130">еквівалентне</text:span><text:span text:style-name="T128"> upper bound.</text:span></text:p>
      <text:p text:style-name="P172"/>
      <text:p text:style-name="P53"><text:span text:style-name="Strong_20_Emphasis"><text:span text:style-name="T204">Робота з і</text:span></text:span><text:span text:style-name="Strong_20_Emphasis"><text:span text:style-name="T200">тератор</text:span></text:span><text:span text:style-name="Strong_20_Emphasis"><text:span text:style-name="T204">ами</text:span></text:span><text:span text:style-name="Strong_20_Emphasis"><text:span text:style-name="T205"> </text:span></text:span><text:span text:style-name="Strong_20_Emphasis"><text:span text:style-name="T206">(</text:span></text:span>iterators<text:span text:style-name="T207">):</text:span></text:p>
      <text:p text:style-name="P225"><text:soft-page-break/>така сама як і для множини.</text:p>
      <text:p text:style-name="P64">#include &lt;iostream&gt; </text:p>
      <text:p text:style-name="P64">#include &lt;map&gt; </text:p>
      <text:p text:style-name="P64">#include &lt;stdexcept&gt;</text:p>
      <text:p text:style-name="P64"><text:s text:c="2"/></text:p>
      <text:p text:style-name="P64">using namespace std; </text:p>
      <text:p text:style-name="P64"/>
      <text:p text:style-name="P64">template &lt;typename K, typename V&gt;</text:p>
      <text:p text:style-name="P64">void printMap(const map&lt;K,V&gt; &amp; dict, string name){</text:p>
      <text:p text:style-name="P64"><text:s text:c="4"/>// printing map gquiz1 </text:p>
      <text:p text:style-name="P64"><text:s text:c="4"/>typename map&lt;K, V&gt;::const_iterator itr; </text:p>
      <text:p text:style-name="P64"><text:s text:c="4"/>cout &lt;&lt; "The map " &lt;&lt; name &lt;&lt;" is : \n"; </text:p>
      <text:p text:style-name="P64"><text:s text:c="4"/>for (itr = dict.begin(); itr != dict.end(); ++itr) { </text:p>
      <text:p text:style-name="P64"><text:s text:c="8"/>cout &lt;&lt; " " &lt;&lt; itr-&gt;first </text:p>
      <text:p text:style-name="P64"><text:s text:c="13"/>&lt;&lt; " " &lt;&lt; itr-&gt;second &lt;&lt; " "; </text:p>
      <text:p text:style-name="P64"><text:s text:c="4"/>} </text:p>
      <text:p text:style-name="P64"><text:s text:c="4"/>cout &lt;&lt; endl; </text:p>
      <text:p text:style-name="P64">}</text:p>
      <text:p text:style-name="P64"><text:s text:c="2"/></text:p>
      <text:p text:style-name="P64">int main(){ </text:p>
      <text:p text:style-name="P64"><text:s text:c="4"/>// empty map container </text:p>
      <text:p text:style-name="P64"><text:s text:c="4"/>map&lt;int, int&gt; dict1; </text:p>
      <text:p text:style-name="P64"><text:s text:c="2"/></text:p>
      <text:p text:style-name="P64"><text:s text:c="4"/>// insert elements in random order </text:p>
      <text:p text:style-name="P64"><text:s text:c="4"/>dict1.insert(pair&lt;int, int&gt;(1, 40)); </text:p>
      <text:p text:style-name="P64"><text:s text:c="4"/>dict1.insert(pair&lt;int, int&gt;(3, 30)); </text:p>
      <text:p text:style-name="P64"><text:s text:c="4"/>dict1.insert(pair&lt;int, int&gt;(2, 60)); </text:p>
      <text:p text:style-name="P64"><text:s text:c="4"/>dict1.insert(pair&lt;int, int&gt;(5, 20)); </text:p>
      <text:p text:style-name="P64"><text:s text:c="4"/>dict1.insert(pair&lt;int, int&gt;(4, 50)); </text:p>
      <text:p text:style-name="P64"><text:s text:c="4"/>dict1.insert(make_pair(7, 50)); </text:p>
      <text:p text:style-name="P64"><text:s text:c="4"/>dict1.insert(make_pair(6, 10)); </text:p>
      <text:p text:style-name="P64"><text:s text:c="4"/>//dict1.insert(make_pair(6, 15)); // replace old value </text:p>
      <text:p text:style-name="P64"/>
      <text:p text:style-name="P64"><text:s text:c="4"/>printMap(dict1, "dict1");</text:p>
      <text:p text:style-name="P64"><text:s text:c="2"/></text:p>
      <text:p text:style-name="P64"><text:s text:c="4"/>// assigning the elements from gquiz1 to gquiz2 </text:p>
      <text:p text:style-name="P64"><text:soft-page-break/><text:s text:c="4"/>map&lt;int, int&gt; dict2(dict1.begin(), dict1.end()); </text:p>
      <text:p text:style-name="P64"/>
      <text:p text:style-name="P64"><text:s text:c="4"/>// access and change value by key </text:p>
      <text:p text:style-name="P64"><text:s text:c="4"/>dict2[6] = 20;</text:p>
      <text:p text:style-name="P64"><text:s text:c="4"/>dict2.at(7) = 30;</text:p>
      <text:p text:style-name="P64"><text:s text:c="4"/>try{ <text:s text:c="3"/></text:p>
      <text:p text:style-name="P64"><text:s text:c="5"/>dict2.at(8) = 30;</text:p>
      <text:p text:style-name="P64"><text:s text:c="4"/>}</text:p>
      <text:p text:style-name="P64"><text:s text:c="4"/>catch(out_of_range &amp; ex){</text:p>
      <text:p text:style-name="P64"><text:s text:c="5"/>cout&lt;&lt;"error Incorrect key"&lt;&lt;ex.what()&lt;&lt;endl;</text:p>
      <text:p text:style-name="P64"><text:s text:c="4"/>}</text:p>
      <text:p text:style-name="P64"/>
      <text:p text:style-name="P64"><text:s text:c="4"/>printMap(dict2, "dict2");</text:p>
      <text:p text:style-name="P64"><text:s text:c="2"/></text:p>
      <text:p text:style-name="P64"><text:s text:c="4"/>// remove all elements up to </text:p>
      <text:p text:style-name="P64"><text:s text:c="4"/>// element with key=3 in dict2 </text:p>
      <text:p text:style-name="P64"><text:s text:c="4"/>cout &lt;&lt; "dict2 after removal of"</text:p>
      <text:p text:style-name="P64"><text:s text:c="12"/>" elements less than key=3 : "; </text:p>
      <text:p text:style-name="P64"><text:s text:c="4"/>dict2.erase(dict2.begin(), dict2.find(3)); </text:p>
      <text:p text:style-name="P64"><text:s text:c="4"/>printMap(dict2, "dict2 erased: ");</text:p>
      <text:p text:style-name="P64"><text:s text:c="6"/></text:p>
      <text:p text:style-name="P64"><text:s text:c="4"/>// remove all elements with key = 5 </text:p>
      <text:p text:style-name="P64"><text:s text:c="4"/>int num; </text:p>
      <text:p text:style-name="P64"><text:s text:c="4"/>num = dict2.erase(5); </text:p>
      <text:p text:style-name="P64"><text:s text:c="4"/>cout &lt;&lt; "dict2.erase(5) : " &lt;&lt; num &lt;&lt; " removed \n"; </text:p>
      <text:p text:style-name="P64"><text:s/></text:p>
      <text:p text:style-name="P64"><text:s text:c="4"/>printMap(dict2, "dict2 erased 5"); <text:s/></text:p>
      <text:p text:style-name="P64"><text:s text:c="4"/>// lower bound and upper bound for map gquiz1 key = 5 </text:p>
      <text:p text:style-name="P64"><text:s text:c="4"/>cout &lt;&lt; "dict1.lower_bound(5) : " <text:s/>&lt;&lt; "KEY = "; </text:p>
      <text:p text:style-name="P64"><text:s text:c="4"/>cout &lt;&lt; dict1.lower_bound(5)-&gt;first &lt;&lt; " "; </text:p>
      <text:p text:style-name="P64"><text:s text:c="4"/>cout &lt;&lt; "<text:tab/>ELEMENT = "&lt;&lt; dict1.lower_bound(5)-&gt;second &lt;&lt; endl; </text:p>
      <text:p text:style-name="P64">} </text:p>
      <text:p text:style-name="P64"/>
      <text:p text:style-name="P64">Результат:</text:p>
      <text:p text:style-name="P64">The map dict1 is : </text:p>
      <text:p text:style-name="P64"><text:soft-page-break/><text:s/>1 40 <text:s/>2 60 <text:s/>3 30 <text:s/>4 50 <text:s/>5 20 <text:s/>7 50 </text:p>
      <text:p text:style-name="P64">error Incorrect index map::at</text:p>
      <text:p text:style-name="P64">The map dict2 is : </text:p>
      <text:p text:style-name="P64"><text:s/>1 40 <text:s/>2 60 <text:s/>3 30 <text:s/>4 50 <text:s/>5 20 <text:s/>6 20 <text:s/>7 30 </text:p>
      <text:p text:style-name="P64">dict2 after removal of elements less than key=3 : The map dict2 erased: <text:s/>is : </text:p>
      <text:p text:style-name="P64"><text:s/>3 30 <text:s/>4 50 <text:s/>5 20 <text:s/>6 20 <text:s/>7 30 </text:p>
      <text:p text:style-name="P64">dict2.erase(5) : 1 removed </text:p>
      <text:p text:style-name="P64">The map dict2 erased 5 is : </text:p>
      <text:p text:style-name="P64"><text:s/>3 30 <text:s/>4 50 <text:s/>6 20 <text:s/>7 30 </text:p>
      <text:p text:style-name="P64">dict1.lower_bound(5) : KEY = 5 <text:tab/>ELEMENT = 20</text:p>
      <text:p text:style-name="P64"/>
      <text:p text:style-name="P47"/>
      <text:p text:style-name="P36"><text:span text:style-name="T219">Мультвідображення (</text:span>Multimap<text:span text:style-name="T219">)</text:span> <text:span text:style-name="T219">в </text:span>STL</text:p>
      <text:p text:style-name="P36"/>
      <text:p text:style-name="P65">Мультвідображення відрізняється від відображення можливістю додавати пари значень з еквівалентними ключами. Це виключаэ можливість використання квадратних дужок для досупу до елементів але розширює можливості додавання елементів.</text:p>
      <text:p text:style-name="P66">#include &lt;iostream&gt; </text:p>
      <text:p text:style-name="P66">#include &lt;map&gt; </text:p>
      <text:p text:style-name="P66">#include &lt;stdexcept&gt;</text:p>
      <text:p text:style-name="P66"><text:s text:c="2"/></text:p>
      <text:p text:style-name="P66">using namespace std; </text:p>
      <text:p text:style-name="P66"/>
      <text:p text:style-name="P66">template &lt;typename K, typename V&gt;</text:p>
      <text:p text:style-name="P66">void printMap(const multimap&lt;K,V&gt; &amp; dict, string name){</text:p>
      <text:p text:style-name="P66"><text:s text:c="4"/>// printing map gquiz1 </text:p>
      <text:p text:style-name="P66"><text:s text:c="4"/>typename multimap&lt;K, V&gt;::const_iterator itr; </text:p>
      <text:p text:style-name="P66"><text:s text:c="4"/>cout &lt;&lt; "The map " &lt;&lt; name &lt;&lt;" is : \n"; </text:p>
      <text:p text:style-name="P66"><text:s text:c="4"/>for (itr = dict.begin(); itr != dict.end(); ++itr) { </text:p>
      <text:p text:style-name="P66"><text:s text:c="8"/>cout &lt;&lt; " " &lt;&lt; itr-&gt;first </text:p>
      <text:p text:style-name="P66"><text:s text:c="13"/>&lt;&lt; " " &lt;&lt; itr-&gt;second &lt;&lt; " "; </text:p>
      <text:p text:style-name="P66"><text:s text:c="4"/>} </text:p>
      <text:p text:style-name="P66"><text:s text:c="4"/>cout &lt;&lt; endl; </text:p>
      <text:p text:style-name="P66"><text:soft-page-break/>}</text:p>
      <text:p text:style-name="P66"><text:s text:c="2"/></text:p>
      <text:p text:style-name="P66">int main(){ </text:p>
      <text:p text:style-name="P66"><text:s text:c="4"/>// empty map container </text:p>
      <text:p text:style-name="P66"><text:s text:c="4"/>multimap&lt;string, string&gt; dict1; </text:p>
      <text:p text:style-name="P66"><text:s text:c="2"/></text:p>
      <text:p text:style-name="P66"><text:s text:c="4"/>// insert elements in random order </text:p>
      <text:p text:style-name="P66"><text:s text:c="4"/>dict1.insert(make_pair("1", "word1")); </text:p>
      <text:p text:style-name="P66"><text:s text:c="4"/>dict1.insert(make_pair("2", "word2")); </text:p>
      <text:p text:style-name="P66"><text:s text:c="4"/>dict1.insert(make_pair("1", "word3")); </text:p>
      <text:p text:style-name="P66"><text:s text:c="4"/>dict1.insert(make_pair("2", "word4")); </text:p>
      <text:p text:style-name="P66"><text:s text:c="4"/>dict1.insert(make_pair("3", "word5")); </text:p>
      <text:p text:style-name="P66"><text:s text:c="4"/>dict1.insert(make_pair("4", "word6")); </text:p>
      <text:p text:style-name="P66"><text:s text:c="4"/>dict1.insert(make_pair("5", "word7")); </text:p>
      <text:p text:style-name="P66"><text:s text:c="4"/>dict1.insert(make_pair("5", "word8")); </text:p>
      <text:p text:style-name="P66"/>
      <text:p text:style-name="P66"><text:s text:c="4"/>printMap(dict1, "dict1");</text:p>
      <text:p text:style-name="P66"><text:s text:c="2"/></text:p>
      <text:p text:style-name="P66"><text:s text:c="4"/>// assigning the elements from gquiz1 to gquiz2 </text:p>
      <text:p text:style-name="P66"><text:s text:c="4"/>multimap&lt;string, string&gt; dict2(dict1.begin(), dict1.end()); </text:p>
      <text:p text:style-name="P66"/>
      <text:p text:style-name="P66"><text:s text:c="4"/>printMap(dict2, "dict2");</text:p>
      <text:p text:style-name="P66"><text:s text:c="2"/></text:p>
      <text:p text:style-name="P66"><text:s text:c="4"/>// remove all elements up to </text:p>
      <text:p text:style-name="P66"><text:s text:c="4"/>// element with key=3 in dict2 </text:p>
      <text:p text:style-name="P66"><text:s text:c="4"/>cout &lt;&lt; "dict2 after removal of"</text:p>
      <text:p text:style-name="P66"><text:s text:c="12"/>" elements less than key=1 : \n"; </text:p>
      <text:p text:style-name="P66"><text:s text:c="4"/>dict2.erase(dict2.begin(), dict2.find("2")); </text:p>
      <text:p text:style-name="P66"><text:s text:c="4"/>printMap(dict2, "dict2 erased: ");</text:p>
      <text:p text:style-name="P66"><text:s text:c="6"/></text:p>
      <text:p text:style-name="P66"><text:s text:c="4"/>// remove all elements with key = 5 </text:p>
      <text:p text:style-name="P66"><text:s text:c="4"/>int num; </text:p>
      <text:p text:style-name="P66"><text:s text:c="4"/>num = dict2.erase("4"); </text:p>
      <text:p text:style-name="P66"><text:s text:c="4"/>cout &lt;&lt; "dict2.erase(4) : " &lt;&lt; num &lt;&lt; " removed \n"; </text:p>
      <text:p text:style-name="P66"><text:s/></text:p>
      <text:p text:style-name="P66"><text:s text:c="4"/>printMap(dict2, "dict2 erased 4"); <text:s/></text:p>
      <text:p text:style-name="P66"><text:soft-page-break/><text:s text:c="4"/>// lower bound and upper bound for map gquiz1 key = 5 </text:p>
      <text:p text:style-name="P66"><text:s text:c="4"/>cout &lt;&lt; "dict1.lower_bound(5) : " <text:s/>&lt;&lt; "KEY = "; </text:p>
      <text:p text:style-name="P66"><text:s text:c="4"/>cout &lt;&lt; dict1.lower_bound("5")-&gt;first &lt;&lt; " "; </text:p>
      <text:p text:style-name="P66"><text:s text:c="4"/>cout &lt;&lt; "<text:tab/>ELEMENT = "&lt;&lt; dict1.lower_bound("5")-&gt;second &lt;&lt; endl; </text:p>
      <text:p text:style-name="P66"/>
      <text:p text:style-name="P66"><text:s text:c="4"/>dict1.insert(make_pair("5", "word9"));</text:p>
      <text:p text:style-name="P66"><text:s text:c="4"/>dict1.insert(make_pair("6", "word10"));</text:p>
      <text:p text:style-name="P66"><text:s text:c="4"/>cout&lt;&lt;"all values with key=5:\n";</text:p>
      <text:p text:style-name="P66"><text:s text:c="4"/>pair &lt;multimap&lt;string,string&gt;::iterator, multimap&lt;string,string&gt;::iterator&gt; eq_range;</text:p>
      <text:p text:style-name="P66"><text:s text:c="4"/>eq_range = dict1.equal_range("5");</text:p>
      <text:p text:style-name="P66"><text:s text:c="4"/>for (multimap&lt;string,string&gt;::iterator it=eq_range.first; it!=eq_range.second; ++it)</text:p>
      <text:p text:style-name="P66"><text:s text:c="6"/>cout &lt;&lt; " " &lt;&lt; it-&gt;second;</text:p>
      <text:p text:style-name="P66"/>
      <text:p text:style-name="P66">} </text:p>
      <text:p text:style-name="P66">Результат:</text:p>
      <text:p text:style-name="P66">The map dict1 is : </text:p>
      <text:p text:style-name="P66"><text:s/>1 word1 <text:s/>1 word3 <text:s/>2 word2 <text:s/>2 word4 <text:s/>3 word5 <text:s/>4 word6 <text:s/>5 word7 <text:s/>5 word8 </text:p>
      <text:p text:style-name="P66">The map dict2 is : </text:p>
      <text:p text:style-name="P66"><text:s/>1 word1 <text:s/>1 word3 <text:s/>2 word2 <text:s/>2 word4 <text:s/>3 word5 <text:s/>4 word6 <text:s/>5 word7 <text:s/>5 word8 </text:p>
      <text:p text:style-name="P66">dict2 after removal of elements less than key=1 : </text:p>
      <text:p text:style-name="P66">The map dict2 erased: <text:s/>is : </text:p>
      <text:p text:style-name="P66"><text:s/>2 word2 <text:s/>2 word4 <text:s/>3 word5 <text:s/>4 word6 <text:s/>5 word7 <text:s/>5 word8 </text:p>
      <text:p text:style-name="P66">dict2.erase(4) : 1 removed </text:p>
      <text:p text:style-name="P66">The map dict2 erased 4 is : </text:p>
      <text:p text:style-name="P66"><text:s/>2 word2 <text:s/>2 word4 <text:s/>3 word5 <text:s/>5 word7 <text:s/>5 word8 </text:p>
      <text:p text:style-name="P66">dict1.lower_bound(5) : KEY = 5 <text:tab/>ELEMENT = word7</text:p>
      <text:p text:style-name="P66">all values with key=5:</text:p>
      <text:p text:style-name="P66"><text:s/>word7 word8 word</text:p>
      <text:p text:style-name="P67"/>
      <text:p text:style-name="P26"/>
      <text:p text:style-name="P30">Контейнери та методи, що були додан<text:span text:style-name="T193">і</text:span> в Сі++11</text:p>
      <text:p text:style-name="P30"><text:soft-page-break/></text:p>
      <text:p text:style-name="P31">Деякі корисні нововведення Сі++11</text:p>
      <text:p text:style-name="P26"/>
      <text:p text:style-name="P16"><text:span text:style-name="T2">У відповідності зі стандартом </text:span><text:span text:style-name="T169">C</text:span><text:span text:style-name="T2">++11 ключове слово </text:span><text:span text:style-name="T174">auto </text:span><text:span text:style-name="T2">дозволяє вказати точний тип ітератора (за умови, що ітератор був ініціалізованим під час оголошення, так що його тип можна вивести з його початкового значення). </text:span><text:span text:style-name="T169">Таким чином, безпосередня ініціалізація ітератора за допомогою функції </text:span><text:span text:style-name="T174">begin() </text:span><text:span text:style-name="T169">дозволяє використовувати ключовеслово </text:span><text:span text:style-name="T174">auto </text:span><text:span text:style-name="T169">для</text:span><text:span text:style-name="T2"> о</text:span><text:span text:style-name="T169">голошення його типу:</text:span></text:p>
      <text:p text:style-name="P79">for (auto pos = coll.begin(); pos != coll.end(); ++pos) {</text:p>
      <text:p text:style-name="P16"><text:span text:style-name="T12">cout</text:span><text:span text:style-name="T174"> &lt;&lt; *</text:span><text:span text:style-name="T12">pos</text:span><text:span text:style-name="T174"> &lt;&lt; ’ ’;</text:span></text:p>
      <text:p text:style-name="P22">}</text:p>
      <text:p text:style-name="P16"><text:span text:style-name="T169">Легко бачити, що використання ключового слова </text:span><text:span text:style-name="T174">auto </text:span><text:span text:style-name="T169">робить код більш компактним. </text:span></text:p>
      <text:p text:style-name="P16"><text:span text:style-name="T169">Без ключового слова </text:span><text:span text:style-name="T174">auto </text:span><text:span text:style-name="T169">оголошення ітератора в циклі виглядало б у такий спосіб:</text:span></text:p>
      <text:p text:style-name="P79">for (list&lt;char&gt;::const_iterator pos = coll.begin();</text:p>
      <text:p text:style-name="P79">pos != coll.end(); ++pos) {</text:p>
      <text:p text:style-name="P79">cout &lt;&lt; *pos &lt;&lt; ’ ’;</text:p>
      <text:p text:style-name="P79">}</text:p>
      <text:p text:style-name="P16"><text:span text:style-name="T169">Інша перевага застосування </text:span><text:span text:style-name="T12">auto </text:span><text:span text:style-name="T169">полягає в тім</text:span><text:span text:style-name="T11">, </text:span><text:span text:style-name="T169">що цикл є стійким до змін коду</text:span><text:span text:style-name="T11">, </text:span><text:span text:style-name="T169">таким як</text:span><text:span text:style-name="T2"> м</text:span><text:span text:style-name="T169">одифікація типу контейнера</text:span><text:span text:style-name="T11">. </text:span></text:p>
      <text:p text:style-name="P16"><text:span text:style-name="T169">Однак у такої конструкції є недолік </text:span><text:span text:style-name="T11">— </text:span><text:span text:style-name="T169">ітератор </text:span><text:span text:style-name="T172">в</text:span><text:span text:style-name="T169">трачає свою константність</text:span><text:span text:style-name="T11">, </text:span><text:span text:style-name="T169">тобто з</text:span><text:span text:style-name="T11">'</text:span><text:span text:style-name="T169">являється ризик ненавмисного присвоювання</text:span><text:span text:style-name="T11">. </text:span><text:span text:style-name="T169">Вираз </text:span><text:span text:style-name="T12">auto pos = coll.begin() </text:span><text:span text:style-name="T169">робить ітератор </text:span><text:span text:style-name="T12">pos </text:span><text:span text:style-name="T169">неконстантним</text:span><text:span text:style-name="T11">, </text:span><text:span text:style-name="T169">тому що функція </text:span><text:span text:style-name="T12">begin() </text:span><text:span text:style-name="T169">повертає об</text:span><text:span text:style-name="T11">'</text:span><text:span text:style-name="T169">єкт типу контейнер</text:span><text:span text:style-name="T12">::iterator</text:span><text:span text:style-name="T11">.</text:span></text:p>
      <text:p text:style-name="P16"><text:span text:style-name="T169">Для того щоб зберегти константність ітератор</text:span><text:span text:style-name="T172">у</text:span><text:span text:style-name="T169">, у стандарті С++1</text:span><text:span text:style-name="T2">1 </text:span><text:span text:style-name="T169">передбачені функції </text:span></text:p>
      <text:p text:style-name="P16"><text:span text:style-name="T174">cbegin() </text:span><text:span text:style-name="T169">і </text:span><text:span text:style-name="T174">cend()</text:span><text:span text:style-name="T169">. </text:span></text:p>
      <text:p text:style-name="P16"><text:span text:style-name="T169">Вони повертають об'єкт типу контейнер</text:span><text:span text:style-name="T174">::</text:span><text:span text:style-name="T12">const</text:span><text:span text:style-name="T174">_</text:span><text:span text:style-name="T12">iterator</text:span><text:span text:style-name="T169">.</text:span></text:p>
      <text:p text:style-name="P16"><text:span text:style-name="T172">Таким чином, в </text:span><text:span text:style-name="T169">стандарті C++11 цикл</text:span><text:span text:style-name="T2">, </text:span><text:span text:style-name="T169">що дозволяє обходити всі елементи контейнер</text:span><text:span text:style-name="T172">у </text:span><text:span text:style-name="T169">без використання діапазонного циклу </text:span><text:span text:style-name="T174">for</text:span><text:span text:style-name="T169">, може мати наступний ви</text:span><text:span text:style-name="T172">гля</text:span><text:span text:style-name="T169">д:</text:span></text:p>
      <text:p text:style-name="P16"><text:span text:style-name="T12">for (auto pos = coll.cbegin(); pos != coll.cend(); </text:span><text:span text:style-name="T174">++</text:span><text:span text:style-name="T12">pos</text:span><text:span text:style-name="T174">) {</text:span></text:p>
      <text:p text:style-name="P22"><text:soft-page-break/>...</text:p>
      <text:p text:style-name="P22">}</text:p>
      <text:p text:style-name="P23">Крім того, в Сі++11 зявився цикл foreach типу, який дозволяє ітеруватись по контейнеру проходячи всі елементи колекції. Тотбто, конструкція</text:p>
      <text:p text:style-name="P16"><text:span text:style-name="T12">for</text:span><text:span text:style-name="T174"> (</text:span><text:span text:style-name="T12">type elem : coll) {</text:span></text:p>
      <text:p text:style-name="P79">...</text:p>
      <text:p text:style-name="P79">}</text:p>
      <text:p text:style-name="P20">Інтерпретується як</text:p>
      <text:p text:style-name="P79">for (auto pos=coll.begin(), end=coll.end(); pos!=end; ++pos) {</text:p>
      <text:p text:style-name="P79">type elem = *pos;</text:p>
      <text:p text:style-name="P79">...</text:p>
      <text:p text:style-name="P79">}</text:p>
      <text:p text:style-name="P79"/>
      <text:p text:style-name="P83">Приклади:</text:p>
      <text:p text:style-name="P83">1) Виведення вектору можна записати настпним чином:</text:p>
      <text:p text:style-name="P83">vector&lt;string&gt; v = {“aaa”,”bbb”, “cccc”};</text:p>
      <text:p text:style-name="P83">for(string s: v){</text:p>
      <text:p text:style-name="P83"><text:s text:c="2"/>cout&lt;&lt;s;</text:p>
      <text:p text:style-name="P83">}</text:p>
      <text:p text:style-name="P83">Або більш універсально:</text:p>
      <text:p text:style-name="P83">for(const auto &amp; s: v){</text:p>
      <text:p text:style-name="P83"><text:s text:c="2"/>cout&lt;&lt;s;</text:p>
      <text:p text:style-name="P83">}</text:p>
      <text:p text:style-name="P86"/>
      <text:p text:style-name="P87">Вставка контейнеру у контейнер</text:p>
      <text:p text:style-name="P28"/>
      <text:p text:style-name="P16"><text:span text:style-name="T169">Всі асоціативні контейнери передбачають</text:span><text:span text:style-name="T2"> метод </text:span><text:span text:style-name="T174">insert()</text:span><text:span text:style-name="T169">для вставки нового елемент</text:span><text:span text:style-name="T2">у</text:span><text:span text:style-name="T169">.</text:span></text:p>
      <text:p text:style-name="P16"><text:span text:style-name="T12">coll</text:span><text:span text:style-name="T174">.</text:span><text:span text:style-name="T12">insert</text:span><text:span text:style-name="T174">(3);</text:span></text:p>
      <text:p text:style-name="P16"><text:span text:style-name="T12">coll</text:span><text:span text:style-name="T174">.</text:span><text:span text:style-name="T12">insert</text:span><text:span text:style-name="T174">(1);</text:span></text:p>
      <text:p text:style-name="P22">...</text:p>
      <text:p text:style-name="P16"><text:span text:style-name="T2">В С++11 можна просто</text:span><text:span text:style-name="T169">:</text:span></text:p>
      <text:p text:style-name="P22">coll.insert ( { 3, 1, 5, 4, 1, 6, 2 } );</text:p>
      <text:p text:style-name="P28"/>
      <text:p text:style-name="P16"><text:soft-page-break/><text:span text:style-name="T169">Кожен вставлений елемент автоматично займає правильну позицію відповідно до критерію</text:span><text:span text:style-name="T2"> с</text:span><text:span text:style-name="T169">ортування. </text:span></text:p>
      <text:p text:style-name="P28"/>
      <text:p text:style-name="P69"/>
      <text:p text:style-name="P87">Ініціалізація контейнеру</text:p>
      <text:p text:style-name="P87"/>
      <text:p text:style-name="P87">В Сі++11 додали більш зручну можливість ініціалізації контейнеру за допомогою фігурних дужок</text:p>
      <text:p text:style-name="P87"/>
      <text:p text:style-name="P87">vector&lt;int&gt; v{1,2,3,4,5};</text:p>
      <text:p text:style-name="P87"/>
      <text:p text:style-name="P87">Аналогічно, оскільки в нас є копіконструктор стола можлива і наступна ініціалізація</text:p>
      <text:p text:style-name="P87"/>
      <text:p text:style-name="P87">vector&lt;int&gt; v = {1,2,3,4,5};</text:p>
      <text:p text:style-name="P87"/>
      <text:p text:style-name="P85"/>
      <text:p text:style-name="P132"/>
      <text:p text:style-name="P141"><text:span text:style-name="Source_20_Text"><text:span text:style-name="T138"/></text:span></text:p>
      <text:p text:style-name="P140"><text:span text:style-name="Source_20_Text"><text:span text:style-name="T111">Клас </text:span></text:span><text:span text:style-name="Source_20_Text"><text:span text:style-name="T135">array</text:span></text:span></text:p>
      <text:p text:style-name="P141"><text:span text:style-name="Source_20_Text"><text:span text:style-name="T87"/></text:span></text:p>
      <text:p text:style-name="P140"><text:span text:style-name="tlid-translation"><text:span text:style-name="T87">Введення класу масиву з C ++ 11 запропонувало кращу альтернативу для масивів C-стилю. Переваги класу масиву над масивом C-стилю: </text:span></text:span><text:span text:style-name="T111"><text:line-break/></text:span><text:span text:style-name="tlid-translation"><text:span text:style-name="T87">• Класи масивів знають свій власний розмір, тоді як масиви C-стилю не мають цієї властивості. Тому при переході до функцій нам не потрібно передавати розмір масиву як окремий параметр.</text:span></text:span><text:span text:style-name="T111"><text:line-break/></text:span><text:span text:style-name="tlid-translation"><text:span text:style-name="T87">• З масивом стилів С більший ризик розпаду масиву в вказівник. Класи масивів не розпадаються на вказівники</text:span></text:span><text:span text:style-name="T111"><text:line-break/></text:span><text:span text:style-name="tlid-translation"><text:span text:style-name="T87">• Класи масивів, як правило, є більш ефективними, легкими та надійними, ніж масиви C-стилю.</text:span></text:span></text:p>
      <text:p text:style-name="P206"><text:span text:style-name="Strong_20_Emphasis"><text:span text:style-name="T136">Operations on array</text:span></text:span><text:span text:style-name="T135"> :-<text:line-break/></text:span><text:span text:style-name="Strong_20_Emphasis"><text:span text:style-name="T136">1. at()</text:span></text:span><text:span text:style-name="T135"> - </text:span><text:span text:style-name="T151">доступ до елементу за його номером;</text:span><text:span text:style-name="T135"><text:line-break/></text:span><text:soft-page-break/><text:span text:style-name="Strong_20_Emphasis"><text:span text:style-name="T136">2. get()</text:span></text:span><text:span text:style-name="T135"> - </text:span><text:span text:style-name="T151">ця функція також дозволяє отримати доступ до елементу масиву, але це не метод контейнеру, а дружня функція класу </text:span><text:span text:style-name="T135">tuple.<text:line-break/></text:span><text:span text:style-name="Strong_20_Emphasis"><text:span text:style-name="T136">3. operator[]</text:span></text:span><text:span text:style-name="T135"> - </text:span><text:span text:style-name="T151">доступ до елементу</text:span><text:span text:style-name="T135">.</text:span></text:p>
      <text:p text:style-name="P109"><text:bookmark text:name="copy-code-button6"/><text:span text:style-name="Source_20_Text"><text:span text:style-name="T135">// C++ code to demonstrate working of array, </text:span></text:span></text:p>
      <text:p text:style-name="P109"><text:span text:style-name="Source_20_Text"><text:span text:style-name="T135">// to() and get() </text:span></text:span></text:p>
      <text:p text:style-name="P109"><text:span text:style-name="Source_20_Text"><text:span text:style-name="T135">#include&lt;iostream&gt; </text:span></text:span></text:p>
      <text:p text:style-name="P109"><text:span text:style-name="Source_20_Text"><text:span text:style-name="T135">#include&lt;array&gt; // for array, at() </text:span></text:span></text:p>
      <text:p text:style-name="P109"><text:span text:style-name="Source_20_Text"><text:span text:style-name="T135">#include&lt;tuple&gt; // for get() </text:span></text:span></text:p>
      <text:p text:style-name="P109"><text:span text:style-name="Source_20_Text"><text:span text:style-name="T135">usingnamespacestd; </text:span></text:span></text:p>
      <text:p text:style-name="P109"><text:span text:style-name="Source_20_Text"><text:span text:style-name="T135">intmain() </text:span></text:span></text:p>
      <text:p text:style-name="P109"><text:span text:style-name="Source_20_Text"><text:span text:style-name="T135">{ </text:span></text:span></text:p>
      <text:p text:style-name="P109"><text:span text:style-name="Source_20_Text"><text:span text:style-name="T135">// Initializing the array elements </text:span></text:span></text:p>
      <text:p text:style-name="P109"><text:span text:style-name="Source_20_Text"><text:span text:style-name="T135">array&lt;int,6&gt; ar = {1, 2, 3, 4, 5, 6}; </text:span></text:span></text:p>
      <text:p text:style-name="P102"/>
      <text:p text:style-name="P109"><text:span text:style-name="Source_20_Text"><text:span text:style-name="T135">// Printing array elements using at() </text:span></text:span></text:p>
      <text:p text:style-name="P109"><text:span text:style-name="Source_20_Text"><text:span text:style-name="T135">cout &lt;&lt; "The array elemets are (using at()) : "; </text:span></text:span></text:p>
      <text:p text:style-name="P109"><text:span text:style-name="Source_20_Text"><text:span text:style-name="T135">for( inti=0; i&lt;6; i++) </text:span></text:span></text:p>
      <text:p text:style-name="P109"><text:span text:style-name="Source_20_Text"><text:span text:style-name="T135">cout &lt;&lt; ar.at(i) &lt;&lt; " "; </text:span></text:span></text:p>
      <text:p text:style-name="P109"><text:span text:style-name="Source_20_Text"><text:span text:style-name="T135">cout &lt;&lt; endl; </text:span></text:span></text:p>
      <text:p text:style-name="P102"/>
      <text:p text:style-name="P109"><text:span text:style-name="Source_20_Text"><text:span text:style-name="T135">// Printing array elements using get() </text:span></text:span></text:p>
      <text:p text:style-name="P109"><text:span text:style-name="Source_20_Text"><text:span text:style-name="T135">cout &lt;&lt; "The array elemets are (using get()) : "; </text:span></text:span></text:p>
      <text:p text:style-name="P109"><text:span text:style-name="Source_20_Text"><text:span text:style-name="T135">cout &lt;&lt; get&lt;0&gt;(ar) &lt;&lt; " "&lt;&lt; get&lt;1&gt;(ar) &lt;&lt; " "; </text:span></text:span></text:p>
      <text:p text:style-name="P109"><text:span text:style-name="Source_20_Text"><text:span text:style-name="T135">cout &lt;&lt; get&lt;2&gt;(ar) &lt;&lt; " "&lt;&lt; get&lt;3&gt;(ar) &lt;&lt; " "; </text:span></text:span></text:p>
      <text:p text:style-name="P109"><text:span text:style-name="Source_20_Text"><text:span text:style-name="T135">cout &lt;&lt; get&lt;4&gt;(ar) &lt;&lt; " "&lt;&lt; get&lt;5&gt;(ar) &lt;&lt; " "; </text:span></text:span></text:p>
      <text:p text:style-name="P109"><text:span text:style-name="Source_20_Text"><text:span text:style-name="T135">cout &lt;&lt; endl; </text:span></text:span></text:p>
      <text:p text:style-name="P102"/>
      <text:p text:style-name="P109"><text:span text:style-name="Source_20_Text"><text:span text:style-name="T135">// Printing array elements using operator[] </text:span></text:span></text:p>
      <text:p text:style-name="P109"><text:span text:style-name="Source_20_Text"><text:span text:style-name="T135">cout &lt;&lt; "The array elements are (using operator[]) : "; </text:span></text:span></text:p>
      <text:p text:style-name="P109"><text:span text:style-name="Source_20_Text"><text:span text:style-name="T135">for( inti=0; i&lt;6; i++) </text:span></text:span></text:p>
      <text:p text:style-name="P109"><text:span text:style-name="Source_20_Text"><text:span text:style-name="T135">cout &lt;&lt; ar[i] &lt;&lt; " "; </text:span></text:span></text:p>
      <text:p text:style-name="P109"><text:span text:style-name="Source_20_Text"><text:span text:style-name="T135">cout &lt;&lt; endl; </text:span></text:span></text:p>
      <text:p text:style-name="P102"/>
      <text:p text:style-name="P109"><text:span text:style-name="Source_20_Text"><text:span text:style-name="T135">return0; </text:span></text:span></text:p>
      <text:p text:style-name="P102"><text:soft-page-break/></text:p>
      <text:p text:style-name="P210"><text:span text:style-name="Strong_20_Emphasis"><text:span text:style-name="T136">4. front()</text:span></text:span><text:span text:style-name="T135"> - </text:span><text:span text:style-name="T151">повертає перший елемент масиву</text:span><text:span text:style-name="T135"><text:line-break/></text:span><text:span text:style-name="Strong_20_Emphasis"><text:span text:style-name="T136">5. back()</text:span></text:span><text:span text:style-name="T135"> - <text:s/></text:span><text:span text:style-name="T151">повертає останній елемент масиву</text:span></text:p>
      <text:p text:style-name="P109"><text:span text:style-name="Source_20_Text"><text:span text:style-name="T135">// C++ code to demonstrate working of </text:span></text:span></text:p>
      <text:p text:style-name="P109"><text:span text:style-name="Source_20_Text"><text:span text:style-name="T135">// front() and back() </text:span></text:span></text:p>
      <text:p text:style-name="P109"><text:span text:style-name="Source_20_Text"><text:span text:style-name="T135">#include&lt;iostream&gt; </text:span></text:span></text:p>
      <text:p text:style-name="P109"><text:span text:style-name="Source_20_Text"><text:span text:style-name="T135">#include&lt;array&gt; // for front() and back() </text:span></text:span></text:p>
      <text:p text:style-name="P109"><text:span text:style-name="Source_20_Text"><text:span text:style-name="T135">usingnamespacestd; </text:span></text:span></text:p>
      <text:p text:style-name="P109"><text:span text:style-name="Source_20_Text"><text:span text:style-name="T135">intmain() </text:span></text:span></text:p>
      <text:p text:style-name="P109"><text:span text:style-name="Source_20_Text"><text:span text:style-name="T135">{ </text:span></text:span></text:p>
      <text:p text:style-name="P109"><text:span text:style-name="Source_20_Text"><text:span text:style-name="T135">// Initializing the array elements </text:span></text:span></text:p>
      <text:p text:style-name="P109"><text:span text:style-name="Source_20_Text"><text:span text:style-name="T135">array&lt;int,6&gt; ar = {1, 2, 3, 4, 5, 6}; </text:span></text:span></text:p>
      <text:p text:style-name="P102"/>
      <text:p text:style-name="P109"><text:span text:style-name="Source_20_Text"><text:span text:style-name="T135">// Printing first element of array </text:span></text:span></text:p>
      <text:p text:style-name="P109"><text:span text:style-name="Source_20_Text"><text:span text:style-name="T135">cout &lt;&lt; "First element of array is : "; </text:span></text:span></text:p>
      <text:p text:style-name="P109"><text:span text:style-name="Source_20_Text"><text:span text:style-name="T135">cout &lt;&lt; ar.front() &lt;&lt; endl; </text:span></text:span></text:p>
      <text:p text:style-name="P102"/>
      <text:p text:style-name="P109"><text:span text:style-name="Source_20_Text"><text:span text:style-name="T135">// Printing last element of array </text:span></text:span></text:p>
      <text:p text:style-name="P109"><text:span text:style-name="Source_20_Text"><text:span text:style-name="T135">cout&lt;&lt; "Last element of array is : "; </text:span></text:span></text:p>
      <text:p text:style-name="P109"><text:span text:style-name="Source_20_Text"><text:span text:style-name="T135">cout &lt;&lt; ar.back() &lt;&lt; endl; </text:span></text:span></text:p>
      <text:p text:style-name="P102"/>
      <text:p text:style-name="P109"><text:span text:style-name="Source_20_Text"><text:span text:style-name="T135">return0; </text:span></text:span></text:p>
      <text:p text:style-name="P161">}</text:p>
      <text:p text:style-name="P206"><text:span text:style-name="Strong_20_Emphasis"><text:span text:style-name="T136">6. size()</text:span></text:span><text:span text:style-name="T135"> - </text:span><text:span text:style-name="T151">розмір масиву (цього методу не має в Сі-масивах)</text:span><text:span text:style-name="T135">.<text:line-break/></text:span><text:span text:style-name="Strong_20_Emphasis"><text:span text:style-name="T136">7. max_size()</text:span></text:span><text:span text:style-name="T135"> - </text:span><text:span text:style-name="T151">максимально можливий розмір масиву</text:span><text:span text:style-name="T135">.</text:span></text:p>
      <text:p text:style-name="P109"><text:span text:style-name="Source_20_Text"><text:span text:style-name="T135">// C++ code to demonstrate working of </text:span></text:span></text:p>
      <text:p text:style-name="P109"><text:span text:style-name="Source_20_Text"><text:span text:style-name="T135">// size() and max_size() </text:span></text:span></text:p>
      <text:p text:style-name="P109"><text:span text:style-name="Source_20_Text"><text:span text:style-name="T135">#include&lt;iostream&gt; </text:span></text:span></text:p>
      <text:p text:style-name="P109"><text:span text:style-name="Source_20_Text"><text:span text:style-name="T135">#include&lt;array&gt; // for size() and max_size() </text:span></text:span></text:p>
      <text:p text:style-name="P109"><text:span text:style-name="Source_20_Text"><text:span text:style-name="T135">usingnamespacestd; </text:span></text:span></text:p>
      <text:p text:style-name="P109"><text:span text:style-name="Source_20_Text"><text:span text:style-name="T135">intmain() </text:span></text:span></text:p>
      <text:p text:style-name="P109"><text:span text:style-name="Source_20_Text"><text:span text:style-name="T135">{ </text:span></text:span></text:p>
      <text:p text:style-name="P109"><text:span text:style-name="Source_20_Text"><text:span text:style-name="T135">// Initializing the array elements </text:span></text:span></text:p>
      <text:p text:style-name="P109"><text:span text:style-name="Source_20_Text"><text:span text:style-name="T135">array&lt;int,6&gt; ar = {1, 2, 3, 4, 5, 6}; </text:span></text:span></text:p>
      <text:p text:style-name="P102"><text:soft-page-break/></text:p>
      <text:p text:style-name="P109"><text:span text:style-name="Source_20_Text"><text:span text:style-name="T135">// Printing number of array elements </text:span></text:span></text:p>
      <text:p text:style-name="P109"><text:span text:style-name="Source_20_Text"><text:span text:style-name="T135">cout &lt;&lt; "The number of array elements is : "; </text:span></text:span></text:p>
      <text:p text:style-name="P109"><text:span text:style-name="Source_20_Text"><text:span text:style-name="T135">cout &lt;&lt; ar.size() &lt;&lt; endl; </text:span></text:span></text:p>
      <text:p text:style-name="P102"/>
      <text:p text:style-name="P109"><text:span text:style-name="Source_20_Text"><text:span text:style-name="T135">// Printing maximum elements array can hold </text:span></text:span></text:p>
      <text:p text:style-name="P109"><text:span text:style-name="Source_20_Text"><text:span text:style-name="T135">cout &lt;&lt; "Maximum elements array can hold is : "; </text:span></text:span></text:p>
      <text:p text:style-name="P109"><text:span text:style-name="Source_20_Text"><text:span text:style-name="T135">cout &lt;&lt; ar.max_size() &lt;&lt; endl; </text:span></text:span></text:p>
      <text:p text:style-name="P102"/>
      <text:p text:style-name="P109"><text:span text:style-name="Source_20_Text"><text:span text:style-name="T135">return0; </text:span></text:span></text:p>
      <text:p text:style-name="P102"/>
      <text:p text:style-name="P162"><text:span text:style-name="Source_20_Text"><text:span text:style-name="T135">}</text:span></text:span></text:p>
      <text:p text:style-name="P206"><text:span text:style-name="Strong_20_Emphasis"><text:span text:style-name="T136">9. empty()</text:span></text:span><text:span text:style-name="T135"> - </text:span><text:span text:style-name="T151">чи порожній масив;</text:span><text:span text:style-name="T135"><text:line-break/></text:span><text:span text:style-name="Strong_20_Emphasis"><text:span text:style-name="T136">10. fill()</text:span></text:span><text:span text:style-name="T135"> - </text:span><text:span text:style-name="T151">метод дозволяє заповнити масив певним значенням;</text:span></text:p>
      <text:p text:style-name="P109"><text:span text:style-name="Source_20_Text"><text:span text:style-name="T135">#include&lt;iostream&gt; </text:span></text:span></text:p>
      <text:p text:style-name="P109"><text:span text:style-name="Source_20_Text"><text:span text:style-name="T135">#include&lt;array&gt; // for fill() and empty() </text:span></text:span></text:p>
      <text:p text:style-name="P109"><text:span text:style-name="Source_20_Text"><text:span text:style-name="T135">usingnamespacestd; </text:span></text:span></text:p>
      <text:p text:style-name="P109"><text:span text:style-name="Source_20_Text"><text:span text:style-name="T135">intmain() </text:span></text:span></text:p>
      <text:p text:style-name="P109"><text:span text:style-name="Source_20_Text"><text:span text:style-name="T135">{ </text:span></text:span></text:p>
      <text:p text:style-name="P102"/>
      <text:p text:style-name="P109"><text:span text:style-name="Source_20_Text"><text:span text:style-name="T135">// Declaring 1st array </text:span></text:span></text:p>
      <text:p text:style-name="P109"><text:span text:style-name="Source_20_Text"><text:span text:style-name="T135">array&lt;int,6&gt; ar; </text:span></text:span></text:p>
      <text:p text:style-name="P102"/>
      <text:p text:style-name="P109"><text:span text:style-name="Source_20_Text"><text:span text:style-name="T135">// Declaring 2nd array </text:span></text:span></text:p>
      <text:p text:style-name="P109"><text:span text:style-name="Source_20_Text"><text:span text:style-name="T135">array&lt;int,0&gt; ar1; </text:span></text:span></text:p>
      <text:p text:style-name="P102"/>
      <text:p text:style-name="P109"><text:span text:style-name="Source_20_Text"><text:span text:style-name="T135">// Checking size of array if it is empty </text:span></text:span></text:p>
      <text:p text:style-name="P109"><text:span text:style-name="Source_20_Text"><text:span text:style-name="T135">ar1.empty()? cout &lt;&lt; "Array empty": </text:span></text:span></text:p>
      <text:p text:style-name="P109"><text:span text:style-name="Source_20_Text"><text:span text:style-name="T135">cout &lt;&lt; "Array not empty"; </text:span></text:span></text:p>
      <text:p text:style-name="P109"><text:span text:style-name="Source_20_Text"><text:span text:style-name="T135">cout &lt;&lt; endl; </text:span></text:span></text:p>
      <text:p text:style-name="P102"/>
      <text:p text:style-name="P109"><text:span text:style-name="Source_20_Text"><text:span text:style-name="T135">// Filling array with 0 </text:span></text:span></text:p>
      <text:p text:style-name="P109"><text:span text:style-name="Source_20_Text"><text:span text:style-name="T135">ar.fill(0); </text:span></text:span></text:p>
      <text:p text:style-name="P102"/>
      <text:p text:style-name="P109"><text:soft-page-break/><text:span text:style-name="Source_20_Text"><text:span text:style-name="T135">// Displaying array after filling </text:span></text:span></text:p>
      <text:p text:style-name="P109"><text:span text:style-name="Source_20_Text"><text:span text:style-name="T135">cout &lt;&lt; "Array after filling operation is : "; </text:span></text:span></text:p>
      <text:p text:style-name="P109"><text:span text:style-name="Source_20_Text"><text:span text:style-name="T135">for( inti=0; i&lt;6; i++) </text:span></text:span></text:p>
      <text:p text:style-name="P109"><text:span text:style-name="Source_20_Text"><text:span text:style-name="T135">cout &lt;&lt; ar[i] &lt;&lt; " "; </text:span></text:span></text:p>
      <text:p text:style-name="P102"/>
      <text:p text:style-name="P109"><text:span text:style-name="Source_20_Text"><text:span text:style-name="T135">return0; </text:span></text:span></text:p>
      <text:p text:style-name="P102"/>
      <text:p text:style-name="P162"><text:span text:style-name="Source_20_Text"><text:span text:style-name="T135">}</text:span></text:span></text:p>
      <text:p text:style-name="P160"/>
      <text:p text:style-name="P133"><text:span text:style-name="Source_20_Text"><text:span text:style-name="T163">Клас </text:span></text:span><text:span text:style-name="Source_20_Text"><text:span text:style-name="T164">forward_list</text:span></text:span></text:p>
      <text:p text:style-name="P133"><text:span text:style-name="Source_20_Text"><text:span text:style-name="T164"/></text:span></text:p>
      <text:p text:style-name="P134"><text:span text:style-name="Source_20_Text"><text:span text:style-name="T165">Однозвязний список – в деяких ситуаціях працює швидше ніж двозвязний список</text:span></text:span><text:span text:style-name="Source_20_Text"><text:span text:style-name="T168">, але методи доступу та роботи з ітератором тут відрізняються, оскільки на відміну від інших контенерів ітератор тут може рухатись лише в одному напрямку</text:span></text:span><text:span text:style-name="Source_20_Text"><text:span text:style-name="T165">. </text:span></text:span></text:p>
      <text:p text:style-name="P134"><text:span text:style-name="Source_20_Text"><text:span text:style-name="T165"/></text:span></text:p>
      <text:p text:style-name="P137"><text:span text:style-name="Source_20_Text"><text:span text:style-name="T168">Методи цього контейнеру</text:span></text:span></text:p>
      <text:p text:style-name="P137"><text:span text:style-name="Source_20_Text"><text:span text:style-name="T168">Модифікатори:</text:span></text:span></text:p>
      <text:p text:style-name="P137"><text:span text:style-name="Source_20_Text"><text:span text:style-name="T168">operator= <text:tab/> - оператор присвоєння</text:span></text:span></text:p>
      <text:p text:style-name="P137"><text:span text:style-name="Source_20_Text"><text:span text:style-name="T168">assign(n,val) – присвоює значення контейнеру <text:s/><text:tab/></text:span></text:span></text:p>
      <text:p text:style-name="P137"><text:span text:style-name="Source_20_Text"><text:span text:style-name="T168">Доступ до елементів: <text:tab/></text:span></text:span></text:p>
      <text:p text:style-name="P137"><text:span text:style-name="Source_20_Text"><text:span text:style-name="T168">front <text:tab/>доступ до першого елементу</text:span></text:span></text:p>
      <text:p text:style-name="P137"><text:span text:style-name="Source_20_Text"><text:span text:style-name="T168">Робота з ітераторами: <text:tab/></text:span></text:span></text:p>
      <text:p text:style-name="P137"><text:span text:style-name="Source_20_Text"><text:span text:style-name="T168">before_begin() -<text:tab/>повертає ітератор перед початком списку;</text:span></text:span></text:p>
      <text:p text:style-name="P137"><text:span text:style-name="Source_20_Text"><text:span text:style-name="T168">cbefore_begin -<text:tab/>повертає константний ітератор перед початком списку;</text:span></text:span></text:p>
      <text:p text:style-name="P137"><text:span text:style-name="Source_20_Text"><text:span text:style-name="T168">begin() - повертає початковий ітератор; <text:s/><text:tab/></text:span></text:span></text:p>
      <text:p text:style-name="P137"><text:span text:style-name="Source_20_Text"><text:span text:style-name="T168">cbegin() - повертає константний початковий ітератор; </text:span></text:span></text:p>
      <text:p text:style-name="P137"><text:span text:style-name="Source_20_Text"><text:span text:style-name="T168">end() - повертає ітератор на кінець списку;</text:span></text:span></text:p>
      <text:p text:style-name="P137"><text:span text:style-name="Source_20_Text"><text:span text:style-name="T168">cend() - повертає контстантний ітератор на кінець списку;</text:span></text:span></text:p>
      <text:p text:style-name="P137"><text:soft-page-break/><text:span text:style-name="Source_20_Text"><text:span text:style-name="T168">Ідентифікатори обсягу <text:tab/></text:span></text:span></text:p>
      <text:p text:style-name="P137"><text:span text:style-name="Source_20_Text"><text:span text:style-name="T168">empty() - чи порожній контейнер;</text:span></text:span></text:p>
      <text:p text:style-name="P137"><text:span text:style-name="Source_20_Text"><text:span text:style-name="T168">max_size <text:tab/>- максиальна кількість елементів контейнеру;</text:span></text:span></text:p>
      <text:p text:style-name="P137"><text:span text:style-name="Source_20_Text"><text:span text:style-name="T168">Модификатори <text:tab/></text:span></text:span></text:p>
      <text:p text:style-name="P137"><text:span text:style-name="Source_20_Text"><text:span text:style-name="T168">clear() - очищення вмісту контейнеру;</text:span></text:span></text:p>
      <text:p text:style-name="P137"><text:span text:style-name="Source_20_Text"><text:span text:style-name="T168">insert_after() -<text:tab/>вставка елементів після даного ітертору;</text:span></text:span></text:p>
      <text:p text:style-name="P137"><text:span text:style-name="Source_20_Text"><text:span text:style-name="T168">emplace_after() -<text:tab/>створення елементів після даного ітератору;</text:span></text:span></text:p>
      <text:p text:style-name="P137"><text:span text:style-name="Source_20_Text"><text:span text:style-name="T168">erase_after() - <text:tab/>видаляє елемент після ітератору;</text:span></text:span></text:p>
      <text:p text:style-name="P137"><text:span text:style-name="Source_20_Text"><text:span text:style-name="T168">push_front() -<text:tab/>вставляє елемент в початок;</text:span></text:span></text:p>
      <text:p text:style-name="P137"><text:span text:style-name="Source_20_Text"><text:span text:style-name="T168">emplace_front() -<text:tab/>створює елемент на початку;</text:span></text:span></text:p>
      <text:p text:style-name="P137"><text:span text:style-name="Source_20_Text"><text:span text:style-name="T168">pop_front() - видаляє перший елемент;</text:span></text:span></text:p>
      <text:p text:style-name="P137"><text:span text:style-name="Source_20_Text"><text:span text:style-name="T168">resize() -<text:tab/>змінює кількість виділенних елементів масиву;</text:span></text:span></text:p>
      <text:p text:style-name="P137"><text:span text:style-name="Source_20_Text"><text:span text:style-name="T168">swap() - <text:s/>обмін змісту двох списків; <text:tab/></text:span></text:span></text:p>
      <text:p text:style-name="P137"><text:span text:style-name="Source_20_Text"><text:span text:style-name="T168">merge() -<text:tab/>обєднує два відсортованих списки;</text:span></text:span></text:p>
      <text:p text:style-name="P137"><text:span text:style-name="Source_20_Text"><text:span text:style-name="T168">splice_after () -<text:tab/>перемещує елементи з іншого forward_list;</text:span></text:span></text:p>
      <text:p text:style-name="P137"><text:span text:style-name="Source_20_Text"><text:span text:style-name="T168">remove(g) - видаляє даний елемент або список елементів;</text:span></text:span></text:p>
      <text:p text:style-name="P137"><text:span text:style-name="Source_20_Text"><text:span text:style-name="T168">remove_if( func) -<text:tab/>видаляє елементи по вказаному критерію (func - функція або функціональний обєкт)</text:span></text:span></text:p>
      <text:p text:style-name="P137"><text:span text:style-name="Source_20_Text"><text:span text:style-name="T168">reverse() <text:s/>- інвертує список;</text:span></text:span></text:p>
      <text:p text:style-name="P137"><text:span text:style-name="Source_20_Text"><text:span text:style-name="T168">unique() - видаляє послідовні однакові елементи;</text:span></text:span></text:p>
      <text:p text:style-name="P137"><text:span text:style-name="Source_20_Text"><text:span text:style-name="T168">sort() - сортує список</text:span></text:span></text:p>
      <text:p text:style-name="P134"><text:span text:style-name="Source_20_Text"><text:span text:style-name="T165"/></text:span></text:p>
      <text:p text:style-name="P134"><text:span text:style-name="Source_20_Text"><text:span text:style-name="T165"/></text:span></text:p>
      <text:p text:style-name="P135"><text:span text:style-name="Source_20_Text"><text:span text:style-name="T166">#include &lt;forward_list&gt;</text:span></text:span></text:p>
      <text:p text:style-name="P135"><text:span text:style-name="Source_20_Text"><text:span text:style-name="T166">#include &lt;string&gt;</text:span></text:span></text:p>
      <text:p text:style-name="P135"><text:span text:style-name="Source_20_Text"><text:span text:style-name="T166">#include &lt;iostream&gt;</text:span></text:span></text:p>
      <text:p text:style-name="P135"><text:span text:style-name="Source_20_Text"><text:span text:style-name="T166"/></text:span></text:p>
      <text:p text:style-name="P135"><text:span text:style-name="Source_20_Text"><text:span text:style-name="T166">template&lt;typename T&gt;</text:span></text:span></text:p>
      <text:p text:style-name="P135"><text:span text:style-name="Source_20_Text"><text:span text:style-name="T166">std::ostream&amp; operator&lt;&lt;(std::ostream&amp; s, const std::forward_list&lt;T&gt;&amp; v) {</text:span></text:span></text:p>
      <text:p text:style-name="P135"><text:span text:style-name="Source_20_Text"><text:span text:style-name="T166"><text:s text:c="4"/>s.put('[');</text:span></text:span></text:p>
      <text:p text:style-name="P135"><text:soft-page-break/><text:span text:style-name="Source_20_Text"><text:span text:style-name="T166"><text:s text:c="4"/>char comma[3] = {'\0', ' ', '\0'};</text:span></text:span></text:p>
      <text:p text:style-name="P135"><text:span text:style-name="Source_20_Text"><text:span text:style-name="T166"><text:s text:c="4"/>for (const auto&amp; e : v) {</text:span></text:span></text:p>
      <text:p text:style-name="P135"><text:span text:style-name="Source_20_Text"><text:span text:style-name="T166"><text:s text:c="8"/>s &lt;&lt; comma &lt;&lt; e;</text:span></text:span></text:p>
      <text:p text:style-name="P135"><text:span text:style-name="Source_20_Text"><text:span text:style-name="T166"><text:s text:c="8"/>comma[0] = ',';</text:span></text:span></text:p>
      <text:p text:style-name="P135"><text:span text:style-name="Source_20_Text"><text:span text:style-name="T166"><text:s text:c="4"/>}</text:span></text:span></text:p>
      <text:p text:style-name="P135"><text:span text:style-name="Source_20_Text"><text:span text:style-name="T166"><text:s text:c="4"/>return s &lt;&lt; ']';</text:span></text:span></text:p>
      <text:p text:style-name="P135"><text:span text:style-name="Source_20_Text"><text:span text:style-name="T166">}</text:span></text:span></text:p>
      <text:p text:style-name="P135"><text:span text:style-name="Source_20_Text"><text:span text:style-name="T166"/></text:span></text:p>
      <text:p text:style-name="P135"><text:span text:style-name="Source_20_Text"><text:span text:style-name="T166">int main() </text:span></text:span></text:p>
      <text:p text:style-name="P135"><text:span text:style-name="Source_20_Text"><text:span text:style-name="T166">{</text:span></text:span></text:p>
      <text:p text:style-name="P135"><text:span text:style-name="Source_20_Text"><text:span text:style-name="T166"><text:s text:c="4"/>// c++11 initializer list syntax:</text:span></text:span></text:p>
      <text:p text:style-name="P135"><text:span text:style-name="Source_20_Text"><text:span text:style-name="T166"><text:s text:c="4"/>std::forward_list&lt;std::string&gt; words1 {"the", "frogurt", "is", "also", "cursed"};</text:span></text:span></text:p>
      <text:p text:style-name="P135"><text:span text:style-name="Source_20_Text"><text:span text:style-name="T166"><text:s text:c="4"/>std::cout &lt;&lt; "words1: " &lt;&lt; words1 &lt;&lt; '\n';</text:span></text:span></text:p>
      <text:p text:style-name="P135"><text:span text:style-name="Source_20_Text"><text:span text:style-name="T166"><text:s/></text:span></text:span></text:p>
      <text:p text:style-name="P135"><text:span text:style-name="Source_20_Text"><text:span text:style-name="T166"><text:s text:c="4"/>// words2 == words1</text:span></text:span></text:p>
      <text:p text:style-name="P135"><text:span text:style-name="Source_20_Text"><text:span text:style-name="T166"><text:s text:c="4"/>std::forward_list&lt;std::string&gt; words2(words1.begin(), words1.end());</text:span></text:span></text:p>
      <text:p text:style-name="P135"><text:span text:style-name="Source_20_Text"><text:span text:style-name="T166"><text:s text:c="4"/>std::cout &lt;&lt; "words2: " &lt;&lt; words2 &lt;&lt; '\n';</text:span></text:span></text:p>
      <text:p text:style-name="P135"><text:span text:style-name="Source_20_Text"><text:span text:style-name="T166"><text:s/></text:span></text:span></text:p>
      <text:p text:style-name="P135"><text:span text:style-name="Source_20_Text"><text:span text:style-name="T166"><text:s text:c="4"/>// words3 == words1</text:span></text:span></text:p>
      <text:p text:style-name="P135"><text:span text:style-name="Source_20_Text"><text:span text:style-name="T166"><text:s text:c="4"/>std::forward_list&lt;std::string&gt; words3(words1);</text:span></text:span></text:p>
      <text:p text:style-name="P135"><text:span text:style-name="Source_20_Text"><text:span text:style-name="T166"><text:s text:c="4"/>std::cout &lt;&lt; "words3: " &lt;&lt; words3 &lt;&lt; '\n';</text:span></text:span></text:p>
      <text:p text:style-name="P135"><text:span text:style-name="Source_20_Text"><text:span text:style-name="T166"><text:s/></text:span></text:span></text:p>
      <text:p text:style-name="P135"><text:span text:style-name="Source_20_Text"><text:span text:style-name="T166"><text:s text:c="4"/>// words4 is {"Mo", "Mo", "Mo", "Mo", "Mo"}</text:span></text:span></text:p>
      <text:p text:style-name="P135"><text:span text:style-name="Source_20_Text"><text:span text:style-name="T166"><text:s text:c="4"/>std::forward_list&lt;std::string&gt; words4(5, "Mo");</text:span></text:span></text:p>
      <text:p text:style-name="P135"><text:span text:style-name="Source_20_Text"><text:span text:style-name="T166"><text:s text:c="4"/>std::cout &lt;&lt; "words4: " &lt;&lt; words4 &lt;&lt; '\n';</text:span></text:span></text:p>
      <text:p text:style-name="P135"><text:span text:style-name="Source_20_Text"><text:span text:style-name="T166">}</text:span></text:span></text:p>
      <text:p text:style-name="P135"><text:span text:style-name="Source_20_Text"><text:span text:style-name="T166"/></text:span></text:p>
      <text:p text:style-name="P136"><text:span text:style-name="Source_20_Text"><text:span text:style-name="T167">Результат</text:span></text:span></text:p>
      <text:p text:style-name="P136"><text:span text:style-name="Source_20_Text"><text:span text:style-name="T167">words1: [the, frogurt, is, also, cursed]</text:span></text:span></text:p>
      <text:p text:style-name="P136"><text:span text:style-name="Source_20_Text"><text:span text:style-name="T167">words2: [the, frogurt, is, also, cursed]</text:span></text:span></text:p>
      <text:p text:style-name="P136"><text:soft-page-break/><text:span text:style-name="Source_20_Text"><text:span text:style-name="T167">words3: [the, frogurt, is, also, cursed]</text:span></text:span></text:p>
      <text:p text:style-name="P136"><text:span text:style-name="Source_20_Text"><text:span text:style-name="T167">words4: [Mo, Mo, Mo, Mo, Mo]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Calibri1" svg:font-family="Calibri"/>
    <style:font-face style:name="Times New Roman1" svg:font-family="'Times New Roman'"/>
    <style:font-face style:name="Courier" svg:font-family="Courier" style:font-family-generic="modern" style:font-pitch="fixed"/>
    <style:font-face style:name="Liberation Mono1" svg:font-family="'Liberation Mono'" style:font-family-generic="modern" style:font-pitch="fixed"/>
    <style:font-face style:name="Latin Modern Roman" svg:font-family="'Latin Modern 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ru" fo:country="RU"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fo:hyphenation-ladder-count="no-limit"/>
      <style:text-properties style:font-name="Liberation Serif" fo:font-family="'Liberation Serif'" style:font-family-generic="roman" style:font-pitch="variable" fo:language="uk" fo:country="UA" style:font-name-asian="Tahoma1" style:font-family-asian="Tahoma" style:font-family-generic-asian="system" style:font-pitch-asian="variable" style:language-asian="zh" style:country-asian="CN" fo:hyphenate="false" fo:hyphenation-remain-char-count="2" fo:hyphenation-push-char-count="2"/>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font-size="18pt" fo:letter-spacing="0.035cm" fo:language="uk" fo:country="UA" fo:font-weight="bold" style:font-size-asian="18pt" style:font-weight-asian="bold" style:font-size-complex="18pt"/>
    </style:style>
    <style:style style:name="Heading_20_2" style:display-name="Heading 2" style:family="paragraph" style:parent-style-name="Standard" style:default-outline-level="2" style:list-style-name="" style:class="text">
      <style:paragraph-properties fo:text-align="justify" style:justify-single-word="false" fo:keep-with-next="always">
        <style:tab-stops>
          <style:tab-stop style:position="3.457cm"/>
        </style:tab-stops>
      </style:paragraph-properties>
      <style:text-properties fo:font-size="14pt" fo:letter-spacing="0.035cm" fo:language="uk" fo:country="UA" style:font-size-asian="14pt"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text-align="justify" style:justify-single-word="false" fo:keep-with-next="always">
        <style:tab-stops>
          <style:tab-stop style:position="3.457cm"/>
        </style:tab-stops>
      </style:paragraph-properties>
      <style:text-properties fo:font-size="16pt" fo:letter-spacing="0.035cm" fo:language="uk" fo:country="UA"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4pt"/>
    </style:style>
    <style:style style:name="Heading_20_4" style:display-name="Heading 4" style:family="paragraph" style:parent-style-name="Standard" style:default-outline-level="4" style:list-style-name="" style:class="text">
      <style:paragraph-properties fo:text-align="center" style:justify-single-word="false" fo:keep-with-next="always"/>
      <style:text-properties fo:font-size="16pt" fo:language="uk" fo:country="UA" style:font-size-asian="16pt"/>
    </style:style>
    <style:style style:name="Heading_20_5" style:display-name="Heading 5" style:family="paragraph" style:parent-style-name="Standard" style:default-outline-level="5" style:list-style-name="" style:class="text">
      <style:paragraph-properties fo:keep-with-next="always"/>
      <style:text-properties fo:font-size="16pt" fo:language="uk" fo:country="UA" style:font-size-asian="16pt" style:font-size-complex="14pt" style:font-weight-complex="bold"/>
    </style:style>
    <style:style style:name="Heading_20_6" style:display-name="Heading 6" style:family="paragraph" style:parent-style-name="Standard" style:default-outline-level="6" style:list-style-name="" style:class="text">
      <style:paragraph-properties fo:margin-top="0.423cm" fo:margin-bottom="0.106cm" loext:contextual-spacing="false"/>
      <style:text-properties style:font-name="Calibri" fo:font-family="Calibri" style:font-family-generic="roman" style:font-pitch="variable" fo:font-size="11pt" fo:font-weight="bold" style:font-name-asian="Times New Roman2" style:font-family-asian="'Times New Roman'" style:font-family-generic-asian="system" style:font-pitch-asian="variable" style:font-size-asian="11pt" style:font-weight-asian="bold" style:font-name-complex="Times New Roman2" style:font-family-complex="'Times New Roman'" style:font-family-generic-complex="system" style:font-pitch-complex="variable" style:font-size-complex="11pt" style:font-weight-complex="bold"/>
    </style:style>
    <style:style style:name="Title" style:family="paragraph" style:parent-style-name="Standard" style:default-outline-level="" style:class="chapter">
      <style:paragraph-properties fo:text-align="center" style:justify-single-word="false"/>
      <style:text-properties fo:font-size="16pt" fo:language="uk" fo:country="UA" fo:font-weight="bold" style:font-size-asian="16pt" style:font-weight-asian="bold" style:font-weight-complex="bold"/>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Subtitle" style:family="paragraph" style:parent-style-name="Standard" style:default-outline-level="" style:class="chapter">
      <style:paragraph-properties fo:text-align="center" style:justify-single-word="false"/>
      <style:text-properties fo:font-size="14pt" fo:language="uk" fo:country="UA" style:font-size-asian="14pt"/>
    </style:style>
    <style:style style:name="Table_20_Contents" style:display-name="Table Contents" style:family="paragraph" style:parent-style-name="Standard" style:default-outline-level="" style:class="extra">
      <style:paragraph-properties fo:orphans="0" fo:widows="0" text:number-lines="false" text:line-number="0"/>
      <style:text-properties style:font-name="Liberation Serif" fo:font-family="'Liberation Serif'"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Text_20_Body" style:display-name="Text Body" style:family="paragraph" style:parent-style-name="Standard" style:default-outline-level="">
      <style:paragraph-properties fo:margin-top="0cm" fo:margin-bottom="0.247cm" loext:contextual-spacing="false" fo:line-height="115%" fo:orphans="0" fo:widows="0"/>
      <style:text-properties style:font-name="Liberation Serif" fo:font-family="'Liberation Serif'"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Preformatted_20_Text" style:display-name="Preformatted Text" style:family="paragraph" style:parent-style-name="Standard" style:default-outline-level="" style:class="html">
      <style:paragraph-properties fo:orphans="0" fo:widows="0"/>
      <style:text-properties style:font-name="Liberation Mono" fo:font-family="'Liberation Mono'" style:font-family-generic="roman" style:font-pitch="variable" fo:font-size="10pt" style:font-size-asian="10pt" style:font-name-complex="Liberation Mono2" style:font-family-complex="'Liberation Mono'" style:font-family-generic-complex="system" style:font-pitch-complex="variable" style:font-size-complex="10pt"/>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Заголовок_20_11" style:display-name="Заголовок 11" style:family="paragraph" style:parent-style-name="Standard" style:default-outline-level="1" style:list-style-name="">
      <style:paragraph-properties fo:margin-top="0.423cm" fo:margin-bottom="0.212cm" loext:contextual-spacing="false" fo:orphans="0" fo:widows="0" fo:keep-with-next="always"/>
      <style:text-properties style:font-name="Liberation Serif" fo:font-family="'Liberation Serif'" style:font-family-generic="roman" style:font-pitch="variable" fo:font-size="24pt" fo:font-weight="bold" style:font-size-asian="24pt" style:font-weight-asian="bold" style:font-name-complex="Liberation Serif1" style:font-family-complex="'Liberation Serif'" style:font-family-generic-complex="system" style:font-pitch-complex="variable" style:font-size-complex="24pt" style:font-weight-complex="bold"/>
    </style:style>
    <style:style style:name="Frame_20_contents" style:display-name="Frame contents" style:family="paragraph" style:parent-style-name="Standard" style:default-outline-level=""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font-size="18pt" fo:letter-spacing="0.035cm" fo:language="uk" fo:country="UA" fo:font-weight="bold" style:font-size-asian="18pt" style:font-weight-asian="bold" style:font-size-complex="18pt"/>
    </style:style>
    <style:style style:name="Заголовок_20_2_20_Знак" style:display-name="Заголовок 2 Знак" style:family="text" style:parent-style-name="Default_20_Paragraph_20_Font">
      <style:text-properties fo:font-size="14pt" fo:letter-spacing="0.035cm" fo:language="uk" fo:country="UA" style:font-size-asian="14pt" style:font-size-complex="14pt" style:font-style-complex="italic" style:font-weight-complex="bold"/>
    </style:style>
    <style:style style:name="Заголовок_20_3_20_Знак" style:display-name="Заголовок 3 Знак" style:family="text" style:parent-style-name="Default_20_Paragraph_20_Font">
      <style:text-properties fo:font-size="16pt" fo:letter-spacing="0.035cm" fo:language="uk" fo:country="UA"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fo:font-size="16pt" fo:language="uk" fo:country="UA" style:font-size-asian="16pt" style:font-size-complex="12pt"/>
    </style:style>
    <style:style style:name="Заголовок_20_5_20_Знак" style:display-name="Заголовок 5 Знак" style:family="text" style:parent-style-name="Default_20_Paragraph_20_Font">
      <style:text-properties fo:font-size="16pt" fo:language="uk" fo:country="UA" style:font-size-asian="16pt" style:font-size-complex="14pt" style:font-weight-complex="bold"/>
    </style:style>
    <style:style style:name="Заголовок_20_6_20_Знак" style:display-name="Заголовок 6 Знак" style:family="text" style:parent-style-name="Default_20_Paragraph_20_Font">
      <style:text-properties style:font-name="Calibri" fo:font-family="Calibri" style:font-family-generic="roman" style:font-pitch="variable" fo:font-size="11pt" fo:font-weight="bold" style:font-name-asian="Times New Roman2" style:font-family-asian="'Times New Roman'" style:font-family-generic-asian="system" style:font-pitch-asian="variable" style:font-size-asian="11pt" style:font-weight-asian="bold" style:font-name-complex="Times New Roman2" style:font-family-complex="'Times New Roman'" style:font-family-generic-complex="system" style:font-pitch-complex="variable" style:font-size-complex="11pt" style:font-weight-complex="bold"/>
    </style:style>
    <style:style style:name="Заголовок_20_Знак" style:display-name="Заголовок Знак" style:family="text" style:parent-style-name="Default_20_Paragraph_20_Font">
      <style:text-properties fo:font-size="16pt" fo:language="uk" fo:country="UA" fo:font-weight="bold" style:font-size-asian="16pt" style:font-weight-asian="bold" style:font-size-complex="12pt" style:font-weight-complex="bold"/>
    </style:style>
    <style:style style:name="Strong"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Подзаголовок_20_Знак" style:display-name="Подзаголовок Знак" style:family="text" style:parent-style-name="Default_20_Paragraph_20_Font">
      <style:text-properties fo:font-size="14pt" fo:language="uk" fo:country="UA" style:font-size-asian="14pt" style:font-size-complex="12pt"/>
    </style:style>
    <style:style style:name="tlid-translation" style:family="text" style:parent-style-name="Default_20_Paragraph_20_Font"/>
    <style:style style:name="Source_20_Text" style:display-name="Source Text" style:family="text">
      <style:text-properties style:font-name="Liberation Mono" fo:font-family="'Liberation Mono'" style:font-family-generic="roman" style:font-pitch="variable" style:font-name-asian="Times New Roman2" style:font-family-asian="'Times New Roman'" style:font-family-generic-asian="system" style:font-pitch-asian="variable" style:font-name-complex="Liberation Mono2"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t-ct-text" style:family="text" style:parent-style-name="Default_20_Paragraph_20_Font"/>
    <style:style style:name="gt-ct-translit" style:family="text" style:parent-style-name="Default_20_Paragraph_20_Font"/>
    <style:style style:name="gt-card-ttl-txt" style:family="text" style:parent-style-name="Default_20_Paragraph_20_Font"/>
    <style:style style:name="gt-cd-pos" style:family="text" style:parent-style-name="Default_20_Paragraph_20_Font"/>
    <style:style style:name="gt-baf-cell" style:family="text" style:parent-style-name="Default_20_Paragraph_20_Font"/>
    <style:style style:name="gt-baf-back" style:family="text" style:parent-style-name="Default_20_Paragraph_20_Font"/>
    <style:style style:name="Верхний_20_колонтитул_20_Знак" style:display-name="Верхний колонтитул Знак" style:family="text" style:parent-style-name="Default_20_Paragraph_20_Font">
      <style:text-properties fo:font-size="12pt" style:font-size-asian="12pt" style:font-size-complex="12pt"/>
    </style:style>
    <style:style style:name="Нижний_20_колонтитул_20_Знак" style:display-name="Нижний колонтитул Знак" style:family="text" style:parent-style-name="Default_20_Paragraph_20_Font">
      <style:text-properties fo:font-size="12pt" style:font-size-asian="12pt" style:font-size-complex="12pt"/>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rayon-c" style:family="text" style:parent-style-name="Default_20_Paragraph_20_Font"/>
    <style:style style:name="crayon-e" style:family="text" style:parent-style-name="Default_20_Paragraph_20_Font"/>
    <style:style style:name="crayon-t" style:family="text" style:parent-style-name="Default_20_Paragraph_20_Font"/>
    <style:style style:name="crayon-h" style:family="text" style:parent-style-name="Default_20_Paragraph_20_Font"/>
    <style:style style:name="crayon-i" style:family="text" style:parent-style-name="Default_20_Paragraph_20_Font"/>
    <style:style style:name="crayon-sy" style:family="text" style:parent-style-name="Default_20_Paragraph_20_Font"/>
    <style:style style:name="crayon-cn" style:family="text" style:parent-style-name="Default_20_Paragraph_20_Font"/>
    <style:style style:name="crayon-o" style:family="text" style:parent-style-name="Default_20_Paragraph_20_Font"/>
    <style:style style:name="crayon-st" style:family="text" style:parent-style-name="Default_20_Paragraph_20_Font"/>
    <style:style style:name="crayon-s" style:family="text" style:parent-style-name="Default_20_Paragraph_20_Font"/>
    <style:style style:name="crayon-k" style:family="text" style:parent-style-name="Default_20_Paragraph_20_Font"/>
    <style:style style:name="crayon-p" style:family="text" style:parent-style-name="Default_20_Paragraph_20_Font"/>
    <style:style style:name="crayon-r" style:family="text" style:parent-style-name="Default_20_Paragraph_20_Font"/>
    <style:style style:name="crayon-v" style:family="text" style:parent-style-name="Default_20_Paragraph_20_Font"/>
    <style:style style:name="Основной_20_текст_20_Знак" style:display-name="Основной текст Знак" style:family="text" style:parent-style-name="Default_20_Paragraph_20_Font">
      <style:text-properties style:font-name="Liberation Serif" fo:font-family="'Liberation Serif'" style:font-family-generic="roman" style:font-pitch="variable" fo:font-size="12pt" fo:language="uk" fo:country="UA" style:font-name-asian="Tahoma1" style:font-family-asian="Tahoma" style:font-family-generic-asian="system" style:font-pitch-asian="variable" style:font-size-asian="12pt" style:language-asian="zh" style:country-asian="CN" style:font-size-complex="12pt"/>
    </style:style>
    <style:style style:name="ListLabel_20_1" style:display-name="ListLabel 1"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55" style:display-name="ListLabel 55"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56" style:display-name="ListLabel 56"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57" style:display-name="ListLabel 57"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58" style:display-name="ListLabel 58"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59" style:display-name="ListLabel 59"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60" style:display-name="ListLabel 60"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61" style:display-name="ListLabel 61"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62" style:display-name="ListLabel 62"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63" style:display-name="ListLabel 63"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64" style:display-name="ListLabel 64"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65" style:display-name="ListLabel 65"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66" style:display-name="ListLabel 66"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67" style:display-name="ListLabel 67"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68" style:display-name="ListLabel 68"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69" style:display-name="ListLabel 69"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70" style:display-name="ListLabel 70"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71" style:display-name="ListLabel 71"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72" style:display-name="ListLabel 72"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73" style:display-name="ListLabel 73"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74" style:display-name="ListLabel 74"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75" style:display-name="ListLabel 75"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76" style:display-name="ListLabel 76"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77" style:display-name="ListLabel 77"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78" style:display-name="ListLabel 78"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79" style:display-name="ListLabel 79"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99" style:display-name="ListLabel 99"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00" style:display-name="ListLabel 100"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01" style:display-name="ListLabel 101"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02" style:display-name="ListLabel 102"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03" style:display-name="ListLabel 103"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04" style:display-name="ListLabel 104"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05" style:display-name="ListLabel 105"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06" style:display-name="ListLabel 106"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07" style:display-name="ListLabel 107"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08" style:display-name="ListLabel 108"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09" style:display-name="ListLabel 109"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10" style:display-name="ListLabel 110"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11" style:display-name="ListLabel 111"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12" style:display-name="ListLabel 112"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13" style:display-name="ListLabel 113"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14" style:display-name="ListLabel 114"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ListLabel_20_115" style:display-name="ListLabel 115" style:family="text">
      <style:text-properties style:font-name-asian="Times New Roman2" style:font-family-asian="'Times New Roman'"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Definition" style:family="text"/>
    <style:style style:name="Citation" style:family="text">
      <style:text-properties fo:font-style="italic" style:font-style-asian="italic"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Exampl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bullet text:level="2" text:style-name="ListLabel_20_116"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17"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18"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19"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20"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21"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22"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23"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25"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26"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27"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28"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29"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30"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31"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32"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3"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34"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35"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36"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37"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38"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39"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40"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41"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bullet text:level="2" text:style-name="ListLabel_20_142"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43"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44"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45"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46"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47"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48"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49"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50"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51"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52"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53"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54"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55"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56"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57"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58"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59"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60"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61"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62"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63"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64"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65"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66"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67"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68"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69"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70"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71"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72"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73"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74"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75"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76"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77"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78"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79"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80"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81"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82"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83"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84"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85"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14:57:00</meta:creation-date>
    <meta:initial-creator>Admin</meta:initial-creator>
    <dc:language>ru-RU</dc:language>
    <dc:date>2020-12-18T15:19:42.059393005</dc:date>
    <meta:editing-cycles>188</meta:editing-cycles>
    <meta:editing-duration>PT23H10M2S</meta:editing-duration>
    <meta:generator>LibreOffice/5.1.2.2$Linux_X86_64 LibreOffice_project/10m0$Build-2</meta:generator>
    <meta:document-statistic meta:table-count="2" meta:image-count="0" meta:object-count="0" meta:page-count="79" meta:paragraph-count="1780" meta:word-count="11362" meta:character-count="82266" meta:non-whitespace-character-count="69781"/>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